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alibri" svg:font-family="Calibri" style:font-family-generic="swiss" style:font-pitch="variable"/>
    <style:font-face style:name="Times New Roman" svg:font-family="'Times New Roman'" style:font-family-generic="roman" style:font-pitch="variable"/>
    <style:font-face style:name="Vusillus" svg:font-family="Vusillus" style:font-family-generic="roman" style:font-pitch="variable"/>
  </office:font-face-decls>
  <office:automatic-styles>
    <style:style style:name="P1" style:family="paragraph" style:parent-style-name="Normal" style:master-page-name="MP0">
      <style:paragraph-properties fo:margin-top="0.212cm" fo:margin-bottom="0cm" style:contextual-spacing="false" fo:line-height="100%" fo:text-align="center" style:justify-single-word="false" fo:orphans="0" fo:widows="0" style:page-number="auto" fo:keep-with-next="always" style:text-autospace="none"/>
      <style:text-properties style:font-name="Vusillus" fo:font-size="16pt" fo:language="el" fo:country="GR" fo:font-style="italic" style:text-underline-style="solid" style:text-underline-width="auto" style:text-underline-color="#0000ff" fo:font-weight="bold" style:text-underline-mode="continuous" style:text-overline-mode="continuous" style:text-line-through-mode="continuous" style:font-size-asian="16pt" style:font-style-asian="italic" style:font-weight-asian="bold" style:font-name-complex="Vusillus" style:font-size-complex="16pt" style:font-style-complex="italic" style:font-weight-complex="bold"/>
    </style:style>
    <style:style style:name="P2" style:family="paragraph" style:parent-style-name="Normal">
      <style:paragraph-properties fo:margin-top="0.212cm" fo:margin-bottom="0cm" style:contextual-spacing="false" fo:line-height="100%" fo:text-align="center" style:justify-single-word="false" fo:orphans="0" fo:widows="0" fo:keep-with-next="always" style:text-autospace="none"/>
      <style:text-properties style:font-name="Vusillus" fo:font-size="16pt" fo:language="el" fo:country="GR" fo:font-style="italic" style:text-underline-style="solid" style:text-underline-width="auto" style:text-underline-color="#0000ff" fo:font-weight="bold" style:text-underline-mode="continuous" style:text-overline-mode="continuous" style:text-line-through-mode="continuous" style:font-size-asian="16pt" style:font-style-asian="italic" style:font-weight-asian="bold" style:font-name-complex="Vusillus" style:font-size-complex="16pt" style:font-style-complex="italic" style:font-weight-complex="bold"/>
    </style:style>
    <style:style style:name="P3" style:family="paragraph" style:parent-style-name="Normal">
      <style:paragraph-properties fo:margin-top="0.212cm" fo:margin-bottom="0cm" style:contextual-spacing="false" fo:line-height="100%" fo:text-align="justify" style:justify-single-word="false" style:text-autospace="none"/>
    </style:style>
    <style:style style:name="P4" style:family="paragraph" style:parent-style-name="Normal">
      <style:paragraph-properties fo:margin-left="1cm" fo:margin-top="0.212cm" fo:margin-bottom="0cm" style:contextual-spacing="false" fo:line-height="100%" style:text-autospace="none">
        <style:tab-stops/>
      </style:paragraph-properties>
    </style:style>
    <style:style style:name="P5" style:family="paragraph" style:parent-style-name="Normal">
      <style:paragraph-properties fo:margin-left="1cm" fo:margin-top="0cm" fo:margin-bottom="0cm" style:contextual-spacing="false" fo:line-height="100%" style:text-autospace="none">
        <style:tab-stops/>
      </style:paragraph-properties>
    </style:style>
    <style:style style:name="P6" style:family="paragraph" style:parent-style-name="Normal">
      <style:paragraph-properties fo:margin-left="1cm" fo:margin-top="0.212cm" fo:margin-bottom="0cm" style:contextual-spacing="false" fo:line-height="100%" style:text-autospace="none">
        <style:tab-stops/>
      </style:paragraph-properties>
      <style:text-properties fo:color="#003300" loext:opacity="100%" style:font-name="Vusillus" fo:font-size="14pt" fo:language="el" fo:country="GR" fo:font-style="italic" style:font-size-asian="14pt" style:font-style-asian="italic" style:font-name-complex="Vusillus" style:font-size-complex="14pt" style:font-style-complex="italic"/>
    </style:style>
    <style:style style:name="T1" style:family="text">
      <style:text-properties fo:color="#800000" loext:opacity="100%" style:text-position="super 61%" style:font-name="Vusillus" fo:font-size="14pt" fo:language="el" fo:country="GR" fo:font-weight="bold" style:font-size-asian="14pt" style:font-weight-asian="bold" style:font-name-complex="Vusillus" style:font-size-complex="14pt" style:font-weight-complex="bold"/>
    </style:style>
    <style:style style:name="T2" style:family="text">
      <style:text-properties fo:color="#003300" loext:opacity="100%" style:font-name="Vusillus" fo:font-size="14pt" fo:language="el" fo:country="GR" fo:font-style="italic" style:font-size-asian="14pt" style:font-style-asian="italic" style:font-name-complex="Vusillus" style:font-size-complex="14pt" style:font-style-complex="italic"/>
    </style:style>
    <style:style style:name="Sect1" style:family="section">
      <style:section-properties style:writing-mode="lr-tb"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section text:style-name="Sect1" text:name="Sect1">
        <text:p text:style-name="P2">Δευτερονομιον 1</text:p>
        <text:p text:style-name="P3"><text:span text:style-name="Default_20_Paragraph_20_Font"><text:span text:style-name="T1">1 </text:span></text:span><text:span text:style-name="Default_20_Paragraph_20_Font"><text:span text:style-name="T2">Οὗτοι οἱ λόγοι, οὓς ἐλάλησεν Μωϋσῆς παντὶ Ισραηλ πέραν τοῦ Ιορδάνου ἐν τῇ ἐρήμῳ πρὸς δυσμαῖς πλησίον τῆς ἐρυθρᾶς ἀνὰ μέσον Φαραν, Τοφολ καὶ Λοβον καὶ Αυλων καὶ Καταχρύσεα· </text:span></text:span><text:span text:style-name="Default_20_Paragraph_20_Font"><text:span text:style-name="T1">2 </text:span></text:span><text:span text:style-name="Default_20_Paragraph_20_Font"><text:span text:style-name="T2">ἕνδεκα ἡμερῶν ἐν Χωρηβ ὁδὸς ἐπ’ ὄρος Σηιρ ἕως Καδης Βαρνη. </text:span></text:span><text:span text:style-name="Default_20_Paragraph_20_Font"><text:span text:style-name="T1">3 </text:span></text:span><text:span text:style-name="Default_20_Paragraph_20_Font"><text:span text:style-name="T2">καὶ ἐγενήθη ἐν τῷ τεσσαρακοστῷ ἔτει ἐν τῷ ἑνδεκάτῳ μηνὶ μιᾷ τοῦ μηνὸς ἐλάλησεν Μωϋσῆς πρὸς πάντας υἱοὺς Ισραηλ κατὰ πάντα, ὅσα ἐνετείλατο κύριος αὐτῷ πρὸς αὐτούς. </text:span></text:span><text:span text:style-name="Default_20_Paragraph_20_Font"><text:span text:style-name="T1">4 </text:span></text:span><text:span text:style-name="Default_20_Paragraph_20_Font"><text:span text:style-name="T2">μετὰ τὸ πατάξαι Σηων βασιλέα Αμορραίων τὸν κατοικήσαντα ἐν Εσεβων καὶ Ωγ βασιλέα τῆς Βασαν τὸν κατοικήσαντα ἐν Ασταρωθ καὶ ἐν Εδραιν </text:span></text:span><text:span text:style-name="Default_20_Paragraph_20_Font"><text:span text:style-name="T1">5 </text:span></text:span><text:span text:style-name="Default_20_Paragraph_20_Font"><text:span text:style-name="T2">ἐν τῷ πέραν τοῦ Ιορδάνου ἐν γῇ Μωαβ ἤρξατο Μωϋσῆς διασαφῆσαι τὸν νόμον τοῦτον λέγων </text:span></text:span><text:span text:style-name="Default_20_Paragraph_20_Font"><text:span text:style-name="T1">6 </text:span></text:span><text:span text:style-name="Default_20_Paragraph_20_Font"><text:span text:style-name="T2">Κύριος ὁ θεὸς ἡμῶν ἐλάλησεν ἡμῖν ἐν Χωρηβ λέγων Ἱκανούσθω ὑμῖν κατοικεῖν ἐν τῷ ὄρει τούτῳ· </text:span></text:span><text:span text:style-name="Default_20_Paragraph_20_Font"><text:span text:style-name="T1">7 </text:span></text:span><text:span text:style-name="Default_20_Paragraph_20_Font"><text:span text:style-name="T2">ἐπιστράφητε καὶ ἀπάρατε ὑμεῖς καὶ εἰσπορεύεσθε εἰς ὄρος Αμορραίων καὶ πρὸς πάντας τοὺς περιοίκους Αραβα εἰς ὄρος καὶ πεδίον καὶ πρὸς λίβα καὶ παραλίαν, γῆν Χαναναίων καὶ Ἀντιλίβανον ἕως τοῦ ποταμοῦ τοῦ μεγάλου Εὐφράτου. </text:span></text:span><text:span text:style-name="Default_20_Paragraph_20_Font"><text:span text:style-name="T1">8 </text:span></text:span><text:span text:style-name="Default_20_Paragraph_20_Font"><text:span text:style-name="T2">ἴδετε παραδέδωκα ἐνώπιον ὑμῶν τὴν γῆν· εἰσπορευθέντες κληρονομήσατε τὴν γῆν, ἣν ὤμοσα τοῖς πατράσιν ὑμῶν τῷ Αβρααμ καὶ Ισαακ καὶ Ιακωβ δοῦναι αὐτοῖς καὶ τῷ σπέρματι αὐτῶν μετ’ αὐτούς. </text:span></text:span><text:span text:style-name="Default_20_Paragraph_20_Font"><text:span text:style-name="T1">9 </text:span></text:span><text:span text:style-name="Default_20_Paragraph_20_Font"><text:span text:style-name="T2">καὶ εἶπα πρὸς ὑμᾶς ἐν τῷ καιρῷ ἐκείνῳ λέγων Οὐ δυνήσομαι μόνος φέρειν ὑμᾶς· </text:span></text:span><text:span text:style-name="Default_20_Paragraph_20_Font"><text:span text:style-name="T1">10 </text:span></text:span><text:span text:style-name="Default_20_Paragraph_20_Font"><text:span text:style-name="T2">κύριος ὁ θεὸς ὑμῶν ἐπλήθυνεν ὑμᾶς, καὶ ἰδού ἐστε σήμερον ὡσεὶ τὰ ἄστρα τοῦ οὐρανοῦ τῷ πλήθει· </text:span></text:span><text:span text:style-name="Default_20_Paragraph_20_Font"><text:span text:style-name="T1">11 </text:span></text:span><text:span text:style-name="Default_20_Paragraph_20_Font"><text:span text:style-name="T2">κύριος ὁ θεὸς τῶν πατέρων ὑμῶν προσθείη ὑμῖν ὡς ἐστὲ χιλιοπλασίως καὶ εὐλογήσαι ὑμᾶς, καθότι ἐλάλησεν ὑμῖν. </text:span></text:span><text:span text:style-name="Default_20_Paragraph_20_Font"><text:span text:style-name="T1">12 </text:span></text:span><text:span text:style-name="Default_20_Paragraph_20_Font"><text:span text:style-name="T2">πῶς δυνήσομαι μόνος φέρειν τὸν κόπον ὑμῶν καὶ τὴν ὑπόστασιν ὑμῶν καὶ τὰς ἀντιλογίας ὑμῶν; </text:span></text:span><text:span text:style-name="Default_20_Paragraph_20_Font"><text:span text:style-name="T1">13 </text:span></text:span><text:span text:style-name="Default_20_Paragraph_20_Font"><text:span text:style-name="T2">δότε ἑαυτοῖς ἄνδρας σοφοὺς καὶ ἐπιστήμονας καὶ συνετοὺς εἰς τὰς φυλὰς ὑμῶν, καὶ καταστήσω ἐφ’ ὑμῶν ἡγουμένους ὑμῶν. </text:span></text:span><text:span text:style-name="Default_20_Paragraph_20_Font"><text:span text:style-name="T1">14 </text:span></text:span><text:span text:style-name="Default_20_Paragraph_20_Font"><text:span text:style-name="T2">καὶ ἀπεκρίθητέ μοι καὶ εἴπατε Καλὸν τὸ ῥῆμα, ὃ ἐλάλησας ποιῆσαι. </text:span></text:span><text:span text:style-name="Default_20_Paragraph_20_Font"><text:span text:style-name="T1">15 </text:span></text:span><text:span text:style-name="Default_20_Paragraph_20_Font"><text:span text:style-name="T2">καὶ ἔλαβον ἐξ ὑμῶν ἄνδρας σοφοὺς καὶ ἐπιστήμονας καὶ συνετοὺς καὶ κατέστησα αὐτοὺς ἡγεῖσθαι ἐφ’ ὑμῶν χιλιάρχους καὶ ἑκατοντάρχους καὶ πεντηκοντάρχους καὶ δεκαδάρχους καὶ γραμματοεισαγωγεῖς τοῖς κριταῖς ὑμῶν. </text:span></text:span><text:span text:style-name="Default_20_Paragraph_20_Font"><text:span text:style-name="T1">16 </text:span></text:span><text:span text:style-name="Default_20_Paragraph_20_Font"><text:span text:style-name="T2">καὶ ἐνετειλάμην τοῖς κριταῖς ὑμῶν ἐν τῷ καιρῷ ἐκείνῳ λέγων Διακούετε ἀνὰ μέσον τῶν ἀδελφῶν ὑμῶν καὶ κρίνατε δικαίως ἀνὰ μέσον ἀνδρὸς καὶ ἀνὰ μέσον ἀδελφοῦ καὶ ἀνὰ μέσον προσηλύτου αὐτοῦ. </text:span></text:span><text:span text:style-name="Default_20_Paragraph_20_Font"><text:span text:style-name="T1">17 </text:span></text:span><text:span text:style-name="Default_20_Paragraph_20_Font"><text:span text:style-name="T2">οὐκ ἐπιγνώσῃ πρόσωπον ἐν κρίσει, κατὰ τὸν μικρὸν καὶ κατὰ τὸν μέγαν κρινεῖς, οὐ μὴ ὑποστείλῃ πρόσωπον ἀνθρώπου, ὅτι ἡ κρίσις τοῦ θεοῦ ἐστιν· καὶ τὸ ῥῆμα, ὃ ἐὰν σκληρὸν ᾖ ἀφ’ <text:s/>ὑμῶν, ἀνοίσετε αὐτὸ ἐπ’ ἐμέ, καὶ ἀκούσομαι αὐτό. </text:span></text:span><text:span text:style-name="Default_20_Paragraph_20_Font"><text:span text:style-name="T1">18 </text:span></text:span><text:span text:style-name="Default_20_Paragraph_20_Font"><text:span text:style-name="T2">καὶ ἐνετειλάμην ὑμῖν ἐν τῷ καιρῷ ἐκείνῳ πάντας τοὺς λόγους, οὓς ποιήσετε. </text:span></text:span></text:p>
        <text:p text:style-name="P3"><text:span text:style-name="Default_20_Paragraph_20_Font"><text:span text:style-name="T1">19 </text:span></text:span><text:span text:style-name="Default_20_Paragraph_20_Font"><text:span text:style-name="T2">Καὶ ἀπάραντες ἐκ Χωρηβ ἐπορεύθημεν πᾶσαν τὴν ἔρημον τὴν μεγάλην καὶ τὴν φοβερὰν ἐκείνην, ἣν εἴδετε, ὁδὸν ὄρους τοῦ Αμορραίου, καθότι ἐνετείλατο κύριος ὁ θεὸς ἡμῶν ἡμῖν, καὶ ἤλθομεν ἕως Καδης Βαρνη. </text:span></text:span><text:span text:style-name="Default_20_Paragraph_20_Font"><text:span text:style-name="T1">20 </text:span></text:span><text:span text:style-name="Default_20_Paragraph_20_Font"><text:span text:style-name="T2">καὶ εἶπα πρὸς ὑμᾶς Ἤλθατε ἕως τοῦ ὄρους τοῦ Αμορραίου, ὃ ὁ κύριος ὁ θεὸς ἡμῶν δίδωσιν ὑμῖν. </text:span></text:span><text:span text:style-name="Default_20_Paragraph_20_Font"><text:span text:style-name="T1">21 </text:span></text:span><text:span text:style-name="Default_20_Paragraph_20_Font"><text:span text:style-name="T2">ἴδετε παραδέδωκεν ὑμῖν κύριος ὁ θεὸς ὑμῶν πρὸ προσώπου ὑμῶν τὴν γῆν· ἀναβάντες κληρονομήσατε, ὃν τρόπον εἶπεν κύριος ὁ θεὸς τῶν πατέρων ὑμῶν ὑμῖν· μὴ φοβεῖσθε μηδὲ δειλιάσητε. </text:span></text:span><text:span text:style-name="Default_20_Paragraph_20_Font"><text:span text:style-name="T1">22 </text:span></text:span><text:span text:style-name="Default_20_Paragraph_20_Font"><text:span text:style-name="T2">καὶ προσήλθατέ μοι πάντες καὶ εἴπατε Ἀποστείλωμεν ἄνδρας προτέρους ἡμῶν, καὶ ἐφοδευσάτωσαν ἡμῖν τὴν γῆν καὶ ἀναγγειλάτωσαν ἡμῖν ἀπόκρισιν τὴν ὁδόν, δι’ ἧς ἀναβησόμεθα ἐν αὐτῇ, καὶ τὰς πόλεις, εἰς ἃς εἰσπορευσόμεθα εἰς αὐτάς. </text:span></text:span><text:span text:style-name="Default_20_Paragraph_20_Font"><text:span text:style-name="T1">23 </text:span></text:span><text:span text:style-name="Default_20_Paragraph_20_Font"><text:span text:style-name="T2">καὶ ἤρεσεν ἐναντίον μου τὸ ῥῆμα, καὶ </text:span></text:span><text:soft-page-break/><text:span text:style-name="Default_20_Paragraph_20_Font"><text:span text:style-name="T2">ἔλαβον ἐξ ὑμῶν δώδεκα ἄνδρας, ἄνδρα ἕνα κατὰ φυλήν. </text:span></text:span><text:span text:style-name="Default_20_Paragraph_20_Font"><text:span text:style-name="T1">24 </text:span></text:span><text:span text:style-name="Default_20_Paragraph_20_Font"><text:span text:style-name="T2">καὶ ἐπιστραφέντες ἀνέβησαν εἰς τὸ ὄρος καὶ ἤλθοσαν ἕως Φάραγγος βότρυος καὶ κατεσκόπευσαν αὐτήν. </text:span></text:span><text:span text:style-name="Default_20_Paragraph_20_Font"><text:span text:style-name="T1">25 </text:span></text:span><text:span text:style-name="Default_20_Paragraph_20_Font"><text:span text:style-name="T2">καὶ ἐλάβοσαν ἐν ταῖς χερσὶν αὐτῶν ἀπὸ τοῦ καρποῦ τῆς γῆς καὶ κατήνεγκαν πρὸς ἡμᾶς καὶ ἔλεγον Ἀγαθὴ ἡ γῆ, ἣν κύριος ὁ θεὸς ἡμῶν δίδωσιν ἡμῖν. </text:span></text:span><text:span text:style-name="Default_20_Paragraph_20_Font"><text:span text:style-name="T1">26 </text:span></text:span><text:span text:style-name="Default_20_Paragraph_20_Font"><text:span text:style-name="T2">καὶ οὐκ ἠθελήσατε ἀναβῆναι καὶ ἠπειθήσατε τῷ ῥήματι κυρίου τοῦ θεοῦ ὑμῶν </text:span></text:span><text:span text:style-name="Default_20_Paragraph_20_Font"><text:span text:style-name="T1">27 </text:span></text:span><text:span text:style-name="Default_20_Paragraph_20_Font"><text:span text:style-name="T2">καὶ διεγογγύζετε ἐν ταῖς σκηναῖς ὑμῶν καὶ εἴπατε Διὰ τὸ μισεῖν κύριον ἡμᾶς ἐξήγαγεν ἡμᾶς ἐκ γῆς Αἰγύπτου παραδοῦναι ἡμᾶς εἰς χεῖρας Αμορραίων ἐξολεθρεῦσαι ἡμᾶς. </text:span></text:span><text:span text:style-name="Default_20_Paragraph_20_Font"><text:span text:style-name="T1">28 </text:span></text:span><text:span text:style-name="Default_20_Paragraph_20_Font"><text:span text:style-name="T2">ποῦ ἡμεῖς ἀναβαίνομεν; οἱ ἀδελφοὶ ὑμῶν ἀπέστησαν ὑμῶν τὴν καρδίαν λέγοντες Ἔθνος μέγα καὶ πολὺ καὶ δυνατώτερον ἡμῶν καὶ πόλεις μεγάλαι καὶ τετειχισμέναι ἕως τοῦ οὐρανοῦ, ἀλλὰ καὶ υἱοὺς γιγάντων ἑωράκαμεν ἐκεῖ. </text:span></text:span><text:span text:style-name="Default_20_Paragraph_20_Font"><text:span text:style-name="T1">29 </text:span></text:span><text:span text:style-name="Default_20_Paragraph_20_Font"><text:span text:style-name="T2">καὶ εἶπα πρὸς ὑμᾶς Μὴ πτήξητε μηδὲ φοβηθῆτε ἀπ’ αὐτῶν· </text:span></text:span><text:span text:style-name="Default_20_Paragraph_20_Font"><text:span text:style-name="T1">30 </text:span></text:span><text:span text:style-name="Default_20_Paragraph_20_Font"><text:span text:style-name="T2">κύριος ὁ θεὸς ὑμῶν ὁ προπορευόμενος πρὸ προσώπου ὑμῶν αὐτὸς συνεκπολεμήσει αὐτοὺς μεθ’ ὑμῶν κατὰ πάντα, ὅσα ἐποίησεν ὑμῖν ἐν γῇ Αἰγύπτῳ </text:span></text:span><text:span text:style-name="Default_20_Paragraph_20_Font"><text:span text:style-name="T1">31 </text:span></text:span><text:span text:style-name="Default_20_Paragraph_20_Font"><text:span text:style-name="T2">καὶ ἐν τῇ ἐρήμῳ ταύτῃ, ἣν εἴδετε, ὡς ἐτροφοφόρησέν σε κύριος ὁ θεός σου, ὡς εἴ τις τροφοφορήσει ἄνθρωπος τὸν υἱὸν αὐτοῦ, κατὰ πᾶσαν τὴν ὁδόν, ἣν ἐπορεύθητε, ἕως ἤλθετε εἰς τὸν τόπον τοῦτον. </text:span></text:span><text:span text:style-name="Default_20_Paragraph_20_Font"><text:span text:style-name="T1">32 </text:span></text:span><text:span text:style-name="Default_20_Paragraph_20_Font"><text:span text:style-name="T2">καὶ ἐν τῷ λόγῳ τούτῳ οὐκ ἐνεπιστεύσατε κυρίῳ τῷ θεῷ ὑμῶν, </text:span></text:span><text:span text:style-name="Default_20_Paragraph_20_Font"><text:span text:style-name="T1">33 </text:span></text:span><text:span text:style-name="Default_20_Paragraph_20_Font"><text:span text:style-name="T2">ὃς προπορεύεται πρότερος ὑμῶν ἐν τῇ ὁδῷ ἐκλέγεσθαι ὑμῖν τόπον ὁδηγῶν ὑμᾶς ἐν πυρὶ νυκτὸς δεικνύων ὑμῖν τὴν ὁδόν, καθ’ ἣν πορεύεσθε ἐπ’ αὐτῆς, καὶ ἐν νεφέλῃ ἡμέρας. </text:span></text:span><text:span text:style-name="Default_20_Paragraph_20_Font"><text:span text:style-name="T1">34 </text:span></text:span><text:span text:style-name="Default_20_Paragraph_20_Font"><text:span text:style-name="T2">καὶ ἤκουσεν κύριος τὴν φωνὴν τῶν λόγων ὑμῶν καὶ παροξυνθεὶς ὤμοσεν λέγων </text:span></text:span><text:span text:style-name="Default_20_Paragraph_20_Font"><text:span text:style-name="T1">35 </text:span></text:span><text:span text:style-name="Default_20_Paragraph_20_Font"><text:span text:style-name="T2">Εἰ ὄψεταί τις τῶν ἀνδρῶν τούτων τὴν ἀγαθὴν ταύτην γῆν, ἣν ὤμοσα τοῖς πατράσιν αὐτῶν, </text:span></text:span><text:span text:style-name="Default_20_Paragraph_20_Font"><text:span text:style-name="T1">36 </text:span></text:span><text:span text:style-name="Default_20_Paragraph_20_Font"><text:span text:style-name="T2">πλὴν Χαλεβ υἱὸς Ιεφοννη, οὗτος ὄψεται αὐτήν, καὶ τούτῳ δώσω τὴν γῆν, ἐφ’ ἣν ἐπέβη, καὶ τοῖς υἱοῖς αὐτοῦ διὰ τὸ προσκεῖσθαι αὐτὸν τὰ πρὸς κύριον. </text:span></text:span><text:span text:style-name="Default_20_Paragraph_20_Font"><text:span text:style-name="T1">37 </text:span></text:span><text:span text:style-name="Default_20_Paragraph_20_Font"><text:span text:style-name="T2">καὶ ἐμοὶ ἐθυμώθη κύριος δι’ ὑμᾶς λέγων Οὐδὲ σὺ οὐ μὴ εἰσέλθῃς ἐκεῖ· </text:span></text:span><text:span text:style-name="Default_20_Paragraph_20_Font"><text:span text:style-name="T1">38 </text:span></text:span><text:span text:style-name="Default_20_Paragraph_20_Font"><text:span text:style-name="T2">Ἰησοῦς υἱὸς Ναυη ὁ παρεστηκώς σοι, οὗτος εἰσελεύσεται ἐκεῖ· αὐτὸν κατίσχυσον, ὅτι αὐτὸς κατακληρονομήσει αὐτὴν τῷ Ισραηλ. </text:span></text:span><text:span text:style-name="Default_20_Paragraph_20_Font"><text:span text:style-name="T1">39 </text:span></text:span><text:span text:style-name="Default_20_Paragraph_20_Font"><text:span text:style-name="T2">καὶ πᾶν παιδίον νέον, ὅστις οὐκ οἶδεν σήμερον ἀγαθὸν ἢ κακόν, οὗτοι εἰσελεύσονται ἐκεῖ, καὶ τούτοις δώσω αὐτήν, καὶ αὐτοὶ κληρονομήσουσιν αὐτήν. </text:span></text:span><text:span text:style-name="Default_20_Paragraph_20_Font"><text:span text:style-name="T1">40 </text:span></text:span><text:span text:style-name="Default_20_Paragraph_20_Font"><text:span text:style-name="T2">καὶ ὑμεῖς ἐπιστραφέντες ἐστρατοπεδεύσατε εἰς τὴν ἔρημον ὁδὸν τὴν ἐπὶ τῆς ἐρυθρᾶς θαλάσσης. </text:span></text:span><text:span text:style-name="Default_20_Paragraph_20_Font"><text:span text:style-name="T1">41 </text:span></text:span><text:span text:style-name="Default_20_Paragraph_20_Font"><text:span text:style-name="T2">καὶ ἀπεκρίθητέ μοι καὶ εἴπατε Ἡμάρτομεν ἔναντι κυρίου τοῦ θεοῦ ἡμῶν· ἡμεῖς ἀναβάντες πολεμήσομεν κατὰ πάντα, ὅσα ἐνετείλατο κύριος ὁ θεὸς ἡμῶν ἡμῖν. καὶ ἀναλαβόντες ἕκαστος τὰ σκεύη τὰ πολεμικὰ αὐτοῦ καὶ συναθροισθέντες ἀνεβαίνετε εἰς τὸ ὄρος. </text:span></text:span><text:span text:style-name="Default_20_Paragraph_20_Font"><text:span text:style-name="T1">42 </text:span></text:span><text:span text:style-name="Default_20_Paragraph_20_Font"><text:span text:style-name="T2">καὶ εἶπεν κύριος πρός με Εἰπὸν αὐτοῖς Οὐκ ἀναβήσεσθε οὐδὲ μὴ πολεμήσετε, οὐ γάρ εἰμι μεθ’ ὑμῶν· καὶ οὐ μὴ συντριβῆτε ἐνώπιον τῶν ἐχθρῶν ὑμῶν. </text:span></text:span><text:span text:style-name="Default_20_Paragraph_20_Font"><text:span text:style-name="T1">43 </text:span></text:span><text:span text:style-name="Default_20_Paragraph_20_Font"><text:span text:style-name="T2">καὶ ἐλάλησα ὑμῖν, καὶ οὐκ εἰσηκούσατέ μου καὶ παρέβητε τὸ ῥῆμα κυρίου καὶ παραβιασάμενοι ἀνέβητε εἰς τὸ ὄρος. </text:span></text:span><text:span text:style-name="Default_20_Paragraph_20_Font"><text:span text:style-name="T1">44 </text:span></text:span><text:span text:style-name="Default_20_Paragraph_20_Font"><text:span text:style-name="T2">καὶ ἐξῆλθεν ὁ Αμορραῖος ὁ κατοικῶν ἐν τῷ ὄρει ἐκείνῳ εἰς συνάντησιν ὑμῖν καὶ κατεδίωξαν ὑμᾶς, ὡς εἰ ποιήσαισαν αἱ μέλισσαι, καὶ ἐτίτρωσκον ὑμᾶς ἀπὸ Σηιρ ἕως Ερμα. </text:span></text:span><text:span text:style-name="Default_20_Paragraph_20_Font"><text:span text:style-name="T1">45 </text:span></text:span><text:span text:style-name="Default_20_Paragraph_20_Font"><text:span text:style-name="T2">καὶ καθίσαντες ἐκλαίετε ἔναντι κυρίου, καὶ οὐκ εἰσήκουσεν κύριος τῆς φωνῆς ὑμῶν οὐδὲ προσέσχεν ὑμῖν. </text:span></text:span><text:span text:style-name="Default_20_Paragraph_20_Font"><text:span text:style-name="T1">46 </text:span></text:span><text:span text:style-name="Default_20_Paragraph_20_Font"><text:span text:style-name="T2">καὶ ἐνεκάθησθε ἐν Καδης ἡμέρας πολλάς, ὅσας ποτὲ ἡμέρας ἐνεκάθησθε. </text:span></text:span></text:p>
      </text:section>
      <text:section text:style-name="Sect1" text:name="Sect2">
        <text:p text:style-name="P2">Δευτερονομιον 2</text:p>
        <text:p text:style-name="P3"><text:span text:style-name="Default_20_Paragraph_20_Font"><text:span text:style-name="T1">1 </text:span></text:span><text:span text:style-name="Default_20_Paragraph_20_Font"><text:span text:style-name="T2">Καὶ ἐπιστραφέντες ἀπήραμεν εἰς τὴν ἔρημον ὁδὸν θάλασσαν ἐρυθράν, ὃν τρόπον ἐλάλησεν κύριος πρός με, καὶ ἐκυκλώσαμεν τὸ ὄρος τὸ Σηιρ ἡμέρας πολλάς. </text:span></text:span><text:span text:style-name="Default_20_Paragraph_20_Font"><text:span text:style-name="T1">2 </text:span></text:span><text:span text:style-name="Default_20_Paragraph_20_Font"><text:span text:style-name="T2">καὶ εἶπεν κύριος πρός με </text:span></text:span><text:span text:style-name="Default_20_Paragraph_20_Font"><text:span text:style-name="T1">3 </text:span></text:span><text:span text:style-name="Default_20_Paragraph_20_Font"><text:span text:style-name="T2">Ἱκανούσθω ὑμῖν κυκλοῦν τὸ ὄρος τοῦτο, ἐπιστράφητε οὖν ἐπὶ βορρᾶν· </text:span></text:span><text:span text:style-name="Default_20_Paragraph_20_Font"><text:span text:style-name="T1">4 </text:span></text:span><text:span text:style-name="Default_20_Paragraph_20_Font"><text:span text:style-name="T2">καὶ τῷ λαῷ ἔντειλαι λέγων Ὑμεῖς παραπορεύεσθε διὰ τῶν ὁρίων τῶν ἀδελφῶν ὑμῶν υἱῶν Ησαυ, οἳ κατοικοῦσιν ἐν Σηιρ, καὶ φοβηθήσονται ὑμᾶς καὶ εὐλαβηθήσονται ὑμᾶς σφόδρα. </text:span></text:span><text:span text:style-name="Default_20_Paragraph_20_Font"><text:span text:style-name="T1">5 </text:span></text:span><text:span text:style-name="Default_20_Paragraph_20_Font"><text:span text:style-name="T2">μὴ συνάψητε πρὸς αὐτοὺς πόλεμον· οὐ γὰρ μὴ δῶ ὑμῖν ἀπὸ τῆς γῆς αὐτῶν οὐδὲ βῆμα ποδός, </text:span></text:span><text:soft-page-break/><text:span text:style-name="Default_20_Paragraph_20_Font"><text:span text:style-name="T2">ὅτι ἐν κλήρῳ δέδωκα τοῖς υἱοῖς Ησαυ τὸ ὄρος τὸ Σηιρ. </text:span></text:span><text:span text:style-name="Default_20_Paragraph_20_Font"><text:span text:style-name="T1">6 </text:span></text:span><text:span text:style-name="Default_20_Paragraph_20_Font"><text:span text:style-name="T2">βρώματα ἀργυρίου ἀγοράσατε παρ’ αὐτῶν καὶ φάγεσθε καὶ ὕδωρ μέτρῳ λήμψεσθε παρ’ αὐτῶν ἀργυρίου καὶ πίεσθε. </text:span></text:span><text:span text:style-name="Default_20_Paragraph_20_Font"><text:span text:style-name="T1">7 </text:span></text:span><text:span text:style-name="Default_20_Paragraph_20_Font"><text:span text:style-name="T2">ὁ γὰρ κύριος ὁ θεὸς ἡμῶν εὐλόγησέν σε ἐν παντὶ ἔργῳ τῶν χειρῶν σου· διάγνωθι πῶς διῆλθες τὴν ἔρημον τὴν μεγάλην καὶ τὴν φοβερὰν ἐκείνην· ἰδοὺ τεσσαράκοντα ἔτη κύριος ὁ θεός σου μετὰ σοῦ, οὐκ ἐπεδεήθης ῥήματος. – </text:span></text:span><text:span text:style-name="Default_20_Paragraph_20_Font"><text:span text:style-name="T1">8 </text:span></text:span><text:span text:style-name="Default_20_Paragraph_20_Font"><text:span text:style-name="T2">καὶ παρήλθομεν τοὺς ἀδελφοὺς ἡμῶν υἱοὺς Ησαυ τοὺς κατοικοῦντας ἐν Σηιρ παρὰ τὴν ὁδὸν τὴν Αραβα ἀπὸ Αιλων καὶ ἀπὸ Γασιωνγαβερ καὶ ἐπιστρέψαντες παρήλθομεν ὁδὸν ἔρημον Μωαβ. </text:span></text:span><text:span text:style-name="Default_20_Paragraph_20_Font"><text:span text:style-name="T1">9 </text:span></text:span><text:span text:style-name="Default_20_Paragraph_20_Font"><text:span text:style-name="T2">καὶ εἶπεν κύριος πρός με Μὴ ἐχθραίνετε τοῖς Μωαβίταις καὶ μὴ συνάψητε πρὸς αὐτοὺς πόλεμον· οὐ γὰρ μὴ δῶ ὑμῖν ἀπὸ τῆς γῆς αὐτῶν ἐν κλήρῳ, τοῖς γὰρ υἱοῖς Λωτ δέδωκα τὴν Σηιρ κληρονομεῖν. </text:span></text:span><text:span text:style-name="Default_20_Paragraph_20_Font"><text:span text:style-name="T1">10 </text:span></text:span><text:span text:style-name="Default_20_Paragraph_20_Font"><text:span text:style-name="T2">[οἱ Ομμιν πρότεροι ἐνεκάθηντο ἐπ’ αὐτῆς, ἔθνος μέγα καὶ πολὺ καὶ ἰσχύοντες ὥσπερ οἱ Ενακιμ· </text:span></text:span><text:span text:style-name="Default_20_Paragraph_20_Font"><text:span text:style-name="T1">11 </text:span></text:span><text:span text:style-name="Default_20_Paragraph_20_Font"><text:span text:style-name="T2">Ραφαιν λογισθήσονται καὶ οὗτοι ὥσπερ οἱ Ενακιμ, καὶ οἱ Μωαβῖται ἐπονομάζουσιν αὐτοὺς Ομμιν. </text:span></text:span><text:span text:style-name="Default_20_Paragraph_20_Font"><text:span text:style-name="T1">12 </text:span></text:span><text:span text:style-name="Default_20_Paragraph_20_Font"><text:span text:style-name="T2">καὶ ἐν Σηιρ ἐνεκάθητο ὁ Χορραῖος πρότερον, καὶ υἱοὶ Ησαυ ἀπώλεσαν αὐτοὺς καὶ ἐξέτριψαν αὐτοὺς ἀπὸ προσώπου αὐτῶν καὶ κατῳκίσθησαν ἀντ αὐτῶν, ὃν τρόπον ἐποίησεν Ισραηλ τὴν γῆν τῆς κληρονομίας αὐτοῦ, ἣν δέδωκεν κύριος αὐτοῖς.] </text:span></text:span><text:span text:style-name="Default_20_Paragraph_20_Font"><text:span text:style-name="T1">13 </text:span></text:span><text:span text:style-name="Default_20_Paragraph_20_Font"><text:span text:style-name="T2">νῦν οὖν ἀνάστητε καὶ ἀπάρατε ὑμεῖς καὶ παραπορεύεσθε τὴν φάραγγα Ζαρετ. καὶ παρήλθομεν τὴν φάραγγα Ζαρετ. </text:span></text:span><text:span text:style-name="Default_20_Paragraph_20_Font"><text:span text:style-name="T1">14 </text:span></text:span><text:span text:style-name="Default_20_Paragraph_20_Font"><text:span text:style-name="T2">καὶ αἱ ἡμέραι, ἃς παρεπορεύθημεν ἀπὸ Καδης Βαρνη ἕως οὗ παρήλθομεν τὴν φάραγγα Ζαρετ, τριάκοντα καὶ ὀκτὼ ἔτη, ἕως οὗ διέπεσεν πᾶσα γενεὰ ἀνδρῶν πολεμιστῶν ἀποθνῄσκοντες ἐκ τῆς παρεμβολῆς, καθότι ὤμοσεν αὐτοῖς ὁ θεός· </text:span></text:span><text:span text:style-name="Default_20_Paragraph_20_Font"><text:span text:style-name="T1">15 </text:span></text:span><text:span text:style-name="Default_20_Paragraph_20_Font"><text:span text:style-name="T2">καὶ ἡ χεὶρ τοῦ θεοῦ ἦν ἐπ’ αὐτοῖς ἐξαναλῶσαι αὐτοὺς ἐκ τῆς παρεμβολῆς, ἕως οὗ διέπεσαν. – </text:span></text:span><text:span text:style-name="Default_20_Paragraph_20_Font"><text:span text:style-name="T1">16 </text:span></text:span><text:span text:style-name="Default_20_Paragraph_20_Font"><text:span text:style-name="T2">καὶ ἐγενήθη ἐπεὶ διέπεσαν πάντες οἱ ἄνδρες οἱ πολεμισταὶ ἀποθνῄσκοντες ἐκ μέσου τοῦ λαοῦ, </text:span></text:span><text:span text:style-name="Default_20_Paragraph_20_Font"><text:span text:style-name="T1">17 </text:span></text:span><text:span text:style-name="Default_20_Paragraph_20_Font"><text:span text:style-name="T2">καὶ ἐλάλησεν κύριος πρός με λέγων </text:span></text:span><text:span text:style-name="Default_20_Paragraph_20_Font"><text:span text:style-name="T1">18 </text:span></text:span><text:span text:style-name="Default_20_Paragraph_20_Font"><text:span text:style-name="T2">Σὺ παραπορεύσῃ σήμερον τὰ ὅρια Μωαβ τὴν Σηιρ </text:span></text:span><text:span text:style-name="Default_20_Paragraph_20_Font"><text:span text:style-name="T1">19 </text:span></text:span><text:span text:style-name="Default_20_Paragraph_20_Font"><text:span text:style-name="T2">καὶ προσάξετε ἐγγὺς υἱῶν Αμμαν· μὴ ἐχθραίνετε αὐτοῖς καὶ μὴ συνάψητε αὐτοῖς εἰς πόλεμον· οὐ γὰρ μὴ δῶ ἀπὸ τῆς γῆς υἱῶν Αμμαν σοὶ ἐν κλήρῳ, ὅτι τοῖς υἱοῖς Λωτ δέδωκα αὐτὴν ἐν κλήρῳ. </text:span></text:span><text:span text:style-name="Default_20_Paragraph_20_Font"><text:span text:style-name="T1">20 </text:span></text:span><text:span text:style-name="Default_20_Paragraph_20_Font"><text:span text:style-name="T2">[γῆ Ραφαιν λογισθήσεται· καὶ γὰρ ἐπ’ αὐτῆς κατῴκουν οἱ Ραφαιν τὸ πρότερον, καὶ οἱ Αμμανῖται ὀνομάζουσιν αὐτοὺς Ζομζομμιν, </text:span></text:span><text:span text:style-name="Default_20_Paragraph_20_Font"><text:span text:style-name="T1">21 </text:span></text:span><text:span text:style-name="Default_20_Paragraph_20_Font"><text:span text:style-name="T2">ἔθνος μέγα καὶ πολὺ καὶ δυνατώτερον ὑμῶν ὥσπερ οἱ Ενακιμ, καὶ ἀπώλεσεν αὐτοὺς κύριος πρὸ προσώπου αὐτῶν, καὶ κατεκληρονόμησαν καὶ κατῳκίσθησαν ἀντ αὐτῶν ἕως τῆς ἡμέρας ταύτης· </text:span></text:span><text:span text:style-name="Default_20_Paragraph_20_Font"><text:span text:style-name="T1">22 </text:span></text:span><text:span text:style-name="Default_20_Paragraph_20_Font"><text:span text:style-name="T2">ὥσπερ ἐποίησαν τοῖς υἱοῖς Ησαυ τοῖς κατοικοῦσιν ἐν Σηιρ, ὃν τρόπον ἐξέτριψαν τὸν Χορραῖον ἀπὸ προσώπου αὐτῶν καὶ κατεκληρονόμησαν καὶ κατῳκίσθησαν ἀντ αὐτῶν ἕως τῆς ἡμέρας ταύτης· </text:span></text:span><text:span text:style-name="Default_20_Paragraph_20_Font"><text:span text:style-name="T1">23 </text:span></text:span><text:span text:style-name="Default_20_Paragraph_20_Font"><text:span text:style-name="T2">καὶ οἱ Ευαῖοι οἱ κατοικοῦντες ἐν ασηρωθ ἕως Γάζης, καὶ οἱ Καππάδοκες οἱ ἐξελθόντες ἐκ Καππαδοκίας ἐξέτριψαν αὐτοὺς καὶ κατῳκίσθησαν ἀντ αὐτῶν.] </text:span></text:span><text:span text:style-name="Default_20_Paragraph_20_Font"><text:span text:style-name="T1">24 </text:span></text:span><text:span text:style-name="Default_20_Paragraph_20_Font"><text:span text:style-name="T2">νῦν οὖν ἀνάστητε καὶ ἀπάρατε καὶ παρέλθατε ὑμεῖς τὴν φάραγγα Αρνων· ἰδοὺ παραδέδωκα εἰς τὰς χεῖράς σου τὸν Σηων βασιλέα Εσεβων τὸν Αμορραῖον καὶ τὴν γῆν αὐτοῦ· ἐνάρχου κληρονομεῖν, σύναπτε πρὸς αὐτὸν πόλεμον. </text:span></text:span><text:span text:style-name="Default_20_Paragraph_20_Font"><text:span text:style-name="T1">25 </text:span></text:span><text:span text:style-name="Default_20_Paragraph_20_Font"><text:span text:style-name="T2">ἐν τῇ ἡμέρᾳ ταύτῃ ἐνάρχου δοῦναι τὸν τρόμον σου καὶ τὸν φόβον σου ἐπὶ πρόσωπον πάντων τῶν ἐθνῶν τῶν ὑποκάτω τοῦ οὐρανοῦ, οἵτινες ἀκούσαντες τὸ ὄνομά σου ταραχθήσονται καὶ ὠδῖνας ἕξουσιν ἀπὸ προσώπου σου. </text:span></text:span></text:p>
        <text:p text:style-name="P3"><text:span text:style-name="Default_20_Paragraph_20_Font"><text:span text:style-name="T1">26 </text:span></text:span><text:span text:style-name="Default_20_Paragraph_20_Font"><text:span text:style-name="T2">Καὶ ἀπέστειλα πρέσβεις ἐκ τῆς ἐρήμου Κεδαμωθ πρὸς Σηων βασιλέα Εσεβων λόγοις εἰρηνικοῖς λέγων </text:span></text:span><text:span text:style-name="Default_20_Paragraph_20_Font"><text:span text:style-name="T1">27 </text:span></text:span><text:span text:style-name="Default_20_Paragraph_20_Font"><text:span text:style-name="T2">Παρελεύσομαι διὰ τῆς γῆς σου· ἐν τῇ ὁδῷ παρελεύσομαι, οὐχὶ ἐκκλινῶ δεξιὰ οὐδὲ ἀριστερά· </text:span></text:span><text:span text:style-name="Default_20_Paragraph_20_Font"><text:span text:style-name="T1">28 </text:span></text:span><text:span text:style-name="Default_20_Paragraph_20_Font"><text:span text:style-name="T2">βρώματα ἀργυρίου ἀποδώσῃ μοι, καὶ φάγομαι, καὶ ὕδωρ ἀργυρίου ἀποδώσῃ μοι, καὶ πίομαι· πλὴν ὅτι παρελεύσομαι τοῖς ποσίν, </text:span></text:span><text:span text:style-name="Default_20_Paragraph_20_Font"><text:span text:style-name="T1">29 </text:span></text:span><text:span text:style-name="Default_20_Paragraph_20_Font"><text:span text:style-name="T2">καθὼς ἐποίησάν μοι οἱ υἱοὶ Ησαυ οἱ κατοικοῦντες ἐν Σηιρ καὶ οἱ Μωαβῖται οἱ κατοικοῦντες ἐν Αροηρ, ἕως παρέλθω τὸν Ιορδάνην εἰς τὴν γῆν, ἣν κύριος ὁ θεὸς ἡμῶν δίδωσιν ἡμῖν. </text:span></text:span><text:span text:style-name="Default_20_Paragraph_20_Font"><text:span text:style-name="T1">30 </text:span></text:span><text:span text:style-name="Default_20_Paragraph_20_Font"><text:span text:style-name="T2">καὶ οὐκ ἠθέλησεν </text:span></text:span><text:soft-page-break/><text:span text:style-name="Default_20_Paragraph_20_Font"><text:span text:style-name="T2">Σηων βασιλεὺς Εσεβων παρελθεῖν ἡμᾶς δι’ αὐτοῦ, ὅτι ἐσκλήρυνεν κύριος ὁ θεὸς ἡμῶν τὸ πνεῦμα αὐτοῦ καὶ κατίσχυσεν τὴν καρδίαν αὐτοῦ, ἵνα παραδοθῇ εἰς τὰς χεῖράς σου ὡς ἐν τῇ ἡμέρᾳ ταύτῃ. </text:span></text:span><text:span text:style-name="Default_20_Paragraph_20_Font"><text:span text:style-name="T1">31 </text:span></text:span><text:span text:style-name="Default_20_Paragraph_20_Font"><text:span text:style-name="T2">καὶ εἶπεν κύριος πρός με Ἰδοὺ ἦργμαι παραδοῦναι πρὸ προσώπου σου τὸν Σηων βασιλέα Εσεβων τὸν Αμορραῖον καὶ τὴν γῆν αὐτοῦ· ἔναρξαι κληρονομῆσαι τὴν γῆν αὐτοῦ. </text:span></text:span><text:span text:style-name="Default_20_Paragraph_20_Font"><text:span text:style-name="T1">32 </text:span></text:span><text:span text:style-name="Default_20_Paragraph_20_Font"><text:span text:style-name="T2">καὶ ἐξῆλθεν Σηων βασιλεὺς Εσεβων εἰς συνάντησιν ἡμῖν, αὐτὸς καὶ πᾶς ὁ λαὸς αὐτοῦ, εἰς πόλεμον Ιασσα. </text:span></text:span><text:span text:style-name="Default_20_Paragraph_20_Font"><text:span text:style-name="T1">33 </text:span></text:span><text:span text:style-name="Default_20_Paragraph_20_Font"><text:span text:style-name="T2">καὶ παρέδωκεν αὐτὸν κύριος ὁ θεὸς ἡμῶν πρὸ προσώπου ἡμῶν, καὶ ἐπατάξαμεν αὐτὸν καὶ τοὺς υἱοὺς αὐτοῦ καὶ πάντα τὸν λαὸν αὐτοῦ </text:span></text:span><text:span text:style-name="Default_20_Paragraph_20_Font"><text:span text:style-name="T1">34 </text:span></text:span><text:span text:style-name="Default_20_Paragraph_20_Font"><text:span text:style-name="T2">καὶ ἐκρατήσαμεν πασῶν τῶν πόλεων αὐτοῦ ἐν τῷ καιρῷ ἐκείνῳ καὶ ἐξωλεθρεύσαμεν πᾶσαν πόλιν ἑξῆς καὶ τὰς γυναῖκας αὐτῶν καὶ τὰ τέκνα αὐτῶν, οὐ κατελίπομεν ζωγρείαν· </text:span></text:span><text:span text:style-name="Default_20_Paragraph_20_Font"><text:span text:style-name="T1">35 </text:span></text:span><text:span text:style-name="Default_20_Paragraph_20_Font"><text:span text:style-name="T2">πλὴν τὰ κτήνη ἐπρονομεύσαμεν καὶ τὰ σκῦλα τῶν πόλεων ἐλάβομεν. </text:span></text:span><text:span text:style-name="Default_20_Paragraph_20_Font"><text:span text:style-name="T1">36 </text:span></text:span><text:span text:style-name="Default_20_Paragraph_20_Font"><text:span text:style-name="T2">ἐξ Αροηρ, ἥ ἐστιν παρὰ τὸ χεῖλος χειμάρρου Αρνων, καὶ τὴν πόλιν τὴν οὖσαν ἐν τῇ φάραγγι καὶ ἕως ὄρους τοῦ Γαλααδ οὐκ ἐγενήθη πόλις, ἥτις διέφυγεν ἡμᾶς, τὰς πάσας παρέδωκεν κύριος ὁ θεὸς ἡμῶν εἰς τὰς χεῖρας ἡμῶν· </text:span></text:span><text:span text:style-name="Default_20_Paragraph_20_Font"><text:span text:style-name="T1">37 </text:span></text:span><text:span text:style-name="Default_20_Paragraph_20_Font"><text:span text:style-name="T2">πλὴν εἰς γῆν υἱῶν Αμμων οὐ προσήλθομεν, πάντα τὰ συγκυροῦντα χειμάρρου Ιαβοκ καὶ τὰς πόλεις τὰς ἐν τῇ ὀρεινῇ, καθότι ἐνετείλατο ἡμῖν κύριος ὁ θεὸς ἡμῶν. – </text:span></text:span></text:p>
      </text:section>
      <text:section text:style-name="Sect1" text:name="Sect3">
        <text:p text:style-name="P2">Δευτερονομιον 3</text:p>
        <text:p text:style-name="P3"><text:span text:style-name="Default_20_Paragraph_20_Font"><text:span text:style-name="T1">1 </text:span></text:span><text:span text:style-name="Default_20_Paragraph_20_Font"><text:span text:style-name="T2">καὶ ἐπιστραφέντες ἀνέβημεν ὁδὸν τὴν εἰς Βασαν, καὶ ἐξῆλθεν Ωγ βασιλεὺς τῆς Βασαν εἰς συνάντησιν ἡμῖν, αὐτὸς καὶ πᾶς ὁ λαὸς αὐτοῦ, εἰς πόλεμον εἰς Εδραιν. </text:span></text:span><text:span text:style-name="Default_20_Paragraph_20_Font"><text:span text:style-name="T1">2 </text:span></text:span><text:span text:style-name="Default_20_Paragraph_20_Font"><text:span text:style-name="T2">καὶ εἶπεν κύριος πρός με Μὴ φοβηθῇς αὐτόν, ὅτι εἰς τὰς χεῖράς σου παραδέδωκα αὐτὸν καὶ πάντα τὸν λαὸν αὐτοῦ καὶ πᾶσαν τὴν γῆν αὐτοῦ, καὶ ποιήσεις αὐτῷ ὥσπερ ἐποίησας Σηων βασιλεῖ τῶν Αμορραίων, ὃς κατῴκει ἐν Εσεβων. </text:span></text:span><text:span text:style-name="Default_20_Paragraph_20_Font"><text:span text:style-name="T1">3 </text:span></text:span><text:span text:style-name="Default_20_Paragraph_20_Font"><text:span text:style-name="T2">καὶ παρέδωκεν αὐτὸν κύριος ὁ θεὸς ἡμῶν εἰς τὰς χεῖρας ἡμῶν, καὶ τὸν Ωγ βασιλέα τῆς Βασαν καὶ πάντα τὸν λαὸν αὐτοῦ, καὶ ἐπατάξαμεν αὐτὸν ἕως τοῦ μὴ καταλιπεῖν αὐτοῦ σπέρμα. </text:span></text:span><text:span text:style-name="Default_20_Paragraph_20_Font"><text:span text:style-name="T1">4 </text:span></text:span><text:span text:style-name="Default_20_Paragraph_20_Font"><text:span text:style-name="T2">καὶ ἐκρατήσαμεν πασῶν τῶν πόλεων αὐτοῦ ἐν τῷ καιρῷ ἐκείνῳ, οὐκ ἦν πόλις, ἣν οὐκ ἐλάβομεν παρ’ αὐτῶν, ἑξήκοντα πόλεις, πάντα τὰ περίχωρα Αργοβ βασιλείας Ωγ ἐν Βασαν, </text:span></text:span><text:span text:style-name="Default_20_Paragraph_20_Font"><text:span text:style-name="T1">5 </text:span></text:span><text:span text:style-name="Default_20_Paragraph_20_Font"><text:span text:style-name="T2">πᾶσαι πόλεις ὀχυραί, τείχη ὑψηλά, πύλαι καὶ μοχλοί, πλὴν τῶν πόλεων τῶν Φερεζαίων τῶν πολλῶν σφόδρα. </text:span></text:span><text:span text:style-name="Default_20_Paragraph_20_Font"><text:span text:style-name="T1">6 </text:span></text:span><text:span text:style-name="Default_20_Paragraph_20_Font"><text:span text:style-name="T2">ἐξωλεθρεύσαμεν αὐτούς, ὥσπερ ἐποιήσαμεν τὸν Σηων βασιλέα Εσεβων, καὶ ἐξωλεθρεύσαμεν πᾶσαν πόλιν ἑξῆς καὶ τὰς γυναῖκας καὶ τὰ παιδία· </text:span></text:span><text:span text:style-name="Default_20_Paragraph_20_Font"><text:span text:style-name="T1">7 </text:span></text:span><text:span text:style-name="Default_20_Paragraph_20_Font"><text:span text:style-name="T2">καὶ πάντα τὰ κτήνη καὶ τὰ σκῦλα τῶν πόλεων ἐπρονομεύσαμεν ἑαυτοῖς. </text:span></text:span></text:p>
        <text:p text:style-name="P3"><text:span text:style-name="Default_20_Paragraph_20_Font"><text:span text:style-name="T1">8 </text:span></text:span><text:span text:style-name="Default_20_Paragraph_20_Font"><text:span text:style-name="T2">Καὶ ἐλάβομεν ἐν τῷ καιρῷ ἐκείνῳ τὴν γῆν ἐκ χειρῶν δύο βασιλέων τῶν Αμορραίων, οἳ ἦσαν πέραν τοῦ Ιορδάνου ἀπὸ τοῦ χειμάρρου Αρνων καὶ ἕως Αερμων </text:span></text:span><text:span text:style-name="Default_20_Paragraph_20_Font"><text:span text:style-name="T1">9 </text:span></text:span><text:span text:style-name="Default_20_Paragraph_20_Font"><text:span text:style-name="T2">[οἱ Φοίνικες ἐπονομάζουσιν τὸ Αερμων Σανιωρ, καὶ ὁ Αμορραῖος ἐπωνόμασεν αὐτὸ Σανιρ], </text:span></text:span><text:span text:style-name="Default_20_Paragraph_20_Font"><text:span text:style-name="T1">10 </text:span></text:span><text:span text:style-name="Default_20_Paragraph_20_Font"><text:span text:style-name="T2">πᾶσαι πόλεις Μισωρ καὶ πᾶσα Γαλααδ καὶ πᾶσα Βασαν ἕως Σελχα καὶ Εδραιν, πόλεις βασιλείας τοῦ Ωγ ἐν τῇ Βασαν. </text:span></text:span><text:span text:style-name="Default_20_Paragraph_20_Font"><text:span text:style-name="T1">11 </text:span></text:span><text:span text:style-name="Default_20_Paragraph_20_Font"><text:span text:style-name="T2">ὅτι πλὴν Ωγ βασιλεὺς Βασαν κατελείφθη ἀπὸ τῶν Ραφαιν· ἰδοὺ ἡ κλίνη αὐτοῦ κλίνη σιδηρᾶ, ἰδοὺ αὕτη ἐν τῇ ἄκρᾳ τῶν υἱῶν Αμμων, ἐννέα πηχῶν τὸ μῆκος αὐτῆς καὶ τεσσάρων πηχῶν τὸ εὖρος αὐτῆς ἐν πήχει ἀνδρός. </text:span></text:span><text:span text:style-name="Default_20_Paragraph_20_Font"><text:span text:style-name="T1">12 </text:span></text:span><text:span text:style-name="Default_20_Paragraph_20_Font"><text:span text:style-name="T2">καὶ τὴν γῆν ἐκείνην ἐκληρονομήσαμεν ἐν τῷ καιρῷ ἐκείνῳ ἀπὸ Αροηρ, ἥ ἐστιν ἐπὶ τοῦ χείλους χειμάρρου Αρνων, καὶ τὸ ἥμισυ ὄρους Γαλααδ καὶ τὰς πόλεις αὐτοῦ ἔδωκα τῷ Ρουβην καὶ τῷ Γαδ. </text:span></text:span><text:span text:style-name="Default_20_Paragraph_20_Font"><text:span text:style-name="T1">13 </text:span></text:span><text:span text:style-name="Default_20_Paragraph_20_Font"><text:span text:style-name="T2">καὶ τὸ κατάλοιπον τοῦ Γαλααδ καὶ πᾶσαν τὴν Βασαν, βασιλείαν Ωγ, ἔδωκα τῷ ἡμίσει φυλῆς Μανασση καὶ πᾶσαν περίχωρον Αργοβ, πᾶσαν τὴν Βασαν ἐκείνην· γῆ Ραφαιν λογισθήσεται. </text:span></text:span><text:span text:style-name="Default_20_Paragraph_20_Font"><text:span text:style-name="T1">14 </text:span></text:span><text:span text:style-name="Default_20_Paragraph_20_Font"><text:span text:style-name="T2">καὶ Ιαιρ υἱὸς Μανασση ἔλαβεν πᾶσαν τὴν περίχωρον Αργοβ ἕως τῶν ὁρίων </text:span></text:span><text:soft-page-break/><text:span text:style-name="Default_20_Paragraph_20_Font"><text:span text:style-name="T2">Γαργασι καὶ Ομαχαθι· ἐπωνόμασεν αὐτὰς ἐπὶ τῷ ὀνόματι αὐτοῦ τὴν Βασαν Αυωθ Ιαιρ ἕως τῆς ἡμέρας ταύτης. </text:span></text:span><text:span text:style-name="Default_20_Paragraph_20_Font"><text:span text:style-name="T1">15 </text:span></text:span><text:span text:style-name="Default_20_Paragraph_20_Font"><text:span text:style-name="T2">καὶ τῷ Μαχιρ ἔδωκα τὴν Γαλααδ. </text:span></text:span><text:span text:style-name="Default_20_Paragraph_20_Font"><text:span text:style-name="T1">16 </text:span></text:span><text:span text:style-name="Default_20_Paragraph_20_Font"><text:span text:style-name="T2">καὶ τῷ Ρουβην καὶ τῷ Γαδ δέδωκα ἀπὸ τῆς Γαλααδ ἕως χειμάρρου Αρνων [μέσον τοῦ χειμάρρου ὅριον] καὶ ἕως τοῦ Ιαβοκ· ὁ χειμάρρους ὅριον τοῖς υἱοῖς Αμμαν· </text:span></text:span><text:span text:style-name="Default_20_Paragraph_20_Font"><text:span text:style-name="T1">17 </text:span></text:span><text:span text:style-name="Default_20_Paragraph_20_Font"><text:span text:style-name="T2">καὶ ἡ Αραβα καὶ ὁ Ιορδάνης ὅριον Μαχαναρεθ καὶ ἕως θαλάσσης Αραβα, θαλάσσης ἁλυκῆς, ὑπὸ Ασηδωθ τὴν Φασγα ἀνατολῶν. – </text:span></text:span><text:span text:style-name="Default_20_Paragraph_20_Font"><text:span text:style-name="T1">18 </text:span></text:span><text:span text:style-name="Default_20_Paragraph_20_Font"><text:span text:style-name="T2">καὶ ἐνετειλάμην ὑμῖν ἐν τῷ καιρῷ ἐκείνῳ λέγων Κύριος ὁ θεὸς ὑμῶν ἔδωκεν ὑμῖν τὴν γῆν ταύτην ἐν κλήρῳ· ἐνοπλισάμενοι προπορεύεσθε πρὸ προσώπου τῶν ἀδελφῶν ὑμῶν υἱῶν Ισραηλ, πᾶς δυνατός· </text:span></text:span><text:span text:style-name="Default_20_Paragraph_20_Font"><text:span text:style-name="T1">19 </text:span></text:span><text:span text:style-name="Default_20_Paragraph_20_Font"><text:span text:style-name="T2">πλὴν αἱ γυναῖκες ὑμῶν καὶ τὰ τέκνα ὑμῶν καὶ τὰ κτήνη ὑμῶν – οἶδα ὅτι πολλὰ κτήνη ὑμῖν – κατοικείτωσαν ἐν ταῖς πόλεσιν ὑμῶν, αἷς ἔδωκα ὑμῖν, </text:span></text:span><text:span text:style-name="Default_20_Paragraph_20_Font"><text:span text:style-name="T1">20 </text:span></text:span><text:span text:style-name="Default_20_Paragraph_20_Font"><text:span text:style-name="T2">ἕως ἂν καταπαύσῃ κύριος ὁ θεὸς ὑμῶν τοὺς ἀδελφοὺς ὑμῶν ὥσπερ καὶ ὑμᾶς, καὶ κατακληρονομήσουσιν καὶ οὗτοι τὴν γῆν, ἣν κύριος ὁ θεὸς ἡμῶν δίδωσιν αὐτοῖς ἐν τῷ πέραν τοῦ Ιορδάνου, καὶ ἐπαναστραφήσεσθε ἕκαστος εἰς τὴν κληρονομίαν αὐτοῦ, ἣν ἔδωκα ὑμῖν. </text:span></text:span></text:p>
        <text:p text:style-name="P3"><text:span text:style-name="Default_20_Paragraph_20_Font"><text:span text:style-name="T1">21 </text:span></text:span><text:span text:style-name="Default_20_Paragraph_20_Font"><text:span text:style-name="T2">Καὶ τῷ Ἰησοῖ ἐνετειλάμην ἐν τῷ καιρῷ ἐκείνῳ λέγων Οἱ ὀφθαλμοὶ ὑμῶν ἑωράκασιν πάντα, ὅσα ἐποίησεν κύριος ὁ θεὸς ἡμῶν τοῖς δυσὶ βασιλεῦσι τούτοις· οὕτως ποιήσει κύριος ὁ θεὸς ἡμῶν πάσας τὰς βασιλείας, ἐφ’ ἃς σὺ διαβαίνεις ἐκεῖ· </text:span></text:span><text:span text:style-name="Default_20_Paragraph_20_Font"><text:span text:style-name="T1">22 </text:span></text:span><text:span text:style-name="Default_20_Paragraph_20_Font"><text:span text:style-name="T2">οὐ φοβηθήσεσθε, ὅτι κύριος ὁ θεὸς ἡμῶν αὐτὸς πολεμήσει περὶ ὑμῶν. – </text:span></text:span><text:span text:style-name="Default_20_Paragraph_20_Font"><text:span text:style-name="T1">23 </text:span></text:span><text:span text:style-name="Default_20_Paragraph_20_Font"><text:span text:style-name="T2">καὶ ἐδεήθην κυρίου ἐν τῷ καιρῷ ἐκείνῳ λέγων </text:span></text:span><text:span text:style-name="Default_20_Paragraph_20_Font"><text:span text:style-name="T1">24 </text:span></text:span><text:span text:style-name="Default_20_Paragraph_20_Font"><text:span text:style-name="T2">Κύριε κύριε, σὺ ἤρξω δεῖξαι τῷ σῷ θεράποντι τὴν ἰσχύν σου καὶ τὴν δύναμίν σου καὶ τὴν χεῖρα τὴν κραταιὰν καὶ τὸν βραχίονα τὸν ὑψηλόν· τίς γάρ ἐστιν θεὸς ἐν τῷ οὐρανῷ ἢ ἐπὶ τῆς γῆς, ὅστις ποιήσει καθὰ σὺ ἐποίησας καὶ κατὰ τὴν ἰσχύν σου; </text:span></text:span><text:span text:style-name="Default_20_Paragraph_20_Font"><text:span text:style-name="T1">25 </text:span></text:span><text:span text:style-name="Default_20_Paragraph_20_Font"><text:span text:style-name="T2">διαβὰς οὖν ὄψομαι τὴν γῆν τὴν ἀγαθὴν ταύτην τὴν οὖσαν πέραν τοῦ Ιορδάνου, τὸ ὄρος τοῦτο τὸ ἀγαθὸν καὶ τὸν Ἀντιλίβανον. </text:span></text:span><text:span text:style-name="Default_20_Paragraph_20_Font"><text:span text:style-name="T1">26 </text:span></text:span><text:span text:style-name="Default_20_Paragraph_20_Font"><text:span text:style-name="T2">καὶ ὑπερεῖδεν κύριος ἐμὲ ἕνεκεν ὑμῶν καὶ οὐκ εἰσήκουσέν μου, καὶ εἶπεν κύριος πρός με Ἱκανούσθω σοι, μὴ προσθῇς ἔτι λαλῆσαι τὸν λόγον τοῦτον· </text:span></text:span><text:span text:style-name="Default_20_Paragraph_20_Font"><text:span text:style-name="T1">27 </text:span></text:span><text:span text:style-name="Default_20_Paragraph_20_Font"><text:span text:style-name="T2">ἀνάβηθι ἐπὶ κορυφὴν Λελαξευμένου καὶ ἀναβλέψας τοῖς ὀφθαλμοῖς κατὰ θάλασσαν καὶ βορρᾶν καὶ λίβα καὶ ἀνατολὰς καὶ ἰδὲ τοῖς ὀφθαλμοῖς σου· ὅτι οὐ διαβήσῃ τὸν Ιορδάνην τοῦτον. </text:span></text:span><text:span text:style-name="Default_20_Paragraph_20_Font"><text:span text:style-name="T1">28 </text:span></text:span><text:span text:style-name="Default_20_Paragraph_20_Font"><text:span text:style-name="T2">καὶ ἔντειλαι Ἰησοῖ καὶ κατίσχυσον αὐτὸν καὶ παρακάλεσον αὐτόν, ὅτι οὗτος διαβήσεται πρὸ προσώπου τοῦ λαοῦ τούτου, καὶ αὐτὸς κατακληρονομήσει αὐτοῖς τὴν γῆν, ἣν ἑώρακας. – </text:span></text:span><text:span text:style-name="Default_20_Paragraph_20_Font"><text:span text:style-name="T1">29 </text:span></text:span><text:span text:style-name="Default_20_Paragraph_20_Font"><text:span text:style-name="T2">καὶ ἐνεκαθήμεθα ἐν νάπῃ σύνεγγυς οἴκου Φογωρ. </text:span></text:span></text:p>
      </text:section>
      <text:section text:style-name="Sect1" text:name="Sect4">
        <text:p text:style-name="P2">Δευτερονομιον 4</text:p>
        <text:p text:style-name="P3"><text:span text:style-name="Default_20_Paragraph_20_Font"><text:span text:style-name="T1">1 </text:span></text:span><text:span text:style-name="Default_20_Paragraph_20_Font"><text:span text:style-name="T2">Καὶ νῦν, Ισραηλ, ἄκουε τῶν δικαιωμάτων καὶ τῶν κριμάτων, ὅσα ἐγὼ διδάσκω ὑμᾶς σήμερον ποιεῖν, ἵνα ζῆτε καὶ πολυπλασιασθῆτε καὶ εἰσελθόντες κληρονομήσητε τὴν γῆν, ἣν κύριος ὁ θεὸς τῶν πατέρων ὑμῶν δίδωσιν ὑμῖν. </text:span></text:span><text:span text:style-name="Default_20_Paragraph_20_Font"><text:span text:style-name="T1">2 </text:span></text:span><text:span text:style-name="Default_20_Paragraph_20_Font"><text:span text:style-name="T2">οὐ προσθήσετε πρὸς τὸ ῥῆμα, ὃ ἐγὼ ἐντέλλομαι ὑμῖν, καὶ οὐκ ἀφελεῖτε ἀπ’ αὐτοῦ· φυλάσσεσθε τὰς ἐντολὰς κυρίου τοῦ θεοῦ ὑμῶν, ὅσα ἐγὼ ἐντέλλομαι ὑμῖν σήμερον. </text:span></text:span><text:span text:style-name="Default_20_Paragraph_20_Font"><text:span text:style-name="T1">3 </text:span></text:span><text:span text:style-name="Default_20_Paragraph_20_Font"><text:span text:style-name="T2">οἱ ὀφθαλμοὶ ὑμῶν ἑωράκασιν πάντα, ὅσα ἐποίησεν κύριος ὁ θεὸς ἡμῶν τῷ Βεελφεγωρ, ὅτι πᾶς ἄνθρωπος, ὅστις ἐπορεύθη ὀπίσω Βεελφεγωρ, ἐξέτριψεν αὐτὸν κύριος ὁ θεὸς ὑμῶν ἐξ ὑμῶν· </text:span></text:span><text:span text:style-name="Default_20_Paragraph_20_Font"><text:span text:style-name="T1">4 </text:span></text:span><text:span text:style-name="Default_20_Paragraph_20_Font"><text:span text:style-name="T2">ὑμεῖς δὲ οἱ προσκείμενοι κυρίῳ τῷ θεῷ ὑμῶν ζῆτε πάντες ἐν τῇ σήμερον. </text:span></text:span><text:span text:style-name="Default_20_Paragraph_20_Font"><text:span text:style-name="T1">5 </text:span></text:span><text:span text:style-name="Default_20_Paragraph_20_Font"><text:span text:style-name="T2">ἴδετε δέδειχα ὑμῖν δικαιώματα καὶ κρίσεις, καθὰ ἐνετείλατό μοι κύριος, ποιῆσαι οὕτως ἐν τῇ γῇ, εἰς ἣν ὑμεῖς εἰσπορεύεσθε ἐκεῖ κληρονομεῖν αὐτήν· </text:span></text:span><text:span text:style-name="Default_20_Paragraph_20_Font"><text:span text:style-name="T1">6 </text:span></text:span><text:span text:style-name="Default_20_Paragraph_20_Font"><text:span text:style-name="T2">καὶ φυλάξεσθε καὶ ποιήσετε, ὅτι αὕτη ἡ σοφία ὑμῶν καὶ ἡ σύνεσις ἐναντίον πάντων τῶν ἐθνῶν, ὅσοι ἐὰν ἀκούσωσιν πάντα τὰ δικαιώματα ταῦτα καὶ ἐροῦσιν Ἰδοὺ λαὸς σοφὸς καὶ ἐπιστήμων τὸ ἔθνος τὸ μέγα τοῦτο. </text:span></text:span><text:span text:style-name="Default_20_Paragraph_20_Font"><text:span text:style-name="T1">7 </text:span></text:span><text:span text:style-name="Default_20_Paragraph_20_Font"><text:span text:style-name="T2">ὅτι ποῖον ἔθνος μέγα, </text:span></text:span><text:soft-page-break/><text:span text:style-name="Default_20_Paragraph_20_Font"><text:span text:style-name="T2">ᾧ ἐστιν αὐτῷ θεὸς ἐγγίζων αὐτοῖς ὡς κύριος ὁ θεὸς ἡμῶν ἐν πᾶσιν, οἷς ἐὰν αὐτὸν ἐπικαλεσώμεθα; </text:span></text:span><text:span text:style-name="Default_20_Paragraph_20_Font"><text:span text:style-name="T1">8 </text:span></text:span><text:span text:style-name="Default_20_Paragraph_20_Font"><text:span text:style-name="T2">καὶ ποῖον ἔθνος μέγα, ᾧ ἐστιν αὐτῷ δικαιώματα καὶ κρίματα δίκαια κατὰ πάντα τὸν νόμον τοῦτον, ὃν ἐγὼ δίδωμι ἐνώπιον ὑμῶν σήμερον; </text:span></text:span><text:span text:style-name="Default_20_Paragraph_20_Font"><text:span text:style-name="T1">9 </text:span></text:span><text:span text:style-name="Default_20_Paragraph_20_Font"><text:span text:style-name="T2">πρόσεχε σεαυτῷ καὶ φύλαξον τὴν ψυχήν σου σφόδρα, μὴ ἐπιλάθῃ πάντας τοὺς λόγους, οὓς ἑωράκασιν οἱ ὀφθαλμοί σου· καὶ μὴ ἀποστήτωσαν ἀπὸ τῆς καρδίας σου πάσας τὰς ἡμέρας τῆς ζωῆς σου, καὶ συμβιβάσεις τοὺς υἱούς σου καὶ τοὺς υἱοὺς τῶν υἱῶν σου </text:span></text:span><text:span text:style-name="Default_20_Paragraph_20_Font"><text:span text:style-name="T1">10 </text:span></text:span><text:span text:style-name="Default_20_Paragraph_20_Font"><text:span text:style-name="T2">ἡμέραν, ἣν ἔστητε ἐναντίον κυρίου τοῦ θεοῦ ὑμῶν ἐν Χωρηβ τῇ ἡμέρᾳ τῆς ἐκκλησίας, ὅτε εἶπεν κύριος πρός με Ἐκκλησίασον πρός με τὸν λαόν, καὶ ἀκουσάτωσαν τὰ ῥήματά μου, ὅπως μάθωσιν φοβεῖσθαί με πάσας τὰς ἡμέρας, ἃς αὐτοὶ ζῶσιν ἐπὶ τῆς γῆς, καὶ τοὺς υἱοὺς αὐτῶν διδάξωσιν. </text:span></text:span><text:span text:style-name="Default_20_Paragraph_20_Font"><text:span text:style-name="T1">11 </text:span></text:span><text:span text:style-name="Default_20_Paragraph_20_Font"><text:span text:style-name="T2">καὶ προσήλθετε καὶ ἔστητε ὑπὸ τὸ ὄρος, καὶ τὸ ὄρος ἐκαίετο πυρὶ ἕως τοῦ οὐρανοῦ, σκότος, γνόφος, θύελλα, φωνὴ μεγάλη. </text:span></text:span><text:span text:style-name="Default_20_Paragraph_20_Font"><text:span text:style-name="T1">12 </text:span></text:span><text:span text:style-name="Default_20_Paragraph_20_Font"><text:span text:style-name="T2">καὶ ἐλάλησεν κύριος πρὸς ὑμᾶς ἐκ μέσου τοῦ πυρός· φωνὴν ῥημάτων ὑμεῖς ἠκούσατε καὶ ὁμοίωμα οὐκ εἴδετε, ἀλλ’ ἢ φωνήν· </text:span></text:span><text:span text:style-name="Default_20_Paragraph_20_Font"><text:span text:style-name="T1">13 </text:span></text:span><text:span text:style-name="Default_20_Paragraph_20_Font"><text:span text:style-name="T2">καὶ ἀνήγγειλεν ὑμῖν τὴν διαθήκην αὐτοῦ, ἣν ἐνετείλατο ὑμῖν ποιεῖν, τὰ δέκα ῥήματα, καὶ ἔγραψεν αὐτὰ ἐπὶ δύο πλάκας λιθίνας. </text:span></text:span><text:span text:style-name="Default_20_Paragraph_20_Font"><text:span text:style-name="T1">14 </text:span></text:span><text:span text:style-name="Default_20_Paragraph_20_Font"><text:span text:style-name="T2">καὶ ἐμοὶ ἐνετείλατο κύριος ἐν τῷ καιρῷ ἐκείνῳ διδάξαι ὑμᾶς δικαιώματα καὶ κρίσεις ποιεῖν αὐτὰ ὑμᾶς ἐπὶ τῆς γῆς, εἰς ἣν ὑμεῖς εἰσπορεύεσθε ἐκεῖ κληρονομεῖν αὐτήν. </text:span></text:span><text:span text:style-name="Default_20_Paragraph_20_Font"><text:span text:style-name="T1">15 </text:span></text:span><text:span text:style-name="Default_20_Paragraph_20_Font"><text:span text:style-name="T2">καὶ φυλάξεσθε σφόδρα τὰς ψυχὰς ὑμῶν, ὅτι οὐκ εἴδετε ὁμοίωμα ἐν τῇ ἡμέρᾳ, ᾗ ἐλάλησεν κύριος πρὸς ὑμᾶς ἐν Χωρηβ ἐν τῷ ὄρει ἐκ μέσου τοῦ πυρός. </text:span></text:span><text:span text:style-name="Default_20_Paragraph_20_Font"><text:span text:style-name="T1">16 </text:span></text:span><text:span text:style-name="Default_20_Paragraph_20_Font"><text:span text:style-name="T2">μὴ ἀνομήσητε καὶ ποιήσητε ὑμῖν ἑαυτοῖς γλυπτὸν ὁμοίωμα, πᾶσαν εἰκόνα, ὁμοίωμα ἀρσενικοῦ ἢ θηλυκοῦ, </text:span></text:span><text:span text:style-name="Default_20_Paragraph_20_Font"><text:span text:style-name="T1">17 </text:span></text:span><text:span text:style-name="Default_20_Paragraph_20_Font"><text:span text:style-name="T2">ὁμοίωμα παντὸς κτήνους τῶν ὄντων ἐπὶ τῆς γῆς, ὁμοίωμα παντὸς ὀρνέου πτερωτοῦ, ὃ πέταται ὑπὸ τὸν οὐρανόν, </text:span></text:span><text:span text:style-name="Default_20_Paragraph_20_Font"><text:span text:style-name="T1">18 </text:span></text:span><text:span text:style-name="Default_20_Paragraph_20_Font"><text:span text:style-name="T2">ὁμοίωμα παντὸς ἑρπετοῦ, ὃ ἕρπει ἐπὶ τῆς γῆς, ὁμοίωμα παντὸς ἰχθύος, ὅσα ἐστὶν ἐν τοῖς ὕδασιν ὑποκάτω τῆς γῆς. </text:span></text:span><text:span text:style-name="Default_20_Paragraph_20_Font"><text:span text:style-name="T1">19 </text:span></text:span><text:span text:style-name="Default_20_Paragraph_20_Font"><text:span text:style-name="T2">καὶ μὴ ἀναβλέψας εἰς τὸν οὐρανὸν καὶ ἰδὼν τὸν ἥλιον καὶ τὴν σελήνην καὶ τοὺς ἀστέρας καὶ πάντα τὸν κόσμον τοῦ οὐρανοῦ πλανηθεὶς προσκυνήσῃς αὐτοῖς καὶ λατρεύσῃς αὐτοῖς, ἃ ἀπένειμεν κύριος ὁ θεός σου αὐτὰ πᾶσιν τοῖς ἔθνεσιν τοῖς ὑποκάτω τοῦ οὐρανοῦ. </text:span></text:span><text:span text:style-name="Default_20_Paragraph_20_Font"><text:span text:style-name="T1">20 </text:span></text:span><text:span text:style-name="Default_20_Paragraph_20_Font"><text:span text:style-name="T2">ὑμᾶς δὲ ἔλαβεν ὁ θεὸς καὶ ἐξήγαγεν ὑμᾶς ἐκ τῆς καμίνου τῆς σιδηρᾶς ἐξ Αἰγύπτου εἶναι αὐτῷ λαὸν ἔγκληρον ὡς ἐν τῇ ἡμέρᾳ ταύτῃ. </text:span></text:span><text:span text:style-name="Default_20_Paragraph_20_Font"><text:span text:style-name="T1">21 </text:span></text:span><text:span text:style-name="Default_20_Paragraph_20_Font"><text:span text:style-name="T2">καὶ κύριος ἐθυμώθη μοι περὶ τῶν λεγομένων ὑφ’ ὑμῶν καὶ ὤμοσεν ἵνα μὴ διαβῶ τὸν Ιορδάνην τοῦτον καὶ ἵνα μὴ εἰσέλθω εἰς τὴν γῆν, ἣν κύριος ὁ θεὸς δίδωσίν σοι ἐν κλήρῳ· </text:span></text:span><text:span text:style-name="Default_20_Paragraph_20_Font"><text:span text:style-name="T1">22 </text:span></text:span><text:span text:style-name="Default_20_Paragraph_20_Font"><text:span text:style-name="T2">ἐγὼ γὰρ ἀποθνῄσκω ἐν τῇ γῇ ταύτῃ καὶ οὐ διαβαίνω τὸν Ιορδάνην τοῦτον, ὑμεῖς δὲ διαβαίνετε καὶ κληρονομήσετε τὴν γῆν τὴν ἀγαθὴν ταύτην. </text:span></text:span><text:span text:style-name="Default_20_Paragraph_20_Font"><text:span text:style-name="T1">23 </text:span></text:span><text:span text:style-name="Default_20_Paragraph_20_Font"><text:span text:style-name="T2">προσέχετε ὑμεῖς, μὴ ἐπιλάθησθε τὴν διαθήκην κυρίου τοῦ θεοῦ ὑμῶν, ἣν διέθετο πρὸς ὑμᾶς, καὶ ποιήσητε ὑμῖν ἑαυτοῖς γλυπτὸν ὁμοίωμα πάντων, ὧν συνέταξεν κύριος ὁ θεός σου· </text:span></text:span><text:span text:style-name="Default_20_Paragraph_20_Font"><text:span text:style-name="T1">24 </text:span></text:span><text:span text:style-name="Default_20_Paragraph_20_Font"><text:span text:style-name="T2">ὅτι κύριος ὁ θεός σου πῦρ καταναλίσκον ἐστίν, θεὸς ζηλωτής. </text:span></text:span></text:p>
        <text:p text:style-name="P3"><text:span text:style-name="Default_20_Paragraph_20_Font"><text:span text:style-name="T1">25 </text:span></text:span><text:span text:style-name="Default_20_Paragraph_20_Font"><text:span text:style-name="T2">Ἐὰν δὲ γεννήσῃς υἱοὺς καὶ υἱοὺς τῶν υἱῶν σου καὶ χρονίσητε ἐπὶ τῆς γῆς καὶ ἀνομήσητε καὶ ποιήσητε γλυπτὸν ὁμοίωμα παντὸς καὶ ποιήσητε τὰ πονηρὰ ἐναντίον κυρίου τοῦ θεοῦ ὑμῶν παροργίσαι αὐτόν, </text:span></text:span><text:span text:style-name="Default_20_Paragraph_20_Font"><text:span text:style-name="T1">26 </text:span></text:span><text:span text:style-name="Default_20_Paragraph_20_Font"><text:span text:style-name="T2">διαμαρτύρομαι ὑμῖν σήμερον τόν τε οὐρανὸν καὶ τὴν γῆν ὅτι ἀπωλείᾳ ἀπολεῖσθε ἀπὸ τῆς γῆς, εἰς ἣν ὑμεῖς διαβαίνετε τὸν Ιορδάνην ἐκεῖ κληρονομῆσαι αὐτήν· οὐχὶ πολυχρονιεῖτε ἡμέρας ἐπ’ αὐτῆς, ἀλλ’ ἢ ἐκτριβῇ ἐκτριβήσεσθε. </text:span></text:span><text:span text:style-name="Default_20_Paragraph_20_Font"><text:span text:style-name="T1">27 </text:span></text:span><text:span text:style-name="Default_20_Paragraph_20_Font"><text:span text:style-name="T2">καὶ διασπερεῖ κύριος ὑμᾶς ἐν πᾶσιν τοῖς ἔθνεσιν καὶ καταλειφθήσεσθε ὀλίγοι ἀριθμῷ ἐν τοῖς ἔθνεσιν, εἰς οὓς εἰσάξει κύριος ὑμᾶς ἐκεῖ. </text:span></text:span><text:span text:style-name="Default_20_Paragraph_20_Font"><text:span text:style-name="T1">28 </text:span></text:span><text:span text:style-name="Default_20_Paragraph_20_Font"><text:span text:style-name="T2">καὶ λατρεύσετε ἐκεῖ θεοῖς ἑτέροις, ἔργοις χειρῶν ἀνθρώπων, ξύλοις καὶ λίθοις, οἳ οὐκ ὄψονται οὐδὲ μὴ ἀκούσωσιν οὔτε μὴ φάγωσιν οὔτε μὴ ὀσφρανθῶσιν. </text:span></text:span><text:span text:style-name="Default_20_Paragraph_20_Font"><text:span text:style-name="T1">29 </text:span></text:span><text:span text:style-name="Default_20_Paragraph_20_Font"><text:span text:style-name="T2">καὶ ζητήσετε ἐκεῖ κύριον τὸν θεὸν ὑμῶν καὶ εὑρήσετε, ὅταν ἐκζητήσητε αὐτὸν ἐξ ὅλης τῆς καρδίας σου καὶ ἐξ ὅλης τῆς ψυχῆς σου ἐν τῇ θλίψει σου· </text:span></text:span><text:span text:style-name="Default_20_Paragraph_20_Font"><text:span text:style-name="T1">30 </text:span></text:span><text:span text:style-name="Default_20_Paragraph_20_Font"><text:span text:style-name="T2">καὶ εὑρήσουσίν σε πάντες οἱ λόγοι οὗτοι ἐπ’ ἐσχάτῳ τῶν </text:span></text:span><text:soft-page-break/><text:span text:style-name="Default_20_Paragraph_20_Font"><text:span text:style-name="T2">ἡμερῶν, καὶ ἐπιστραφήσῃ πρὸς κύριον τὸν θεόν σου καὶ εἰσακούσῃ τῆς φωνῆς αὐτοῦ· </text:span></text:span><text:span text:style-name="Default_20_Paragraph_20_Font"><text:span text:style-name="T1">31 </text:span></text:span><text:span text:style-name="Default_20_Paragraph_20_Font"><text:span text:style-name="T2">ὅτι θεὸς οἰκτίρμων κύριος ὁ θεός σου, οὐκ ἐγκαταλείψει σε οὐδὲ μὴ ἐκτρίψει σε, οὐκ ἐπιλήσεται τὴν διαθήκην τῶν πατέρων σου, ἣν ὤμοσεν αὐτοῖς. </text:span></text:span><text:span text:style-name="Default_20_Paragraph_20_Font"><text:span text:style-name="T1">32 </text:span></text:span><text:span text:style-name="Default_20_Paragraph_20_Font"><text:span text:style-name="T2">ἐπερωτήσατε ἡμέρας προτέρας τὰς γενομένας προτέρας σου ἀπὸ τῆς ἡμέρας, ἧς ἔκτισεν ὁ θεὸς ἄνθρωπον ἐπὶ τῆς γῆς, καὶ ἐπὶ τὸ ἄκρον τοῦ οὐρανοῦ ἕως ἄκρου τοῦ οὐρανοῦ, εἰ γέγονεν κατὰ τὸ ῥῆμα τὸ μέγα τοῦτο, εἰ ἤκουσται τοιοῦτο· </text:span></text:span><text:span text:style-name="Default_20_Paragraph_20_Font"><text:span text:style-name="T1">33 </text:span></text:span><text:span text:style-name="Default_20_Paragraph_20_Font"><text:span text:style-name="T2">εἰ ἀκήκοεν ἔθνος φωνὴν θεοῦ ζῶντος λαλοῦντος ἐκ μέσου τοῦ πυρός, ὃν τρόπον ἀκήκοας σὺ καὶ ἔζησας· </text:span></text:span><text:span text:style-name="Default_20_Paragraph_20_Font"><text:span text:style-name="T1">34 </text:span></text:span><text:span text:style-name="Default_20_Paragraph_20_Font"><text:span text:style-name="T2">εἰ ἐπείρασεν ὁ θεὸς εἰσελθὼν λαβεῖν ἑαυτῷ ἔθνος ἐκ μέσου ἔθνους ἐν πειρασμῷ καὶ ἐν σημείοις καὶ ἐν τέρασιν καὶ ἐν πολέμῳ καὶ ἐν χειρὶ κραταιᾷ καὶ ἐν βραχίονι ὑψηλῷ καὶ ἐν ὁράμασιν μεγάλοις κατὰ πάντα, ὅσα ἐποίησεν κύριος ὁ θεὸς ἡμῶν ἐν Αἰγύπτῳ ἐνώπιόν σου βλέποντος· </text:span></text:span><text:span text:style-name="Default_20_Paragraph_20_Font"><text:span text:style-name="T1">35 </text:span></text:span><text:span text:style-name="Default_20_Paragraph_20_Font"><text:span text:style-name="T2">ὥστε εἰδῆσαί σε ὅτι κύριος ὁ θεός σου, οὗτος θεός ἐστιν, καὶ οὐκ ἔστιν ἔτι πλὴν αὐτοῦ. </text:span></text:span><text:span text:style-name="Default_20_Paragraph_20_Font"><text:span text:style-name="T1">36 </text:span></text:span><text:span text:style-name="Default_20_Paragraph_20_Font"><text:span text:style-name="T2">ἐκ τοῦ οὐρανοῦ ἀκουστὴ ἐγένετο ἡ φωνὴ αὐτοῦ παιδεῦσαί σε, καὶ ἐπὶ τῆς γῆς ἔδειξέν σοι τὸ πῦρ αὐτοῦ τὸ μέγα, καὶ τὰ ῥήματα αὐτοῦ ἤκουσας ἐκ μέσου τοῦ πυρός. </text:span></text:span><text:span text:style-name="Default_20_Paragraph_20_Font"><text:span text:style-name="T1">37 </text:span></text:span><text:span text:style-name="Default_20_Paragraph_20_Font"><text:span text:style-name="T2">διὰ τὸ ἀγαπῆσαι αὐτὸν τοὺς πατέρας σου καὶ ἐξελέξατο τὸ σπέρμα αὐτῶν μετ’ αὐτοὺς ὑμᾶς καὶ ἐξήγαγέν σε αὐτὸς ἐν τῇ ἰσχύι αὐτοῦ τῇ μεγάλῃ ἐξ Αἰγύπτου </text:span></text:span><text:span text:style-name="Default_20_Paragraph_20_Font"><text:span text:style-name="T1">38 </text:span></text:span><text:span text:style-name="Default_20_Paragraph_20_Font"><text:span text:style-name="T2">ἐξολεθρεῦσαι ἔθνη μεγάλα καὶ ἰσχυρότερά σου πρὸ προσώπου σου εἰσαγαγεῖν σε δοῦναί σοι τὴν γῆν αὐτῶν κληρονομεῖν, καθὼς ἔχεις σήμερον. </text:span></text:span><text:span text:style-name="Default_20_Paragraph_20_Font"><text:span text:style-name="T1">39 </text:span></text:span><text:span text:style-name="Default_20_Paragraph_20_Font"><text:span text:style-name="T2">καὶ γνώσῃ σήμερον καὶ ἐπιστραφήσῃ τῇ διανοίᾳ ὅτι κύριος ὁ θεός σου, οὗτος θεὸς ἐν τῷ οὐρανῷ ἄνω καὶ ἐπὶ τῆς γῆς κάτω, καὶ οὐκ ἔστιν ἔτι πλὴν αὐτοῦ· </text:span></text:span><text:span text:style-name="Default_20_Paragraph_20_Font"><text:span text:style-name="T1">40 </text:span></text:span><text:span text:style-name="Default_20_Paragraph_20_Font"><text:span text:style-name="T2">καὶ φυλάξῃ τὰ δικαιώματα αὐτοῦ καὶ τὰς ἐντολὰς αὐτοῦ, ὅσας ἐγὼ ἐντέλλομαί σοι σήμερον, ἵνα εὖ σοι γένηται καὶ τοῖς υἱοῖς σου μετὰ σέ, ὅπως μακροήμεροι γένησθε ἐπὶ τῆς γῆς, ἧς κύριος ὁ θεός σου δίδωσίν σοι πάσας τὰς ἡμέρας. </text:span></text:span></text:p>
        <text:p text:style-name="P3"><text:span text:style-name="Default_20_Paragraph_20_Font"><text:span text:style-name="T1">41 </text:span></text:span><text:span text:style-name="Default_20_Paragraph_20_Font"><text:span text:style-name="T2">Τότε ἀφώρισεν Μωϋσῆς τρεῖς πόλεις πέραν τοῦ Ιορδάνου ἀπὸ ἀνατολῶν ἡλίου </text:span></text:span><text:span text:style-name="Default_20_Paragraph_20_Font"><text:span text:style-name="T1">42 </text:span></text:span><text:span text:style-name="Default_20_Paragraph_20_Font"><text:span text:style-name="T2">φυγεῖν ἐκεῖ τὸν φονευτήν, ὃς ἂν φονεύσῃ τὸν πλησίον οὐκ εἰδὼς καὶ οὗτος οὐ μισῶν αὐτὸν πρὸ τῆς ἐχθὲς καὶ τρίτης, καὶ καταφεύξεται εἰς μίαν τῶν πόλεων τούτων καὶ ζήσεται· </text:span></text:span><text:span text:style-name="Default_20_Paragraph_20_Font"><text:span text:style-name="T1">43 </text:span></text:span><text:span text:style-name="Default_20_Paragraph_20_Font"><text:span text:style-name="T2">τὴν Βοσορ ἐν τῇ ἐρήμῳ ἐν τῇ γῇ τῇ πεδινῇ τῷ Ρουβην καὶ τὴν Ραμωθ ἐν Γαλααδ τῷ Γαδδι καὶ τὴν Γαυλων ἐν Βασαν τῷ Μανασση. </text:span></text:span></text:p>
        <text:p text:style-name="P3"><text:span text:style-name="Default_20_Paragraph_20_Font"><text:span text:style-name="T1">44 </text:span></text:span><text:span text:style-name="Default_20_Paragraph_20_Font"><text:span text:style-name="T2">Οὗτος ὁ νόμος, ὃν παρέθετο Μωϋσῆς ἐνώπιον υἱῶν Ισραηλ· </text:span></text:span><text:span text:style-name="Default_20_Paragraph_20_Font"><text:span text:style-name="T1">45 </text:span></text:span><text:span text:style-name="Default_20_Paragraph_20_Font"><text:span text:style-name="T2">ταῦτα τὰ μαρτύρια καὶ τὰ δικαιώματα καὶ τὰ κρίματα, ὅσα ἐλάλησεν Μωϋσῆς τοῖς υἱοῖς Ισραηλ ἐν τῇ ἐρήμῳ ἐξελθόντων αὐτῶν ἐκ γῆς Αἰγύπτου </text:span></text:span><text:span text:style-name="Default_20_Paragraph_20_Font"><text:span text:style-name="T1">46 </text:span></text:span><text:span text:style-name="Default_20_Paragraph_20_Font"><text:span text:style-name="T2">ἐν τῷ πέραν τοῦ Ιορδάνου ἐν φάραγγι ἐγγὺς οἴκου Φογωρ ἐν γῇ Σηων βασιλέως τῶν Αμορραίων, ὃς κατῴκει ἐν Εσεβων, οὓς ἐπάταξεν Μωϋσῆς καὶ οἱ υἱοὶ Ισραηλ ἐξελθόντων αὐτῶν ἐκ γῆς Αἰγύπτου </text:span></text:span><text:span text:style-name="Default_20_Paragraph_20_Font"><text:span text:style-name="T1">47 </text:span></text:span><text:span text:style-name="Default_20_Paragraph_20_Font"><text:span text:style-name="T2">καὶ ἐκληρονόμησαν τὴν γῆν αὐτοῦ καὶ τὴν γῆν Ωγ βασιλέως τῆς Βασαν, δύο βασιλέων τῶν Αμορραίων, οἳ ἦσαν πέραν τοῦ Ιορδάνου κατ’ ἀνατολὰς ἡλίου, </text:span></text:span><text:span text:style-name="Default_20_Paragraph_20_Font"><text:span text:style-name="T1">48 </text:span></text:span><text:span text:style-name="Default_20_Paragraph_20_Font"><text:span text:style-name="T2">ἀπὸ Αροηρ, ἥ ἐστιν ἐπὶ τοῦ χείλους χειμάρρου Αρνων, καὶ ἐπὶ τοῦ ὄρους τοῦ Σηων, ὅ ἐστιν Αερμων, </text:span></text:span><text:span text:style-name="Default_20_Paragraph_20_Font"><text:span text:style-name="T1">49 </text:span></text:span><text:span text:style-name="Default_20_Paragraph_20_Font"><text:span text:style-name="T2">πᾶσαν τὴν Αραβα πέραν τοῦ Ιορδάνου κατ’ ἀνατολὰς ἡλίου ὑπὸ Ασηδωθ τὴν λαξευτήν. </text:span></text:span></text:p>
      </text:section>
      <text:section text:style-name="Sect1" text:name="Sect5">
        <text:p text:style-name="P2">Δευτερονομιον 5</text:p>
        <text:p text:style-name="P3"><text:span text:style-name="Default_20_Paragraph_20_Font"><text:span text:style-name="T1">1 </text:span></text:span><text:span text:style-name="Default_20_Paragraph_20_Font"><text:span text:style-name="T2">Καὶ ἐκάλεσεν Μωϋσῆς πάντα Ισραηλ καὶ εἶπεν πρὸς αὐτούς Ἄκουε, Ισραηλ, τὰ δικαιώματα καὶ τὰ κρίματα, ὅσα ἐγὼ λαλῶ ἐν τοῖς ὠσὶν ὑμῶν ἐν τῇ ἡμέρᾳ ταύτῃ, καὶ μαθήσεσθε αὐτὰ καὶ φυλάξεσθε ποιεῖν αὐτά. </text:span></text:span><text:span text:style-name="Default_20_Paragraph_20_Font"><text:span text:style-name="T1">2 </text:span></text:span><text:span text:style-name="Default_20_Paragraph_20_Font"><text:span text:style-name="T2">κύριος ὁ θεὸς ὑμῶν διέθετο πρὸς ὑμᾶς διαθήκην ἐν Χωρηβ· </text:span></text:span><text:span text:style-name="Default_20_Paragraph_20_Font"><text:span text:style-name="T1">3 </text:span></text:span><text:span text:style-name="Default_20_Paragraph_20_Font"><text:span text:style-name="T2">οὐχὶ τοῖς πατράσιν ὑμῶν διέθετο κύριος τὴν διαθήκην ταύτην, ἀλλ’ ἢ πρὸς ὑμᾶς, ὑμεῖς ὧδε πάντες ζῶντες σήμερον· </text:span></text:span><text:soft-page-break/><text:span text:style-name="Default_20_Paragraph_20_Font"><text:span text:style-name="T1">4 </text:span></text:span><text:span text:style-name="Default_20_Paragraph_20_Font"><text:span text:style-name="T2">πρόσωπον κατὰ πρόσωπον ἐλάλησεν κύριος πρὸς ὑμᾶς ἐν τῷ ὄρει ἐκ μέσου τοῦ πυρός – </text:span></text:span><text:span text:style-name="Default_20_Paragraph_20_Font"><text:span text:style-name="T1">5 </text:span></text:span><text:span text:style-name="Default_20_Paragraph_20_Font"><text:span text:style-name="T2">κἀγὼ εἱστήκειν ἀνὰ μέσον κυρίου καὶ ὑμῶν ἐν τῷ καιρῷ ἐκείνῳ ἀναγγεῖλαι ὑμῖν τὰ ῥήματα κυρίου, ὅτι ἐφοβήθητε ἀπὸ προσώπου τοῦ πυρὸς καὶ οὐκ ἀνέβητε εἰς τὸ ὄρος – λέγων </text:span></text:span></text:p>
        <text:p text:style-name="P3"><text:span text:style-name="Default_20_Paragraph_20_Font"><text:span text:style-name="T1">6 </text:span></text:span><text:span text:style-name="Default_20_Paragraph_20_Font"><text:span text:style-name="T2">Ἐγὼ κύριος ὁ θεός σου ὁ ἐξαγαγών σε ἐκ γῆς Αἰγύπτου ἐξ οἴκου δουλείας. </text:span></text:span><text:span text:style-name="Default_20_Paragraph_20_Font"><text:span text:style-name="T1">7 </text:span></text:span><text:span text:style-name="Default_20_Paragraph_20_Font"><text:span text:style-name="T2">οὐκ ἔσονταί σοι θεοὶ ἕτεροι πρὸ προσώπου μου. – </text:span></text:span><text:span text:style-name="Default_20_Paragraph_20_Font"><text:span text:style-name="T1">8 </text:span></text:span><text:span text:style-name="Default_20_Paragraph_20_Font"><text:span text:style-name="T2">οὐ ποιήσεις σεαυτῷ εἴδωλον οὐδὲ παντὸς ὁμοίωμα, ὅσα ἐν τῷ οὐρανῷ ἄνω καὶ ὅσα ἐν τῇ γῇ κάτω καὶ ὅσα ἐν τοῖς ὕδασιν ὑποκάτω τῆς γῆς. </text:span></text:span><text:span text:style-name="Default_20_Paragraph_20_Font"><text:span text:style-name="T1">9 </text:span></text:span><text:span text:style-name="Default_20_Paragraph_20_Font"><text:span text:style-name="T2">οὐ προσκυνήσεις αὐτοῖς οὐδὲ μὴ λατρεύσῃς αὐτοῖς, ὅτι ἐγώ εἰμι κύριος ὁ θεός σου, θεὸς ζηλωτὴς ἀποδιδοὺς ἁμαρτίας πατέρων ἐπὶ τέκνα ἐπὶ τρίτην καὶ τετάρτην γενεὰν τοῖς μισοῦσίν με </text:span></text:span><text:span text:style-name="Default_20_Paragraph_20_Font"><text:span text:style-name="T1">10 </text:span></text:span><text:span text:style-name="Default_20_Paragraph_20_Font"><text:span text:style-name="T2">καὶ ποιῶν ἔλεος εἰς χιλιάδας τοῖς ἀγαπῶσίν με καὶ τοῖς φυλάσσουσιν τὰ προστάγματά μου. – </text:span></text:span><text:span text:style-name="Default_20_Paragraph_20_Font"><text:span text:style-name="T1">11 </text:span></text:span><text:span text:style-name="Default_20_Paragraph_20_Font"><text:span text:style-name="T2">οὐ λήμψῃ τὸ ὄνομα κυρίου τοῦ θεοῦ σου ἐπὶ ματαίῳ· οὐ γὰρ μὴ καθαρίσῃ κύριος τὸν λαμβάνοντα τὸ ὄνομα αὐτοῦ ἐπὶ ματαίῳ. – </text:span></text:span><text:span text:style-name="Default_20_Paragraph_20_Font"><text:span text:style-name="T1">12 </text:span></text:span><text:span text:style-name="Default_20_Paragraph_20_Font"><text:span text:style-name="T2">φύλαξαι τὴν ἡμέραν τῶν σαββάτων ἁγιάζειν αὐτήν, ὃν τρόπον ἐνετείλατό σοι κύριος ὁ θεός σου. </text:span></text:span><text:span text:style-name="Default_20_Paragraph_20_Font"><text:span text:style-name="T1">13 </text:span></text:span><text:span text:style-name="Default_20_Paragraph_20_Font"><text:span text:style-name="T2">ἓξ ἡμέρας ἐργᾷ καὶ ποιήσεις πάντα τὰ ἔργα σου· </text:span></text:span><text:span text:style-name="Default_20_Paragraph_20_Font"><text:span text:style-name="T1">14 </text:span></text:span><text:span text:style-name="Default_20_Paragraph_20_Font"><text:span text:style-name="T2">τῇ δὲ ἡμέρᾳ τῇ ἑβδόμῃ σάββατα κυρίῳ τῷ θεῷ σου, οὐ ποιήσεις ἐν αὐτῇ πᾶν ἔργον, σὺ καὶ οἱ υἱοί σου καὶ ἡ θυγάτηρ σου, ὁ παῖς σου καὶ ἡ παιδίσκη σου, ὁ βοῦς σου καὶ τὸ ὑποζύγιόν σου καὶ πᾶν κτῆνός σου καὶ ὁ προσήλυτος ὁ παροικῶν ἐν σοί, ἵνα ἀναπαύσηται ὁ παῖς σου καὶ ἡ παιδίσκη σου ὥσπερ καὶ σύ· </text:span></text:span><text:span text:style-name="Default_20_Paragraph_20_Font"><text:span text:style-name="T1">15 </text:span></text:span><text:span text:style-name="Default_20_Paragraph_20_Font"><text:span text:style-name="T2">καὶ μνησθήσῃ ὅτι οἰκέτης ἦσθα ἐν γῇ Αἰγύπτῳ καὶ ἐξήγαγέν σε κύριος ὁ θεός σου ἐκεῖθεν ἐν χειρὶ κραταιᾷ καὶ ἐν βραχίονι ὑψηλῷ, διὰ τοῦτο συνέταξέν σοι κύριος ὁ θεός σου ὥστε φυλάσσεσθαι τὴν ἡμέραν τῶν σαββάτων καὶ ἁγιάζειν αὐτήν. – </text:span></text:span><text:span text:style-name="Default_20_Paragraph_20_Font"><text:span text:style-name="T1">16 </text:span></text:span><text:span text:style-name="Default_20_Paragraph_20_Font"><text:span text:style-name="T2">τίμα τὸν πατέρα σου καὶ τὴν μητέρα σου, ὃν τρόπον ἐνετείλατό σοι κύριος ὁ θεός σου, ἵνα εὖ σοι γένηται, καὶ ἵνα μακροχρόνιος γένῃ ἐπὶ τῆς γῆς, ἧς κύριος ὁ θεός σου δίδωσίν σοι. – </text:span></text:span><text:span text:style-name="Default_20_Paragraph_20_Font"><text:span text:style-name="T1">17 </text:span></text:span><text:span text:style-name="Default_20_Paragraph_20_Font"><text:span text:style-name="T2">οὐ μοιχεύσεις. – </text:span></text:span><text:span text:style-name="Default_20_Paragraph_20_Font"><text:span text:style-name="T1">18 </text:span></text:span><text:span text:style-name="Default_20_Paragraph_20_Font"><text:span text:style-name="T2">οὐ φονεύσεις. – </text:span></text:span><text:span text:style-name="Default_20_Paragraph_20_Font"><text:span text:style-name="T1">19 </text:span></text:span><text:span text:style-name="Default_20_Paragraph_20_Font"><text:span text:style-name="T2">οὐ κλέψεις. – </text:span></text:span><text:span text:style-name="Default_20_Paragraph_20_Font"><text:span text:style-name="T1">20 </text:span></text:span><text:span text:style-name="Default_20_Paragraph_20_Font"><text:span text:style-name="T2">οὐ ψευδομαρτυρήσεις κατὰ τοῦ πλησίον σου μαρτυρίαν ψευδῆ. – </text:span></text:span><text:span text:style-name="Default_20_Paragraph_20_Font"><text:span text:style-name="T1">21 </text:span></text:span><text:span text:style-name="Default_20_Paragraph_20_Font"><text:span text:style-name="T2">οὐκ ἐπιθυμήσεις τὴν γυναῖκα τοῦ πλησίον σου. οὐκ ἐπιθυμήσεις τὴν οἰκίαν τοῦ πλησίον σου οὔτε τὸν ἀγρὸν αὐτοῦ οὔτε τὸν παῖδα αὐτοῦ οὔτε τὴν παιδίσκην αὐτοῦ οὔτε τοῦ βοὸς αὐτοῦ οὔτε τοῦ ὑποζυγίου αὐτοῦ οὔτε παντὸς κτήνους αὐτοῦ οὔτε ὅσα τῷ πλησίον σού ἐστιν. </text:span></text:span></text:p>
        <text:p text:style-name="P3"><text:span text:style-name="Default_20_Paragraph_20_Font"><text:span text:style-name="T1">22 </text:span></text:span><text:span text:style-name="Default_20_Paragraph_20_Font"><text:span text:style-name="T2">Τὰ ῥήματα ταῦτα ἐλάλησεν κύριος πρὸς πᾶσαν συναγωγὴν ὑμῶν ἐν τῷ ὄρει ἐκ μέσου τοῦ πυρός, σκότος, γνόφος, θύελλα, φωνὴ μεγάλη, καὶ οὐ προσέθηκεν· καὶ ἔγραψεν αὐτὰ ἐπὶ δύο πλάκας λιθίνας καὶ ἔδωκέν μοι. </text:span></text:span><text:span text:style-name="Default_20_Paragraph_20_Font"><text:span text:style-name="T1">23 </text:span></text:span><text:span text:style-name="Default_20_Paragraph_20_Font"><text:span text:style-name="T2">καὶ ἐγένετο ὡς ἠκούσατε τὴν φωνὴν ἐκ μέσου τοῦ πυρὸς καὶ τὸ ὄρος ἐκαίετο πυρί, καὶ προσήλθετε πρός με, πάντες οἱ ἡγούμενοι τῶν φυλῶν ὑμῶν καὶ ἡ γερουσία ὑμῶν, </text:span></text:span><text:span text:style-name="Default_20_Paragraph_20_Font"><text:span text:style-name="T1">24 </text:span></text:span><text:span text:style-name="Default_20_Paragraph_20_Font"><text:span text:style-name="T2">καὶ ἐλέγετε Ἰδοὺ ἔδειξεν ἡμῖν κύριος ὁ θεὸς ἡμῶν τὴν δόξαν αὐτοῦ, καὶ τὴν φωνὴν αὐτοῦ ἠκούσαμεν ἐκ μέσου τοῦ πυρός· ἐν τῇ ἡμέρᾳ ταύτῃ εἴδομεν ὅτι λαλήσει ὁ θεὸς πρὸς ἄνθρωπον, καὶ ζήσεται. </text:span></text:span><text:span text:style-name="Default_20_Paragraph_20_Font"><text:span text:style-name="T1">25 </text:span></text:span><text:span text:style-name="Default_20_Paragraph_20_Font"><text:span text:style-name="T2">καὶ νῦν μὴ ἀποθάνωμεν, ὅτι ἐξαναλώσει ἡμᾶς τὸ πῦρ τὸ μέγα τοῦτο, ἐὰν προσθώμεθα ἡμεῖς ἀκοῦσαι τὴν φωνὴν κυρίου τοῦ θεοῦ ἡμῶν ἔτι, καὶ ἀποθανούμεθα. </text:span></text:span><text:span text:style-name="Default_20_Paragraph_20_Font"><text:span text:style-name="T1">26 </text:span></text:span><text:span text:style-name="Default_20_Paragraph_20_Font"><text:span text:style-name="T2">τίς γὰρ σάρξ, ἥτις ἤκουσεν φωνὴν θεοῦ ζῶντος λαλοῦντος ἐκ μέσου τοῦ πυρὸς ὡς ἡμεῖς καὶ ζήσεται; </text:span></text:span><text:span text:style-name="Default_20_Paragraph_20_Font"><text:span text:style-name="T1">27 </text:span></text:span><text:span text:style-name="Default_20_Paragraph_20_Font"><text:span text:style-name="T2">πρόσελθε σὺ καὶ ἄκουσον ὅσα ἐὰν εἴπῃ κύριος ὁ θεὸς ἡμῶν, καὶ σὺ λαλήσεις πρὸς ἡμᾶς πάντα, ὅσα ἂν λαλήσῃ κύριος ὁ θεὸς ἡμῶν πρὸς σέ, καὶ ἀκουσόμεθα καὶ ποιήσομεν. </text:span></text:span><text:span text:style-name="Default_20_Paragraph_20_Font"><text:span text:style-name="T1">28 </text:span></text:span><text:span text:style-name="Default_20_Paragraph_20_Font"><text:span text:style-name="T2">καὶ ἤκουσεν κύριος τὴν φωνὴν τῶν λόγων ὑμῶν λαλούντων πρός με, καὶ εἶπεν κύριος πρός με Ἤκουσα τὴν φωνὴν τῶν λόγων τοῦ λαοῦ τούτου, ὅσα ἐλάλησαν πρὸς σέ· ὀρθῶς πάντα, ὅσα ἐλάλησαν. </text:span></text:span><text:span text:style-name="Default_20_Paragraph_20_Font"><text:span text:style-name="T1">29 </text:span></text:span><text:span text:style-name="Default_20_Paragraph_20_Font"><text:span text:style-name="T2">τίς δώσει οὕτως εἶναι τὴν καρδίαν αὐτῶν ἐν αὐτοῖς ὥστε φοβεῖσθαί με καὶ φυλάσσεσθαι τὰς ἐντολάς μου πάσας τὰς ἡμέρας, ἵνα εὖ ᾖ αὐτοῖς καὶ τοῖς υἱοῖς αὐτῶν δι’ αἰῶνος; </text:span></text:span><text:span text:style-name="Default_20_Paragraph_20_Font"><text:span text:style-name="T1">30 </text:span></text:span><text:span text:style-name="Default_20_Paragraph_20_Font"><text:span text:style-name="T2">βάδισον εἰπὸν αὐτοῖς Ἀποστράφητε ὑμεῖς εἰς τοὺς οἴκους ὑμῶν· </text:span></text:span><text:span text:style-name="Default_20_Paragraph_20_Font"><text:span text:style-name="T1">31 </text:span></text:span><text:span text:style-name="Default_20_Paragraph_20_Font"><text:span text:style-name="T2">σὺ δὲ αὐτοῦ στῆθι μετ’ ἐμοῦ, καὶ λαλήσω πρὸς σὲ τὰς ἐντολὰς καὶ τὰ δικαιώματα καὶ τὰ κρίματα, ὅσα διδάξεις </text:span></text:span><text:soft-page-break/><text:span text:style-name="Default_20_Paragraph_20_Font"><text:span text:style-name="T2">αὐτούς, καὶ ποιείτωσαν ἐν τῇ γῇ, ἣν ἐγὼ δίδωμι αὐτοῖς ἐν κλήρῳ. </text:span></text:span><text:span text:style-name="Default_20_Paragraph_20_Font"><text:span text:style-name="T1">32 </text:span></text:span><text:span text:style-name="Default_20_Paragraph_20_Font"><text:span text:style-name="T2">καὶ φυλάξεσθε ποιεῖν ὃν τρόπον ἐνετείλατό σοι κύριος ὁ θεός σου· οὐκ ἐκκλινεῖτε εἰς δεξιὰ οὐδὲ εἰς ἀριστερὰ </text:span></text:span><text:span text:style-name="Default_20_Paragraph_20_Font"><text:span text:style-name="T1">33 </text:span></text:span><text:span text:style-name="Default_20_Paragraph_20_Font"><text:span text:style-name="T2">κατὰ πᾶσαν τὴν ὁδόν, ἣν ἐνετείλατό σοι κύριος ὁ θεός σου πορεύεσθαι ἐν αὐτῇ, ὅπως καταπαύσῃ σε καὶ εὖ σοι ᾖ καὶ μακροημερεύσητε ἐπὶ τῆς γῆς, ἧς κληρονομήσετε. </text:span></text:span></text:p>
      </text:section>
      <text:section text:style-name="Sect1" text:name="Sect6">
        <text:p text:style-name="P2">Δευτερονομιον 6</text:p>
        <text:p text:style-name="P3"><text:span text:style-name="Default_20_Paragraph_20_Font"><text:span text:style-name="T1">1 </text:span></text:span><text:span text:style-name="Default_20_Paragraph_20_Font"><text:span text:style-name="T2">Καὶ αὗται αἱ ἐντολαὶ καὶ τὰ δικαιώματα καὶ τὰ κρίματα, ὅσα ἐνετείλατο κύριος ὁ θεὸς ἡμῶν διδάξαι ὑμᾶς ποιεῖν οὕτως ἐν τῇ γῇ, εἰς ἣν ὑμεῖς εἰσπορεύεσθε ἐκεῖ κληρονομῆσαι αὐτήν, </text:span></text:span><text:span text:style-name="Default_20_Paragraph_20_Font"><text:span text:style-name="T1">2 </text:span></text:span><text:span text:style-name="Default_20_Paragraph_20_Font"><text:span text:style-name="T2">ἵνα φοβῆσθε κύριον τὸν θεὸν ὑμῶν φυλάσσεσθαι πάντα τὰ δικαιώματα αὐτοῦ καὶ τὰς ἐντολὰς αὐτοῦ, ὅσας ἐγὼ ἐντέλλομαί σοι σήμερον, σὺ καὶ οἱ υἱοί σου καὶ οἱ υἱοὶ τῶν υἱῶν σου πάσας τὰς ἡμέρας τῆς ζωῆς σου, ἵνα μακροημερεύσητε. </text:span></text:span><text:span text:style-name="Default_20_Paragraph_20_Font"><text:span text:style-name="T1">3 </text:span></text:span><text:span text:style-name="Default_20_Paragraph_20_Font"><text:span text:style-name="T2">καὶ ἄκουσον, Ισραηλ, καὶ φύλαξαι ποιεῖν, ὅπως εὖ σοι ᾖ καὶ ἵνα πληθυνθῆτε σφόδρα, καθάπερ ἐλάλησεν κύριος ὁ θεὸς τῶν πατέρων σου δοῦναί σοι γῆν ῥέουσαν γάλα καὶ μέλι. </text:span></text:span></text:p>
        <text:p text:style-name="P3"><text:span text:style-name="Default_20_Paragraph_20_Font"><text:span text:style-name="T1">4 </text:span></text:span><text:span text:style-name="Default_20_Paragraph_20_Font"><text:span text:style-name="T2">Καὶ ταῦτα τὰ δικαιώματα καὶ τὰ κρίματα, ὅσα ἐνετείλατο κύριος τοῖς υἱοῖς Ισραηλ ἐν τῇ ἐρήμῳ ἐξελθόντων αὐτῶν ἐκ γῆς Αἰγύπτου Ἄκουε, Ισραηλ· κύριος ὁ θεὸς ἡμῶν κύριος εἷς ἐστιν· </text:span></text:span><text:span text:style-name="Default_20_Paragraph_20_Font"><text:span text:style-name="T1">5 </text:span></text:span><text:span text:style-name="Default_20_Paragraph_20_Font"><text:span text:style-name="T2">καὶ ἀγαπήσεις κύριον τὸν θεόν σου ἐξ ὅλης τῆς καρδίας σου καὶ ἐξ ὅλης τῆς ψυχῆς σου καὶ ἐξ ὅλης τῆς δυνάμεώς σου. </text:span></text:span><text:span text:style-name="Default_20_Paragraph_20_Font"><text:span text:style-name="T1">6 </text:span></text:span><text:span text:style-name="Default_20_Paragraph_20_Font"><text:span text:style-name="T2">καὶ ἔσται τὰ ῥήματα ταῦτα, ὅσα ἐγὼ ἐντέλλομαί σοι σήμερον, ἐν τῇ καρδίᾳ σου καὶ ἐν τῇ ψυχῇ σου· </text:span></text:span><text:span text:style-name="Default_20_Paragraph_20_Font"><text:span text:style-name="T1">7 </text:span></text:span><text:span text:style-name="Default_20_Paragraph_20_Font"><text:span text:style-name="T2">καὶ προβιβάσεις αὐτὰ τοὺς υἱούς σου καὶ λαλήσεις ἐν αὐτοῖς καθήμενος ἐν οἴκῳ καὶ πορευόμενος ἐν ὁδῷ καὶ κοιταζόμενος καὶ διανιστάμενος· </text:span></text:span><text:span text:style-name="Default_20_Paragraph_20_Font"><text:span text:style-name="T1">8 </text:span></text:span><text:span text:style-name="Default_20_Paragraph_20_Font"><text:span text:style-name="T2">καὶ ἀφάψεις αὐτὰ εἰς σημεῖον ἐπὶ τῆς χειρός σου, καὶ ἔσται ἀσάλευτον πρὸ ὀφθαλμῶν σου· </text:span></text:span><text:span text:style-name="Default_20_Paragraph_20_Font"><text:span text:style-name="T1">9 </text:span></text:span><text:span text:style-name="Default_20_Paragraph_20_Font"><text:span text:style-name="T2">καὶ γράψετε αὐτὰ ἐπὶ τὰς φλιὰς τῶν οἰκιῶν ὑμῶν καὶ τῶν πυλῶν ὑμῶν. </text:span></text:span></text:p>
        <text:p text:style-name="P3"><text:span text:style-name="Default_20_Paragraph_20_Font"><text:span text:style-name="T1">10 </text:span></text:span><text:span text:style-name="Default_20_Paragraph_20_Font"><text:span text:style-name="T2">Καὶ ἔσται ὅταν εἰσαγάγῃ σε κύριος ὁ θεός σου εἰς τὴν γῆν, ἣν ὤμοσεν τοῖς πατράσιν σου τῷ Αβρααμ καὶ Ισαακ καὶ Ιακωβ δοῦναί σοι, πόλεις μεγάλας καὶ καλάς, ἃς οὐκ ᾠκοδόμησας, </text:span></text:span><text:span text:style-name="Default_20_Paragraph_20_Font"><text:span text:style-name="T1">11 </text:span></text:span><text:span text:style-name="Default_20_Paragraph_20_Font"><text:span text:style-name="T2">οἰκίας πλήρεις πάντων ἀγαθῶν, ἃς οὐκ ἐνέπλησας, λάκκους λελατομημένους, οὓς οὐκ ἐξελατόμησας, ἀμπελῶνας καὶ ἐλαιῶνας, οὓς οὐ κατεφύτευσας, καὶ φαγὼν καὶ ἐμπλησθεὶς </text:span></text:span><text:span text:style-name="Default_20_Paragraph_20_Font"><text:span text:style-name="T1">12 </text:span></text:span><text:span text:style-name="Default_20_Paragraph_20_Font"><text:span text:style-name="T2">πρόσεχε σεαυτῷ, μὴ ἐπιλάθῃ κυρίου τοῦ θεοῦ σου τοῦ ἐξαγαγόντος σε ἐκ γῆς Αἰγύπτου ἐξ οἴκου δουλείας. </text:span></text:span><text:span text:style-name="Default_20_Paragraph_20_Font"><text:span text:style-name="T1">13 </text:span></text:span><text:span text:style-name="Default_20_Paragraph_20_Font"><text:span text:style-name="T2">κύριον τὸν θεόν σου φοβηθήσῃ καὶ αὐτῷ λατρεύσεις καὶ πρὸς αὐτὸν κολληθήσῃ καὶ τῷ ὀνόματι αὐτοῦ ὀμῇ. </text:span></text:span><text:span text:style-name="Default_20_Paragraph_20_Font"><text:span text:style-name="T1">14 </text:span></text:span><text:span text:style-name="Default_20_Paragraph_20_Font"><text:span text:style-name="T2">οὐ πορεύσεσθε ὀπίσω θεῶν ἑτέρων ἀπὸ τῶν θεῶν τῶν ἐθνῶν τῶν περικύκλῳ ὑμῶν, </text:span></text:span><text:span text:style-name="Default_20_Paragraph_20_Font"><text:span text:style-name="T1">15 </text:span></text:span><text:span text:style-name="Default_20_Paragraph_20_Font"><text:span text:style-name="T2">ὅτι θεὸς ζηλωτὴς κύριος ὁ θεός σου ἐν σοί, μὴ ὀργισθεὶς θυμωθῇ κύριος ὁ θεός σου ἐν σοὶ καὶ ἐξολεθρεύσῃ σε ἀπὸ προσώπου τῆς γῆς. </text:span></text:span></text:p>
        <text:p text:style-name="P3"><text:span text:style-name="Default_20_Paragraph_20_Font"><text:span text:style-name="T1">16 </text:span></text:span><text:span text:style-name="Default_20_Paragraph_20_Font"><text:span text:style-name="T2">Οὐκ ἐκπειράσεις κύριον τὸν θεόν σου, ὃν τρόπον ἐξεπειράσασθε ἐν τῷ Πειρασμῷ. </text:span></text:span><text:span text:style-name="Default_20_Paragraph_20_Font"><text:span text:style-name="T1">17 </text:span></text:span><text:span text:style-name="Default_20_Paragraph_20_Font"><text:span text:style-name="T2">φυλάσσων φυλάξῃ τὰς ἐντολὰς κυρίου τοῦ θεοῦ σου, τὰ μαρτύρια καὶ τὰ δικαιώματα, ὅσα ἐνετείλατό σοι· </text:span></text:span><text:span text:style-name="Default_20_Paragraph_20_Font"><text:span text:style-name="T1">18 </text:span></text:span><text:span text:style-name="Default_20_Paragraph_20_Font"><text:span text:style-name="T2">καὶ ποιήσεις τὸ ἀρεστὸν καὶ τὸ καλὸν ἐναντίον κυρίου τοῦ θεοῦ ὑμῶν, ἵνα εὖ σοι γένηται καὶ εἰσέλθῃς καὶ κληρονομήσῃς τὴν γῆν τὴν ἀγαθήν, ἣν ὤμοσεν κύριος τοῖς πατράσιν ὑμῶν </text:span></text:span><text:span text:style-name="Default_20_Paragraph_20_Font"><text:span text:style-name="T1">19 </text:span></text:span><text:span text:style-name="Default_20_Paragraph_20_Font"><text:span text:style-name="T2">ἐκδιῶξαι πάντας τοὺς ἐχθρούς σου πρὸ προσώπου σου, καθὰ ἐλάλησεν. </text:span></text:span></text:p>
        <text:p text:style-name="P3"><text:soft-page-break/><text:span text:style-name="Default_20_Paragraph_20_Font"><text:span text:style-name="T1">20 </text:span></text:span><text:span text:style-name="Default_20_Paragraph_20_Font"><text:span text:style-name="T2">Καὶ ἔσται ὅταν ἐρωτήσῃ σε ὁ υἱός σου αὔριον λέγων Τί ἐστιν τὰ μαρτύρια καὶ τὰ δικαιώματα καὶ τὰ κρίματα, ὅσα ἐνετείλατο κύριος ὁ θεὸς ἡμῶν ἡμῖν; </text:span></text:span><text:span text:style-name="Default_20_Paragraph_20_Font"><text:span text:style-name="T1">21 </text:span></text:span><text:span text:style-name="Default_20_Paragraph_20_Font"><text:span text:style-name="T2">καὶ ἐρεῖς τῷ υἱῷ σου Οἰκέται ἦμεν τῷ Φαραω ἐν γῇ Αἰγύπτῳ, καὶ ἐξήγαγεν ἡμᾶς κύριος ἐκεῖθεν ἐν χειρὶ κραταιᾷ καὶ ἐν βραχίονι ὑψηλῷ. </text:span></text:span><text:span text:style-name="Default_20_Paragraph_20_Font"><text:span text:style-name="T1">22 </text:span></text:span><text:span text:style-name="Default_20_Paragraph_20_Font"><text:span text:style-name="T2">καὶ ἔδωκεν κύριος σημεῖα καὶ τέρατα μεγάλα καὶ πονηρὰ ἐν Αἰγύπτῳ ἐν Φαραω καὶ ἐν τῷ οἴκῳ αὐτοῦ ἐνώπιον ἡμῶν· </text:span></text:span><text:span text:style-name="Default_20_Paragraph_20_Font"><text:span text:style-name="T1">23 </text:span></text:span><text:span text:style-name="Default_20_Paragraph_20_Font"><text:span text:style-name="T2">καὶ ἡμᾶς ἐξήγαγεν ἐκεῖθεν, ἵνα εἰσαγάγῃ ἡμᾶς δοῦναι ἡμῖν τὴν γῆν ταύτην, ἣν ὤμοσεν δοῦναι τοῖς πατράσιν ἡμῶν. </text:span></text:span><text:span text:style-name="Default_20_Paragraph_20_Font"><text:span text:style-name="T1">24 </text:span></text:span><text:span text:style-name="Default_20_Paragraph_20_Font"><text:span text:style-name="T2">καὶ ἐνετείλατο ἡμῖν κύριος ποιεῖν πάντα τὰ δικαιώματα ταῦτα φοβεῖσθαι κύριον τὸν θεὸν ἡμῶν, ἵνα εὖ ᾖ ἡμῖν πάσας τὰς ἡμέρας, ἵνα ζῶμεν ὥσπερ καὶ σήμερον. </text:span></text:span><text:span text:style-name="Default_20_Paragraph_20_Font"><text:span text:style-name="T1">25 </text:span></text:span><text:span text:style-name="Default_20_Paragraph_20_Font"><text:span text:style-name="T2">καὶ ἐλεημοσύνη ἔσται ἡμῖν, ἐὰν φυλασσώμεθα ποιεῖν πάσας τὰς ἐντολὰς ταύτας ἐναντίον κυρίου τοῦ θεοῦ ἡμῶν, καθὰ ἐνετείλατο ἡμῖν κύριος. </text:span></text:span></text:p>
      </text:section>
      <text:section text:style-name="Sect1" text:name="Sect7">
        <text:p text:style-name="P2">Δευτερονομιον 7</text:p>
        <text:p text:style-name="P3"><text:span text:style-name="Default_20_Paragraph_20_Font"><text:span text:style-name="T1">1 </text:span></text:span><text:span text:style-name="Default_20_Paragraph_20_Font"><text:span text:style-name="T2">Ἐὰν δὲ εἰσαγάγῃ σε κύριος ὁ θεός σου εἰς τὴν γῆν, εἰς ἣν εἰσπορεύῃ ἐκεῖ κληρονομῆσαι, καὶ ἐξαρεῖ ἔθνη μεγάλα ἀπὸ προσώπου σου, τὸν Χετταῖον καὶ Γεργεσαῖον καὶ Αμορραῖον καὶ Χαναναῖον καὶ Φερεζαῖον καὶ Ευαῖον καὶ Ιεβουσαῖον, ἑπτὰ ἔθνη πολλὰ καὶ ἰσχυρότερα ὑμῶν, </text:span></text:span><text:span text:style-name="Default_20_Paragraph_20_Font"><text:span text:style-name="T1">2 </text:span></text:span><text:span text:style-name="Default_20_Paragraph_20_Font"><text:span text:style-name="T2">καὶ παραδώσει αὐτοὺς κύριος ὁ θεός σου εἰς τὰς χεῖράς σου καὶ πατάξεις αὐτούς, ἀφανισμῷ ἀφανιεῖς αὐτούς, οὐ διαθήσῃ πρὸς αὐτοὺς διαθήκην οὐδὲ μὴ ἐλεήσητε αὐτούς. </text:span></text:span><text:span text:style-name="Default_20_Paragraph_20_Font"><text:span text:style-name="T1">3 </text:span></text:span><text:span text:style-name="Default_20_Paragraph_20_Font"><text:span text:style-name="T2">οὐδὲ μὴ γαμβρεύσητε πρὸς αὐτούς· τὴν θυγατέρα σου οὐ δώσεις τῷ υἱῷ αὐτοῦ καὶ τὴν θυγατέρα αὐτοῦ οὐ λήμψῃ τῷ υἱῷ σου· </text:span></text:span><text:span text:style-name="Default_20_Paragraph_20_Font"><text:span text:style-name="T1">4 </text:span></text:span><text:span text:style-name="Default_20_Paragraph_20_Font"><text:span text:style-name="T2">ἀποστήσει γὰρ τὸν υἱόν σου ἀπ’ ἐμοῦ, καὶ λατρεύσει θεοῖς ἑτέροις, καὶ ὀργισθήσεται θυμῷ κύριος εἰς ὑμᾶς καὶ ἐξολεθρεύσει σε τὸ τάχος. </text:span></text:span><text:span text:style-name="Default_20_Paragraph_20_Font"><text:span text:style-name="T1">5 </text:span></text:span><text:span text:style-name="Default_20_Paragraph_20_Font"><text:span text:style-name="T2">ἀλλ’ οὕτως ποιήσετε αὐτοῖς· τοὺς βωμοὺς αὐτῶν καθελεῖτε καὶ τὰς στήλας αὐτῶν συντρίψετε καὶ τὰ ἄλση αὐτῶν ἐκκόψετε καὶ τὰ γλυπτὰ τῶν θεῶν αὐτῶν κατακαύσετε πυρί· </text:span></text:span><text:span text:style-name="Default_20_Paragraph_20_Font"><text:span text:style-name="T1">6 </text:span></text:span><text:span text:style-name="Default_20_Paragraph_20_Font"><text:span text:style-name="T2">ὅτι λαὸς ἅγιος εἶ κυρίῳ τῷ θεῷ σου, καὶ σὲ προείλατο κύριος ὁ θεός σου εἶναί σε αὐτῷ λαὸν περιούσιον παρὰ πάντα τὰ ἔθνη, ὅσα ἐπὶ προσώπου τῆς γῆς. </text:span></text:span><text:span text:style-name="Default_20_Paragraph_20_Font"><text:span text:style-name="T1">7 </text:span></text:span><text:span text:style-name="Default_20_Paragraph_20_Font"><text:span text:style-name="T2">οὐχ ὅτι πολυπληθεῖτε παρὰ πάντα τὰ ἔθνη, προείλατο κύριος ὑμᾶς καὶ ἐξελέξατο ὑμᾶς – ὑμεῖς γάρ ἐστε ὀλιγοστοὶ παρὰ πάντα τὰ ἔθνη – , </text:span></text:span><text:span text:style-name="Default_20_Paragraph_20_Font"><text:span text:style-name="T1">8 </text:span></text:span><text:span text:style-name="Default_20_Paragraph_20_Font"><text:span text:style-name="T2">ἀλλὰ παρὰ τὸ ἀγαπᾶν κύριον ὑμᾶς καὶ διατηρῶν τὸν ὅρκον, ὃν ὤμοσεν τοῖς πατράσιν ὑμῶν, ἐξήγαγεν κύριος ὑμᾶς ἐν χειρὶ κραταιᾷ καὶ ἐν βραχίονι ὑψηλῷ καὶ ἐλυτρώσατο ἐξ οἴκου δουλείας ἐκ χειρὸς Φαραω βασιλέως Αἰγύπτου. </text:span></text:span><text:span text:style-name="Default_20_Paragraph_20_Font"><text:span text:style-name="T1">9 </text:span></text:span><text:span text:style-name="Default_20_Paragraph_20_Font"><text:span text:style-name="T2">καὶ γνώσῃ ὅτι κύριος ὁ θεός σου, οὗτος θεός, θεὸς πιστός, ὁ φυλάσσων διαθήκην καὶ ἔλεος τοῖς ἀγαπῶσιν αὐτὸν καὶ τοῖς φυλάσσουσιν τὰς ἐντολὰς αὐτοῦ εἰς χιλίας γενεὰς </text:span></text:span><text:span text:style-name="Default_20_Paragraph_20_Font"><text:span text:style-name="T1">10 </text:span></text:span><text:span text:style-name="Default_20_Paragraph_20_Font"><text:span text:style-name="T2">καὶ ἀποδιδοὺς τοῖς μισοῦσιν κατὰ πρόσωπον ἐξολεθρεῦσαι αὐτούς· καὶ οὐχὶ βραδυνεῖ τοῖς μισοῦσιν, κατὰ πρόσωπον ἀποδώσει αὐτοῖς. </text:span></text:span><text:span text:style-name="Default_20_Paragraph_20_Font"><text:span text:style-name="T1">11 </text:span></text:span><text:span text:style-name="Default_20_Paragraph_20_Font"><text:span text:style-name="T2">καὶ φυλάξῃ τὰς ἐντολὰς καὶ τὰ δικαιώματα καὶ τὰ κρίματα ταῦτα, ὅσα ἐγὼ ἐντέλλομαί σοι σήμερον ποιεῖν. </text:span></text:span></text:p>
        <text:p text:style-name="P3"><text:span text:style-name="Default_20_Paragraph_20_Font"><text:span text:style-name="T1">12 </text:span></text:span><text:span text:style-name="Default_20_Paragraph_20_Font"><text:span text:style-name="T2">Καὶ ἔσται ἡνίκα ἂν ἀκούσητε πάντα τὰ δικαιώματα ταῦτα καὶ φυλάξητε καὶ ποιήσητε αὐτά, καὶ διαφυλάξει κύριος ὁ θεός σού σοι τὴν διαθήκην καὶ τὸ ἔλεος, ὃ ὤμοσεν τοῖς πατράσιν ὑμῶν, </text:span></text:span><text:span text:style-name="Default_20_Paragraph_20_Font"><text:span text:style-name="T1">13 </text:span></text:span><text:span text:style-name="Default_20_Paragraph_20_Font"><text:span text:style-name="T2">καὶ ἀγαπήσει σε καὶ εὐλογήσει σε καὶ πληθυνεῖ σε καὶ εὐλογήσει τὰ ἔκγονα τῆς κοιλίας σου καὶ τὸν καρπὸν τῆς γῆς σου, τὸν σῖτόν σου καὶ τὸν οἶνόν σου καὶ τὸ ἔλαιόν σου, τὰ βουκόλια τῶν βοῶν σου καὶ τὰ ποίμνια τῶν προβάτων σου ἐπὶ τῆς γῆς, ἧς ὤμοσεν κύριος τοῖς πατράσιν σου δοῦναί σοι. </text:span></text:span><text:span text:style-name="Default_20_Paragraph_20_Font"><text:span text:style-name="T1">14 </text:span></text:span><text:span text:style-name="Default_20_Paragraph_20_Font"><text:span text:style-name="T2">εὐλογητὸς ἔσῃ παρὰ πάντα τὰ ἔθνη· οὐκ ἔσται ἐν ὑμῖν ἄγονος οὐδὲ στεῖρα καὶ ἐν τοῖς κτήνεσίν σου. </text:span></text:span><text:span text:style-name="Default_20_Paragraph_20_Font"><text:span text:style-name="T1">15 </text:span></text:span><text:span text:style-name="Default_20_Paragraph_20_Font"><text:span text:style-name="T2">καὶ περιελεῖ κύριος ἀπὸ σοῦ πᾶσαν μαλακίαν· καὶ πάσας νόσους Αἰγύπτου τὰς πονηράς, ἃς ἑώρακας καὶ ὅσα ἔγνως, οὐκ ἐπιθήσει ἐπὶ σὲ καὶ ἐπιθήσει αὐτὰ ἐπὶ πάντας τοὺς μισοῦντάς σε. </text:span></text:span><text:span text:style-name="Default_20_Paragraph_20_Font"><text:span text:style-name="T1">16 </text:span></text:span><text:span text:style-name="Default_20_Paragraph_20_Font"><text:span text:style-name="T2">καὶ φάγῃ πάντα τὰ </text:span></text:span><text:soft-page-break/><text:span text:style-name="Default_20_Paragraph_20_Font"><text:span text:style-name="T2">σκῦλα τῶν ἐθνῶν, ἃ κύριος ὁ θεός σου δίδωσίν σοι· οὐ φείσεται ὁ ὀφθαλμός σου ἐπ’ αὐτοῖς, καὶ οὐ λατρεύσεις τοῖς θεοῖς αὐτῶν, ὅτι σκῶλον τοῦτό ἐστίν σοι. </text:span></text:span></text:p>
        <text:p text:style-name="P3"><text:span text:style-name="Default_20_Paragraph_20_Font"><text:span text:style-name="T1">17 </text:span></text:span><text:span text:style-name="Default_20_Paragraph_20_Font"><text:span text:style-name="T2">Ἐὰν δὲ λέγῃς ἐν τῇ διανοίᾳ σου ὅτι Πολὺ τὸ ἔθνος τοῦτο ἢ ἐγώ, πῶς δυνήσομαι ἐξολεθρεῦσαι αὐτούς; </text:span></text:span><text:span text:style-name="Default_20_Paragraph_20_Font"><text:span text:style-name="T1">18 </text:span></text:span><text:span text:style-name="Default_20_Paragraph_20_Font"><text:span text:style-name="T2">οὐ φοβηθήσῃ αὐτούς· μνείᾳ μνησθήσῃ ὅσα ἐποίησεν κύριος ὁ θεός σου τῷ Φαραω καὶ πᾶσι τοῖς Αἰγυπτίοις, </text:span></text:span><text:span text:style-name="Default_20_Paragraph_20_Font"><text:span text:style-name="T1">19 </text:span></text:span><text:span text:style-name="Default_20_Paragraph_20_Font"><text:span text:style-name="T2">τοὺς πειρασμοὺς τοὺς μεγάλους, οὓς εἴδοσαν οἱ ὀφθαλμοί σου, τὰ σημεῖα καὶ τὰ τέρατα τὰ μεγάλα ἐκεῖνα, τὴν χεῖρα τὴν κραταιὰν καὶ τὸν βραχίονα τὸν ὑψηλόν, ὡς ἐξήγαγέν σε κύριος ὁ θεός σου· οὕτως ποιήσει κύριος ὁ θεὸς ἡμῶν πᾶσιν τοῖς ἔθνεσιν, οὓς σὺ φοβῇ ἀπὸ προσώπου αὐτῶν. </text:span></text:span><text:span text:style-name="Default_20_Paragraph_20_Font"><text:span text:style-name="T1">20 </text:span></text:span><text:span text:style-name="Default_20_Paragraph_20_Font"><text:span text:style-name="T2">καὶ τὰς σφηκίας ἀποστελεῖ κύριος ὁ θεός σου εἰς αὐτούς, ἕως ἂν ἐκτριβῶσιν οἱ καταλελειμμένοι καὶ οἱ κεκρυμμένοι ἀπὸ σοῦ. </text:span></text:span><text:span text:style-name="Default_20_Paragraph_20_Font"><text:span text:style-name="T1">21 </text:span></text:span><text:span text:style-name="Default_20_Paragraph_20_Font"><text:span text:style-name="T2">οὐ τρωθήσῃ ἀπὸ προσώπου αὐτῶν, ὅτι κύριος ὁ θεός σου ἐν σοί, θεὸς μέγας καὶ κραταιός, </text:span></text:span><text:span text:style-name="Default_20_Paragraph_20_Font"><text:span text:style-name="T1">22 </text:span></text:span><text:span text:style-name="Default_20_Paragraph_20_Font"><text:span text:style-name="T2">καὶ καταναλώσει κύριος ὁ θεός σου τὰ ἔθνη ταῦτα ἀπὸ προσώπου σου κατὰ μικρὸν μικρόν· οὐ δυνήσῃ ἐξαναλῶσαι αὐτοὺς τὸ τάχος, ἵνα μὴ γένηται ἡ γῆ ἔρημος καὶ πληθυνθῇ ἐπὶ σὲ τὰ θηρία τὰ ἄγρια. </text:span></text:span><text:span text:style-name="Default_20_Paragraph_20_Font"><text:span text:style-name="T1">23 </text:span></text:span><text:span text:style-name="Default_20_Paragraph_20_Font"><text:span text:style-name="T2">καὶ παραδώσει αὐτοὺς κύριος ὁ θεός σου εἰς τὰς χεῖράς σου καὶ ἀπολέσει αὐτοὺς ἀπωλείᾳ μεγάλῃ, ἕως ἂν ἐξολεθρεύσῃ αὐτούς, </text:span></text:span><text:span text:style-name="Default_20_Paragraph_20_Font"><text:span text:style-name="T1">24 </text:span></text:span><text:span text:style-name="Default_20_Paragraph_20_Font"><text:span text:style-name="T2">καὶ παραδώσει τοὺς βασιλεῖς αὐτῶν εἰς τὰς χεῖρας ὑμῶν, καὶ ἀπολεῖται τὸ ὄνομα αὐτῶν ἐκ τοῦ τόπου ἐκείνου· οὐκ ἀντιστήσεται οὐδεὶς κατὰ πρόσωπόν σου, ἕως ἂν ἐξολεθρεύσῃς αὐτούς. </text:span></text:span><text:span text:style-name="Default_20_Paragraph_20_Font"><text:span text:style-name="T1">25 </text:span></text:span><text:span text:style-name="Default_20_Paragraph_20_Font"><text:span text:style-name="T2">τὰ γλυπτὰ τῶν θεῶν αὐτῶν κατακαύσετε πυρί· οὐκ ἐπιθυμήσεις ἀργύριον οὐδὲ χρυσίον ἀπ’ αὐτῶν καὶ οὐ λήμψῃ σεαυτῷ, μὴ πταίσῃς δι’ αὐτό, ὅτι βδέλυγμα κυρίῳ τῷ θεῷ σού ἐστιν· </text:span></text:span><text:span text:style-name="Default_20_Paragraph_20_Font"><text:span text:style-name="T1">26 </text:span></text:span><text:span text:style-name="Default_20_Paragraph_20_Font"><text:span text:style-name="T2">καὶ οὐκ εἰσοίσεις βδέλυγμα εἰς τὸν οἶκόν σου καὶ ἔσῃ ἀνάθημα ὥσπερ τοῦτο· προσοχθίσματι προσοχθιεῖς καὶ βδελύγματι βδελύξῃ, ὅτι ἀνάθημά ἐστιν. </text:span></text:span></text:p>
      </text:section>
      <text:section text:style-name="Sect1" text:name="Sect8">
        <text:p text:style-name="P2">Δευτερονομιον 8</text:p>
        <text:p text:style-name="P3"><text:span text:style-name="Default_20_Paragraph_20_Font"><text:span text:style-name="T1">1 </text:span></text:span><text:span text:style-name="Default_20_Paragraph_20_Font"><text:span text:style-name="T2">Πάσας τὰς ἐντολάς, ἃς ἐγὼ ἐντέλλομαι ὑμῖν σήμερον, φυλάξεσθε ποιεῖν, ἵνα ζῆτε καὶ πολυπλασιασθῆτε καὶ εἰσέλθητε καὶ κληρονομήσητε τὴν γῆν, ἣν κύριος ὁ θεὸς ὑμῶν ὤμοσεν τοῖς πατράσιν ὑμῶν. </text:span></text:span><text:span text:style-name="Default_20_Paragraph_20_Font"><text:span text:style-name="T1">2 </text:span></text:span><text:span text:style-name="Default_20_Paragraph_20_Font"><text:span text:style-name="T2">καὶ μνησθήσῃ πᾶσαν τὴν ὁδόν, ἣν ἤγαγέν σε κύριος ὁ θεός σου ἐν τῇ ἐρήμῳ, ὅπως ἂν κακώσῃ σε καὶ ἐκπειράσῃ σε καὶ διαγνωσθῇ τὰ ἐν τῇ καρδίᾳ σου, εἰ φυλάξῃ τὰς ἐντολὰς αὐτοῦ ἢ οὔ. </text:span></text:span><text:span text:style-name="Default_20_Paragraph_20_Font"><text:span text:style-name="T1">3 </text:span></text:span><text:span text:style-name="Default_20_Paragraph_20_Font"><text:span text:style-name="T2">καὶ ἐκάκωσέν σε καὶ ἐλιμαγχόνησέν σε καὶ ἐψώμισέν σε τὸ μαννα, ὃ οὐκ εἴδησαν οἱ πατέρες σου, ἵνα ἀναγγείλῃ σοι ὅτι οὐκ ἐπ’ ἄρτῳ μόνῳ ζήσεται ὁ ἄνθρωπος, ἀλλ’ ἐπὶ παντὶ ῥήματι τῷ ἐκπορευομένῳ διὰ στόματος θεοῦ ζήσεται ὁ ἄνθρωπος. </text:span></text:span><text:span text:style-name="Default_20_Paragraph_20_Font"><text:span text:style-name="T1">4 </text:span></text:span><text:span text:style-name="Default_20_Paragraph_20_Font"><text:span text:style-name="T2">τὰ ἱμάτιά σου οὐ κατετρίβη ἀπὸ σοῦ, οἱ πόδες σου οὐκ ἐτυλώθησαν, ἰδοὺ τεσσαράκοντα ἔτη. </text:span></text:span><text:span text:style-name="Default_20_Paragraph_20_Font"><text:span text:style-name="T1">5 </text:span></text:span><text:span text:style-name="Default_20_Paragraph_20_Font"><text:span text:style-name="T2">καὶ γνώσῃ τῇ καρδίᾳ σου ὅτι ὡς εἴ τις παιδεύσαι ἄνθρωπος τὸν υἱὸν αὐτοῦ, οὕτως κύριος ὁ θεός σου παιδεύσει σε, </text:span></text:span><text:span text:style-name="Default_20_Paragraph_20_Font"><text:span text:style-name="T1">6 </text:span></text:span><text:span text:style-name="Default_20_Paragraph_20_Font"><text:span text:style-name="T2">καὶ φυλάξῃ τὰς ἐντολὰς κυρίου τοῦ θεοῦ σου πορεύεσθαι ἐν ταῖς ὁδοῖς αὐτοῦ καὶ φοβεῖσθαι αὐτόν. </text:span></text:span><text:span text:style-name="Default_20_Paragraph_20_Font"><text:span text:style-name="T1">7 </text:span></text:span><text:span text:style-name="Default_20_Paragraph_20_Font"><text:span text:style-name="T2">ὁ γὰρ κύριος ὁ θεός σου εἰσάγει σε εἰς γῆν ἀγαθὴν καὶ πολλήν, οὗ χείμαρροι ὑδάτων καὶ πηγαὶ ἀβύσσων ἐκπορευόμεναι διὰ τῶν πεδίων καὶ διὰ τῶν ὀρέων· </text:span></text:span><text:span text:style-name="Default_20_Paragraph_20_Font"><text:span text:style-name="T1">8 </text:span></text:span><text:span text:style-name="Default_20_Paragraph_20_Font"><text:span text:style-name="T2">γῆ πυροῦ καὶ κριθῆς, ἄμπελοι, συκαῖ, ῥόαι, γῆ ἐλαίας ἐλαίου καὶ μέλιτος· </text:span></text:span><text:span text:style-name="Default_20_Paragraph_20_Font"><text:span text:style-name="T1">9 </text:span></text:span><text:span text:style-name="Default_20_Paragraph_20_Font"><text:span text:style-name="T2">γῆ, ἐφ’ ἧς οὐ μετὰ πτωχείας φάγῃ τὸν ἄρτον σου καὶ οὐκ ἐνδεηθήσῃ οὐδὲν ἐπ’ αὐτῆς· γῆ, ἧς οἱ λίθοι σίδηρος, καὶ ἐκ τῶν ὀρέων αὐτῆς μεταλλεύσεις χαλκόν· </text:span></text:span><text:span text:style-name="Default_20_Paragraph_20_Font"><text:span text:style-name="T1">10 </text:span></text:span><text:span text:style-name="Default_20_Paragraph_20_Font"><text:span text:style-name="T2">καὶ φάγῃ καὶ ἐμπλησθήσῃ καὶ εὐλογήσεις κύριον τὸν θεόν σου ἐπὶ τῆς γῆς τῆς ἀγαθῆς, ἧς ἔδωκέν σοι. </text:span></text:span><text:span text:style-name="Default_20_Paragraph_20_Font"><text:span text:style-name="T1">11 </text:span></text:span><text:span text:style-name="Default_20_Paragraph_20_Font"><text:span text:style-name="T2">πρόσεχε σεαυτῷ, μὴ ἐπιλάθῃ κυρίου τοῦ θεοῦ σου τοῦ μὴ φυλάξαι τὰς ἐντολὰς αὐτοῦ καὶ τὰ κρίματα καὶ τὰ δικαιώματα αὐτοῦ, ὅσα </text:span></text:span><text:soft-page-break/><text:span text:style-name="Default_20_Paragraph_20_Font"><text:span text:style-name="T2">ἐγὼ ἐντέλλομαί σοι σήμερον, </text:span></text:span><text:span text:style-name="Default_20_Paragraph_20_Font"><text:span text:style-name="T1">12 </text:span></text:span><text:span text:style-name="Default_20_Paragraph_20_Font"><text:span text:style-name="T2">μὴ φαγὼν καὶ ἐμπλησθεὶς καὶ οἰκίας καλὰς οἰκοδομήσας καὶ κατοικήσας ἐν αὐταῖς </text:span></text:span><text:span text:style-name="Default_20_Paragraph_20_Font"><text:span text:style-name="T1">13 </text:span></text:span><text:span text:style-name="Default_20_Paragraph_20_Font"><text:span text:style-name="T2">καὶ τῶν βοῶν σου καὶ τῶν προβάτων σου πληθυνθέντων σοι, ἀργυρίου καὶ χρυσίου πληθυνθέντος σοι καὶ πάντων, ὅσων σοι ἔσται, πληθυνθέντων σοι </text:span></text:span><text:span text:style-name="Default_20_Paragraph_20_Font"><text:span text:style-name="T1">14 </text:span></text:span><text:span text:style-name="Default_20_Paragraph_20_Font"><text:span text:style-name="T2">ὑψωθῇς τῇ καρδίᾳ καὶ ἐπιλάθῃ κυρίου τοῦ θεοῦ σου τοῦ ἐξαγαγόντος σε ἐκ γῆς Αἰγύπτου ἐξ οἴκου δουλείας, </text:span></text:span><text:span text:style-name="Default_20_Paragraph_20_Font"><text:span text:style-name="T1">15 </text:span></text:span><text:span text:style-name="Default_20_Paragraph_20_Font"><text:span text:style-name="T2">τοῦ ἀγαγόντος σε διὰ τῆς ἐρήμου τῆς μεγάλης καὶ τῆς φοβερᾶς ἐκείνης, οὗ ὄφις δάκνων καὶ σκορπίος καὶ δίψα, οὗ οὐκ ἦν ὕδωρ, τοῦ ἐξαγαγόντος σοι ἐκ πέτρας ἀκροτόμου πηγὴν ὕδατος, </text:span></text:span><text:span text:style-name="Default_20_Paragraph_20_Font"><text:span text:style-name="T1">16 </text:span></text:span><text:span text:style-name="Default_20_Paragraph_20_Font"><text:span text:style-name="T2">τοῦ ψωμίσαντός σε τὸ μαννα ἐν τῇ ἐρήμῳ, ὃ οὐκ εἴδησαν οἱ πατέρες σου, ἵνα κακώσῃ σε καὶ ἐκπειράσῃ σε καὶ εὖ σε ποιήσῃ ἐπ’ ἐσχάτων τῶν ἡμερῶν σου. </text:span></text:span><text:span text:style-name="Default_20_Paragraph_20_Font"><text:span text:style-name="T1">17 </text:span></text:span><text:span text:style-name="Default_20_Paragraph_20_Font"><text:span text:style-name="T2">μὴ εἴπῃς ἐν τῇ καρδίᾳ σου Ἡ ἰσχύς μου καὶ τὸ κράτος τῆς χειρός μου ἐποίησέν μοι τὴν δύναμιν τὴν μεγάλην ταύτην· </text:span></text:span><text:span text:style-name="Default_20_Paragraph_20_Font"><text:span text:style-name="T1">18 </text:span></text:span><text:span text:style-name="Default_20_Paragraph_20_Font"><text:span text:style-name="T2">καὶ μνησθήσῃ κυρίου τοῦ θεοῦ σου, ὅτι αὐτός σοι δίδωσιν ἰσχὺν τοῦ ποιῆσαι δύναμιν καὶ ἵνα στήσῃ τὴν διαθήκην αὐτοῦ, ἣν ὤμοσεν κύριος τοῖς πατράσιν σου, ὡς σήμερον. </text:span></text:span><text:span text:style-name="Default_20_Paragraph_20_Font"><text:span text:style-name="T1">19 </text:span></text:span><text:span text:style-name="Default_20_Paragraph_20_Font"><text:span text:style-name="T2">καὶ ἔσται ἐὰν λήθῃ ἐπιλάθῃ κυρίου τοῦ θεοῦ σου καὶ πορευθῇς ὀπίσω θεῶν ἑτέρων καὶ λατρεύσῃς αὐτοῖς καὶ προσκυνήσῃς αὐτοῖς, διαμαρτύρομαι ὑμῖν σήμερον τόν τε οὐρανὸν καὶ τὴν γῆν ὅτι ἀπωλείᾳ ἀπολεῖσθε· </text:span></text:span><text:span text:style-name="Default_20_Paragraph_20_Font"><text:span text:style-name="T1">20 </text:span></text:span><text:span text:style-name="Default_20_Paragraph_20_Font"><text:span text:style-name="T2">καθὰ καὶ τὰ λοιπὰ ἔθνη, ὅσα κύριος ἀπολλύει πρὸ προσώπου ὑμῶν, οὕτως ἀπολεῖσθε, ἀνθ’ ὧν οὐκ ἠκούσατε τῆς φωνῆς κυρίου τοῦ θεοῦ ὑμῶν. </text:span></text:span></text:p>
      </text:section>
      <text:section text:style-name="Sect1" text:name="Sect9">
        <text:p text:style-name="P2">Δευτερονομιον 9</text:p>
        <text:p text:style-name="P3"><text:span text:style-name="Default_20_Paragraph_20_Font"><text:span text:style-name="T1">1 </text:span></text:span><text:span text:style-name="Default_20_Paragraph_20_Font"><text:span text:style-name="T2">Ἄκουε, Ισραηλ· σὺ διαβαίνεις σήμερον τὸν Ιορδάνην εἰσελθεῖν κληρονομῆσαι ἔθνη μεγάλα καὶ ἰσχυρότερα μᾶλλον ἢ ὑμεῖς, πόλεις μεγάλας καὶ τειχήρεις ἕως τοῦ οὐρανοῦ, </text:span></text:span><text:span text:style-name="Default_20_Paragraph_20_Font"><text:span text:style-name="T1">2 </text:span></text:span><text:span text:style-name="Default_20_Paragraph_20_Font"><text:span text:style-name="T2">λαὸν μέγαν καὶ πολὺν καὶ εὐμήκη, υἱοὺς Ενακ, οὓς σὺ οἶσθα καὶ σὺ ἀκήκοας Τίς ἀντιστήσεται κατὰ πρόσωπον υἱῶν Ενακ; </text:span></text:span><text:span text:style-name="Default_20_Paragraph_20_Font"><text:span text:style-name="T1">3 </text:span></text:span><text:span text:style-name="Default_20_Paragraph_20_Font"><text:span text:style-name="T2">καὶ γνώσῃ σήμερον ὅτι κύριος ὁ θεός σου, οὗτος προπορεύεται πρὸ προσώπου σου· πῦρ καταναλίσκον ἐστίν· οὗτος ἐξολεθρεύσει αὐτούς, καὶ οὗτος ἀποστρέψει αὐτοὺς ἀπὸ προσώπου σου, καὶ ἀπολεῖς αὐτούς, καθάπερ εἶπέν σοι κύριος. </text:span></text:span><text:span text:style-name="Default_20_Paragraph_20_Font"><text:span text:style-name="T1">4 </text:span></text:span><text:span text:style-name="Default_20_Paragraph_20_Font"><text:span text:style-name="T2">μὴ εἴπῃς ἐν τῇ καρδίᾳ σου ἐν τῷ ἐξαναλῶσαι κύριον τὸν θεόν σου τὰ ἔθνη ταῦτα ἀπὸ προσώπου σου λέγων Διὰ τὰς δικαιοσύνας μου εἰσήγαγέν με κύριος κληρονομῆσαι τὴν γῆν τὴν ἀγαθὴν ταύτην· ἀλλὰ διὰ τὴν ἀσέβειαν τῶν ἐθνῶν τούτων κύριος ἐξολεθρεύσει αὐτοὺς πρὸ προσώπου σου. </text:span></text:span><text:span text:style-name="Default_20_Paragraph_20_Font"><text:span text:style-name="T1">5 </text:span></text:span><text:span text:style-name="Default_20_Paragraph_20_Font"><text:span text:style-name="T2">οὐχὶ διὰ τὴν δικαιοσύνην σου οὐδὲ διὰ τὴν ὁσιότητα τῆς καρδίας σου σὺ εἰσπορεύῃ κληρονομῆσαι τὴν γῆν αὐτῶν, ἀλλὰ διὰ τὴν ἀσέβειαν τῶν ἐθνῶν τούτων κύριος ἐξολεθρεύσει αὐτοὺς ἀπὸ προσώπου σου καὶ ἵνα στήσῃ τὴν διαθήκην αὐτοῦ, ἣν ὤμοσεν τοῖς πατράσιν ὑμῶν, τῷ Αβρααμ καὶ τῷ Ισαακ καὶ τῷ Ιακωβ. </text:span></text:span><text:span text:style-name="Default_20_Paragraph_20_Font"><text:span text:style-name="T1">6 </text:span></text:span><text:span text:style-name="Default_20_Paragraph_20_Font"><text:span text:style-name="T2">καὶ γνώσῃ σήμερον ὅτι οὐχὶ διὰ τὰς δικαιοσύνας σου κύριος ὁ θεός σου δίδωσίν σοι τὴν γῆν τὴν ἀγαθὴν ταύτην κληρονομῆσαι, ὅτι λαὸς σκληροτράχηλος εἶ. </text:span></text:span><text:span text:style-name="Default_20_Paragraph_20_Font"><text:span text:style-name="T1">7 </text:span></text:span><text:span text:style-name="Default_20_Paragraph_20_Font"><text:span text:style-name="T2">μνήσθητι μὴ ἐπιλάθῃ ὅσα παρώξυνας κύριον τὸν θεόν σου ἐν τῇ ἐρήμῳ· ἀφ’ <text:s/>ἧς ἡμέρας ἐξήλθετε ἐξ Αἰγύπτου ἕως ἤλθετε εἰς τὸν τόπον τοῦτον, ἀπειθοῦντες διετελεῖτε τὰ πρὸς κύριον. </text:span></text:span><text:span text:style-name="Default_20_Paragraph_20_Font"><text:span text:style-name="T1">8 </text:span></text:span><text:span text:style-name="Default_20_Paragraph_20_Font"><text:span text:style-name="T2">καὶ ἐν Χωρηβ παρωξύνατε κύριον, καὶ ἐθυμώθη κύριος ἐφ’ ὑμῖν ἐξολεθρεῦσαι ὑμᾶς </text:span></text:span><text:span text:style-name="Default_20_Paragraph_20_Font"><text:span text:style-name="T1">9 </text:span></text:span><text:span text:style-name="Default_20_Paragraph_20_Font"><text:span text:style-name="T2">ἀναβαίνοντός μου εἰς τὸ ὄρος λαβεῖν τὰς πλάκας τὰς λιθίνας, πλάκας διαθήκης, ἃς διέθετο κύριος πρὸς ὑμᾶς. καὶ κατεγινόμην ἐν τῷ ὄρει τεσσαράκοντα ἡμέρας καὶ τεσσαράκοντα νύκτας· ἄρτον οὐκ ἔφαγον καὶ ὕδωρ οὐκ ἔπιον. </text:span></text:span><text:span text:style-name="Default_20_Paragraph_20_Font"><text:span text:style-name="T1">10 </text:span></text:span><text:span text:style-name="Default_20_Paragraph_20_Font"><text:span text:style-name="T2">καὶ ἔδωκεν κύριος ἐμοὶ τὰς δύο πλάκας τὰς λιθίνας γεγραμμένας ἐν τῷ δακτύλῳ τοῦ θεοῦ, καὶ ἐπ’ αὐταῖς ἐγέγραπτο πάντες οἱ λόγοι, οὓς ἐλάλησεν κύριος πρὸς ὑμᾶς ἐν τῷ ὄρει ἡμέρᾳ ἐκκλησίας· </text:span></text:span><text:span text:style-name="Default_20_Paragraph_20_Font"><text:span text:style-name="T1">11 </text:span></text:span><text:span text:style-name="Default_20_Paragraph_20_Font"><text:span text:style-name="T2">καὶ ἐγένετο διὰ τεσσαράκοντα ἡμερῶν καὶ τεσσαράκοντα νυκτῶν ἔδωκεν κύριος ἐμοὶ τὰς δύο πλάκας τὰς λιθίνας, πλάκας διαθήκης. </text:span></text:span><text:span text:style-name="Default_20_Paragraph_20_Font"><text:span text:style-name="T1">12 </text:span></text:span><text:span text:style-name="Default_20_Paragraph_20_Font"><text:span text:style-name="T2">καὶ εἶπεν κύριος πρός με Ἀνάστηθι κατάβηθι τὸ τάχος ἐντεῦθεν, ὅτι ἠνόμησεν ὁ λαός σου, οὓς ἐξήγαγες </text:span></text:span><text:soft-page-break/><text:span text:style-name="Default_20_Paragraph_20_Font"><text:span text:style-name="T2">ἐκ γῆς Αἰγύπτου· παρέβησαν ταχὺ ἐκ τῆς ὁδοῦ, ἧς ἐνετείλω αὐτοῖς· ἐποίησαν ἑαυτοῖς χώνευμα. </text:span></text:span><text:span text:style-name="Default_20_Paragraph_20_Font"><text:span text:style-name="T1">13 </text:span></text:span><text:span text:style-name="Default_20_Paragraph_20_Font"><text:span text:style-name="T2">καὶ εἶπεν κύριος πρός με Λελάληκα πρὸς σὲ ἅπαξ καὶ δὶς λέγων Ἑώρακα τὸν λαὸν τοῦτον, καὶ ἰδοὺ λαὸς σκληροτράχηλός ἐστιν· </text:span></text:span><text:span text:style-name="Default_20_Paragraph_20_Font"><text:span text:style-name="T1">14 </text:span></text:span><text:span text:style-name="Default_20_Paragraph_20_Font"><text:span text:style-name="T2">ἔασόν με ἐξολεθρεῦσαι αὐτούς, καὶ ἐξαλείψω τὸ ὄνομα αὐτῶν ὑποκάτωθεν τοῦ οὐρανοῦ καὶ ποιήσω σὲ εἰς ἔθνος μέγα καὶ ἰσχυρὸν καὶ πολὺ μᾶλλον ἢ τοῦτο. </text:span></text:span><text:span text:style-name="Default_20_Paragraph_20_Font"><text:span text:style-name="T1">15 </text:span></text:span><text:span text:style-name="Default_20_Paragraph_20_Font"><text:span text:style-name="T2">καὶ ἐπιστρέψας κατέβην ἐκ τοῦ ὄρους, καὶ τὸ ὄρος ἐκαίετο πυρί, καὶ αἱ δύο πλάκες ἐπὶ ταῖς δυσὶ χερσίν μου. </text:span></text:span><text:span text:style-name="Default_20_Paragraph_20_Font"><text:span text:style-name="T1">16 </text:span></text:span><text:span text:style-name="Default_20_Paragraph_20_Font"><text:span text:style-name="T2">καὶ ἰδὼν ὅτι ἡμάρτετε ἐναντίον κυρίου τοῦ θεοῦ ὑμῶν καὶ ἐποιήσατε ὑμῖν ἑαυτοῖς χωνευτὸν καὶ παρέβητε ἀπὸ τῆς ὁδοῦ, ἧς ἐνετείλατο ὑμῖν κύριος, </text:span></text:span><text:span text:style-name="Default_20_Paragraph_20_Font"><text:span text:style-name="T1">17 </text:span></text:span><text:span text:style-name="Default_20_Paragraph_20_Font"><text:span text:style-name="T2">καὶ ἐπιλαβόμενος τῶν δύο πλακῶν ἔρριψα αὐτὰς ἀπὸ τῶν δύο χειρῶν μου καὶ συνέτριψα ἐναντίον ὑμῶν. </text:span></text:span><text:span text:style-name="Default_20_Paragraph_20_Font"><text:span text:style-name="T1">18 </text:span></text:span><text:span text:style-name="Default_20_Paragraph_20_Font"><text:span text:style-name="T2">καὶ ἐδεήθην ἐναντίον κυρίου δεύτερον καθάπερ καὶ τὸ πρότερον τεσσαράκοντα ἡμέρας καὶ τεσσαράκοντα νύκτας – ἄρτον οὐκ ἔφαγον καὶ ὕδωρ οὐκ ἔπιον – περὶ πασῶν τῶν ἁμαρτιῶν ὑμῶν, ὧν ἡμάρτετε ποιῆσαι τὸ πονηρὸν ἐναντίον κυρίου τοῦ θεοῦ ὑμῶν παροξῦναι αὐτόν. </text:span></text:span><text:span text:style-name="Default_20_Paragraph_20_Font"><text:span text:style-name="T1">19 </text:span></text:span><text:span text:style-name="Default_20_Paragraph_20_Font"><text:span text:style-name="T2">καὶ ἔκφοβός εἰμι διὰ τὴν ὀργὴν καὶ τὸν θυμόν, ὅτι παρωξύνθη κύριος ἐφ’ ὑμῖν ἐξολεθρεῦσαι ὑμᾶς· καὶ εἰσήκουσεν κύριος ἐμοῦ καὶ ἐν τῷ καιρῷ τούτῳ. </text:span></text:span><text:span text:style-name="Default_20_Paragraph_20_Font"><text:span text:style-name="T1">20 </text:span></text:span><text:span text:style-name="Default_20_Paragraph_20_Font"><text:span text:style-name="T2">καὶ ἐπὶ Ααρων ἐθυμώθη κύριος σφόδρα ἐξολεθρεῦσαι αὐτόν, καὶ ηὐξάμην καὶ περὶ Ααρων ἐν τῷ καιρῷ ἐκείνῳ. </text:span></text:span><text:span text:style-name="Default_20_Paragraph_20_Font"><text:span text:style-name="T1">21 </text:span></text:span><text:span text:style-name="Default_20_Paragraph_20_Font"><text:span text:style-name="T2">καὶ τὴν ἁμαρτίαν ὑμῶν, ἣν ἐποιήσατε, τὸν μόσχον, ἔλαβον αὐτὸν καὶ κατέκαυσα αὐτὸν ἐν πυρὶ καὶ συνέκοψα αὐτὸν καταλέσας σφόδρα, ἕως οὗ ἐγένετο λεπτόν· καὶ ἐγενήθη ὡσεὶ κονιορτός, καὶ ἔρριψα τὸν κονιορτὸν εἰς τὸν χειμάρρουν τὸν καταβαίνοντα ἐκ τοῦ ὄρους. – </text:span></text:span><text:span text:style-name="Default_20_Paragraph_20_Font"><text:span text:style-name="T1">22 </text:span></text:span><text:span text:style-name="Default_20_Paragraph_20_Font"><text:span text:style-name="T2">καὶ ἐν τῷ Ἐμπυρισμῷ καὶ ἐν τῷ Πειρασμῷ καὶ ἐν τοῖς Μνήμασιν τῆς ἐπιθυμίας παροξύνοντες ἦτε κύριον τὸν θεὸν ὑμῶν. </text:span></text:span><text:span text:style-name="Default_20_Paragraph_20_Font"><text:span text:style-name="T1">23 </text:span></text:span><text:span text:style-name="Default_20_Paragraph_20_Font"><text:span text:style-name="T2">καὶ ὅτε ἐξαπέστειλεν κύριος ὑμᾶς ἐκ Καδης Βαρνη λέγων Ἀνάβητε καὶ κληρονομήσατε τὴν γῆν, ἣν δίδωμι ὑμῖν, καὶ ἠπειθήσατε τῷ ῥήματι κυρίου τοῦ θεοῦ ὑμῶν καὶ οὐκ ἐπιστεύσατε αὐτῷ καὶ οὐκ εἰσηκούσατε τῆς φωνῆς αὐτοῦ. </text:span></text:span><text:span text:style-name="Default_20_Paragraph_20_Font"><text:span text:style-name="T1">24 </text:span></text:span><text:span text:style-name="Default_20_Paragraph_20_Font"><text:span text:style-name="T2">ἀπειθοῦντες ἦτε τὰ πρὸς κύριον ἀπὸ τῆς ἡμέρας, ἧς ἐγνώσθη ὑμῖν. – </text:span></text:span><text:span text:style-name="Default_20_Paragraph_20_Font"><text:span text:style-name="T1">25 </text:span></text:span><text:span text:style-name="Default_20_Paragraph_20_Font"><text:span text:style-name="T2">καὶ ἐδεήθην ἐναντίον κυρίου τεσσαράκοντα ἡμέρας καὶ τεσσαράκοντα νύκτας, ὅσας ἐδεήθην – εἶπεν γὰρ κύριος ἐξολεθρεῦσαι ὑμᾶς – </text:span></text:span><text:span text:style-name="Default_20_Paragraph_20_Font"><text:span text:style-name="T1">26 </text:span></text:span><text:span text:style-name="Default_20_Paragraph_20_Font"><text:span text:style-name="T2">καὶ εὐξάμην πρὸς τὸν θεὸν καὶ εἶπα Κύριε κύριε βασιλεῦ τῶν θεῶν, μὴ ἐξολεθρεύσῃς τὸν λαόν σου καὶ τὴν μερίδα σου, ἣν ἐλυτρώσω ἐν τῇ ἰσχύι σου τῇ μεγάλῃ, οὓς ἐξήγαγες ἐκ γῆς Αἰγύπτου ἐν τῇ ἰσχύι σου τῇ μεγάλῃ καὶ ἐν τῇ χειρί σου τῇ κραταιᾷ καὶ ἐν τῷ βραχίονί σου τῷ ὑψηλῷ· </text:span></text:span><text:span text:style-name="Default_20_Paragraph_20_Font"><text:span text:style-name="T1">27 </text:span></text:span><text:span text:style-name="Default_20_Paragraph_20_Font"><text:span text:style-name="T2">μνήσθητι Αβρααμ καὶ Ισαακ καὶ Ιακωβ τῶν θεραπόντων σου, οἷς ὤμοσας κατὰ σεαυτοῦ· μὴ ἐπιβλέψῃς ἐπὶ τὴν σκληρότητα τοῦ λαοῦ τούτου καὶ τὰ ἀσεβήματα καὶ τὰ ἁμαρτήματα αὐτῶν, </text:span></text:span><text:span text:style-name="Default_20_Paragraph_20_Font"><text:span text:style-name="T1">28 </text:span></text:span><text:span text:style-name="Default_20_Paragraph_20_Font"><text:span text:style-name="T2">μὴ εἴπωσιν οἱ κατοικοῦντες τὴν γῆν, ὅθεν ἐξήγαγες ἡμᾶς ἐκεῖθεν, λέγοντες Παρὰ τὸ μὴ δύνασθαι κύριον εἰσαγαγεῖν αὐτοὺς εἰς τὴν γῆν, ἣν εἶπεν αὐτοῖς, καὶ παρὰ τὸ μισῆσαι αὐτοὺς ἐξήγαγεν αὐτοὺς ἀποκτεῖναι ἐν τῇ ἐρήμῳ. </text:span></text:span><text:span text:style-name="Default_20_Paragraph_20_Font"><text:span text:style-name="T1">29 </text:span></text:span><text:span text:style-name="Default_20_Paragraph_20_Font"><text:span text:style-name="T2">καὶ οὗτοι λαός σου καὶ κλῆρός σου, οὓς ἐξήγαγες ἐκ γῆς Αἰγύπτου ἐν τῇ ἰσχύι σου τῇ μεγάλῃ καὶ ἐν τῷ βραχίονί σου τῷ ὑψηλῷ. </text:span></text:span></text:p>
      </text:section>
      <text:section text:style-name="Sect1" text:name="Sect10">
        <text:p text:style-name="P2">Δευτερονομιον 10</text:p>
        <text:p text:style-name="P3"><text:span text:style-name="Default_20_Paragraph_20_Font"><text:span text:style-name="T1">1 </text:span></text:span><text:span text:style-name="Default_20_Paragraph_20_Font"><text:span text:style-name="T2">Ἐν ἐκείνῳ τῷ καιρῷ εἶπεν κύριος πρός με Λάξευσον σεαυτῷ δύο πλάκας λιθίνας ὥσπερ τὰς πρώτας καὶ ἀνάβηθι πρός με εἰς τὸ ὄρος· καὶ ποιήσεις σεαυτῷ κιβωτὸν ξυλίνην· </text:span></text:span><text:span text:style-name="Default_20_Paragraph_20_Font"><text:span text:style-name="T1">2 </text:span></text:span><text:span text:style-name="Default_20_Paragraph_20_Font"><text:span text:style-name="T2">καὶ γράψω ἐπὶ τὰς πλάκας τὰ ῥήματα, ἃ ἦν ἐν ταῖς πλαξὶν ταῖς πρώταις, ἃς συνέτριψας, καὶ ἐμβαλεῖς αὐτὰς εἰς τὴν κιβωτόν. </text:span></text:span><text:span text:style-name="Default_20_Paragraph_20_Font"><text:span text:style-name="T1">3 </text:span></text:span><text:span text:style-name="Default_20_Paragraph_20_Font"><text:span text:style-name="T2">καὶ ἐποίησα κιβωτὸν ἐκ ξύλων ἀσήπτων καὶ ἐλάξευσα τὰς δύο πλάκας τὰς λιθίνας ὡς αἱ πρῶται· καὶ ἀνέβην εἰς τὸ ὄρος, καὶ αἱ δύο πλάκες ἐπὶ ταῖς χερσίν μου. </text:span></text:span><text:span text:style-name="Default_20_Paragraph_20_Font"><text:span text:style-name="T1">4 </text:span></text:span><text:span text:style-name="Default_20_Paragraph_20_Font"><text:span text:style-name="T2">καὶ ἔγραψεν ἐπὶ τὰς πλάκας κατὰ τὴν γραφὴν τὴν πρώτην τοὺς δέκα λόγους, οὓς ἐλάλησεν κύριος πρὸς ὑμᾶς ἐν τῷ ὄρει ἐκ μέσου τοῦ πυρός, καὶ ἔδωκεν αὐτὰς κύριος ἐμοί. </text:span></text:span><text:span text:style-name="Default_20_Paragraph_20_Font"><text:span text:style-name="T1">5 </text:span></text:span><text:span text:style-name="Default_20_Paragraph_20_Font"><text:span text:style-name="T2">καὶ ἐπιστρέψας κατέβην ἐκ τοῦ </text:span></text:span><text:soft-page-break/><text:span text:style-name="Default_20_Paragraph_20_Font"><text:span text:style-name="T2">ὄρους καὶ ἐνέβαλον τὰς πλάκας εἰς τὴν κιβωτόν, ἣν ἐποίησα, καὶ ἦσαν ἐκεῖ, καθὰ ἐνετείλατό μοι κύριος. – </text:span></text:span><text:span text:style-name="Default_20_Paragraph_20_Font"><text:span text:style-name="T1">6 </text:span></text:span><text:span text:style-name="Default_20_Paragraph_20_Font"><text:span text:style-name="T2">καὶ οἱ υἱοὶ Ισραηλ ἀπῆραν ἐκ Βηρωθ υἱῶν Ιακιμ Μισαδαι· ἐκεῖ ἀπέθανεν Ααρων καὶ ἐτάφη ἐκεῖ, καὶ ἱεράτευσεν Ελεαζαρ υἱὸς αὐτοῦ ἀντ αὐτοῦ. </text:span></text:span><text:span text:style-name="Default_20_Paragraph_20_Font"><text:span text:style-name="T1">7 </text:span></text:span><text:span text:style-name="Default_20_Paragraph_20_Font"><text:span text:style-name="T2">ἐκεῖθεν ἀπῆραν εἰς Γαδγαδ καὶ ἀπὸ Γαδγαδ εἰς Ετεβαθα, γῆ χείμαρροι ὑδάτων. </text:span></text:span><text:span text:style-name="Default_20_Paragraph_20_Font"><text:span text:style-name="T1">8 </text:span></text:span><text:span text:style-name="Default_20_Paragraph_20_Font"><text:span text:style-name="T2">ἐν ἐκείνῳ τῷ καιρῷ διέστειλεν κύριος τὴν φυλὴν τὴν Λευι αἴρειν τὴν κιβωτὸν τῆς διαθήκης κυρίου παρεστάναι ἔναντι κυρίου λειτουργεῖν καὶ ἐπεύχεσθαι ἐπὶ τῷ ὀνόματι αὐτοῦ ἕως τῆς ἡμέρας ταύτης. </text:span></text:span><text:span text:style-name="Default_20_Paragraph_20_Font"><text:span text:style-name="T1">9 </text:span></text:span><text:span text:style-name="Default_20_Paragraph_20_Font"><text:span text:style-name="T2">διὰ τοῦτο οὐκ ἔστιν τοῖς Λευίταις μερὶς καὶ κλῆρος ἐν τοῖς ἀδελφοῖς αὐτῶν· κύριος αὐτὸς κλῆρος αὐτοῦ, καθὰ εἶπεν αὐτῷ. </text:span></text:span><text:span text:style-name="Default_20_Paragraph_20_Font"><text:span text:style-name="T1">10 </text:span></text:span><text:span text:style-name="Default_20_Paragraph_20_Font"><text:span text:style-name="T2">κἀγὼ εἱστήκειν ἐν τῷ ὄρει τεσσαράκοντα ἡμέρας καὶ τεσσαράκοντα νύκτας, καὶ εἰσήκουσεν κύριος ἐμοῦ καὶ ἐν τῷ καιρῷ τούτῳ, καὶ οὐκ ἠθέλησεν κύριος ἐξολεθρεῦσαι ὑμᾶς. </text:span></text:span><text:span text:style-name="Default_20_Paragraph_20_Font"><text:span text:style-name="T1">11 </text:span></text:span><text:span text:style-name="Default_20_Paragraph_20_Font"><text:span text:style-name="T2">καὶ εἶπεν κύριος πρός με Βάδιζε ἄπαρον ἐναντίον τοῦ λαοῦ τούτου, καὶ εἰσπορευέσθωσαν καὶ κληρονομείτωσαν τὴν γῆν, ἣν ὤμοσα τοῖς πατράσιν αὐτῶν δοῦναι αὐτοῖς. </text:span></text:span></text:p>
        <text:p text:style-name="P3"><text:span text:style-name="Default_20_Paragraph_20_Font"><text:span text:style-name="T1">12 </text:span></text:span><text:span text:style-name="Default_20_Paragraph_20_Font"><text:span text:style-name="T2">Καὶ νῦν, Ισραηλ, τί κύριος ὁ θεός σου αἰτεῖται παρὰ σοῦ ἀλλ’ ἢ φοβεῖσθαι κύριον τὸν θεόν σου πορεύεσθαι ἐν πάσαις ταῖς ὁδοῖς αὐτοῦ καὶ ἀγαπᾶν αὐτὸν καὶ λατρεύειν κυρίῳ τῷ θεῷ σου ἐξ ὅλης τῆς καρδίας σου καὶ ἐξ ὅλης τῆς ψυχῆς σου, </text:span></text:span><text:span text:style-name="Default_20_Paragraph_20_Font"><text:span text:style-name="T1">13 </text:span></text:span><text:span text:style-name="Default_20_Paragraph_20_Font"><text:span text:style-name="T2">φυλάσσεσθαι τὰς ἐντολὰς κυρίου τοῦ θεοῦ σου καὶ τὰ δικαιώματα αὐτοῦ, ὅσα ἐγὼ ἐντέλλομαί σοι σήμερον, ἵνα εὖ σοι ᾖ; </text:span></text:span><text:span text:style-name="Default_20_Paragraph_20_Font"><text:span text:style-name="T1">14 </text:span></text:span><text:span text:style-name="Default_20_Paragraph_20_Font"><text:span text:style-name="T2">ἰδοὺ κυρίου τοῦ θεοῦ σου ὁ οὐρανὸς καὶ ὁ οὐρανὸς τοῦ οὐρανοῦ, ἡ γῆ καὶ πάντα, ὅσα ἐστὶν ἐν αὐτῇ· </text:span></text:span><text:span text:style-name="Default_20_Paragraph_20_Font"><text:span text:style-name="T1">15 </text:span></text:span><text:span text:style-name="Default_20_Paragraph_20_Font"><text:span text:style-name="T2">πλὴν τοὺς πατέρας ὑμῶν προείλατο κύριος ἀγαπᾶν αὐτοὺς καὶ ἐξελέξατο τὸ σπέρμα αὐτῶν μετ’ αὐτοὺς ὑμᾶς παρὰ πάντα τὰ ἔθνη κατὰ τὴν ἡμέραν ταύτην. </text:span></text:span><text:span text:style-name="Default_20_Paragraph_20_Font"><text:span text:style-name="T1">16 </text:span></text:span><text:span text:style-name="Default_20_Paragraph_20_Font"><text:span text:style-name="T2">καὶ περιτεμεῖσθε τὴν σκληροκαρδίαν ὑμῶν καὶ τὸν τράχηλον ὑμῶν οὐ σκληρυνεῖτε ἔτι. </text:span></text:span><text:span text:style-name="Default_20_Paragraph_20_Font"><text:span text:style-name="T1">17 </text:span></text:span><text:span text:style-name="Default_20_Paragraph_20_Font"><text:span text:style-name="T2">ὁ γὰρ κύριος ὁ θεὸς ὑμῶν, οὗτος θεὸς τῶν θεῶν καὶ κύριος τῶν κυρίων, ὁ θεὸς ὁ μέγας καὶ ἰσχυρὸς καὶ ὁ φοβερός, ὅστις οὐ θαυμάζει πρόσωπον οὐδ’ οὐ μὴ λάβῃ δῶρον, </text:span></text:span><text:span text:style-name="Default_20_Paragraph_20_Font"><text:span text:style-name="T1">18 </text:span></text:span><text:span text:style-name="Default_20_Paragraph_20_Font"><text:span text:style-name="T2">ποιῶν κρίσιν προσηλύτῳ καὶ ὀρφανῷ καὶ χήρᾳ καὶ ἀγαπᾷ τὸν προσήλυτον δοῦναι αὐτῷ ἄρτον καὶ ἱμάτιον. </text:span></text:span><text:span text:style-name="Default_20_Paragraph_20_Font"><text:span text:style-name="T1">19 </text:span></text:span><text:span text:style-name="Default_20_Paragraph_20_Font"><text:span text:style-name="T2">καὶ ἀγαπήσετε τὸν προσήλυτον· προσήλυτοι γὰρ ἦτε ἐν γῇ Αἰγύπτῳ. </text:span></text:span><text:span text:style-name="Default_20_Paragraph_20_Font"><text:span text:style-name="T1">20 </text:span></text:span><text:span text:style-name="Default_20_Paragraph_20_Font"><text:span text:style-name="T2">κύριον τὸν θεόν σου φοβηθήσῃ καὶ αὐτῷ λατρεύσεις καὶ πρὸς αὐτὸν κολληθήσῃ καὶ τῷ ὀνόματι αὐτοῦ ὀμῇ· </text:span></text:span><text:span text:style-name="Default_20_Paragraph_20_Font"><text:span text:style-name="T1">21 </text:span></text:span><text:span text:style-name="Default_20_Paragraph_20_Font"><text:span text:style-name="T2">οὗτος καύχημά σου καὶ οὗτος θεός σου, ὅστις ἐποίησεν ἐν σοὶ τὰ μεγάλα καὶ τὰ ἔνδοξα ταῦτα, ἃ εἴδοσαν οἱ ὀφθαλμοί σου. </text:span></text:span><text:span text:style-name="Default_20_Paragraph_20_Font"><text:span text:style-name="T1">22 </text:span></text:span><text:span text:style-name="Default_20_Paragraph_20_Font"><text:span text:style-name="T2">ἐν ἑβδομήκοντα ψυχαῖς κατέβησαν οἱ πατέρες σου εἰς Αἴγυπτον, νυνὶ δὲ ἐποίησέν σε κύριος ὁ θεός σου ὡσεὶ τὰ ἄστρα τοῦ οὐρανοῦ τῷ πλήθει. </text:span></text:span></text:p>
      </text:section>
      <text:section text:style-name="Sect1" text:name="Sect11">
        <text:p text:style-name="P2">Δευτερονομιον 11</text:p>
        <text:p text:style-name="P3"><text:span text:style-name="Default_20_Paragraph_20_Font"><text:span text:style-name="T1">1 </text:span></text:span><text:span text:style-name="Default_20_Paragraph_20_Font"><text:span text:style-name="T2">Καὶ ἀγαπήσεις κύριον τὸν θεόν σου καὶ φυλάξῃ τὰ φυλάγματα αὐτοῦ καὶ τὰ δικαιώματα αὐτοῦ καὶ τὰς κρίσεις αὐτοῦ πάσας τὰς ἡμέρας. </text:span></text:span><text:span text:style-name="Default_20_Paragraph_20_Font"><text:span text:style-name="T1">2 </text:span></text:span><text:span text:style-name="Default_20_Paragraph_20_Font"><text:span text:style-name="T2">καὶ γνώσεσθε σήμερον ὅτι οὐχὶ τὰ παιδία ὑμῶν, ὅσοι οὐκ οἴδασιν οὐδὲ εἴδοσαν τὴν παιδείαν κυρίου τοῦ θεοῦ σου καὶ τὰ μεγαλεῖα αὐτοῦ καὶ τὴν χεῖρα τὴν κραταιὰν καὶ τὸν βραχίονα τὸν ὑψηλὸν </text:span></text:span><text:span text:style-name="Default_20_Paragraph_20_Font"><text:span text:style-name="T1">3 </text:span></text:span><text:span text:style-name="Default_20_Paragraph_20_Font"><text:span text:style-name="T2">καὶ τὰ σημεῖα αὐτοῦ καὶ τὰ τέρατα αὐτοῦ, ὅσα ἐποίησεν ἐν μέσῳ Αἰγύπτου Φαραω βασιλεῖ Αἰγύπτου καὶ πάσῃ τῇ γῇ αὐτοῦ, </text:span></text:span><text:span text:style-name="Default_20_Paragraph_20_Font"><text:span text:style-name="T1">4 </text:span></text:span><text:span text:style-name="Default_20_Paragraph_20_Font"><text:span text:style-name="T2">καὶ ὅσα ἐποίησεν τὴν δύναμιν τῶν Αἰγυπτίων, τὰ ἅρματα αὐτῶν καὶ τὴν ἵππον αὐτῶν, ὡς ἐπέκλυσεν τὸ ὕδωρ τῆς θαλάσσης τῆς ἐρυθρᾶς ἐπὶ προσώπου αὐτῶν καταδιωκόντων αὐτῶν ἐκ τῶν ὀπίσω ὑμῶν καὶ ἀπώλεσεν αὐτοὺς κύριος ἕως τῆς σήμερον ἡμέρας, </text:span></text:span><text:span text:style-name="Default_20_Paragraph_20_Font"><text:span text:style-name="T1">5 </text:span></text:span><text:span text:style-name="Default_20_Paragraph_20_Font"><text:span text:style-name="T2">καὶ ὅσα ἐποίησεν ὑμῖν ἐν τῇ ἐρήμῳ, ἕως ἤλθετε εἰς τὸν τόπον τοῦτον, </text:span></text:span><text:span text:style-name="Default_20_Paragraph_20_Font"><text:span text:style-name="T1">6 </text:span></text:span><text:span text:style-name="Default_20_Paragraph_20_Font"><text:span text:style-name="T2">καὶ ὅσα ἐποίησεν τῷ Δαθαν καὶ Αβιρων υἱοῖς Ελιαβ υἱοῦ Ρουβην, οὓς ἀνοίξασα ἡ γῆ τὸ στόμα αὐτῆς κατέπιεν αὐτοὺς καὶ τοὺς οἴκους αὐτῶν καὶ τὰς σκηνὰς αὐτῶν καὶ πᾶσαν αὐτῶν τὴν ὑπόστασιν τὴν μετ’ αὐτῶν ἐν μέσῳ παντὸς Ισραηλ, </text:span></text:span><text:span text:style-name="Default_20_Paragraph_20_Font"><text:span text:style-name="T1">7 </text:span></text:span><text:span text:style-name="Default_20_Paragraph_20_Font"><text:span text:style-name="T2">ὅτι οἱ ὀφθαλμοὶ </text:span></text:span><text:soft-page-break/><text:span text:style-name="Default_20_Paragraph_20_Font"><text:span text:style-name="T2">ὑμῶν ἑώρακαν πάντα τὰ ἔργα κυρίου τὰ μεγάλα, ὅσα ἐποίησεν ὑμῖν σήμερον. </text:span></text:span><text:span text:style-name="Default_20_Paragraph_20_Font"><text:span text:style-name="T1">8 </text:span></text:span><text:span text:style-name="Default_20_Paragraph_20_Font"><text:span text:style-name="T2">καὶ φυλάξεσθε πάσας τὰς ἐντολὰς αὐτοῦ, ὅσας ἐγὼ ἐντέλλομαί σοι σήμερον, ἵνα ζῆτε καὶ πολυπλασιασθῆτε καὶ εἰσελθόντες κληρονομήσητε τὴν γῆν, εἰς ἣν ὑμεῖς διαβαίνετε τὸν Ιορδάνην ἐκεῖ κληρονομῆσαι αὐτήν, </text:span></text:span><text:span text:style-name="Default_20_Paragraph_20_Font"><text:span text:style-name="T1">9 </text:span></text:span><text:span text:style-name="Default_20_Paragraph_20_Font"><text:span text:style-name="T2">ἵνα μακροημερεύσητε ἐπὶ τῆς γῆς, ἧς ὤμοσεν κύριος τοῖς πατράσιν ὑμῶν δοῦναι αὐτοῖς καὶ τῷ σπέρματι αὐτῶν μετ’ αὐτούς, γῆν ῥέουσαν γάλα καὶ μέλι· </text:span></text:span><text:span text:style-name="Default_20_Paragraph_20_Font"><text:span text:style-name="T1">10 </text:span></text:span><text:span text:style-name="Default_20_Paragraph_20_Font"><text:span text:style-name="T2">ἔστιν γὰρ ἡ γῆ, εἰς ἣν εἰσπορεύῃ ἐκεῖ κληρονομῆσαι αὐτήν, οὐχ ὥσπερ ἡ γῆ Αἰγύπτου ἐστίν, ὅθεν ἐκπεπόρευσθε ἐκεῖθεν, ὅταν σπείρωσιν τὸν σπόρον καὶ ποτίζωσιν τοῖς ποσὶν ὡσεὶ κῆπον λαχανείας· </text:span></text:span><text:span text:style-name="Default_20_Paragraph_20_Font"><text:span text:style-name="T1">11 </text:span></text:span><text:span text:style-name="Default_20_Paragraph_20_Font"><text:span text:style-name="T2">ἡ δὲ γῆ, εἰς ἣν εἰσπορεύῃ ἐκεῖ κληρονομῆσαι αὐτήν, γῆ ὀρεινὴ καὶ πεδινή, ἐκ τοῦ ὑετοῦ τοῦ οὐρανοῦ πίεται ὕδωρ, </text:span></text:span><text:span text:style-name="Default_20_Paragraph_20_Font"><text:span text:style-name="T1">12 </text:span></text:span><text:span text:style-name="Default_20_Paragraph_20_Font"><text:span text:style-name="T2">γῆ, ἣν κύριος ὁ θεός σου ἐπισκοπεῖται αὐτήν, διὰ παντὸς οἱ ὀφθαλμοὶ κυρίου τοῦ θεοῦ σου ἐπ’ αὐτῆς ἀπ’ ἀρχῆς τοῦ ἐνιαυτοῦ καὶ ἕως συντελείας τοῦ ἐνιαυτοῦ. </text:span></text:span></text:p>
        <text:p text:style-name="P3"><text:span text:style-name="Default_20_Paragraph_20_Font"><text:span text:style-name="T1">13 </text:span></text:span><text:span text:style-name="Default_20_Paragraph_20_Font"><text:span text:style-name="T2">Ἐὰν δὲ ἀκοῇ εἰσακούσητε πάσας τὰς ἐντολὰς αὐτοῦ, ὅσας ἐγὼ ἐντέλλομαί σοι σήμερον, ἀγαπᾶν κύριον τὸν θεόν σου καὶ λατρεύειν αὐτῷ ἐξ ὅλης τῆς καρδίας σου καὶ ἐξ ὅλης τῆς ψυχῆς σου, </text:span></text:span><text:span text:style-name="Default_20_Paragraph_20_Font"><text:span text:style-name="T1">14 </text:span></text:span><text:span text:style-name="Default_20_Paragraph_20_Font"><text:span text:style-name="T2">καὶ δώσει τὸν ὑετὸν τῇ γῇ σου καθ’ ὥραν πρόιμον καὶ ὄψιμον, καὶ εἰσοίσεις τὸν σῖτόν σου καὶ τὸν οἶνόν σου καὶ τὸ ἔλαιόν σου· </text:span></text:span><text:span text:style-name="Default_20_Paragraph_20_Font"><text:span text:style-name="T1">15 </text:span></text:span><text:span text:style-name="Default_20_Paragraph_20_Font"><text:span text:style-name="T2">καὶ δώσει χορτάσματα ἐν τοῖς ἀγροῖς σου τοῖς κτήνεσίν σου· καὶ φαγὼν καὶ ἐμπλησθεὶς </text:span></text:span><text:span text:style-name="Default_20_Paragraph_20_Font"><text:span text:style-name="T1">16 </text:span></text:span><text:span text:style-name="Default_20_Paragraph_20_Font"><text:span text:style-name="T2">πρόσεχε σεαυτῷ, μὴ πλατυνθῇ ἡ καρδία σου καὶ παραβῆτε καὶ λατρεύσητε θεοῖς ἑτέροις καὶ προσκυνήσητε αὐτοῖς, </text:span></text:span><text:span text:style-name="Default_20_Paragraph_20_Font"><text:span text:style-name="T1">17 </text:span></text:span><text:span text:style-name="Default_20_Paragraph_20_Font"><text:span text:style-name="T2">καὶ θυμωθεὶς ὀργῇ κύριος ἐφ’ ὑμῖν καὶ συσχῇ τὸν οὐρανόν, καὶ οὐκ ἔσται ὑετός, καὶ ἡ γῆ οὐ δώσει τὸν καρπὸν αὐτῆς, καὶ ἀπολεῖσθε ἐν τάχει ἀπὸ τῆς γῆς τῆς ἀγαθῆς, ἧς ἔδωκεν ὁ κύριος ὑμῖν. </text:span></text:span><text:span text:style-name="Default_20_Paragraph_20_Font"><text:span text:style-name="T1">18 </text:span></text:span><text:span text:style-name="Default_20_Paragraph_20_Font"><text:span text:style-name="T2">καὶ ἐμβαλεῖτε τὰ ῥήματα ταῦτα εἰς τὴν καρδίαν ὑμῶν καὶ εἰς τὴν ψυχὴν ὑμῶν· καὶ ἀφάψετε αὐτὰ εἰς σημεῖον ἐπὶ τῆς χειρὸς ὑμῶν, καὶ ἔσται ἀσάλευτον πρὸ ὀφθαλμῶν ὑμῶν· </text:span></text:span><text:span text:style-name="Default_20_Paragraph_20_Font"><text:span text:style-name="T1">19 </text:span></text:span><text:span text:style-name="Default_20_Paragraph_20_Font"><text:span text:style-name="T2">καὶ διδάξετε αὐτὰ τὰ τέκνα ὑμῶν λαλεῖν αὐτὰ καθημένους ἐν οἴκῳ καὶ πορευομένους ἐν ὁδῷ καὶ κοιταζομένους καὶ διανισταμένους· </text:span></text:span><text:span text:style-name="Default_20_Paragraph_20_Font"><text:span text:style-name="T1">20 </text:span></text:span><text:span text:style-name="Default_20_Paragraph_20_Font"><text:span text:style-name="T2">καὶ γράψετε αὐτὰ ἐπὶ τὰς φλιὰς τῶν οἰκιῶν ὑμῶν καὶ τῶν πυλῶν ὑμῶν, </text:span></text:span><text:span text:style-name="Default_20_Paragraph_20_Font"><text:span text:style-name="T1">21 </text:span></text:span><text:span text:style-name="Default_20_Paragraph_20_Font"><text:span text:style-name="T2">ἵνα πολυημερεύσητε καὶ αἱ ἡμέραι τῶν υἱῶν ὑμῶν ἐπὶ τῆς γῆς, ἧς ὤμοσεν κύριος τοῖς πατράσιν ὑμῶν δοῦναι αὐτοῖς, καθὼς αἱ ἡμέραι τοῦ οὐρανοῦ ἐπὶ τῆς γῆς. </text:span></text:span><text:span text:style-name="Default_20_Paragraph_20_Font"><text:span text:style-name="T1">22 </text:span></text:span><text:span text:style-name="Default_20_Paragraph_20_Font"><text:span text:style-name="T2">καὶ ἔσται ἐὰν ἀκοῇ ἀκούσητε πάσας τὰς ἐντολὰς ταύτας, ὅσας ἐγὼ ἐντέλλομαί σοι σήμερον ποιεῖν, ἀγαπᾶν κύριον τὸν θεὸν ἡμῶν καὶ πορεύεσθαι ἐν πάσαις ταῖς ὁδοῖς αὐτοῦ καὶ προσκολλᾶσθαι αὐτῷ, </text:span></text:span><text:span text:style-name="Default_20_Paragraph_20_Font"><text:span text:style-name="T1">23 </text:span></text:span><text:span text:style-name="Default_20_Paragraph_20_Font"><text:span text:style-name="T2">καὶ ἐκβαλεῖ κύριος πάντα τὰ ἔθνη ταῦτα ἀπὸ προσώπου ὑμῶν, καὶ κληρονομήσετε ἔθνη μεγάλα καὶ ἰσχυρότερα μᾶλλον ἢ ὑμεῖς. </text:span></text:span><text:span text:style-name="Default_20_Paragraph_20_Font"><text:span text:style-name="T1">24 </text:span></text:span><text:span text:style-name="Default_20_Paragraph_20_Font"><text:span text:style-name="T2">πάντα τὸν τόπον, οὗ ἐὰν πατήσῃ τὸ ἴχνος τοῦ ποδὸς ὑμῶν, ὑμῖν ἔσται· ἀπὸ τῆς ἐρήμου καὶ Ἀντιλιβάνου καὶ ἀπὸ τοῦ ποταμοῦ τοῦ μεγάλου, ποταμοῦ Εὐφράτου, καὶ ἕως τῆς θαλάσσης τῆς ἐπὶ δυσμῶν ἔσται τὰ ὅριά σου. </text:span></text:span><text:span text:style-name="Default_20_Paragraph_20_Font"><text:span text:style-name="T1">25 </text:span></text:span><text:span text:style-name="Default_20_Paragraph_20_Font"><text:span text:style-name="T2">οὐκ ἀντιστήσεται οὐδεὶς κατὰ πρόσωπον ὑμῶν· τὸν τρόμον ὑμῶν καὶ τὸν φόβον ὑμῶν ἐπιθήσει κύριος ὁ θεὸς ὑμῶν ἐπὶ πρόσωπον πάσης τῆς γῆς, ἐφ’ ἧς ἐὰν ἐπιβῆτε ἐπ’ αὐτῆς, ὃν τρόπον ἐλάλησεν κύριος πρὸς ὑμᾶς. </text:span></text:span></text:p>
        <text:p text:style-name="P3"><text:span text:style-name="Default_20_Paragraph_20_Font"><text:span text:style-name="T1">26 </text:span></text:span><text:span text:style-name="Default_20_Paragraph_20_Font"><text:span text:style-name="T2">Ἰδοὺ ἐγὼ δίδωμι ἐνώπιον ὑμῶν σήμερον εὐλογίαν καὶ κατάραν, </text:span></text:span><text:span text:style-name="Default_20_Paragraph_20_Font"><text:span text:style-name="T1">27 </text:span></text:span><text:span text:style-name="Default_20_Paragraph_20_Font"><text:span text:style-name="T2">τὴν εὐλογίαν, ἐὰν ἀκούσητε τὰς ἐντολὰς κυρίου τοῦ θεοῦ ὑμῶν, ἃς ἐγὼ ἐντέλλομαι ὑμῖν σήμερον, </text:span></text:span><text:span text:style-name="Default_20_Paragraph_20_Font"><text:span text:style-name="T1">28 </text:span></text:span><text:span text:style-name="Default_20_Paragraph_20_Font"><text:span text:style-name="T2">καὶ τὰς κατάρας, ἐὰν μὴ ἀκούσητε τὰς ἐντολὰς κυρίου τοῦ θεοῦ ὑμῶν, ὅσας ἐγὼ ἐντέλλομαι ὑμῖν σήμερον, καὶ πλανηθῆτε ἀπὸ τῆς ὁδοῦ, ἧς ἐνετειλάμην ὑμῖν, πορευθέντες λατρεύειν θεοῖς ἑτέροις, οὓς οὐκ οἴδατε. </text:span></text:span><text:span text:style-name="Default_20_Paragraph_20_Font"><text:span text:style-name="T1">29 </text:span></text:span><text:span text:style-name="Default_20_Paragraph_20_Font"><text:span text:style-name="T2">καὶ ἔσται ὅταν εἰσαγάγῃ σε κύριος ὁ θεός σου εἰς τὴν γῆν, εἰς ἣν διαβαίνεις ἐκεῖ κληρονομῆσαι αὐτήν, καὶ δώσεις τὴν εὐλογίαν ἐπ’ ὄρος Γαριζιν καὶ τὴν κατάραν ἐπ’ ὄρος Γαιβαλ. </text:span></text:span><text:span text:style-name="Default_20_Paragraph_20_Font"><text:span text:style-name="T1">30 </text:span></text:span><text:span text:style-name="Default_20_Paragraph_20_Font"><text:span text:style-name="T2">[οὐκ ἰδοὺ ταῦτα πέραν τοῦ Ιορδάνου ὀπίσω ὁδὸν δυσμῶν ἡλίου ἐν γῇ Χανααν τὸ κατοικοῦν ἐπὶ δυσμῶν ἐχόμενον τοῦ Γολγολ πλησίον τῆς δρυὸς τῆς ὑψηλῆς;] </text:span></text:span><text:span text:style-name="Default_20_Paragraph_20_Font"><text:span text:style-name="T1">31 </text:span></text:span><text:span text:style-name="Default_20_Paragraph_20_Font"><text:span text:style-name="T2">ὑμεῖς γὰρ διαβαίνετε τὸν Ιορδάνην εἰσελθόντες κληρονομῆσαι τὴν γῆν, ἣν </text:span></text:span><text:soft-page-break/><text:span text:style-name="Default_20_Paragraph_20_Font"><text:span text:style-name="T2">κύριος ὁ θεὸς ὑμῶν δίδωσιν ὑμῖν ἐν κλήρῳ πάσας τὰς ἡμέρας, καὶ κληρονομήσετε αὐτὴν καὶ κατοικήσετε ἐν αὐτῇ· </text:span></text:span><text:span text:style-name="Default_20_Paragraph_20_Font"><text:span text:style-name="T1">32 </text:span></text:span><text:span text:style-name="Default_20_Paragraph_20_Font"><text:span text:style-name="T2">καὶ φυλάξεσθε τοῦ ποιεῖν πάντα τὰ προστάγματα αὐτοῦ καὶ τὰς κρίσεις ταύτας, ὅσας ἐγὼ δίδωμι ἐνώπιον ὑμῶν σήμερον. </text:span></text:span></text:p>
      </text:section>
      <text:section text:style-name="Sect1" text:name="Sect12">
        <text:p text:style-name="P2">Δευτερονομιον 12</text:p>
        <text:p text:style-name="P3"><text:span text:style-name="Default_20_Paragraph_20_Font"><text:span text:style-name="T1">1 </text:span></text:span><text:span text:style-name="Default_20_Paragraph_20_Font"><text:span text:style-name="T2">Καὶ ταῦτα τὰ προστάγματα καὶ αἱ κρίσεις, ἃς φυλάξετε τοῦ ποιεῖν ἐπὶ τῆς γῆς, ἧς κύριος ὁ θεὸς τῶν πατέρων ὑμῶν δίδωσιν ὑμῖν ἐν κλήρῳ, πάσας τὰς ἡμέρας, ἃς ὑμεῖς ζῆτε ἐπὶ τῆς γῆς. </text:span></text:span><text:span text:style-name="Default_20_Paragraph_20_Font"><text:span text:style-name="T1">2 </text:span></text:span><text:span text:style-name="Default_20_Paragraph_20_Font"><text:span text:style-name="T2">ἀπωλείᾳ ἀπολεῖτε πάντας τοὺς τόπους, ἐν οἷς ἐλάτρευσαν ἐκεῖ τοῖς θεοῖς αὐτῶν οὓς ὑμεῖς κληρονομεῖτε αὐτούς, ἐπὶ τῶν ὀρέων τῶν ὑψηλῶν καὶ ἐπὶ τῶν θινῶν καὶ ὑποκάτω δένδρου δασέος </text:span></text:span><text:span text:style-name="Default_20_Paragraph_20_Font"><text:span text:style-name="T1">3 </text:span></text:span><text:span text:style-name="Default_20_Paragraph_20_Font"><text:span text:style-name="T2">καὶ κατασκάψετε τοὺς βωμοὺς αὐτῶν καὶ συντρίψετε τὰς στήλας αὐτῶν καὶ τὰ ἄλση αὐτῶν ἐκκόψετε καὶ τὰ γλυπτὰ τῶν θεῶν αὐτῶν κατακαύσετε πυρί, καὶ ἀπολεῖται τὸ ὄνομα αὐτῶν ἐκ τοῦ τόπου ἐκείνου. </text:span></text:span><text:span text:style-name="Default_20_Paragraph_20_Font"><text:span text:style-name="T1">4 </text:span></text:span><text:span text:style-name="Default_20_Paragraph_20_Font"><text:span text:style-name="T2">οὐ ποιήσετε οὕτως κυρίῳ τῷ θεῷ ὑμῶν, </text:span></text:span><text:span text:style-name="Default_20_Paragraph_20_Font"><text:span text:style-name="T1">5 </text:span></text:span><text:span text:style-name="Default_20_Paragraph_20_Font"><text:span text:style-name="T2">ἀλλ’ ἢ εἰς τὸν τόπον, ὃν ἂν ἐκλέξηται κύριος ὁ θεὸς ὑμῶν ἐν μιᾷ τῶν φυλῶν ὑμῶν ἐπονομάσαι τὸ ὄνομα αὐτοῦ ἐκεῖ ἐπικληθῆναι, καὶ ἐκζητήσετε καὶ εἰσελεύσεσθε ἐκεῖ <text:s/></text:span></text:span><text:span text:style-name="Default_20_Paragraph_20_Font"><text:span text:style-name="T1">6 </text:span></text:span><text:span text:style-name="Default_20_Paragraph_20_Font"><text:span text:style-name="T2">καὶ οἴσετε ἐκεῖ τὰ ὁλοκαυτώματα ὑμῶν καὶ τὰ θυσιάσματα ὑμῶν καὶ τὰς ἀπαρχὰς ὑμῶν καὶ τὰς εὐχὰς ὑμῶν καὶ τὰ ἑκούσια ὑμῶν καὶ τὰ πρωτότοκα τῶν βοῶν ὑμῶν καὶ τῶν προβάτων ὑμῶν </text:span></text:span><text:span text:style-name="Default_20_Paragraph_20_Font"><text:span text:style-name="T1">7 </text:span></text:span><text:span text:style-name="Default_20_Paragraph_20_Font"><text:span text:style-name="T2">καὶ φάγεσθε ἐκεῖ ἐναντίον κυρίου τοῦ θεοῦ ὑμῶν καὶ εὐφρανθήσεσθε ἐπὶ πᾶσιν, οὗ ἂν τὴν χεῖρα ἐπιβάλητε, ὑμεῖς καὶ οἱ οἶκοι ὑμῶν, καθότι εὐλόγησέν σε κύριος ὁ θεός σου. </text:span></text:span><text:span text:style-name="Default_20_Paragraph_20_Font"><text:span text:style-name="T1">8 </text:span></text:span><text:span text:style-name="Default_20_Paragraph_20_Font"><text:span text:style-name="T2">οὐ ποιήσετε πάντα, ἃ ἡμεῖς ποιοῦμεν ὧδε σήμερον, ἕκαστος τὸ ἀρεστὸν ἐνώπιον αὐτοῦ· </text:span></text:span><text:span text:style-name="Default_20_Paragraph_20_Font"><text:span text:style-name="T1">9 </text:span></text:span><text:span text:style-name="Default_20_Paragraph_20_Font"><text:span text:style-name="T2">οὐ γὰρ ἥκατε ἕως τοῦ νῦν εἰς τὴν κατάπαυσιν καὶ εἰς τὴν κληρονομίαν, ἣν κύριος ὁ θεὸς ὑμῶν δίδωσιν ὑμῖν. </text:span></text:span><text:span text:style-name="Default_20_Paragraph_20_Font"><text:span text:style-name="T1">10 </text:span></text:span><text:span text:style-name="Default_20_Paragraph_20_Font"><text:span text:style-name="T2">καὶ διαβήσεσθε τὸν Ιορδάνην καὶ κατοικήσετε ἐπὶ τῆς γῆς, ἧς κύριος ὁ θεὸς ὑμῶν κατακληρονομεῖ ὑμῖν, καὶ καταπαύσει ὑμᾶς ἀπὸ πάντων τῶν ἐχθρῶν ὑμῶν τῶν κύκλῳ, καὶ κατοικήσετε μετὰ ἀσφαλείας. </text:span></text:span><text:span text:style-name="Default_20_Paragraph_20_Font"><text:span text:style-name="T1">11 </text:span></text:span><text:span text:style-name="Default_20_Paragraph_20_Font"><text:span text:style-name="T2">καὶ ἔσται ὁ τόπος, ὃν ἂν ἐκλέξηται κύριος ὁ θεὸς ὑμῶν ἐπικληθῆναι τὸ ὄνομα αὐτοῦ ἐκεῖ, ἐκεῖ οἴσετε πάντα, ὅσα ἐγὼ ἐντέλλομαι ὑμῖν σήμερον, τὰ ὁλοκαυτώματα ὑμῶν καὶ τὰ θυσιάσματα ὑμῶν καὶ τὰ ἐπιδέκατα ὑμῶν καὶ τὰς ἀπαρχὰς τῶν χειρῶν ὑμῶν καὶ τὰ δόματα ὑμῶν καὶ πᾶν ἐκλεκτὸν τῶν δώρων ὑμῶν, ὅσα ἐὰν εὔξησθε τῷ θεῷ ὑμῶν, </text:span></text:span><text:span text:style-name="Default_20_Paragraph_20_Font"><text:span text:style-name="T1">12 </text:span></text:span><text:span text:style-name="Default_20_Paragraph_20_Font"><text:span text:style-name="T2">καὶ εὐφρανθήσεσθε ἐναντίον κυρίου τοῦ θεοῦ ὑμῶν, ὑμεῖς καὶ οἱ υἱοὶ ὑμῶν καὶ αἱ θυγατέρες ὑμῶν, οἱ παῖδες ὑμῶν καὶ αἱ παιδίσκαι ὑμῶν καὶ ὁ Λευίτης ὁ ἐπὶ τῶν πυλῶν ὑμῶν, ὅτι οὐκ ἔστιν αὐτῷ μερὶς οὐδὲ κλῆρος μεθ’ ὑμῶν. </text:span></text:span><text:span text:style-name="Default_20_Paragraph_20_Font"><text:span text:style-name="T1">13 </text:span></text:span><text:span text:style-name="Default_20_Paragraph_20_Font"><text:span text:style-name="T2">πρόσεχε σεαυτῷ μὴ ἀνενέγκῃς τὰ ὁλοκαυτώματά σου ἐν παντὶ τόπῳ, οὗ ἐὰν ἴδῃς, </text:span></text:span><text:span text:style-name="Default_20_Paragraph_20_Font"><text:span text:style-name="T1">14 </text:span></text:span><text:span text:style-name="Default_20_Paragraph_20_Font"><text:span text:style-name="T2">ἀλλ’ ἢ εἰς τὸν τόπον, ὃν ἂν ἐκλέξηται κύριος ὁ θεός σου αὐτὸν ἐν μιᾷ τῶν φυλῶν σου, ἐκεῖ ἀνοίσεις τὰ ὁλοκαυτώματά σου καὶ ἐκεῖ ποιήσεις πάντα, ὅσα ἐγὼ ἐντέλλομαί σοι σήμερον. </text:span></text:span><text:span text:style-name="Default_20_Paragraph_20_Font"><text:span text:style-name="T1">15 </text:span></text:span><text:span text:style-name="Default_20_Paragraph_20_Font"><text:span text:style-name="T2">ἀλλ’ ἢ ἐν πάσῃ ἐπιθυμίᾳ σου θύσεις καὶ φάγῃ κρέα κατὰ τὴν εὐλογίαν κυρίου τοῦ θεοῦ σου, ἣν ἔδωκέν σοι ἐν πάσῃ πόλει· ὁ ἀκάθαρτος ἐν σοὶ καὶ ὁ καθαρὸς ἐπὶ τὸ αὐτὸ φάγεται αὐτὸ ὡς δορκάδα ἢ ἔλαφον· </text:span></text:span><text:span text:style-name="Default_20_Paragraph_20_Font"><text:span text:style-name="T1">16 </text:span></text:span><text:span text:style-name="Default_20_Paragraph_20_Font"><text:span text:style-name="T2">πλὴν τὸ αἷμα οὐ φάγεσθε, ἐπὶ τὴν γῆν ἐκχεεῖτε αὐτὸ ὡς ὕδωρ. </text:span></text:span><text:span text:style-name="Default_20_Paragraph_20_Font"><text:span text:style-name="T1">17 </text:span></text:span><text:span text:style-name="Default_20_Paragraph_20_Font"><text:span text:style-name="T2">οὐ δυνήσῃ φαγεῖν ἐν ταῖς πόλεσίν σου τὸ ἐπιδέκατον τοῦ σίτου σου καὶ τοῦ οἴνου σου καὶ τοῦ ἐλαίου σου, τὰ πρωτότοκα τῶν βοῶν σου καὶ τῶν προβάτων σου καὶ πάσας εὐχάς, ὅσας ἂν εὔξησθε, καὶ τὰς ὁμολογίας ὑμῶν καὶ τὰς ἀπαρχὰς τῶν χειρῶν ὑμῶν, </text:span></text:span><text:span text:style-name="Default_20_Paragraph_20_Font"><text:span text:style-name="T1">18 </text:span></text:span><text:span text:style-name="Default_20_Paragraph_20_Font"><text:span text:style-name="T2">ἀλλ’ ἢ ἐναντίον κυρίου τοῦ θεοῦ σου φάγῃ αὐτὰ ἐν τῷ τόπῳ, ᾧ ἂν ἐκλέξηται κύριος ὁ θεός σου αὐτῷ, σὺ καὶ ὁ υἱός σου καὶ ἡ θυγάτηρ σου, ὁ παῖς σου καὶ ἡ παιδίσκη σου καὶ ὁ προσήλυτος ὁ ἐν ταῖς πόλεσιν ὑμῶν, καὶ εὐφρανθήσῃ ἐναντίον κυρίου τοῦ θεοῦ σου ἐπὶ πάντα, οὗ ἂν ἐπιβάλῃς τὴν χεῖρά σου. </text:span></text:span><text:span text:style-name="Default_20_Paragraph_20_Font"><text:span text:style-name="T1">19 </text:span></text:span><text:span text:style-name="Default_20_Paragraph_20_Font"><text:span text:style-name="T2">πρόσεχε σεαυτῷ μὴ ἐγκαταλίπῃς τὸν Λευίτην πάντα τὸν χρόνον, ὅσον ἐὰν ζῇς ἐπὶ τῆς γῆς. </text:span></text:span></text:p>
        <text:p text:style-name="P3"><text:soft-page-break/><text:span text:style-name="Default_20_Paragraph_20_Font"><text:span text:style-name="T1">20 </text:span></text:span><text:span text:style-name="Default_20_Paragraph_20_Font"><text:span text:style-name="T2">Ἐὰν δὲ ἐμπλατύνῃ κύριος ὁ θεός σου τὰ ὅριά σου, καθάπερ ἐλάλησέν σοι, καὶ ἐρεῖς Φάγομαι κρέα, ἐὰν ἐπιθυμήσῃ ἡ ψυχή σου ὥστε φαγεῖν κρέα, ἐν πάσῃ ἐπιθυμίᾳ τῆς ψυχῆς σου φάγῃ κρέα. </text:span></text:span><text:span text:style-name="Default_20_Paragraph_20_Font"><text:span text:style-name="T1">21 </text:span></text:span><text:span text:style-name="Default_20_Paragraph_20_Font"><text:span text:style-name="T2">ἐὰν δὲ μακρότερον ἀπέχῃ σου ὁ τόπος, ὃν ἂν ἐκλέξηται κύριος ὁ θεός σου ἐπικληθῆναι τὸ ὄνομα αὐτοῦ ἐκεῖ, καὶ θύσεις ἀπὸ τῶν βοῶν σου καὶ ἀπὸ τῶν προβάτων σου, ὧν ἂν δῷ ὁ θεός σοι, ὃν τρόπον ἐνετειλάμην σοι, καὶ φάγῃ ἐν ταῖς πόλεσίν σου κατὰ τὴν ἐπιθυμίαν τῆς ψυχῆς σου· </text:span></text:span><text:span text:style-name="Default_20_Paragraph_20_Font"><text:span text:style-name="T1">22 </text:span></text:span><text:span text:style-name="Default_20_Paragraph_20_Font"><text:span text:style-name="T2">ὡς ἔσθεται ἡ δορκὰς καὶ ἡ ἔλαφος, οὕτως φάγῃ αὐτό, ὁ ἀκάθαρτος ἐν σοὶ καὶ ὁ καθαρὸς ὡσαύτως ἔδεται. </text:span></text:span><text:span text:style-name="Default_20_Paragraph_20_Font"><text:span text:style-name="T1">23 </text:span></text:span><text:span text:style-name="Default_20_Paragraph_20_Font"><text:span text:style-name="T2">πρόσεχε ἰσχυρῶς τοῦ μὴ φαγεῖν αἷμα, ὅτι τὸ αἷμα αὐτοῦ ψυχή· οὐ βρωθήσεται ἡ ψυχὴ μετὰ τῶν κρεῶν, </text:span></text:span><text:span text:style-name="Default_20_Paragraph_20_Font"><text:span text:style-name="T1">24 </text:span></text:span><text:span text:style-name="Default_20_Paragraph_20_Font"><text:span text:style-name="T2">οὐ φάγεσθε, ἐπὶ τὴν γῆν ἐκχεεῖτε αὐτὸ ὡς ὕδωρ· </text:span></text:span><text:span text:style-name="Default_20_Paragraph_20_Font"><text:span text:style-name="T1">25 </text:span></text:span><text:span text:style-name="Default_20_Paragraph_20_Font"><text:span text:style-name="T2">οὐ φάγῃ αὐτό, ἵνα εὖ σοι γένηται καὶ τοῖς υἱοῖς σου μετὰ σέ, ἐὰν ποιήσῃς τὸ καλὸν καὶ τὸ ἀρεστὸν ἐναντίον κυρίου τοῦ θεοῦ σου. </text:span></text:span><text:span text:style-name="Default_20_Paragraph_20_Font"><text:span text:style-name="T1">26 </text:span></text:span><text:span text:style-name="Default_20_Paragraph_20_Font"><text:span text:style-name="T2">πλὴν τὰ ἅγιά σου, ἐὰν γένηταί σοι, καὶ τὰς εὐχάς σου λαβὼν ἥξεις εἰς τὸν τόπον, ὃν ἂν ἐκλέξηται κύριος ὁ θεός σου ἐπικληθῆναι τὸ ὄνομα αὐτοῦ ἐκεῖ, </text:span></text:span><text:span text:style-name="Default_20_Paragraph_20_Font"><text:span text:style-name="T1">27 </text:span></text:span><text:span text:style-name="Default_20_Paragraph_20_Font"><text:span text:style-name="T2">καὶ ποιήσεις τὰ ὁλοκαυτώματά σου· τὰ κρέα ἀνοίσεις ἐπὶ τὸ θυσιαστήριον κυρίου τοῦ θεοῦ σου, τὸ δὲ αἷμα τῶν θυσιῶν σου προσχεεῖς πρὸς τὴν βάσιν τοῦ θυσιαστηρίου κυρίου τοῦ θεοῦ σου, τὰ δὲ κρέα φάγῃ. </text:span></text:span><text:span text:style-name="Default_20_Paragraph_20_Font"><text:span text:style-name="T1">28 </text:span></text:span><text:span text:style-name="Default_20_Paragraph_20_Font"><text:span text:style-name="T2">φυλάσσου καὶ ἄκουε καὶ ποιήσεις πάντας τοὺς λόγους, οὓς ἐγὼ ἐντέλλομαί σοι, ἵνα εὖ σοι γένηται καὶ τοῖς υἱοῖς σου δι’ αἰῶνος, ἐὰν ποιήσῃς τὸ καλὸν καὶ τὸ ἀρεστὸν ἐναντίον κυρίου τοῦ θεοῦ σου. </text:span></text:span></text:p>
        <text:p text:style-name="P3"><text:span text:style-name="Default_20_Paragraph_20_Font"><text:span text:style-name="T1">29 </text:span></text:span><text:span text:style-name="Default_20_Paragraph_20_Font"><text:span text:style-name="T2">Ἐὰν δὲ ἐξολεθρεύσῃ κύριος ὁ θεός σου τὰ ἔθνη, εἰς οὓς σὺ εἰσπορεύῃ ἐκεῖ κληρονομῆσαι τὴν γῆν αὐτῶν, ἀπὸ προσώπου σου καὶ κατακληρονομήσῃς αὐτοὺς καὶ κατοικήσῃς ἐν τῇ γῇ αὐτῶν, </text:span></text:span><text:span text:style-name="Default_20_Paragraph_20_Font"><text:span text:style-name="T1">30 </text:span></text:span><text:span text:style-name="Default_20_Paragraph_20_Font"><text:span text:style-name="T2">πρόσεχε σεαυτῷ μὴ ἐκζητήσῃς ἐπακολουθῆσαι αὐτοῖς μετὰ τὸ ἐξολεθρευθῆναι αὐτοὺς ἀπὸ προσώπου σου· οὐ μὴ ἐκζητήσῃς τοὺς θεοὺς αὐτῶν λέγων Πῶς ποιοῦσιν τὰ ἔθνη ταῦτα τοῖς θεοῖς αὐτῶν; ποιήσω κἀγώ. </text:span></text:span><text:span text:style-name="Default_20_Paragraph_20_Font"><text:span text:style-name="T1">31 </text:span></text:span><text:span text:style-name="Default_20_Paragraph_20_Font"><text:span text:style-name="T2">οὐ ποιήσεις οὕτως κυρίῳ τῷ θεῷ σου· τὰ γὰρ βδελύγματα, ἃ κύριος ἐμίσησεν, ἐποίησαν τοῖς θεοῖς αὐτῶν, ὅτι τοὺς υἱοὺς αὐτῶν καὶ τὰς θυγατέρας αὐτῶν κατακαίουσιν ἐν πυρὶ τοῖς θεοῖς αὐτῶν. </text:span></text:span></text:p>
      </text:section>
      <text:section text:style-name="Sect1" text:name="Sect13">
        <text:p text:style-name="P2">Δευτερονομιον 13</text:p>
        <text:p text:style-name="P3"><text:span text:style-name="Default_20_Paragraph_20_Font"><text:span text:style-name="T1">1 </text:span></text:span><text:span text:style-name="Default_20_Paragraph_20_Font"><text:span text:style-name="T2">Πᾶν ῥῆμα, ὃ ἐγὼ ἐντέλλομαί σοι σήμερον, τοῦτο φυλάξῃ ποιεῖν· οὐ προσθήσεις ἐπ’ αὐτὸ οὐδὲ ἀφελεῖς ἀπ’ αὐτοῦ. </text:span></text:span></text:p>
        <text:p text:style-name="P3"><text:span text:style-name="Default_20_Paragraph_20_Font"><text:span text:style-name="T1">2 </text:span></text:span><text:span text:style-name="Default_20_Paragraph_20_Font"><text:span text:style-name="T2">Ἐὰν δὲ ἀναστῇ ἐν σοὶ προφήτης ἢ ἐνυπνιαζόμενος ἐνύπνιον καὶ δῷ σοι σημεῖον ἢ τέρας </text:span></text:span><text:span text:style-name="Default_20_Paragraph_20_Font"><text:span text:style-name="T1">3 </text:span></text:span><text:span text:style-name="Default_20_Paragraph_20_Font"><text:span text:style-name="T2">καὶ ἔλθῃ τὸ σημεῖον ἢ τὸ τέρας, ὃ ἐλάλησεν πρὸς σὲ λέγων Πορευθῶμεν καὶ λατρεύσωμεν θεοῖς ἑτέροις, οὓς οὐκ οἴδατε, </text:span></text:span><text:span text:style-name="Default_20_Paragraph_20_Font"><text:span text:style-name="T1">4 </text:span></text:span><text:span text:style-name="Default_20_Paragraph_20_Font"><text:span text:style-name="T2">οὐκ ἀκούσεσθε τῶν λόγων τοῦ προφήτου ἐκείνου ἢ τοῦ ἐνυπνιαζομένου τὸ ἐνύπνιον ἐκεῖνο, ὅτι πειράζει κύριος ὁ θεὸς ὑμᾶς εἰδέναι εἰ ἀγαπᾶτε κύριον τὸν θεὸν ὑμῶν ἐξ ὅλης τῆς καρδίας ὑμῶν καὶ ἐξ ὅλης τῆς ψυχῆς ὑμῶν. </text:span></text:span><text:span text:style-name="Default_20_Paragraph_20_Font"><text:span text:style-name="T1">5 </text:span></text:span><text:span text:style-name="Default_20_Paragraph_20_Font"><text:span text:style-name="T2">ὀπίσω κυρίου τοῦ θεοῦ ὑμῶν πορεύεσθε καὶ αὐτὸν φοβηθήσεσθε καὶ τὰς ἐντολὰς αὐτοῦ φυλάξεσθε καὶ τῆς φωνῆς αὐτοῦ ἀκούσεσθε καὶ αὐτῷ προστεθήσεσθε. </text:span></text:span><text:span text:style-name="Default_20_Paragraph_20_Font"><text:span text:style-name="T1">6 </text:span></text:span><text:span text:style-name="Default_20_Paragraph_20_Font"><text:span text:style-name="T2">καὶ ὁ προφήτης ἐκεῖνος ἢ ὁ τὸ ἐνύπνιον ἐνυπνιαζόμενος ἐκεῖνος ἀποθανεῖται· ἐλάλησεν γὰρ πλανῆσαί σε ἀπὸ κυρίου τοῦ θεοῦ σου τοῦ ἐξαγαγόντος σε ἐκ γῆς Αἰγύπτου τοῦ λυτρωσαμένου σε ἐκ τῆς δουλείας ἐξῶσαί σε ἐκ τῆς ὁδοῦ, ἧς ἐνετείλατό σοι κύριος ὁ θεός σου πορεύεσθαι ἐν αὐτῇ· καὶ ἀφανιεῖς τὸν πονηρὸν ἐξ ὑμῶν αὐτῶν. </text:span></text:span></text:p>
        <text:p text:style-name="P3"><text:span text:style-name="Default_20_Paragraph_20_Font"><text:span text:style-name="T1">7 </text:span></text:span><text:span text:style-name="Default_20_Paragraph_20_Font"><text:span text:style-name="T2">Ἐὰν δὲ παρακαλέσῃ σε ὁ ἀδελφός σου ἐκ πατρός σου ἢ ἐκ μητρός σου ἢ ὁ υἱός σου ἢ ἡ θυγάτηρ σου ἢ ἡ γυνὴ ἡ ἐν κόλπῳ σου ἢ ὁ φίλος ὁ ἴσος τῆς ψυχῆς σου λάθρᾳ λέγων Βαδίσωμεν καὶ λατρεύσωμεν θεοῖς ἑτέροις, οὓς οὐκ ᾔδεις σὺ καὶ οἱ πατέρες σου, </text:span></text:span><text:span text:style-name="Default_20_Paragraph_20_Font"><text:span text:style-name="T1">8 </text:span></text:span><text:span text:style-name="Default_20_Paragraph_20_Font"><text:span text:style-name="T2">ἀπὸ τῶν θεῶν τῶν ἐθνῶν τῶν περικύκλῳ ὑμῶν τῶν ἐγγιζόντων σοι ἢ τῶν μακρὰν ἀπὸ σοῦ ἀπ’ ἄκρου τῆς γῆς ἕως ἄκρου τῆς γῆς, </text:span></text:span><text:span text:style-name="Default_20_Paragraph_20_Font"><text:span text:style-name="T1">9 </text:span></text:span><text:span text:style-name="Default_20_Paragraph_20_Font"><text:span text:style-name="T2">οὐ </text:span></text:span><text:soft-page-break/><text:span text:style-name="Default_20_Paragraph_20_Font"><text:span text:style-name="T2">συνθελήσεις αὐτῷ καὶ οὐκ εἰσακούσῃ αὐτοῦ, καὶ οὐ φείσεται ὁ ὀφθαλμός σου ἐπ’ αὐτῷ, οὐκ ἐπιποθήσεις ἐπ’ αὐτῷ οὐδ’ οὐ μὴ σκεπάσῃς αὐτόν· </text:span></text:span><text:span text:style-name="Default_20_Paragraph_20_Font"><text:span text:style-name="T1">10 </text:span></text:span><text:span text:style-name="Default_20_Paragraph_20_Font"><text:span text:style-name="T2">ἀναγγέλλων ἀναγγελεῖς περὶ αὐτοῦ, αἱ χεῖρές σου ἔσονται ἐπ’ αὐτὸν ἐν πρώτοις ἀποκτεῖναι αὐτόν, καὶ αἱ χεῖρες παντὸς τοῦ λαοῦ ἐπ’ ἐσχάτῳ, </text:span></text:span><text:span text:style-name="Default_20_Paragraph_20_Font"><text:span text:style-name="T1">11 </text:span></text:span><text:span text:style-name="Default_20_Paragraph_20_Font"><text:span text:style-name="T2">καὶ λιθοβολήσουσιν αὐτὸν ἐν λίθοις, καὶ ἀποθανεῖται, ὅτι ἐζήτησεν ἀποστῆσαί σε ἀπὸ κυρίου τοῦ θεοῦ σου τοῦ ἐξαγαγόντος σε ἐκ γῆς Αἰγύπτου ἐξ οἴκου δουλείας. </text:span></text:span><text:span text:style-name="Default_20_Paragraph_20_Font"><text:span text:style-name="T1">12 </text:span></text:span><text:span text:style-name="Default_20_Paragraph_20_Font"><text:span text:style-name="T2">καὶ πᾶς Ισραηλ ἀκούσας φοβηθήσεται καὶ οὐ προσθήσουσιν ἔτι ποιῆσαι κατὰ τὸ ῥῆμα τὸ πονηρὸν τοῦτο ἐν ὑμῖν. </text:span></text:span></text:p>
        <text:p text:style-name="P3"><text:span text:style-name="Default_20_Paragraph_20_Font"><text:span text:style-name="T1">13 </text:span></text:span><text:span text:style-name="Default_20_Paragraph_20_Font"><text:span text:style-name="T2">Ἐὰν δὲ ἀκούσῃς ἐν μιᾷ τῶν πόλεών σου, ὧν κύριος ὁ θεός σου δίδωσίν σοι κατοικεῖν σε ἐκεῖ, λεγόντων </text:span></text:span><text:span text:style-name="Default_20_Paragraph_20_Font"><text:span text:style-name="T1">14 </text:span></text:span><text:span text:style-name="Default_20_Paragraph_20_Font"><text:span text:style-name="T2">Ἐξήλθοσαν ἄνδρες παράνομοι ἐξ ὑμῶν καὶ ἀπέστησαν πάντας τοὺς κατοικοῦντας τὴν πόλιν αὐτῶν λέγοντες Πορευθῶμεν καὶ λατρεύσωμεν θεοῖς ἑτέροις, οὓς οὐκ ᾔδειτε, </text:span></text:span><text:span text:style-name="Default_20_Paragraph_20_Font"><text:span text:style-name="T1">15 </text:span></text:span><text:span text:style-name="Default_20_Paragraph_20_Font"><text:span text:style-name="T2">καὶ ἐρωτήσεις καὶ ἐραυνήσεις σφόδρα, καὶ ἰδοὺ ἀληθὴς σαφῶς ὁ λόγος, γεγένηται τὸ βδέλυγμα τοῦτο ἐν ὑμῖν, </text:span></text:span><text:span text:style-name="Default_20_Paragraph_20_Font"><text:span text:style-name="T1">16 </text:span></text:span><text:span text:style-name="Default_20_Paragraph_20_Font"><text:span text:style-name="T2">ἀναιρῶν ἀνελεῖς πάντας τοὺς κατοικοῦντας ἐν τῇ πόλει ἐκείνῃ ἐν φόνῳ μαχαίρας, ἀναθέματι ἀναθεματιεῖτε αὐτὴν καὶ πάντα τὰ ἐν αὐτῇ </text:span></text:span><text:span text:style-name="Default_20_Paragraph_20_Font"><text:span text:style-name="T1">17 </text:span></text:span><text:span text:style-name="Default_20_Paragraph_20_Font"><text:span text:style-name="T2">καὶ πάντα τὰ σκῦλα αὐτῆς συνάξεις εἰς τὰς διόδους αὐτῆς καὶ ἐμπρήσεις τὴν πόλιν ἐν πυρὶ καὶ πάντα τὰ σκῦλα αὐτῆς πανδημεὶ ἐναντίον κυρίου τοῦ θεοῦ σου, καὶ ἔσται ἀοίκητος εἰς τὸν αἰῶνα, οὐκ ἀνοικοδομηθήσεται ἔτι. </text:span></text:span><text:span text:style-name="Default_20_Paragraph_20_Font"><text:span text:style-name="T1">18 </text:span></text:span><text:span text:style-name="Default_20_Paragraph_20_Font"><text:span text:style-name="T2">οὐ προσκολληθήσεται ἐν τῇ χειρί σου οὐδὲν ἀπὸ τοῦ ἀναθέματος, ἵνα ἀποστραφῇ κύριος ἀπὸ θυμοῦ τῆς ὀργῆς αὐτοῦ καὶ δώσει σοι ἔλεος καὶ ἐλεήσει σε καὶ πληθυνεῖ σε, ὃν τρόπον ὤμοσεν κύριος τοῖς πατράσιν σου, </text:span></text:span><text:span text:style-name="Default_20_Paragraph_20_Font"><text:span text:style-name="T1">19 </text:span></text:span><text:span text:style-name="Default_20_Paragraph_20_Font"><text:span text:style-name="T2">ἐὰν ἀκούσῃς τῆς φωνῆς κυρίου τοῦ θεοῦ σου φυλάσσειν πάσας τὰς ἐντολὰς αὐτοῦ, ὅσας ἐγὼ ἐντέλλομαί σοι σήμερον, ποιεῖν τὸ καλὸν καὶ τὸ ἀρεστὸν ἐναντίον κυρίου τοῦ θεοῦ σου. </text:span></text:span></text:p>
      </text:section>
      <text:section text:style-name="Sect1" text:name="Sect14">
        <text:p text:style-name="P2">Δευτερονομιον 14</text:p>
        <text:p text:style-name="P3"><text:span text:style-name="Default_20_Paragraph_20_Font"><text:span text:style-name="T1">1 </text:span></text:span><text:span text:style-name="Default_20_Paragraph_20_Font"><text:span text:style-name="T2">Υἱοί ἐστε κυρίου τοῦ θεοῦ ὑμῶν· οὐ φοιβήσετε, οὐκ ἐπιθήσετε φαλάκρωμα ἀνὰ μέσον τῶν ὀφθαλμῶν ὑμῶν ἐπὶ νεκρῷ· </text:span></text:span><text:span text:style-name="Default_20_Paragraph_20_Font"><text:span text:style-name="T1">2 </text:span></text:span><text:span text:style-name="Default_20_Paragraph_20_Font"><text:span text:style-name="T2">ὅτι λαὸς ἅγιος εἶ κυρίῳ τῷ θεῷ σου, καὶ σὲ ἐξελέξατο κύριος ὁ θεός σου γενέσθαι σε αὐτῷ λαὸν περιούσιον ἀπὸ πάντων τῶν ἐθνῶν τῶν ἐπὶ προσώπου τῆς γῆς. </text:span></text:span></text:p>
        <text:p text:style-name="P3"><text:span text:style-name="Default_20_Paragraph_20_Font"><text:span text:style-name="T1">3 </text:span></text:span><text:span text:style-name="Default_20_Paragraph_20_Font"><text:span text:style-name="T2">Οὐ φάγεσθε πᾶν βδέλυγμα. </text:span></text:span><text:span text:style-name="Default_20_Paragraph_20_Font"><text:span text:style-name="T1">4 </text:span></text:span><text:span text:style-name="Default_20_Paragraph_20_Font"><text:span text:style-name="T2">ταῦτα τὰ κτήνη, ἃ φάγεσθε· μόσχον ἐκ βοῶν καὶ ἀμνὸν ἐκ προβάτων καὶ χίμαρον ἐξ αἰγῶν, </text:span></text:span><text:span text:style-name="Default_20_Paragraph_20_Font"><text:span text:style-name="T1">5 </text:span></text:span><text:span text:style-name="Default_20_Paragraph_20_Font"><text:span text:style-name="T2">ἔλαφον καὶ δορκάδα καὶ βούβαλον καὶ τραγέλαφον καὶ πύγαργον, ὄρυγα καὶ καμηλοπάρδαλιν· </text:span></text:span><text:span text:style-name="Default_20_Paragraph_20_Font"><text:span text:style-name="T1">6 </text:span></text:span><text:span text:style-name="Default_20_Paragraph_20_Font"><text:span text:style-name="T2">πᾶν κτῆνος διχηλοῦν ὁπλὴν καὶ ὀνυχιστῆρας ὀνυχίζον δύο χηλῶν καὶ ἀνάγον μηρυκισμὸν ἐν τοῖς κτήνεσιν, ταῦτα φάγεσθε. </text:span></text:span><text:span text:style-name="Default_20_Paragraph_20_Font"><text:span text:style-name="T1">7 </text:span></text:span><text:span text:style-name="Default_20_Paragraph_20_Font"><text:span text:style-name="T2">καὶ ταῦτα οὐ φάγεσθε ἀπὸ τῶν ἀναγόντων μηρυκισμὸν καὶ ἀπὸ τῶν διχηλούντων τὰς ὁπλὰς καὶ ὀνυχιζόντων ὀνυχιστῆρας· τὸν κάμηλον καὶ δασύποδα καὶ χοιρογρύλλιον, ὅτι ἀνάγουσιν μηρυκισμὸν καὶ ὁπλὴν οὐ διχηλοῦσιν, ἀκάθαρτα ταῦτα ὑμῖν ἐστιν· </text:span></text:span><text:span text:style-name="Default_20_Paragraph_20_Font"><text:span text:style-name="T1">8 </text:span></text:span><text:span text:style-name="Default_20_Paragraph_20_Font"><text:span text:style-name="T2">καὶ τὸν ὗν, ὅτι διχηλεῖ ὁπλὴν τοῦτο καὶ ὀνυχίζει ὄνυχας ὁπλῆς καὶ τοῦτο μηρυκισμὸν οὐ μαρυκᾶται, ἀκάθαρτον τοῦτο ὑμῖν· ἀπὸ τῶν κρεῶν αὐτῶν οὐ φάγεσθε καὶ τῶν θνησιμαίων αὐτῶν οὐχ ἅψεσθε. – </text:span></text:span><text:span text:style-name="Default_20_Paragraph_20_Font"><text:span text:style-name="T1">9 </text:span></text:span><text:span text:style-name="Default_20_Paragraph_20_Font"><text:span text:style-name="T2">καὶ ταῦτα φάγεσθε ἀπὸ πάντων τῶν ἐν τοῖς ὕδασιν· πάντα, ὅσα ἐστὶν ἐν αὐτοῖς πτερύγια καὶ λεπίδες, φάγεσθε. </text:span></text:span><text:span text:style-name="Default_20_Paragraph_20_Font"><text:span text:style-name="T1">10 </text:span></text:span><text:span text:style-name="Default_20_Paragraph_20_Font"><text:span text:style-name="T2">καὶ πάντα, ὅσα οὐκ ἔστιν αὐτοῖς πτερύγια καὶ λεπίδες, οὐ φάγεσθε, ἀκάθαρτα ὑμῖν ἐστιν. – </text:span></text:span><text:span text:style-name="Default_20_Paragraph_20_Font"><text:span text:style-name="T1">11 </text:span></text:span><text:span text:style-name="Default_20_Paragraph_20_Font"><text:span text:style-name="T2">πᾶν ὄρνεον καθαρὸν φάγεσθε. </text:span></text:span><text:span text:style-name="Default_20_Paragraph_20_Font"><text:span text:style-name="T1">12 </text:span></text:span><text:span text:style-name="Default_20_Paragraph_20_Font"><text:span text:style-name="T2">καὶ ταῦτα οὐ φάγεσθε ἀπ’ αὐτῶν· τὸν ἀετὸν καὶ τὸν γρύπα καὶ τὸν ἁλιαίετον </text:span></text:span><text:span text:style-name="Default_20_Paragraph_20_Font"><text:span text:style-name="T1">13 </text:span></text:span><text:span text:style-name="Default_20_Paragraph_20_Font"><text:span text:style-name="T2">καὶ τὸν γύπα καὶ τὸν ἰκτῖνα καὶ τὰ ὅμοια αὐτῷ </text:span></text:span><text:span text:style-name="Default_20_Paragraph_20_Font"><text:span text:style-name="T1">14 </text:span></text:span><text:span text:style-name="Default_20_Paragraph_20_Font"><text:span text:style-name="T2">καὶ πάντα κόρακα καὶ τὰ ὅμοια αὐτῷ </text:span></text:span><text:span text:style-name="Default_20_Paragraph_20_Font"><text:span text:style-name="T1">15 </text:span></text:span><text:span text:style-name="Default_20_Paragraph_20_Font"><text:span text:style-name="T2">καὶ στρουθὸν καὶ γλαῦκα καὶ λάρον </text:span></text:span><text:span text:style-name="Default_20_Paragraph_20_Font"><text:span text:style-name="T1">16 </text:span></text:span><text:span text:style-name="Default_20_Paragraph_20_Font"><text:span text:style-name="T2">καὶ ἐρωδιὸν καὶ κύκνον καὶ ἶβιν </text:span></text:span><text:span text:style-name="Default_20_Paragraph_20_Font"><text:span text:style-name="T1">17 </text:span></text:span><text:span text:style-name="Default_20_Paragraph_20_Font"><text:span text:style-name="T2">καὶ καταράκτην καὶ ἱέρακα καὶ τὰ ὅμοια αὐτῷ </text:span></text:span><text:soft-page-break/><text:span text:style-name="Default_20_Paragraph_20_Font"><text:span text:style-name="T2">καὶ ἔποπα καὶ νυκτικόρακα </text:span></text:span><text:span text:style-name="Default_20_Paragraph_20_Font"><text:span text:style-name="T1">18 </text:span></text:span><text:span text:style-name="Default_20_Paragraph_20_Font"><text:span text:style-name="T2">καὶ πελεκᾶνα καὶ χαραδριὸν καὶ τὰ ὅμοια αὐτῷ καὶ πορφυρίωνα καὶ νυκτερίδα. </text:span></text:span><text:span text:style-name="Default_20_Paragraph_20_Font"><text:span text:style-name="T1">19 </text:span></text:span><text:span text:style-name="Default_20_Paragraph_20_Font"><text:span text:style-name="T2">πάντα τὰ ἑρπετὰ τῶν πετεινῶν ἀκάθαρτα ταῦτά ἐστιν ὑμῖν, οὐ φάγεσθε ἀπ’ αὐτῶν. </text:span></text:span><text:span text:style-name="Default_20_Paragraph_20_Font"><text:span text:style-name="T1">20 </text:span></text:span><text:span text:style-name="Default_20_Paragraph_20_Font"><text:span text:style-name="T2">πᾶν πετεινὸν καθαρὸν φάγεσθε. – </text:span></text:span><text:span text:style-name="Default_20_Paragraph_20_Font"><text:span text:style-name="T1">21 </text:span></text:span><text:span text:style-name="Default_20_Paragraph_20_Font"><text:span text:style-name="T2">πᾶν θνησιμαῖον οὐ φάγεσθε· τῷ παροίκῳ τῷ ἐν ταῖς πόλεσίν σου δοθήσεται, καὶ φάγεται, ἢ ἀποδώσῃ τῷ ἀλλοτρίῳ· ὅτι λαὸς ἅγιος εἶ κυρίῳ τῷ θεῷ σου. – οὐχ ἑψήσεις ἄρνα ἐν γάλακτι μητρὸς αὐτοῦ. </text:span></text:span></text:p>
        <text:p text:style-name="P3"><text:span text:style-name="Default_20_Paragraph_20_Font"><text:span text:style-name="T1">22 </text:span></text:span><text:span text:style-name="Default_20_Paragraph_20_Font"><text:span text:style-name="T2">Δεκάτην ἀποδεκατώσεις παντὸς γενήματος τοῦ σπέρματός σου, τὸ γένημα τοῦ ἀγροῦ σου ἐνιαυτὸν κατ’ ἐνιαυτόν, </text:span></text:span><text:span text:style-name="Default_20_Paragraph_20_Font"><text:span text:style-name="T1">23 </text:span></text:span><text:span text:style-name="Default_20_Paragraph_20_Font"><text:span text:style-name="T2">καὶ φάγῃ αὐτὸ ἔναντι κυρίου τοῦ θεοῦ σου ἐν τῷ τόπῳ, ᾧ ἂν ἐκλέξηται κύριος ὁ θεός σου ἐπικληθῆναι τὸ ὄνομα αὐτοῦ ἐκεῖ· οἴσετε τὰ ἐπιδέκατα τοῦ σίτου σου καὶ τοῦ οἴνου σου καὶ τοῦ ἐλαίου σου, τὰ πρωτότοκα τῶν βοῶν σου καὶ τῶν προβάτων σου, ἵνα μάθῃς φοβεῖσθαι κύριον τὸν θεόν σου πάσας τὰς ἡμέρας. </text:span></text:span><text:span text:style-name="Default_20_Paragraph_20_Font"><text:span text:style-name="T1">24 </text:span></text:span><text:span text:style-name="Default_20_Paragraph_20_Font"><text:span text:style-name="T2">ἐὰν δὲ μακρὰν γένηται ἀπὸ σοῦ ἡ ὁδὸς καὶ μὴ δύνῃ ἀναφέρειν αὐτά, ὅτι μακρὰν ἀπὸ σοῦ ὁ τόπος, ὃν ἂν ἐκλέξηται κύριος ὁ θεός σου ἐπικληθῆναι τὸ ὄνομα αὐτοῦ ἐκεῖ, ὅτι εὐλογήσει σε κύριος ὁ θεός σου, </text:span></text:span><text:span text:style-name="Default_20_Paragraph_20_Font"><text:span text:style-name="T1">25 </text:span></text:span><text:span text:style-name="Default_20_Paragraph_20_Font"><text:span text:style-name="T2">καὶ ἀποδώσῃ αὐτὰ ἀργυρίου καὶ λήμψῃ τὸ ἀργύριον ἐν ταῖς χερσίν σου καὶ πορεύσῃ εἰς τὸν τόπον, ὃν ἂν ἐκλέξηται κύριος ὁ θεός σου αὐτόν, </text:span></text:span><text:span text:style-name="Default_20_Paragraph_20_Font"><text:span text:style-name="T1">26 </text:span></text:span><text:span text:style-name="Default_20_Paragraph_20_Font"><text:span text:style-name="T2">καὶ δώσεις τὸ ἀργύριον ἐπὶ παντός, οὗ ἐὰν ἐπιθυμῇ ἡ ψυχή σου, ἐπὶ βουσὶ ἢ ἐπὶ προβάτοις, ἐπὶ οἴνῳ ἢ ἐπὶ σικερα ἢ ἐπὶ παντός, οὗ ἐὰν ἐπιθυμῇ ἡ ψυχή σου, καὶ φάγῃ ἐκεῖ ἐναντίον κυρίου τοῦ θεοῦ σου καὶ εὐφρανθήσῃ σὺ καὶ ὁ οἶκός σου </text:span></text:span><text:span text:style-name="Default_20_Paragraph_20_Font"><text:span text:style-name="T1">27 </text:span></text:span><text:span text:style-name="Default_20_Paragraph_20_Font"><text:span text:style-name="T2">καὶ ὁ Λευίτης ὁ ἐν ταῖς πόλεσίν σου, ὅτι οὐκ ἔστιν αὐτῷ μερὶς οὐδὲ κλῆρος μετὰ σοῦ. – </text:span></text:span><text:span text:style-name="Default_20_Paragraph_20_Font"><text:span text:style-name="T1">28 </text:span></text:span><text:span text:style-name="Default_20_Paragraph_20_Font"><text:span text:style-name="T2">μετὰ τρία ἔτη ἐξοίσεις πᾶν τὸ ἐπιδέκατον τῶν γενημάτων σου· ἐν τῷ ἐνιαυτῷ ἐκείνῳ θήσεις αὐτὸ ἐν ταῖς πόλεσίν σου, </text:span></text:span><text:span text:style-name="Default_20_Paragraph_20_Font"><text:span text:style-name="T1">29 </text:span></text:span><text:span text:style-name="Default_20_Paragraph_20_Font"><text:span text:style-name="T2">καὶ ἐλεύσεται ὁ Λευίτης, ὅτι οὐκ ἔστιν αὐτῷ μερὶς οὐδὲ κλῆρος μετὰ σοῦ, καὶ ὁ προσήλυτος καὶ ὁ ὀρφανὸς καὶ ἡ χήρα ἡ ἐν ταῖς πόλεσίν σου καὶ φάγονται καὶ ἐμπλησθήσονται, ἵνα εὐλογήσῃ σε κύριος ὁ θεός σου ἐν πᾶσιν τοῖς ἔργοις, οἷς ἐὰν ποιῇς. </text:span></text:span></text:p>
      </text:section>
      <text:section text:style-name="Sect1" text:name="Sect15">
        <text:p text:style-name="P2">Δευτερονομιον 15</text:p>
        <text:p text:style-name="P3"><text:span text:style-name="Default_20_Paragraph_20_Font"><text:span text:style-name="T1">1 </text:span></text:span><text:span text:style-name="Default_20_Paragraph_20_Font"><text:span text:style-name="T2">Δι ἑπτὰ ἐτῶν ποιήσεις ἄφεσιν. </text:span></text:span><text:span text:style-name="Default_20_Paragraph_20_Font"><text:span text:style-name="T1">2 </text:span></text:span><text:span text:style-name="Default_20_Paragraph_20_Font"><text:span text:style-name="T2">καὶ οὕτως τὸ πρόσταγμα τῆς ἀφέσεως· ἀφήσεις πᾶν χρέος ἴδιον, ὃ ὀφείλει σοι ὁ πλησίον, καὶ τὸν ἀδελφόν σου οὐκ ἀπαιτήσεις, ὅτι ἐπικέκληται ἄφεσις κυρίῳ τῷ θεῷ σου. </text:span></text:span><text:span text:style-name="Default_20_Paragraph_20_Font"><text:span text:style-name="T1">3 </text:span></text:span><text:span text:style-name="Default_20_Paragraph_20_Font"><text:span text:style-name="T2">τὸν ἀλλότριον ἀπαιτήσεις ὅσα ἐὰν ᾖ σοι παρ’ αὐτῷ, τοῦ ἀδελφοῦ σου ἄφεσιν ποιήσεις τοῦ χρέους σου· </text:span></text:span><text:span text:style-name="Default_20_Paragraph_20_Font"><text:span text:style-name="T1">4 </text:span></text:span><text:span text:style-name="Default_20_Paragraph_20_Font"><text:span text:style-name="T2">ὅτι οὐκ ἔσται ἐν σοὶ ἐνδεής, ὅτι εὐλογῶν εὐλογήσει σε κύριος ὁ θεός σου ἐν τῇ γῇ, ᾗ κύριος ὁ θεός σου δίδωσίν σοι ἐν κλήρῳ κατακληρονομῆσαι αὐτήν, </text:span></text:span><text:span text:style-name="Default_20_Paragraph_20_Font"><text:span text:style-name="T1">5 </text:span></text:span><text:span text:style-name="Default_20_Paragraph_20_Font"><text:span text:style-name="T2">ἐὰν δὲ ἀκοῇ εἰσακούσητε τῆς φωνῆς κυρίου τοῦ θεοῦ ὑμῶν φυλάσσειν καὶ ποιεῖν πάσας τὰς ἐντολὰς ταύτας, ὅσας ἐγὼ ἐντέλλομαί σοι σήμερον. </text:span></text:span><text:span text:style-name="Default_20_Paragraph_20_Font"><text:span text:style-name="T1">6 </text:span></text:span><text:span text:style-name="Default_20_Paragraph_20_Font"><text:span text:style-name="T2">ὅτι κύριος ὁ θεός σου εὐλόγησέν σε, ὃν τρόπον ἐλάλησέν σοι, καὶ δανιεῖς ἔθνεσιν πολλοῖς, σὺ δὲ οὐ δανιῇ, καὶ ἄρξεις σὺ ἐθνῶν πολλῶν, σοῦ δὲ οὐκ ἄρξουσιν. </text:span></text:span></text:p>
        <text:p text:style-name="P3"><text:span text:style-name="Default_20_Paragraph_20_Font"><text:span text:style-name="T1">7 </text:span></text:span><text:span text:style-name="Default_20_Paragraph_20_Font"><text:span text:style-name="T2">Ἐὰν δὲ γένηται ἐν σοὶ ἐνδεὴς τῶν ἀδελφῶν σου ἐν μιᾷ τῶν πόλεων σου ἐν τῇ γῇ, ᾗ κύριος ὁ θεός σου δίδωσίν σοι, οὐκ ἀποστέρξεις τὴν καρδίαν σου οὐδ’ οὐ μὴ συσφίγξῃς τὴν χεῖρά σου ἀπὸ τοῦ ἀδελφοῦ σου τοῦ ἐπιδεομένου· </text:span></text:span><text:span text:style-name="Default_20_Paragraph_20_Font"><text:span text:style-name="T1">8 </text:span></text:span><text:span text:style-name="Default_20_Paragraph_20_Font"><text:span text:style-name="T2">ἀνοίγων ἀνοίξεις τὰς χεῖράς σου αὐτῷ, δάνειον δανιεῖς αὐτῷ ὅσον ἐπιδέεται, καθ’ ὅσον ἐνδεεῖται. </text:span></text:span><text:span text:style-name="Default_20_Paragraph_20_Font"><text:span text:style-name="T1">9 </text:span></text:span><text:span text:style-name="Default_20_Paragraph_20_Font"><text:span text:style-name="T2">πρόσεχε σεαυτῷ μὴ γένηται ῥῆμα κρυπτὸν ἐν τῇ καρδίᾳ σου, ἀνόμημα, λέγων Ἐγγίζει τὸ ἔτος τὸ ἕβδομον, ἔτος τῆς ἀφέσεως, καὶ πονηρεύσηται ὁ ὀφθαλμός σου τῷ ἀδελφῷ σου τῷ ἐπιδεομένῳ, καὶ οὐ δώσεις αὐτῷ, καὶ βοήσεται κατὰ σοῦ πρὸς κύριον, καὶ ἔσται ἐν σοὶ ἁμαρτία μεγάλη. </text:span></text:span><text:span text:style-name="Default_20_Paragraph_20_Font"><text:span text:style-name="T1">10 </text:span></text:span><text:span text:style-name="Default_20_Paragraph_20_Font"><text:span text:style-name="T2">διδοὺς δώσεις αὐτῷ καὶ δάνειον δανιεῖς αὐτῷ </text:span></text:span><text:soft-page-break/><text:span text:style-name="Default_20_Paragraph_20_Font"><text:span text:style-name="T2">ὅσον ἐπιδέεται, καὶ οὐ λυπηθήσῃ τῇ καρδίᾳ σου διδόντος σου αὐτῷ· ὅτι διὰ τὸ ῥῆμα τοῦτο εὐλογήσει σε κύριος ὁ θεός σου ἐν πᾶσιν τοῖς ἔργοις καὶ ἐν πᾶσιν, οὗ ἂν ἐπιβάλῃς τὴν χεῖρά σου. </text:span></text:span><text:span text:style-name="Default_20_Paragraph_20_Font"><text:span text:style-name="T1">11 </text:span></text:span><text:span text:style-name="Default_20_Paragraph_20_Font"><text:span text:style-name="T2">οὐ γὰρ μὴ ἐκλίπῃ ἐνδεὴς ἀπὸ τῆς γῆς· διὰ τοῦτο ἐγώ σοι ἐντέλλομαι ποιεῖν τὸ ῥῆμα τοῦτο λέγων Ἀνοίγων ἀνοίξεις τὰς χεῖράς σου τῷ ἀδελφῷ σου τῷ πένητι καὶ τῷ ἐπιδεομένῳ τῷ ἐπὶ τῆς γῆς σου. </text:span></text:span></text:p>
        <text:p text:style-name="P3"><text:span text:style-name="Default_20_Paragraph_20_Font"><text:span text:style-name="T1">12 </text:span></text:span><text:span text:style-name="Default_20_Paragraph_20_Font"><text:span text:style-name="T2">Ἐὰν δὲ πραθῇ σοι ὁ ἀδελφός σου ὁ Εβραῖος ἢ ἡ Εβραία, δουλεύσει σοι ἓξ ἔτη, καὶ τῷ ἑβδόμῳ ἐξαποστελεῖς αὐτὸν ἐλεύθερον ἀπὸ σοῦ. </text:span></text:span><text:span text:style-name="Default_20_Paragraph_20_Font"><text:span text:style-name="T1">13 </text:span></text:span><text:span text:style-name="Default_20_Paragraph_20_Font"><text:span text:style-name="T2">ὅταν δὲ ἐξαποστέλλῃς αὐτὸν ἐλεύθερον ἀπὸ σοῦ, οὐκ ἐξαποστελεῖς αὐτὸν κενόν· </text:span></text:span><text:span text:style-name="Default_20_Paragraph_20_Font"><text:span text:style-name="T1">14 </text:span></text:span><text:span text:style-name="Default_20_Paragraph_20_Font"><text:span text:style-name="T2">ἐφόδιον ἐφοδιάσεις αὐτὸν ἀπὸ τῶν προβάτων σου καὶ ἀπὸ τοῦ σίτου σου καὶ ἀπὸ τῆς ληνοῦ σου· καθὰ εὐλόγησέν σε κύριος ὁ θεός σου, δώσεις αὐτῷ. </text:span></text:span><text:span text:style-name="Default_20_Paragraph_20_Font"><text:span text:style-name="T1">15 </text:span></text:span><text:span text:style-name="Default_20_Paragraph_20_Font"><text:span text:style-name="T2">καὶ μνησθήσῃ ὅτι οἰκέτης ἦσθα ἐν γῇ Αἰγύπτου καὶ ἐλυτρώσατό σε κύριος ὁ θεός σου ἐκεῖθεν· διὰ τοῦτο ἐγώ σοι ἐντέλλομαι ποιεῖν τὸ ῥῆμα τοῦτο. </text:span></text:span><text:span text:style-name="Default_20_Paragraph_20_Font"><text:span text:style-name="T1">16 </text:span></text:span><text:span text:style-name="Default_20_Paragraph_20_Font"><text:span text:style-name="T2">ἐὰν δὲ λέγῃ πρὸς σέ Οὐκ ἐξελεύσομαι ἀπὸ σοῦ, ὅτι ἠγάπηκέν σε καὶ τὴν οἰκίαν σου, ὅτι εὖ αὐτῷ ἐστιν παρὰ σοί, </text:span></text:span><text:span text:style-name="Default_20_Paragraph_20_Font"><text:span text:style-name="T1">17 </text:span></text:span><text:span text:style-name="Default_20_Paragraph_20_Font"><text:span text:style-name="T2">καὶ λήμψῃ τὸ ὀπήτιον καὶ τρυπήσεις τὸ ὠτίον αὐτοῦ πρὸς τὴν θύραν, καὶ ἔσται σοι οἰκέτης εἰς τὸν αἰῶνα· καὶ τὴν παιδίσκην σου ποιήσεις ὡσαύτως. </text:span></text:span><text:span text:style-name="Default_20_Paragraph_20_Font"><text:span text:style-name="T1">18 </text:span></text:span><text:span text:style-name="Default_20_Paragraph_20_Font"><text:span text:style-name="T2">οὐ σκληρὸν ἔσται ἐναντίον σου ἐξαποστελλομένων αὐτῶν ἐλευθέρων ἀπὸ σοῦ, ὅτι ἐφέτιον μισθὸν τοῦ μισθωτοῦ ἐδούλευσέν σοι ἓξ ἔτη· καὶ εὐλογήσει σε κύριος ὁ θεός σου ἐν πᾶσιν, οἷς ἐὰν ποιῇς. </text:span></text:span></text:p>
        <text:p text:style-name="P3"><text:span text:style-name="Default_20_Paragraph_20_Font"><text:span text:style-name="T1">19 </text:span></text:span><text:span text:style-name="Default_20_Paragraph_20_Font"><text:span text:style-name="T2">Πᾶν πρωτότοκον, ὃ ἐὰν τεχθῇ ἐν τοῖς βουσίν σου καὶ ἐν τοῖς προβάτοις σου, τὰ ἀρσενικά, ἁγιάσεις κυρίῳ τῷ θεῷ σου· οὐκ ἐργᾷ ἐν τῷ πρωτοτόκῳ μόσχῳ σου καὶ οὐ μὴ κείρῃς τὸ πρωτότοκον τῶν προβάτων σου· </text:span></text:span><text:span text:style-name="Default_20_Paragraph_20_Font"><text:span text:style-name="T1">20 </text:span></text:span><text:span text:style-name="Default_20_Paragraph_20_Font"><text:span text:style-name="T2">ἔναντι κυρίου φάγῃ αὐτὸ ἐνιαυτὸν ἐξ ἐνιαυτοῦ ἐν τῷ τόπῳ, ᾧ ἐὰν ἐκλέξηται κύριος ὁ θεός σου, σὺ καὶ ὁ οἶκός σου. </text:span></text:span><text:span text:style-name="Default_20_Paragraph_20_Font"><text:span text:style-name="T1">21 </text:span></text:span><text:span text:style-name="Default_20_Paragraph_20_Font"><text:span text:style-name="T2">ἐὰν δὲ ᾖ ἐν αὐτῷ μῶμος, χωλὸν ἢ τυφλὸν ἢ καὶ πᾶς μῶμος πονηρός, οὐ θύσεις αὐτὸ κυρίῳ τῷ θεῷ σου· </text:span></text:span><text:span text:style-name="Default_20_Paragraph_20_Font"><text:span text:style-name="T1">22 </text:span></text:span><text:span text:style-name="Default_20_Paragraph_20_Font"><text:span text:style-name="T2">ἐν ταῖς πόλεσίν σου φάγῃ αὐτό, ὁ ἀκάθαρτος ἐν σοὶ καὶ ὁ καθαρὸς ὡσαύτως ἔδεται ὡς δορκάδα ἢ ἔλαφον· </text:span></text:span><text:span text:style-name="Default_20_Paragraph_20_Font"><text:span text:style-name="T1">23 </text:span></text:span><text:span text:style-name="Default_20_Paragraph_20_Font"><text:span text:style-name="T2">πλὴν τὸ αἷμα οὐ φάγεσθε, ἐπὶ τὴν γῆν ἐκχεεῖς αὐτὸ ὡς ὕδωρ. </text:span></text:span></text:p>
      </text:section>
      <text:section text:style-name="Sect1" text:name="Sect16">
        <text:p text:style-name="P2">Δευτερονομιον 16</text:p>
        <text:p text:style-name="P3"><text:span text:style-name="Default_20_Paragraph_20_Font"><text:span text:style-name="T1">1 </text:span></text:span><text:span text:style-name="Default_20_Paragraph_20_Font"><text:span text:style-name="T2">Φύλαξαι τὸν μῆνα τῶν νέων καὶ ποιήσεις τὸ πασχα κυρίῳ τῷ θεῷ σου, ὅτι ἐν τῷ μηνὶ τῶν νέων ἐξῆλθες ἐξ Αἰγύπτου νυκτός. </text:span></text:span><text:span text:style-name="Default_20_Paragraph_20_Font"><text:span text:style-name="T1">2 </text:span></text:span><text:span text:style-name="Default_20_Paragraph_20_Font"><text:span text:style-name="T2">καὶ θύσεις τὸ πασχα κυρίῳ τῷ θεῷ σου πρόβατα καὶ βόας ἐν τῷ τόπῳ, ᾧ ἐὰν ἐκλέξηται κύριος ὁ θεός σου αὐτὸν ἐπικληθῆναι τὸ ὄνομα αὐτοῦ ἐκεῖ. </text:span></text:span><text:span text:style-name="Default_20_Paragraph_20_Font"><text:span text:style-name="T1">3 </text:span></text:span><text:span text:style-name="Default_20_Paragraph_20_Font"><text:span text:style-name="T2">οὐ φάγῃ ἐπ’ αὐτοῦ ζύμην· ἑπτὰ ἡμέρας φάγῃ ἐπ’ αὐτοῦ ἄζυμα, ἄρτον κακώσεως, ὅτι ἐν σπουδῇ ἐξήλθετε ἐξ Αἰγύπτου· ἵνα μνησθῆτε τὴν ἡμέραν τῆς ἐξοδίας ὑμῶν ἐκ γῆς Αἰγύπτου πάσας τὰς ἡμέρας τῆς ζωῆς ὑμῶν. </text:span></text:span><text:span text:style-name="Default_20_Paragraph_20_Font"><text:span text:style-name="T1">4 </text:span></text:span><text:span text:style-name="Default_20_Paragraph_20_Font"><text:span text:style-name="T2">οὐκ ὀφθήσεταί σοι ζύμη ἐν πᾶσι τοῖς ὁρίοις σου ἑπτὰ ἡμέρας, καὶ οὐ κοιμηθήσεται ἀπὸ τῶν κρεῶν, ὧν ἐὰν θύσῃς τὸ ἑσπέρας τῇ ἡμέρᾳ τῇ πρώτῃ, εἰς τὸ πρωί. </text:span></text:span><text:span text:style-name="Default_20_Paragraph_20_Font"><text:span text:style-name="T1">5 </text:span></text:span><text:span text:style-name="Default_20_Paragraph_20_Font"><text:span text:style-name="T2">οὐ δυνήσῃ θῦσαι τὸ πασχα ἐν οὐδεμιᾷ τῶν πόλεών σου, ὧν κύριος ὁ θεός σου δίδωσίν σοι, </text:span></text:span><text:span text:style-name="Default_20_Paragraph_20_Font"><text:span text:style-name="T1">6 </text:span></text:span><text:span text:style-name="Default_20_Paragraph_20_Font"><text:span text:style-name="T2">ἀλλ’ ἢ εἰς τὸν τόπον, ὃν ἐὰν ἐκλέξηται κύριος ὁ θεός σου ἐπικληθῆναι τὸ ὄνομα αὐτοῦ ἐκεῖ, θύσεις τὸ πασχα ἑσπέρας πρὸς δυσμὰς ἡλίου ἐν τῷ καιρῷ, ᾧ ἐξῆλθες ἐξ Αἰγύπτου, </text:span></text:span><text:span text:style-name="Default_20_Paragraph_20_Font"><text:span text:style-name="T1">7 </text:span></text:span><text:span text:style-name="Default_20_Paragraph_20_Font"><text:span text:style-name="T2">καὶ ἑψήσεις καὶ ὀπτήσεις καὶ φάγῃ ἐν τῷ τόπῳ, ᾧ ἐὰν ἐκλέξηται κύριος ὁ θεός σου αὐτόν, καὶ ἀποστραφήσῃ τὸ πρωῒ καὶ ἀπελεύσῃ εἰς τοὺς οἴκους σου. </text:span></text:span><text:span text:style-name="Default_20_Paragraph_20_Font"><text:span text:style-name="T1">8 </text:span></text:span><text:span text:style-name="Default_20_Paragraph_20_Font"><text:span text:style-name="T2">ἓξ ἡμέρας φάγῃ ἄζυμα, καὶ τῇ ἡμέρᾳ τῇ ἑβδόμῃ ἐξόδιον, ἑορτὴ κυρίῳ τῷ θεῷ σου· οὐ ποιήσεις ἐν αὐτῇ πᾶν ἔργον πλὴν ὅσα ποιηθήσεται ψυχῇ. – </text:span></text:span><text:span text:style-name="Default_20_Paragraph_20_Font"><text:span text:style-name="T1">9 </text:span></text:span><text:span text:style-name="Default_20_Paragraph_20_Font"><text:span text:style-name="T2">ἑπτὰ ἑβδομάδας ὁλοκλήρους ἐξαριθμήσεις σεαυτῷ· ἀρξαμένου σου δρέπανον ἐπ’ ἀμητὸν ἄρξῃ ἐξαριθμῆσαι ἑπτὰ ἑβδομάδας. </text:span></text:span><text:span text:style-name="Default_20_Paragraph_20_Font"><text:span text:style-name="T1">10 </text:span></text:span><text:span text:style-name="Default_20_Paragraph_20_Font"><text:span text:style-name="T2">καὶ ποιήσεις ἑορτὴν ἑβδομάδων κυρίῳ τῷ θεῷ σου καθότι ἡ χείρ σου ἰσχύει, ὅσα ἂν δῷ σοι, καθότι </text:span></text:span><text:soft-page-break/><text:span text:style-name="Default_20_Paragraph_20_Font"><text:span text:style-name="T2">ηὐλόγησέν σε κύριος ὁ θεός σου· </text:span></text:span><text:span text:style-name="Default_20_Paragraph_20_Font"><text:span text:style-name="T1">11 </text:span></text:span><text:span text:style-name="Default_20_Paragraph_20_Font"><text:span text:style-name="T2">καὶ εὐφρανθήσῃ ἐναντίον κυρίου τοῦ θεοῦ σου, σὺ καὶ ὁ υἱός σου καὶ ἡ θυγάτηρ σου, ὁ παῖς σου καὶ ἡ παιδίσκη σου καὶ ὁ Λευίτης ὁ ἐν ταῖς πόλεσίν σου καὶ ὁ προσήλυτος καὶ ὁ ὀρφανὸς καὶ ἡ χήρα ἡ ἐν ὑμῖν, ἐν τῷ τόπῳ, ᾧ ἐὰν ἐκλέξηται κύριος ὁ θεός σου ἐπικληθῆναι τὸ ὄνομα αὐτοῦ ἐκεῖ, </text:span></text:span><text:span text:style-name="Default_20_Paragraph_20_Font"><text:span text:style-name="T1">12 </text:span></text:span><text:span text:style-name="Default_20_Paragraph_20_Font"><text:span text:style-name="T2">καὶ μνησθήσῃ ὅτι οἰκέτης ἦσθα ἐν γῇ Αἰγύπτῳ, καὶ φυλάξῃ καὶ ποιήσεις τὰς ἐντολὰς ταύτας. – </text:span></text:span><text:span text:style-name="Default_20_Paragraph_20_Font"><text:span text:style-name="T1">13 </text:span></text:span><text:span text:style-name="Default_20_Paragraph_20_Font"><text:span text:style-name="T2">ἑορτὴν σκηνῶν ποιήσεις σεαυτῷ ἑπτὰ ἡμέρας ἐν τῷ συναγαγεῖν σε ἐκ τοῦ ἅλωνός σου καὶ ἀπὸ τῆς ληνοῦ σου· </text:span></text:span><text:span text:style-name="Default_20_Paragraph_20_Font"><text:span text:style-name="T1">14 </text:span></text:span><text:span text:style-name="Default_20_Paragraph_20_Font"><text:span text:style-name="T2">καὶ εὐφρανθήσῃ ἐν τῇ ἑορτῇ σου, σὺ καὶ ὁ υἱός σου καὶ ἡ θυγάτηρ σου, ὁ παῖς σου καὶ ἡ παιδίσκη σου καὶ ὁ Λευίτης καὶ ὁ προσήλυτος καὶ ὁ ὀρφανὸς καὶ ἡ χήρα ἡ οὖσα ἐν ταῖς πόλεσίν σου. </text:span></text:span><text:span text:style-name="Default_20_Paragraph_20_Font"><text:span text:style-name="T1">15 </text:span></text:span><text:span text:style-name="Default_20_Paragraph_20_Font"><text:span text:style-name="T2">ἑπτὰ ἡμέρας ἑορτάσεις κυρίῳ τῷ θεῷ σου ἐν τῷ τόπῳ, ᾧ ἐὰν ἐκλέξηται κύριος ὁ θεός σου αὐτῷ· ἐὰν δὲ εὐλογήσῃ σε κύριος ὁ θεός σου ἐν πᾶσιν τοῖς γενήμασίν σου καὶ ἐν παντὶ ἔργῳ τῶν χειρῶν σου, καὶ ἔσῃ εὐφραινόμενος. – </text:span></text:span><text:span text:style-name="Default_20_Paragraph_20_Font"><text:span text:style-name="T1">16 </text:span></text:span><text:span text:style-name="Default_20_Paragraph_20_Font"><text:span text:style-name="T2">τρεῖς καιροὺς τοῦ ἐνιαυτοῦ ὀφθήσεται πᾶν ἀρσενικόν σου ἐναντίον κυρίου τοῦ θεοῦ σου ἐν τῷ τόπῳ, ᾧ ἐὰν ἐκλέξηται αὐτὸν κύριος, ἐν τῇ ἑορτῇ τῶν ἀζύμων καὶ ἐν τῇ ἑορτῇ τῶν ἑβδομάδων καὶ ἐν τῇ ἑορτῇ τῆς σκηνοπηγίας. οὐκ ὀφθήσῃ ἐνώπιον κυρίου τοῦ θεοῦ σου κενός· </text:span></text:span><text:span text:style-name="Default_20_Paragraph_20_Font"><text:span text:style-name="T1">17 </text:span></text:span><text:span text:style-name="Default_20_Paragraph_20_Font"><text:span text:style-name="T2">ἕκαστος κατὰ δύναμιν τῶν χειρῶν ὑμῶν κατὰ τὴν εὐλογίαν κυρίου τοῦ θεοῦ σου, ἣν ἔδωκέν σοι. </text:span></text:span></text:p>
        <text:p text:style-name="P3"><text:span text:style-name="Default_20_Paragraph_20_Font"><text:span text:style-name="T1">18 </text:span></text:span><text:span text:style-name="Default_20_Paragraph_20_Font"><text:span text:style-name="T2">Κριτὰς καὶ γραμματοεισαγωγεῖς καταστήσεις σεαυτῷ ἐν πάσαις ταῖς πόλεσίν σου, αἷς κύριος ὁ θεός σου δίδωσίν σοι, κατὰ φυλάς, καὶ κρινοῦσιν τὸν λαὸν κρίσιν δικαίαν. </text:span></text:span><text:span text:style-name="Default_20_Paragraph_20_Font"><text:span text:style-name="T1">19 </text:span></text:span><text:span text:style-name="Default_20_Paragraph_20_Font"><text:span text:style-name="T2">οὐκ ἐκκλινοῦσιν κρίσιν, οὐκ ἐπιγνώσονται πρόσωπον οὐδὲ λήμψονται δῶρον· τὰ γὰρ δῶρα ἐκτυφλοῖ ὀφθαλμοὺς σοφῶν καὶ ἐξαίρει λόγους δικαίων. </text:span></text:span><text:span text:style-name="Default_20_Paragraph_20_Font"><text:span text:style-name="T1">20 </text:span></text:span><text:span text:style-name="Default_20_Paragraph_20_Font"><text:span text:style-name="T2">δικαίως τὸ δίκαιον διώξῃ, ἵνα ζῆτε καὶ εἰσελθόντες κληρονομήσητε τὴν γῆν, ἣν κύριος ὁ θεός σου δίδωσίν σοι. </text:span></text:span></text:p>
        <text:p text:style-name="P3"><text:span text:style-name="Default_20_Paragraph_20_Font"><text:span text:style-name="T1">21 </text:span></text:span><text:span text:style-name="Default_20_Paragraph_20_Font"><text:span text:style-name="T2">Οὐ φυτεύσεις σεαυτῷ ἄλσος, πᾶν ξύλον, παρὰ τὸ θυσιαστήριον κυρίου τοῦ θεοῦ σου, ὃ ποιήσεις σεαυτῷ. </text:span></text:span><text:span text:style-name="Default_20_Paragraph_20_Font"><text:span text:style-name="T1">22 </text:span></text:span><text:span text:style-name="Default_20_Paragraph_20_Font"><text:span text:style-name="T2">οὐ στήσεις σεαυτῷ στήλην, ἃ ἐμίσησεν κύριος ὁ θεός σου. </text:span></text:span></text:p>
      </text:section>
      <text:section text:style-name="Sect1" text:name="Sect17">
        <text:p text:style-name="P2">Δευτερονομιον 17</text:p>
        <text:p text:style-name="P3"><text:span text:style-name="Default_20_Paragraph_20_Font"><text:span text:style-name="T1">1 </text:span></text:span><text:span text:style-name="Default_20_Paragraph_20_Font"><text:span text:style-name="T2">Οὐ θύσεις κυρίῳ τῷ θεῷ σου μόσχον ἢ πρόβατον, ἐν ᾧ ἐστιν ἐν αὐτῷ μῶμος, πᾶν ῥῆμα πονηρόν, ὅτι βδέλυγμα κυρίῳ τῷ θεῷ σού ἐστιν. </text:span></text:span></text:p>
        <text:p text:style-name="P3"><text:span text:style-name="Default_20_Paragraph_20_Font"><text:span text:style-name="T1">2 </text:span></text:span><text:span text:style-name="Default_20_Paragraph_20_Font"><text:span text:style-name="T2">Ἐὰν δὲ εὑρεθῇ ἐν σοὶ ἐν μιᾷ τῶν πόλεών σου, ὧν κύριος ὁ θεός σου δίδωσίν σοι, ἀνὴρ ἢ γυνή, ὅστις ποιήσει τὸ πονηρὸν ἐναντίον κυρίου τοῦ θεοῦ σου παρελθεῖν τὴν διαθήκην αὐτοῦ, </text:span></text:span><text:span text:style-name="Default_20_Paragraph_20_Font"><text:span text:style-name="T1">3 </text:span></text:span><text:span text:style-name="Default_20_Paragraph_20_Font"><text:span text:style-name="T2">καὶ ἐλθόντες λατρεύσωσιν θεοῖς ἑτέροις καὶ προσκυνήσωσιν αὐτοῖς, τῷ ἡλίῳ ἢ τῇ σελήνῃ ἢ παντὶ τῶν ἐκ τοῦ κόσμου τοῦ οὐρανοῦ, ἃ οὐ προσέταξεν, </text:span></text:span><text:span text:style-name="Default_20_Paragraph_20_Font"><text:span text:style-name="T1">4 </text:span></text:span><text:span text:style-name="Default_20_Paragraph_20_Font"><text:span text:style-name="T2">καὶ ἀναγγελῇ σοι, καὶ ἐκζητήσεις σφόδρα, καὶ ἰδοὺ ἀληθῶς γέγονεν τὸ ῥῆμα, γεγένηται τὸ βδέλυγμα τοῦτο ἐν Ισραηλ, </text:span></text:span><text:span text:style-name="Default_20_Paragraph_20_Font"><text:span text:style-name="T1">5 </text:span></text:span><text:span text:style-name="Default_20_Paragraph_20_Font"><text:span text:style-name="T2">καὶ ἐξάξεις τὸν ἄνθρωπον ἐκεῖνον ἢ τὴν γυναῖκα ἐκείνην καὶ λιθοβολήσετε αὐτοὺς ἐν λίθοις, καὶ τελευτήσουσιν. </text:span></text:span><text:span text:style-name="Default_20_Paragraph_20_Font"><text:span text:style-name="T1">6 </text:span></text:span><text:span text:style-name="Default_20_Paragraph_20_Font"><text:span text:style-name="T2">ἐπὶ δυσὶν μάρτυσιν ἢ ἐπὶ τρισὶν μάρτυσιν ἀποθανεῖται ὁ ἀποθνῄσκων· οὐκ ἀποθανεῖται ἐφ’ ἑνὶ μάρτυρι. </text:span></text:span><text:span text:style-name="Default_20_Paragraph_20_Font"><text:span text:style-name="T1">7 </text:span></text:span><text:span text:style-name="Default_20_Paragraph_20_Font"><text:span text:style-name="T2">καὶ ἡ χεὶρ τῶν μαρτύρων ἔσται ἐπ’ αὐτῷ ἐν πρώτοις θανατῶσαι αὐτόν, καὶ ἡ χεὶρ παντὸς τοῦ λαοῦ ἐπ’ ἐσχάτων· καὶ ἐξαρεῖς τὸν πονηρὸν ἐξ ὑμῶν αὐτῶν. </text:span></text:span></text:p>
        <text:p text:style-name="P3"><text:soft-page-break/><text:span text:style-name="Default_20_Paragraph_20_Font"><text:span text:style-name="T1">8 </text:span></text:span><text:span text:style-name="Default_20_Paragraph_20_Font"><text:span text:style-name="T2">Ἐὰν δὲ ἀδυνατήσῃ ἀπὸ σοῦ ῥῆμα ἐν κρίσει ἀνὰ μέσον αἷμα αἵματος καὶ ἀνὰ μέσον κρίσις κρίσεως καὶ ἀνὰ μέσον ἁφὴ ἁφῆς καὶ ἀνὰ μέσον ἀντιλογία ἀντιλογίας, ῥήματα κρίσεως ἐν ταῖς πόλεσιν ὑμῶν, καὶ ἀναστὰς ἀναβήσῃ εἰς τὸν τόπον, ὃν ἂν ἐκλέξηται κύριος ὁ θεός σου ἐπικληθῆναι τὸ ὄνομα αὐτοῦ ἐκεῖ, </text:span></text:span><text:span text:style-name="Default_20_Paragraph_20_Font"><text:span text:style-name="T1">9 </text:span></text:span><text:span text:style-name="Default_20_Paragraph_20_Font"><text:span text:style-name="T2">καὶ ἐλεύσῃ πρὸς τοὺς ἱερεῖς τοὺς Λευίτας καὶ πρὸς τὸν κριτήν, ὃς ἂν γένηται ἐν ταῖς ἡμέραις ἐκείναις, καὶ ἐκζητήσαντες ἀναγγελοῦσίν σοι τὴν κρίσιν. </text:span></text:span><text:span text:style-name="Default_20_Paragraph_20_Font"><text:span text:style-name="T1">10 </text:span></text:span><text:span text:style-name="Default_20_Paragraph_20_Font"><text:span text:style-name="T2">καὶ ποιήσεις κατὰ τὸ πρᾶγμα, ὃ ἐὰν ἀναγγείλωσίν σοι ἐκ τοῦ τόπου, οὗ ἂν ἐκλέξηται κύριος ὁ θεός σου ἐπικληθῆναι τὸ ὄνομα αὐτοῦ ἐκεῖ, καὶ φυλάξῃ σφόδρα ποιῆσαι κατὰ πάντα, ὅσα ἐὰν νομοθετηθῇ σοι· </text:span></text:span><text:span text:style-name="Default_20_Paragraph_20_Font"><text:span text:style-name="T1">11 </text:span></text:span><text:span text:style-name="Default_20_Paragraph_20_Font"><text:span text:style-name="T2">κατὰ τὸν νόμον καὶ κατὰ τὴν κρίσιν, ἣν ἂν εἴπωσίν σοι, ποιήσεις, οὐκ ἐκκλινεῖς ἀπὸ τοῦ ῥήματος, οὗ ἐὰν ἀναγγείλωσίν σοι, δεξιὰ οὐδὲ ἀριστερά. </text:span></text:span><text:span text:style-name="Default_20_Paragraph_20_Font"><text:span text:style-name="T1">12 </text:span></text:span><text:span text:style-name="Default_20_Paragraph_20_Font"><text:span text:style-name="T2">καὶ ὁ ἄνθρωπος, ὃς ἂν ποιήσῃ ἐν ὑπερηφανίᾳ τοῦ μὴ ὑπακοῦσαι τοῦ ἱερέως τοῦ παρεστηκότος λειτουργεῖν ἐπὶ τῷ ὀνόματι κυρίου τοῦ θεοῦ σου ἢ τοῦ κριτοῦ, ὃς ἂν ᾖ ἐν ταῖς ἡμέραις ἐκείναις, καὶ ἀποθανεῖται ὁ ἄνθρωπος ἐκεῖνος, καὶ ἐξαρεῖς τὸν πονηρὸν ἐξ Ισραηλ· </text:span></text:span><text:span text:style-name="Default_20_Paragraph_20_Font"><text:span text:style-name="T1">13 </text:span></text:span><text:span text:style-name="Default_20_Paragraph_20_Font"><text:span text:style-name="T2">καὶ πᾶς ὁ λαὸς ἀκούσας φοβηθήσεται καὶ οὐκ ἀσεβήσει ἔτι. </text:span></text:span></text:p>
        <text:p text:style-name="P3"><text:span text:style-name="Default_20_Paragraph_20_Font"><text:span text:style-name="T1">14 </text:span></text:span><text:span text:style-name="Default_20_Paragraph_20_Font"><text:span text:style-name="T2">Ἐὰν δὲ εἰσέλθῃς εἰς τὴν γῆν, ἣν κύριος ὁ θεός σου δίδωσίν σοι ἐν κλήρῳ, καὶ κληρονομήσῃς αὐτὴν καὶ κατοικήσῃς ἐπ’ αὐτῆς καὶ εἴπῃς Καταστήσω ἐπ’ ἐμαυτὸν ἄρχοντα καθὰ καὶ τὰ λοιπὰ ἔθνη τὰ κύκλῳ μου, </text:span></text:span><text:span text:style-name="Default_20_Paragraph_20_Font"><text:span text:style-name="T1">15 </text:span></text:span><text:span text:style-name="Default_20_Paragraph_20_Font"><text:span text:style-name="T2">καθιστῶν καταστήσεις ἐπὶ σεαυτὸν ἄρχοντα, ὃν ἂν ἐκλέξηται κύριος ὁ θεός σου αὐτόν. ἐκ τῶν ἀδελφῶν σου καταστήσεις ἐπὶ σεαυτὸν ἄρχοντα· οὐ δυνήσῃ καταστῆσαι ἐπὶ σεαυτὸν ἄνθρωπον ἀλλότριον, ὅτι οὐκ ἀδελφός σού ἐστιν. </text:span></text:span><text:span text:style-name="Default_20_Paragraph_20_Font"><text:span text:style-name="T1">16 </text:span></text:span><text:span text:style-name="Default_20_Paragraph_20_Font"><text:span text:style-name="T2">διότι οὐ πληθυνεῖ ἑαυτῷ ἵππον οὐδὲ μὴ ἀποστρέψῃ τὸν λαὸν εἰς Αἴγυπτον, ὅπως πληθύνῃ ἑαυτῷ ἵππον, ὁ δὲ κύριος εἶπεν Οὐ προσθήσετε ἀποστρέψαι τῇ ὁδῷ ταύτῃ ἔτι. </text:span></text:span><text:span text:style-name="Default_20_Paragraph_20_Font"><text:span text:style-name="T1">17 </text:span></text:span><text:span text:style-name="Default_20_Paragraph_20_Font"><text:span text:style-name="T2">καὶ οὐ πληθυνεῖ ἑαυτῷ γυναῖκας, οὐδὲ μεταστήσεται αὐτοῦ ἡ καρδία· καὶ ἀργύριον καὶ χρυσίον οὐ πληθυνεῖ ἑαυτῷ σφόδρα. </text:span></text:span><text:span text:style-name="Default_20_Paragraph_20_Font"><text:span text:style-name="T1">18 </text:span></text:span><text:span text:style-name="Default_20_Paragraph_20_Font"><text:span text:style-name="T2">καὶ ἔσται ὅταν καθίσῃ ἐπὶ τῆς ἀρχῆς αὐτοῦ, καὶ γράψει ἑαυτῷ τὸ δευτερονόμιον τοῦτο εἰς βιβλίον παρὰ τῶν ἱερέων τῶν Λευιτῶν, </text:span></text:span><text:span text:style-name="Default_20_Paragraph_20_Font"><text:span text:style-name="T1">19 </text:span></text:span><text:span text:style-name="Default_20_Paragraph_20_Font"><text:span text:style-name="T2">καὶ ἔσται μετ’ αὐτοῦ, καὶ ἀναγνώσεται ἐν αὐτῷ πάσας τὰς ἡμέρας τῆς ζωῆς αὐτοῦ, ἵνα μάθῃ φοβεῖσθαι κύριον τὸν θεὸν αὐτοῦ φυλάσσεσθαι πάσας τὰς ἐντολὰς ταύτας καὶ τὰ δικαιώματα ταῦτα ποιεῖν, </text:span></text:span><text:span text:style-name="Default_20_Paragraph_20_Font"><text:span text:style-name="T1">20 </text:span></text:span><text:span text:style-name="Default_20_Paragraph_20_Font"><text:span text:style-name="T2">ἵνα μὴ ὑψωθῇ ἡ καρδία αὐτοῦ ἀπὸ τῶν ἀδελφῶν αὐτοῦ, ἵνα μὴ παραβῇ ἀπὸ τῶν ἐντολῶν δεξιὰ ἢ ἀριστερά, ὅπως ἂν μακροχρονίσῃ ἐπὶ τῆς ἀρχῆς αὐτοῦ, αὐτὸς καὶ οἱ υἱοὶ αὐτοῦ ἐν τοῖς υἱοῖς Ισραηλ. </text:span></text:span></text:p>
      </text:section>
      <text:section text:style-name="Sect1" text:name="Sect18">
        <text:p text:style-name="P2">Δευτερονομιον 18</text:p>
        <text:p text:style-name="P3"><text:span text:style-name="Default_20_Paragraph_20_Font"><text:span text:style-name="T1">1 </text:span></text:span><text:span text:style-name="Default_20_Paragraph_20_Font"><text:span text:style-name="T2">Οὐκ ἔσται τοῖς ἱερεῦσιν τοῖς Λευίταις, ὅλῃ φυλῇ Λευι, μερὶς οὐδὲ κλῆρος μετὰ Ισραηλ· καρπώματα κυρίου ὁ κλῆρος αὐτῶν, φάγονται αὐτά. </text:span></text:span><text:span text:style-name="Default_20_Paragraph_20_Font"><text:span text:style-name="T1">2 </text:span></text:span><text:span text:style-name="Default_20_Paragraph_20_Font"><text:span text:style-name="T2">κλῆρος δὲ οὐκ ἔσται αὐτοῖς ἐν τοῖς ἀδελφοῖς αὐτῶν· κύριος αὐτὸς κλῆρος αὐτοῦ, καθότι εἶπεν αὐτῷ. </text:span></text:span><text:span text:style-name="Default_20_Paragraph_20_Font"><text:span text:style-name="T1">3 </text:span></text:span><text:span text:style-name="Default_20_Paragraph_20_Font"><text:span text:style-name="T2">καὶ αὕτη ἡ κρίσις τῶν ἱερέων, τὰ παρὰ τοῦ λαοῦ, παρὰ τῶν θυόντων τὰ θύματα, ἐάν τε μόσχον ἐάν τε πρόβατον· καὶ δώσει τῷ ἱερεῖ τὸν βραχίονα καὶ τὰ σιαγόνια καὶ τὸ ἔνυστρον. </text:span></text:span><text:span text:style-name="Default_20_Paragraph_20_Font"><text:span text:style-name="T1">4 </text:span></text:span><text:span text:style-name="Default_20_Paragraph_20_Font"><text:span text:style-name="T2">καὶ τὰς ἀπαρχὰς τοῦ σίτου σου καὶ τοῦ οἴνου σου καὶ τοῦ ἐλαίου σου καὶ τὴν ἀπαρχὴν τῶν κουρῶν τῶν προβάτων σου δώσεις αὐτῷ· </text:span></text:span><text:span text:style-name="Default_20_Paragraph_20_Font"><text:span text:style-name="T1">5 </text:span></text:span><text:span text:style-name="Default_20_Paragraph_20_Font"><text:span text:style-name="T2">ὅτι αὐτὸν ἐξελέξατο κύριος ὁ θεός σου ἐκ πασῶν τῶν φυλῶν σου παρεστάναι ἔναντι κυρίου τοῦ θεοῦ σου λειτουργεῖν καὶ εὐλογεῖν ἐπὶ τῷ ὀνόματι αὐτοῦ, αὐτὸς καὶ οἱ υἱοὶ αὐτοῦ ἐν τοῖς υἱοῖς Ισραηλ. – </text:span></text:span><text:span text:style-name="Default_20_Paragraph_20_Font"><text:span text:style-name="T1">6 </text:span></text:span><text:span text:style-name="Default_20_Paragraph_20_Font"><text:span text:style-name="T2">ἐὰν δὲ παραγένηται ὁ Λευίτης ἐκ μιᾶς τῶν πόλεων ὑμῶν ἐκ πάντων τῶν υἱῶν Ισραηλ, οὗ αὐτὸς παροικεῖ, καθότι ἐπιθυμεῖ ἡ ψυχὴ αὐτοῦ, εἰς τὸν τόπον, ὃν ἂν ἐκλέξηται </text:span></text:span><text:soft-page-break/><text:span text:style-name="Default_20_Paragraph_20_Font"><text:span text:style-name="T2">κύριος, </text:span></text:span><text:span text:style-name="Default_20_Paragraph_20_Font"><text:span text:style-name="T1">7 </text:span></text:span><text:span text:style-name="Default_20_Paragraph_20_Font"><text:span text:style-name="T2">καὶ λειτουργήσει τῷ ὀνόματι κυρίου τοῦ θεοῦ αὐτοῦ ὥσπερ πάντες οἱ ἀδελφοὶ αὐτοῦ οἱ Λευῖται οἱ παρεστηκότες ἐκεῖ ἔναντι κυρίου· </text:span></text:span><text:span text:style-name="Default_20_Paragraph_20_Font"><text:span text:style-name="T1">8 </text:span></text:span><text:span text:style-name="Default_20_Paragraph_20_Font"><text:span text:style-name="T2">μερίδα μεμερισμένην φάγεται πλὴν τῆς πράσεως τῆς κατὰ πατριάν. </text:span></text:span></text:p>
        <text:p text:style-name="P3"><text:span text:style-name="Default_20_Paragraph_20_Font"><text:span text:style-name="T1">9 </text:span></text:span><text:span text:style-name="Default_20_Paragraph_20_Font"><text:span text:style-name="T2">Ἐὰν δὲ εἰσέλθῃς εἰς τὴν γῆν, ἣν κύριος ὁ θεός σου δίδωσίν σοι, οὐ μαθήσῃ ποιεῖν κατὰ τὰ βδελύγματα τῶν ἐθνῶν ἐκείνων. </text:span></text:span><text:span text:style-name="Default_20_Paragraph_20_Font"><text:span text:style-name="T1">10 </text:span></text:span><text:span text:style-name="Default_20_Paragraph_20_Font"><text:span text:style-name="T2">οὐχ εὑρεθήσεται ἐν σοὶ περικαθαίρων τὸν υἱὸν αὐτοῦ ἢ τὴν θυγατέρα αὐτοῦ ἐν πυρί, μαντευόμενος μαντείαν, κληδονιζόμενος καὶ οἰωνιζόμενος, φαρμακός, </text:span></text:span><text:span text:style-name="Default_20_Paragraph_20_Font"><text:span text:style-name="T1">11 </text:span></text:span><text:span text:style-name="Default_20_Paragraph_20_Font"><text:span text:style-name="T2">ἐπαείδων ἐπαοιδήν, ἐγγαστρίμυθος καὶ τερατοσκόπος, ἐπερωτῶν τοὺς νεκρούς. </text:span></text:span><text:span text:style-name="Default_20_Paragraph_20_Font"><text:span text:style-name="T1">12 </text:span></text:span><text:span text:style-name="Default_20_Paragraph_20_Font"><text:span text:style-name="T2">ἔστιν γὰρ βδέλυγμα κυρίῳ τῷ θεῷ σου πᾶς ποιῶν ταῦτα· ἕνεκεν γὰρ τῶν βδελυγμάτων τούτων κύριος ἐξολεθρεύσει αὐτοὺς ἀπὸ σοῦ. </text:span></text:span><text:span text:style-name="Default_20_Paragraph_20_Font"><text:span text:style-name="T1">13 </text:span></text:span><text:span text:style-name="Default_20_Paragraph_20_Font"><text:span text:style-name="T2">τέλειος ἔσῃ ἐναντίον κυρίου τοῦ θεοῦ σου· </text:span></text:span><text:span text:style-name="Default_20_Paragraph_20_Font"><text:span text:style-name="T1">14 </text:span></text:span><text:span text:style-name="Default_20_Paragraph_20_Font"><text:span text:style-name="T2">τὰ γὰρ ἔθνη ταῦτα, οὓς σὺ κατακληρονομεῖς αὐτούς, οὗτοι κληδόνων καὶ μαντειῶν ἀκούσονται, σοὶ δὲ οὐχ οὕτως ἔδωκεν κύριος ὁ θεός σου. </text:span></text:span><text:span text:style-name="Default_20_Paragraph_20_Font"><text:span text:style-name="T1">15 </text:span></text:span><text:span text:style-name="Default_20_Paragraph_20_Font"><text:span text:style-name="T2">προφήτην ἐκ τῶν ἀδελφῶν σου ὡς ἐμὲ ἀναστήσει σοι κύριος ὁ θεός σου, αὐτοῦ ἀκούσεσθε </text:span></text:span><text:span text:style-name="Default_20_Paragraph_20_Font"><text:span text:style-name="T1">16 </text:span></text:span><text:span text:style-name="Default_20_Paragraph_20_Font"><text:span text:style-name="T2">κατὰ πάντα, ὅσα ᾐτήσω παρὰ κυρίου τοῦ θεοῦ σου ἐν Χωρηβ τῇ ἡμέρᾳ τῆς ἐκκλησίας λέγοντες Οὐ προσθήσομεν ἀκοῦσαι τὴν φωνὴν κυρίου τοῦ θεοῦ ἡμῶν καὶ τὸ πῦρ τὸ μέγα τοῦτο οὐκ ὀψόμεθα ἔτι οὐδὲ μὴ ἀποθάνωμεν, </text:span></text:span><text:span text:style-name="Default_20_Paragraph_20_Font"><text:span text:style-name="T1">17 </text:span></text:span><text:span text:style-name="Default_20_Paragraph_20_Font"><text:span text:style-name="T2">καὶ εἶπεν κύριος πρός με Ὀρθῶς πάντα, ὅσα ἐλάλησαν· </text:span></text:span><text:span text:style-name="Default_20_Paragraph_20_Font"><text:span text:style-name="T1">18 </text:span></text:span><text:span text:style-name="Default_20_Paragraph_20_Font"><text:span text:style-name="T2">προφήτην ἀναστήσω αὐτοῖς ἐκ τῶν ἀδελφῶν αὐτῶν ὥσπερ σὲ καὶ δώσω τὸ ῥῆμά μου ἐν τῷ στόματι αὐτοῦ, καὶ λαλήσει αὐτοῖς καθότι ἂν ἐντείλωμαι αὐτῷ· </text:span></text:span><text:span text:style-name="Default_20_Paragraph_20_Font"><text:span text:style-name="T1">19 </text:span></text:span><text:span text:style-name="Default_20_Paragraph_20_Font"><text:span text:style-name="T2">καὶ ὁ ἄνθρωπος, ὃς ἐὰν μὴ ἀκούσῃ ὅσα ἐὰν λαλήσῃ ὁ προφήτης ἐπὶ τῷ ὀνόματί μου, ἐγὼ ἐκδικήσω ἐξ αὐτοῦ. </text:span></text:span><text:span text:style-name="Default_20_Paragraph_20_Font"><text:span text:style-name="T1">20 </text:span></text:span><text:span text:style-name="Default_20_Paragraph_20_Font"><text:span text:style-name="T2">πλὴν ὁ προφήτης, ὃς ἂν ἀσεβήσῃ λαλῆσαι ἐπὶ τῷ ὀνόματί μου ῥῆμα, ὃ οὐ προσέταξα λαλῆσαι, καὶ ὃς ἂν λαλήσῃ ἐπ’ ὀνόματι θεῶν ἑτέρων, ἀποθανεῖται ὁ προφήτης ἐκεῖνος. </text:span></text:span><text:span text:style-name="Default_20_Paragraph_20_Font"><text:span text:style-name="T1">21 </text:span></text:span><text:span text:style-name="Default_20_Paragraph_20_Font"><text:span text:style-name="T2">ἐὰν δὲ εἴπῃς ἐν τῇ καρδίᾳ σου Πῶς γνωσόμεθα τὸ ῥῆμα, ὃ οὐκ ἐλάλησεν κύριος; </text:span></text:span><text:span text:style-name="Default_20_Paragraph_20_Font"><text:span text:style-name="T1">22 </text:span></text:span><text:span text:style-name="Default_20_Paragraph_20_Font"><text:span text:style-name="T2">ὅσα ἐὰν λαλήσῃ ὁ προφήτης ἐπὶ τῷ ὀνόματι κυρίου, καὶ μὴ γένηται τὸ ῥῆμα καὶ μὴ συμβῇ, τοῦτο τὸ ῥῆμα, ὃ οὐκ ἐλάλησεν κύριος· ἐν ἀσεβείᾳ ἐλάλησεν ὁ προφήτης ἐκεῖνος, οὐκ ἀφέξεσθε αὐτοῦ. </text:span></text:span></text:p>
      </text:section>
      <text:section text:style-name="Sect1" text:name="Sect19">
        <text:p text:style-name="P2">Δευτερονομιον 19</text:p>
        <text:p text:style-name="P3"><text:span text:style-name="Default_20_Paragraph_20_Font"><text:span text:style-name="T1">1 </text:span></text:span><text:span text:style-name="Default_20_Paragraph_20_Font"><text:span text:style-name="T2">Ἐὰν δὲ ἀφανίσῃ κύριος ὁ θεός σου τὰ ἔθνη, ἃ ὁ θεός σου δίδωσίν σοι τὴν γῆν αὐτῶν, καὶ κατακληρονομήσητε αὐτοὺς καὶ κατοικήσητε ἐν ταῖς πόλεσιν αὐτῶν καὶ ἐν τοῖς οἴκοις αὐτῶν, </text:span></text:span><text:span text:style-name="Default_20_Paragraph_20_Font"><text:span text:style-name="T1">2 </text:span></text:span><text:span text:style-name="Default_20_Paragraph_20_Font"><text:span text:style-name="T2">τρεῖς πόλεις διαστελεῖς σεαυτῷ ἐν μέσῳ τῆς γῆς σου, ἧς κύριος ὁ θεός σου δίδωσίν σοι. </text:span></text:span><text:span text:style-name="Default_20_Paragraph_20_Font"><text:span text:style-name="T1">3 </text:span></text:span><text:span text:style-name="Default_20_Paragraph_20_Font"><text:span text:style-name="T2">στόχασαί σοι τὴν ὁδὸν καὶ τριμεριεῖς τὰ ὅρια τῆς γῆς σου, ἣν καταμερίζει σοι κύριος ὁ θεός σου, καὶ ἔσται καταφυγὴ ἐκεῖ παντὶ φονευτῇ. </text:span></text:span><text:span text:style-name="Default_20_Paragraph_20_Font"><text:span text:style-name="T1">4 </text:span></text:span><text:span text:style-name="Default_20_Paragraph_20_Font"><text:span text:style-name="T2">τοῦτο δὲ ἔσται τὸ πρόσταγμα τοῦ φονευτοῦ, ὃς ἂν φύγῃ ἐκεῖ καὶ ζήσεται· ὃς ἂν πατάξῃ τὸν πλησίον αὐτοῦ ἀκουσίως καὶ οὗτος οὐ μισῶν αὐτὸν πρὸ τῆς ἐχθὲς καὶ πρὸ τῆς τρίτης, </text:span></text:span><text:span text:style-name="Default_20_Paragraph_20_Font"><text:span text:style-name="T1">5 </text:span></text:span><text:span text:style-name="Default_20_Paragraph_20_Font"><text:span text:style-name="T2">καὶ ὃς ἂν εἰσέλθῃ μετὰ τοῦ πλησίον εἰς τὸν δρυμὸν συναγαγεῖν ξύλα, καὶ ἐκκρουσθῇ ἡ χεὶρ αὐτοῦ τῇ ἀξίνῃ κόπτοντος τὸ ξύλον, καὶ ἐκπεσὸν τὸ σιδήριον ἀπὸ τοῦ ξύλου τύχῃ τοῦ πλησίον, καὶ ἀποθάνῃ, οὗτος καταφεύξεται εἰς μίαν τῶν πόλεων τούτων καὶ ζήσεται, </text:span></text:span><text:span text:style-name="Default_20_Paragraph_20_Font"><text:span text:style-name="T1">6 </text:span></text:span><text:span text:style-name="Default_20_Paragraph_20_Font"><text:span text:style-name="T2">ἵνα μὴ διώξας ὁ ἀγχιστεύων τοῦ αἵματος ὀπίσω τοῦ φονεύσαντος, ὅτι παρατεθέρμανται τῇ καρδίᾳ, καὶ καταλάβῃ αὐτόν, ἐὰν μακροτέρα ᾖ ἡ ὁδός, καὶ πατάξῃ αὐτοῦ τὴν ψυχήν, καὶ ἀποθάνῃ, καὶ τούτῳ οὐκ ἔστιν κρίσις θανάτου, ὅτι οὐ μισῶν ἦν αὐτὸν πρὸ τῆς ἐχθὲς καὶ πρὸ τῆς τρίτης. </text:span></text:span><text:span text:style-name="Default_20_Paragraph_20_Font"><text:span text:style-name="T1">7 </text:span></text:span><text:span text:style-name="Default_20_Paragraph_20_Font"><text:span text:style-name="T2">διὰ τοῦτο ἐγώ σοι ἐντέλλομαι τὸ ῥῆμα τοῦτο λέγων Τρεῖς πόλεις διαστελεῖς σεαυτῷ· </text:span></text:span><text:span text:style-name="Default_20_Paragraph_20_Font"><text:span text:style-name="T1">8 </text:span></text:span><text:span text:style-name="Default_20_Paragraph_20_Font"><text:span text:style-name="T2">ἐὰν δὲ ἐμπλατύνῃ κύριος ὁ θεός σου τὰ ὅριά σου, ὃν τρόπον ὤμοσεν τοῖς πατράσιν σου, καὶ δῷ σοι κύριος πᾶσαν τὴν γῆν, ἣν εἶπεν δοῦναι τοῖς πατράσιν σου, </text:span></text:span><text:span text:style-name="Default_20_Paragraph_20_Font"><text:span text:style-name="T1">9 </text:span></text:span><text:span text:style-name="Default_20_Paragraph_20_Font"><text:span text:style-name="T2">ἐὰν ἀκούσῃς ποιεῖν πάσας τὰς ἐντολὰς </text:span></text:span><text:soft-page-break/><text:span text:style-name="Default_20_Paragraph_20_Font"><text:span text:style-name="T2">ταύτας, ἃς ἐγὼ ἐντέλλομαί σοι σήμερον, ἀγαπᾶν κύριον τὸν θεόν σου, πορεύεσθαι ἐν πάσαις ταῖς ὁδοῖς αὐτοῦ πάσας τὰς ἡμέρας, καὶ προσθήσεις σεαυτῷ ἔτι τρεῖς πόλεις πρὸς τὰς τρεῖς ταύτας, </text:span></text:span><text:span text:style-name="Default_20_Paragraph_20_Font"><text:span text:style-name="T1">10 </text:span></text:span><text:span text:style-name="Default_20_Paragraph_20_Font"><text:span text:style-name="T2">καὶ οὐκ ἐκχυθήσεται αἷμα ἀναίτιον ἐν τῇ γῇ σου, ᾗ κύριος ὁ θεός σου δίδωσίν σοι ἐν κλήρῳ, καὶ οὐκ ἔσται ἐν σοὶ αἵματι ἔνοχος. – </text:span></text:span><text:span text:style-name="Default_20_Paragraph_20_Font"><text:span text:style-name="T1">11 </text:span></text:span><text:span text:style-name="Default_20_Paragraph_20_Font"><text:span text:style-name="T2">ἐὰν δὲ γένηται ἄνθρωπος μισῶν τὸν πλησίον καὶ ἐνεδρεύσῃ αὐτὸν καὶ ἐπαναστῇ ἐπ’ αὐτὸν καὶ πατάξῃ αὐτοῦ ψυχήν, καὶ ἀπεθάνῃ, καὶ φύγῃ εἰς μίαν τῶν πόλεων τούτων, </text:span></text:span><text:span text:style-name="Default_20_Paragraph_20_Font"><text:span text:style-name="T1">12 </text:span></text:span><text:span text:style-name="Default_20_Paragraph_20_Font"><text:span text:style-name="T2">καὶ ἀποστελοῦσιν ἡ γερουσία τῆς πόλεως αὐτοῦ καὶ λήμψονται αὐτὸν ἐκεῖθεν καὶ παραδώσουσιν αὐτὸν εἰς χεῖρας τῷ ἀγχιστεύοντι τοῦ αἵματος, καὶ ἀποθανεῖται· </text:span></text:span><text:span text:style-name="Default_20_Paragraph_20_Font"><text:span text:style-name="T1">13 </text:span></text:span><text:span text:style-name="Default_20_Paragraph_20_Font"><text:span text:style-name="T2">οὐ φείσεται ὁ ὀφθαλμός σου ἐπ’ αὐτῷ, καὶ καθαριεῖς τὸ αἷμα τὸ ἀναίτιον ἐξ Ισραηλ, καὶ εὖ σοι ἔσται. </text:span></text:span></text:p>
        <text:p text:style-name="P3"><text:span text:style-name="Default_20_Paragraph_20_Font"><text:span text:style-name="T1">14 </text:span></text:span><text:span text:style-name="Default_20_Paragraph_20_Font"><text:span text:style-name="T2">Οὐ μετακινήσεις ὅρια τοῦ πλησίον σου, ἃ ἔστησαν οἱ πατέρες σου ἐν τῇ κληρονομίᾳ σου, ᾗ κατεκληρονομήθης ἐν τῇ γῇ, ᾗ κύριος ὁ θεός σου δίδωσίν σοι ἐν κλήρῳ. </text:span></text:span></text:p>
        <text:p text:style-name="P3"><text:span text:style-name="Default_20_Paragraph_20_Font"><text:span text:style-name="T1">15 </text:span></text:span><text:span text:style-name="Default_20_Paragraph_20_Font"><text:span text:style-name="T2">Οὐκ ἐμμενεῖ μάρτυς εἷς μαρτυρῆσαι κατὰ ἀνθρώπου κατὰ πᾶσαν ἀδικίαν καὶ κατὰ πᾶν ἁμάρτημα καὶ κατὰ πᾶσαν ἁμαρτίαν, ἣν ἂν ἁμάρτῃ· ἐπὶ στόματος δύο μαρτύρων καὶ ἐπὶ στόματος τριῶν μαρτύρων σταθήσεται πᾶν ῥῆμα. </text:span></text:span><text:span text:style-name="Default_20_Paragraph_20_Font"><text:span text:style-name="T1">16 </text:span></text:span><text:span text:style-name="Default_20_Paragraph_20_Font"><text:span text:style-name="T2">ἐὰν δὲ καταστῇ μάρτυς ἄδικος κατὰ ἀνθρώπου καταλέγων αὐτοῦ ἀσέβειαν, </text:span></text:span><text:span text:style-name="Default_20_Paragraph_20_Font"><text:span text:style-name="T1">17 </text:span></text:span><text:span text:style-name="Default_20_Paragraph_20_Font"><text:span text:style-name="T2">καὶ στήσονται οἱ δύο ἄνθρωποι, οἷς ἐστιν αὐτοῖς ἡ ἀντιλογία, ἔναντι κυρίου καὶ ἔναντι τῶν ἱερέων καὶ ἔναντι τῶν κριτῶν, οἳ ἐὰν ὦσιν ἐν ταῖς ἡμέραις ἐκείναις, </text:span></text:span><text:span text:style-name="Default_20_Paragraph_20_Font"><text:span text:style-name="T1">18 </text:span></text:span><text:span text:style-name="Default_20_Paragraph_20_Font"><text:span text:style-name="T2">καὶ ἐξετάσωσιν οἱ κριταὶ ἀκριβῶς, καὶ ἰδοὺ μάρτυς ἄδικος ἐμαρτύρησεν ἄδικα, ἀντέστη κατὰ τοῦ ἀδελφοῦ αὐτοῦ, </text:span></text:span><text:span text:style-name="Default_20_Paragraph_20_Font"><text:span text:style-name="T1">19 </text:span></text:span><text:span text:style-name="Default_20_Paragraph_20_Font"><text:span text:style-name="T2">καὶ ποιήσετε αὐτῷ ὃν τρόπον ἐπονηρεύσατο ποιῆσαι κατὰ τοῦ ἀδελφοῦ αὐτοῦ, καὶ ἐξαρεῖς τὸν πονηρὸν ἐξ ὑμῶν αὐτῶν. </text:span></text:span><text:span text:style-name="Default_20_Paragraph_20_Font"><text:span text:style-name="T1">20 </text:span></text:span><text:span text:style-name="Default_20_Paragraph_20_Font"><text:span text:style-name="T2">καὶ οἱ ἐπίλοιποι ἀκούσαντες φοβηθήσονται καὶ οὐ προσθήσουσιν ἔτι ποιῆσαι κατὰ τὸ ῥῆμα τὸ πονηρὸν τοῦτο ἐν ὑμῖν. </text:span></text:span><text:span text:style-name="Default_20_Paragraph_20_Font"><text:span text:style-name="T1">21 </text:span></text:span><text:span text:style-name="Default_20_Paragraph_20_Font"><text:span text:style-name="T2">οὐ φείσεται ὁ ὀφθαλμός σου ἐπ’ αὐτῷ· ψυχὴν ἀντὶ ψυχῆς, ὀφθαλμὸν ἀντὶ ὀφθαλμοῦ, ὀδόντα ἀντὶ ὀδόντος, χεῖρα ἀντὶ χειρός, πόδα ἀντὶ ποδός. </text:span></text:span></text:p>
      </text:section>
      <text:section text:style-name="Sect1" text:name="Sect20">
        <text:p text:style-name="P2">Δευτερονομιον 20</text:p>
        <text:p text:style-name="P3"><text:span text:style-name="Default_20_Paragraph_20_Font"><text:span text:style-name="T1">1 </text:span></text:span><text:span text:style-name="Default_20_Paragraph_20_Font"><text:span text:style-name="T2">Ἐὰν δὲ ἐξέλθῃς εἰς πόλεμον ἐπὶ τοὺς ἐχθρούς σου καὶ ἴδῃς ἵππον καὶ ἀναβάτην καὶ λαὸν πλείονά σου, οὐ φοβηθήσῃ ἀπ’ αὐτῶν, ὅτι κύριος ὁ θεός σου μετὰ σοῦ ὁ ἀναβιβάσας σε ἐκ γῆς Αἰγύπτου. </text:span></text:span><text:span text:style-name="Default_20_Paragraph_20_Font"><text:span text:style-name="T1">2 </text:span></text:span><text:span text:style-name="Default_20_Paragraph_20_Font"><text:span text:style-name="T2">καὶ ἔσται ὅταν ἐγγίσῃς τῷ πολέμῳ, καὶ προσεγγίσας ὁ ἱερεὺς λαλήσει τῷ λαῷ </text:span></text:span><text:span text:style-name="Default_20_Paragraph_20_Font"><text:span text:style-name="T1">3 </text:span></text:span><text:span text:style-name="Default_20_Paragraph_20_Font"><text:span text:style-name="T2">καὶ ἐρεῖ πρὸς αὐτούς Ἄκουε, Ισραηλ· ὑμεῖς προσπορεύεσθε σήμερον εἰς πόλεμον ἐπὶ τοὺς ἐχθροὺς ὑμῶν, μὴ ἐκλυέσθω ἡ καρδία ὑμῶν, μὴ φοβεῖσθε μηδὲ θραύεσθε μηδὲ ἐκκλίνητε ἀπὸ προσώπου αὐτῶν, </text:span></text:span><text:span text:style-name="Default_20_Paragraph_20_Font"><text:span text:style-name="T1">4 </text:span></text:span><text:span text:style-name="Default_20_Paragraph_20_Font"><text:span text:style-name="T2">ὅτι κύριος ὁ θεὸς ὑμῶν ὁ προπορευόμενος μεθ’ ὑμῶν συνεκπολεμῆσαι ὑμῖν τοὺς ἐχθροὺς ὑμῶν διασῶσαι ὑμᾶς. </text:span></text:span><text:span text:style-name="Default_20_Paragraph_20_Font"><text:span text:style-name="T1">5 </text:span></text:span><text:span text:style-name="Default_20_Paragraph_20_Font"><text:span text:style-name="T2">καὶ λαλήσουσιν οἱ γραμματεῖς πρὸς τὸν λαὸν λέγοντες Τίς ὁ ἄνθρωπος ὁ οἰκοδομήσας οἰκίαν καινὴν καὶ οὐκ ἐνεκαίνισεν αὐτήν; πορευέσθω καὶ ἀποστραφήτω εἰς τὴν οἰκίαν αὐτοῦ, μὴ ἀποθάνῃ ἐν τῷ πολέμῳ καὶ ἄνθρωπος ἕτερος ἐγκαινιεῖ αὐτήν. </text:span></text:span><text:span text:style-name="Default_20_Paragraph_20_Font"><text:span text:style-name="T1">6 </text:span></text:span><text:span text:style-name="Default_20_Paragraph_20_Font"><text:span text:style-name="T2">καὶ τίς ὁ ἄνθρωπος, ὅστις ἐφύτευσεν ἀμπελῶνα καὶ οὐκ εὐφράνθη ἐξ αὐτοῦ; πορευέσθω καὶ ἀποστραφήτω εἰς τὴν οἰκίαν αὐτοῦ, μὴ ἀποθάνῃ ἐν τῷ πολέμῳ καὶ ἄνθρωπος ἕτερος εὐφρανθήσεται ἐξ αὐτοῦ. </text:span></text:span><text:span text:style-name="Default_20_Paragraph_20_Font"><text:span text:style-name="T1">7 </text:span></text:span><text:span text:style-name="Default_20_Paragraph_20_Font"><text:span text:style-name="T2">καὶ τίς ὁ ἄνθρωπος, ὅστις μεμνήστευται γυναῖκα καὶ οὐκ ἔλαβεν αὐτήν; πορευέσθω καὶ ἀποστραφήτω εἰς τὴν οἰκίαν αὐτοῦ, μὴ ἀποθάνῃ ἐν τῷ πολέμῳ καὶ ἄνθρωπος ἕτερος λήμψεται αὐτήν. </text:span></text:span><text:span text:style-name="Default_20_Paragraph_20_Font"><text:span text:style-name="T1">8 </text:span></text:span><text:span text:style-name="Default_20_Paragraph_20_Font"><text:span text:style-name="T2">καὶ προσθήσουσιν οἱ γραμματεῖς λαλῆσαι πρὸς τὸν λαὸν καὶ ἐροῦσιν Τίς ὁ ἄνθρωπος ὁ φοβούμενος καὶ δειλὸς τῇ καρδίᾳ; πορευέσθω καὶ ἀποστραφήτω εἰς τὴν οἰκίαν αὐτοῦ, ἵνα μὴ δειλιάνῃ τὴν καρδίαν τοῦ ἀδελφοῦ αὐτοῦ ὥσπερ ἡ </text:span></text:span><text:soft-page-break/><text:span text:style-name="Default_20_Paragraph_20_Font"><text:span text:style-name="T2">αὐτοῦ. </text:span></text:span><text:span text:style-name="Default_20_Paragraph_20_Font"><text:span text:style-name="T1">9 </text:span></text:span><text:span text:style-name="Default_20_Paragraph_20_Font"><text:span text:style-name="T2">καὶ ἔσται ὅταν παύσωνται οἱ γραμματεῖς λαλοῦντες πρὸς τὸν λαόν, καὶ καταστήσουσιν ἄρχοντας τῆς στρατιᾶς προηγουμένους τοῦ λαοῦ. </text:span></text:span></text:p>
        <text:p text:style-name="P3"><text:span text:style-name="Default_20_Paragraph_20_Font"><text:span text:style-name="T1">10 </text:span></text:span><text:span text:style-name="Default_20_Paragraph_20_Font"><text:span text:style-name="T2">Ἐὰν δὲ προσέλθῃς πρὸς πόλιν ἐκπολεμῆσαι αὐτήν, καὶ ἐκκαλέσῃ αὐτοὺς μετ’ εἰρήνης· </text:span></text:span><text:span text:style-name="Default_20_Paragraph_20_Font"><text:span text:style-name="T1">11 </text:span></text:span><text:span text:style-name="Default_20_Paragraph_20_Font"><text:span text:style-name="T2">ἐὰν μὲν εἰρηνικὰ ἀποκριθῶσίν σοι καὶ ἀνοίξωσίν σοι, ἔσται πᾶς ὁ λαὸς οἱ εὑρεθέντες ἐν αὐτῇ ἔσονταί σοι φορολόγητοι καὶ ὑπήκοοί σου· </text:span></text:span><text:span text:style-name="Default_20_Paragraph_20_Font"><text:span text:style-name="T1">12 </text:span></text:span><text:span text:style-name="Default_20_Paragraph_20_Font"><text:span text:style-name="T2">ἐὰν δὲ μὴ ὑπακούσωσίν σοι καὶ ποιήσωσιν πρὸς σὲ πόλεμον, περικαθιεῖς αὐτήν, </text:span></text:span><text:span text:style-name="Default_20_Paragraph_20_Font"><text:span text:style-name="T1">13 </text:span></text:span><text:span text:style-name="Default_20_Paragraph_20_Font"><text:span text:style-name="T2">καὶ παραδώσει αὐτὴν κύριος ὁ θεός σου εἰς τὰς χεῖράς σου, καὶ πατάξεις πᾶν ἀρσενικὸν αὐτῆς ἐν φόνῳ μαχαίρας, </text:span></text:span><text:span text:style-name="Default_20_Paragraph_20_Font"><text:span text:style-name="T1">14 </text:span></text:span><text:span text:style-name="Default_20_Paragraph_20_Font"><text:span text:style-name="T2">πλὴν τῶν γυναικῶν καὶ τῆς ἀποσκευῆς καὶ πάντα τὰ κτήνη καὶ πάντα, ὅσα ἂν ὑπάρχῃ ἐν τῇ πόλει, καὶ πᾶσαν τὴν ἀπαρτίαν προνομεύσεις σεαυτῷ καὶ φάγῃ πᾶσαν τὴν προνομὴν τῶν ἐχθρῶν σου, ὧν κύριος ὁ θεός σου δίδωσίν σοι. </text:span></text:span><text:span text:style-name="Default_20_Paragraph_20_Font"><text:span text:style-name="T1">15 </text:span></text:span><text:span text:style-name="Default_20_Paragraph_20_Font"><text:span text:style-name="T2">οὕτως ποιήσεις πάσας τὰς πόλεις τὰς μακρὰν οὔσας ἀπὸ σοῦ σφόδρα, αἳ οὐχὶ ἐκ τῶν πόλεων τῶν ἐθνῶν τούτων, </text:span></text:span><text:span text:style-name="Default_20_Paragraph_20_Font"><text:span text:style-name="T1">16 </text:span></text:span><text:span text:style-name="Default_20_Paragraph_20_Font"><text:span text:style-name="T2">ἰδοὺ δὲ ἀπὸ τῶν πόλεων τῶν ἐθνῶν τούτων, ὧν κύριος ὁ θεός σου δίδωσίν σοι κληρονομεῖν τὴν γῆν αὐτῶν, οὐ ζωγρήσετε ἀπ’ αὐτῶν πᾶν ἐμπνέον, </text:span></text:span><text:span text:style-name="Default_20_Paragraph_20_Font"><text:span text:style-name="T1">17 </text:span></text:span><text:span text:style-name="Default_20_Paragraph_20_Font"><text:span text:style-name="T2">ἀλλ’ ἢ ἀναθέματι ἀναθεματιεῖτε αὐτούς, τὸν Χετταῖον καὶ Αμορραῖον καὶ Χαναναῖον καὶ Φερεζαῖον καὶ Ευαῖον καὶ Ιεβουσαῖον καὶ Γεργεσαῖον, ὃν τρόπον ἐνετείλατό σοι κύριος ὁ θεός σου, </text:span></text:span><text:span text:style-name="Default_20_Paragraph_20_Font"><text:span text:style-name="T1">18 </text:span></text:span><text:span text:style-name="Default_20_Paragraph_20_Font"><text:span text:style-name="T2">ἵνα μὴ διδάξωσιν ὑμᾶς ποιεῖν πάντα τὰ βδελύγματα αὐτῶν, ὅσα ἐποίησαν τοῖς θεοῖς αὐτῶν, καὶ ἁμαρτήσεσθε ἐναντίον κυρίου τοῦ θεοῦ ὑμῶν. </text:span></text:span></text:p>
        <text:p text:style-name="P3"><text:span text:style-name="Default_20_Paragraph_20_Font"><text:span text:style-name="T1">19 </text:span></text:span><text:span text:style-name="Default_20_Paragraph_20_Font"><text:span text:style-name="T2">Ἐὰν δὲ περικαθίσῃς περὶ πόλιν ἡμέρας πλείους ἐκπολεμῆσαι αὐτὴν εἰς κατάλημψιν αὐτῆς, οὐχὶ ἐξολεθρεύσεις τὰ δένδρα αὐτῆς ἐπιβαλεῖν ἐπ’ αὐτὰ σίδηρον, ἀλλ’ ἢ ἀπ’ αὐτοῦ φάγῃ, αὐτὸ δὲ οὐκ ἐκκόψεις. μὴ ἄνθρωπος τὸ ξύλον τὸ ἐν τῷ ἀγρῷ εἰσελθεῖν ἀπὸ προσώπου σου εἰς τὸν χάρακα; </text:span></text:span><text:span text:style-name="Default_20_Paragraph_20_Font"><text:span text:style-name="T1">20 </text:span></text:span><text:span text:style-name="Default_20_Paragraph_20_Font"><text:span text:style-name="T2">ἀλλὰ ξύλον, ὃ ἐπίστασαι ὅτι οὐ καρπόβρωτόν ἐστιν, τοῦτο ἐξολεθρεύσεις καὶ ἐκκόψεις καὶ οἰκοδομήσεις χαράκωσιν ἐπὶ τὴν πόλιν, ἥτις ποιεῖ πρὸς σὲ τὸν πόλεμον, ἕως ἂν παραδοθῇ. </text:span></text:span></text:p>
      </text:section>
      <text:section text:style-name="Sect1" text:name="Sect21">
        <text:p text:style-name="P2">Δευτερονομιον 21</text:p>
        <text:p text:style-name="P3"><text:span text:style-name="Default_20_Paragraph_20_Font"><text:span text:style-name="T1">1 </text:span></text:span><text:span text:style-name="Default_20_Paragraph_20_Font"><text:span text:style-name="T2">Ἐὰν δὲ εὑρεθῇ τραυματίας ἐν τῇ γῇ, ᾗ κύριος ὁ θεός σου δίδωσίν σοι κληρονομῆσαι, πεπτωκὼς ἐν τῷ πεδίῳ καὶ οὐκ οἴδασιν τὸν πατάξαντα, </text:span></text:span><text:span text:style-name="Default_20_Paragraph_20_Font"><text:span text:style-name="T1">2 </text:span></text:span><text:span text:style-name="Default_20_Paragraph_20_Font"><text:span text:style-name="T2">ἐξελεύσεται ἡ γερουσία σου καὶ οἱ κριταί σου καὶ ἐκμετρήσουσιν ἐπὶ τὰς πόλεις τὰς κύκλῳ τοῦ τραυματίου, </text:span></text:span><text:span text:style-name="Default_20_Paragraph_20_Font"><text:span text:style-name="T1">3 </text:span></text:span><text:span text:style-name="Default_20_Paragraph_20_Font"><text:span text:style-name="T2">καὶ ἔσται ἡ πόλις ἡ ἐγγίζουσα τῷ τραυματίᾳ καὶ λήμψεται ἡ γερουσία τῆς πόλεως ἐκείνης δάμαλιν ἐκ βοῶν, ἥτις οὐκ εἴργασται καὶ ἥτις οὐχ εἵλκυσεν ζυγόν, </text:span></text:span><text:span text:style-name="Default_20_Paragraph_20_Font"><text:span text:style-name="T1">4 </text:span></text:span><text:span text:style-name="Default_20_Paragraph_20_Font"><text:span text:style-name="T2">καὶ καταβιβάσουσιν ἡ γερουσία τῆς πόλεως ἐκείνης τὴν δάμαλιν εἰς φάραγγα τραχεῖαν, ἥτις οὐκ εἴργασται οὐδὲ σπείρεται, καὶ νευροκοπήσουσιν τὴν δάμαλιν ἐν τῇ φάραγγι. </text:span></text:span><text:span text:style-name="Default_20_Paragraph_20_Font"><text:span text:style-name="T1">5 </text:span></text:span><text:span text:style-name="Default_20_Paragraph_20_Font"><text:span text:style-name="T2">καὶ προσελεύσονται οἱ ἱερεῖς οἱ Λευῖται – ὅτι αὐτοὺς ἐπέλεξεν κύριος ὁ θεός σου παρεστηκέναι αὐτῷ καὶ εὐλογεῖν ἐπὶ τῷ ὀνόματι αὐτοῦ, καὶ ἐπὶ τῷ στόματι αὐτῶν ἔσται πᾶσα ἀντιλογία καὶ πᾶσα ἁφή – , </text:span></text:span><text:span text:style-name="Default_20_Paragraph_20_Font"><text:span text:style-name="T1">6 </text:span></text:span><text:span text:style-name="Default_20_Paragraph_20_Font"><text:span text:style-name="T2">καὶ πᾶσα ἡ γερουσία τῆς πόλεως ἐκείνης οἱ ἐγγίζοντες τῷ τραυματίᾳ νίψονται τὰς χεῖρας ἐπὶ τὴν κεφαλὴν τῆς δαμάλεως τῆς νενευροκοπημένης ἐν τῇ φάραγγι </text:span></text:span><text:span text:style-name="Default_20_Paragraph_20_Font"><text:span text:style-name="T1">7 </text:span></text:span><text:span text:style-name="Default_20_Paragraph_20_Font"><text:span text:style-name="T2">καὶ ἀποκριθέντες ἐροῦσιν Αἱ χεῖρες ἡμῶν οὐκ ἐξέχεαν τὸ αἷμα τοῦτο, καὶ οἱ ὀφθαλμοὶ ἡμῶν οὐχ ἑωράκασιν· </text:span></text:span><text:span text:style-name="Default_20_Paragraph_20_Font"><text:span text:style-name="T1">8 </text:span></text:span><text:span text:style-name="Default_20_Paragraph_20_Font"><text:span text:style-name="T2">ἵλεως γενοῦ τῷ λαῷ σου Ισραηλ, οὓς ἐλυτρώσω, κύριε, ἐκ γῆς Αἰγύπτου, ἵνα μὴ γένηται αἷμα ἀναίτιον ἐν τῷ λαῷ σου Ισραηλ. καὶ ἐξιλασθήσεται αὐτοῖς τὸ αἷμα. </text:span></text:span><text:span text:style-name="Default_20_Paragraph_20_Font"><text:span text:style-name="T1">9 </text:span></text:span><text:span text:style-name="Default_20_Paragraph_20_Font"><text:span text:style-name="T2">σὺ δὲ ἐξαρεῖς τὸ αἷμα τὸ ἀναίτιον ἐξ ὑμῶν αὐτῶν, ἐὰν ποιήσῃς τὸ καλὸν καὶ τὸ ἀρεστὸν ἔναντι κυρίου τοῦ θεοῦ σου. </text:span></text:span></text:p>
        <text:p text:style-name="P3"><text:soft-page-break/><text:span text:style-name="Default_20_Paragraph_20_Font"><text:span text:style-name="T1">10 </text:span></text:span><text:span text:style-name="Default_20_Paragraph_20_Font"><text:span text:style-name="T2">Ἐὰν δὲ ἐξελθὼν εἰς πόλεμον ἐπὶ τοὺς ἐχθρούς σου καὶ παραδῷ σοι κύριος ὁ θεός σου εἰς τὰς χεῖράς σου καὶ προνομεύσεις τὴν προνομὴν αὐτῶν </text:span></text:span><text:span text:style-name="Default_20_Paragraph_20_Font"><text:span text:style-name="T1">11 </text:span></text:span><text:span text:style-name="Default_20_Paragraph_20_Font"><text:span text:style-name="T2">καὶ ἴδῃς ἐν τῇ προνομῇ γυναῖκα καλὴν τῷ εἴδει καὶ ἐνθυμηθῇς αὐτῆς καὶ λάβῃς αὐτὴν σαυτῷ γυναῖκα, </text:span></text:span><text:span text:style-name="Default_20_Paragraph_20_Font"><text:span text:style-name="T1">12 </text:span></text:span><text:span text:style-name="Default_20_Paragraph_20_Font"><text:span text:style-name="T2">καὶ εἰσάξεις αὐτὴν ἔνδον εἰς τὴν οἰκίαν σου καὶ ξυρήσεις τὴν κεφαλὴν αὐτῆς καὶ περιονυχιεῖς αὐτὴν </text:span></text:span><text:span text:style-name="Default_20_Paragraph_20_Font"><text:span text:style-name="T1">13 </text:span></text:span><text:span text:style-name="Default_20_Paragraph_20_Font"><text:span text:style-name="T2">καὶ περιελεῖς τὰ ἱμάτια τῆς αἰχμαλωσίας αὐτῆς ἀπ’ αὐτῆς, καὶ καθίεται ἐν τῇ οἰκίᾳ σου καὶ κλαύσεται τὸν πατέρα καὶ τὴν μητέρα μηνὸς ἡμέρας, καὶ μετὰ ταῦτα εἰσελεύσῃ πρὸς αὐτὴν καὶ συνοικισθήσῃ αὐτῇ, καὶ ἔσται σου γυνή. </text:span></text:span><text:span text:style-name="Default_20_Paragraph_20_Font"><text:span text:style-name="T1">14 </text:span></text:span><text:span text:style-name="Default_20_Paragraph_20_Font"><text:span text:style-name="T2">καὶ ἔσται ἐὰν μὴ θέλῃς αὐτήν, ἐξαποστελεῖς αὐτὴν ἐλευθέραν, καὶ πράσει οὐ πραθήσεται ἀργυρίου· οὐκ ἀθετήσεις αὐτήν, διότι ἐταπείνωσας αὐτήν. </text:span></text:span></text:p>
        <text:p text:style-name="P3"><text:span text:style-name="Default_20_Paragraph_20_Font"><text:span text:style-name="T1">15 </text:span></text:span><text:span text:style-name="Default_20_Paragraph_20_Font"><text:span text:style-name="T2">Ἐὰν δὲ γένωνται ἀνθρώπῳ δύο γυναῖκες, μία αὐτῶν ἠγαπημένη καὶ μία αὐτῶν μισουμένη, καὶ τέκωσιν αὐτῷ ἡ ἠγαπημένη καὶ ἡ μισουμένη, καὶ γένηται υἱὸς πρωτότοκος τῆς μισουμένης, </text:span></text:span><text:span text:style-name="Default_20_Paragraph_20_Font"><text:span text:style-name="T1">16 </text:span></text:span><text:span text:style-name="Default_20_Paragraph_20_Font"><text:span text:style-name="T2">καὶ ἔσται ᾗ ἂν ἡμέρᾳ κατακληροδοτῇ τοῖς υἱοῖς αὐτοῦ τὰ ὑπάρχοντα αὐτοῦ, οὐ δυνήσεται πρωτοτοκεῦσαι τῷ υἱῷ τῆς ἠγαπημένης ὑπεριδὼν τὸν υἱὸν τῆς μισουμένης τὸν πρωτότοκον, </text:span></text:span><text:span text:style-name="Default_20_Paragraph_20_Font"><text:span text:style-name="T1">17 </text:span></text:span><text:span text:style-name="Default_20_Paragraph_20_Font"><text:span text:style-name="T2">ἀλλὰ τὸν πρωτότοκον υἱὸν τῆς μισουμένης ἐπιγνώσεται δοῦναι αὐτῷ διπλᾶ ἀπὸ πάντων, ὧν ἂν εὑρεθῇ αὐτῷ, ὅτι οὗτός ἐστιν ἀρχὴ τέκνων αὐτοῦ, καὶ τούτῳ καθήκει τὰ πρωτοτόκια. </text:span></text:span></text:p>
        <text:p text:style-name="P3"><text:span text:style-name="Default_20_Paragraph_20_Font"><text:span text:style-name="T1">18 </text:span></text:span><text:span text:style-name="Default_20_Paragraph_20_Font"><text:span text:style-name="T2">Ἐὰν δέ τινι ᾖ υἱὸς ἀπειθὴς καὶ ἐρεθιστὴς οὐχ ὑπακούων φωνὴν πατρὸς καὶ φωνὴν μητρὸς καὶ παιδεύσωσιν αὐτὸν καὶ μὴ εἰσακούῃ αὐτῶν, </text:span></text:span><text:span text:style-name="Default_20_Paragraph_20_Font"><text:span text:style-name="T1">19 </text:span></text:span><text:span text:style-name="Default_20_Paragraph_20_Font"><text:span text:style-name="T2">καὶ συλλαβόντες αὐτὸν ὁ πατὴρ αὐτοῦ καὶ ἡ μήτηρ αὐτοῦ καὶ ἐξάξουσιν αὐτὸν ἐπὶ τὴν γερουσίαν τῆς πόλεως αὐτοῦ καὶ ἐπὶ τὴν πύλην τοῦ τόπου αὐτοῦ </text:span></text:span><text:span text:style-name="Default_20_Paragraph_20_Font"><text:span text:style-name="T1">20 </text:span></text:span><text:span text:style-name="Default_20_Paragraph_20_Font"><text:span text:style-name="T2">καὶ ἐροῦσιν τοῖς ἀνδράσιν τῆς πόλεως αὐτῶν Ὁ υἱὸς ἡμῶν οὗτος ἀπειθεῖ καὶ ἐρεθίζει, οὐχ ὑπακούει τῆς φωνῆς ἡμῶν, συμβολοκοπῶν οἰνοφλυγεῖ· </text:span></text:span><text:span text:style-name="Default_20_Paragraph_20_Font"><text:span text:style-name="T1">21 </text:span></text:span><text:span text:style-name="Default_20_Paragraph_20_Font"><text:span text:style-name="T2">καὶ λιθοβολήσουσιν αὐτὸν οἱ ἄνδρες τῆς πόλεως αὐτοῦ ἐν λίθοις, καὶ ἀποθανεῖται· καὶ ἐξαρεῖς τὸν πονηρὸν ἐξ ὑμῶν αὐτῶν, καὶ οἱ ἐπίλοιποι ἀκούσαντες φοβηθήσονται. </text:span></text:span></text:p>
        <text:p text:style-name="P3"><text:span text:style-name="Default_20_Paragraph_20_Font"><text:span text:style-name="T1">22 </text:span></text:span><text:span text:style-name="Default_20_Paragraph_20_Font"><text:span text:style-name="T2">Ἐὰν δὲ γένηται ἔν τινι ἁμαρτία κρίμα θανάτου καὶ ἀποθάνῃ καὶ κρεμάσητε αὐτὸν ἐπὶ ξύλου, </text:span></text:span><text:span text:style-name="Default_20_Paragraph_20_Font"><text:span text:style-name="T1">23 </text:span></text:span><text:span text:style-name="Default_20_Paragraph_20_Font"><text:span text:style-name="T2">οὐκ ἐπικοιμηθήσεται τὸ σῶμα αὐτοῦ ἐπὶ τοῦ ξύλου, ἀλλὰ ταφῇ θάψετε αὐτὸν ἐν τῇ ἡμέρᾳ ἐκείνῃ, ὅτι κεκατηραμένος ὑπὸ θεοῦ πᾶς κρεμάμενος ἐπὶ ξύλου· καὶ οὐ μιανεῖτε τὴν γῆν, ἣν κύριος ὁ θεός σου δίδωσίν σοι ἐν κλήρῳ. </text:span></text:span></text:p>
      </text:section>
      <text:section text:style-name="Sect1" text:name="Sect22">
        <text:p text:style-name="P2">Δευτερονομιον 22</text:p>
        <text:p text:style-name="P3"><text:span text:style-name="Default_20_Paragraph_20_Font"><text:span text:style-name="T1">1 </text:span></text:span><text:span text:style-name="Default_20_Paragraph_20_Font"><text:span text:style-name="T2">Μὴ ἰδὼν τὸν μόσχον τοῦ ἀδελφοῦ σου ἢ τὸ πρόβατον αὐτοῦ πλανώμενα ἐν τῇ ὁδῷ ὑπερίδῃς αὐτά· ἀποστροφῇ ἀποστρέψεις αὐτὰ τῷ ἀδελφῷ σου καὶ ἀποδώσεις αὐτῷ. </text:span></text:span><text:span text:style-name="Default_20_Paragraph_20_Font"><text:span text:style-name="T1">2 </text:span></text:span><text:span text:style-name="Default_20_Paragraph_20_Font"><text:span text:style-name="T2">ἐὰν δὲ μὴ ἐγγίζῃ ὁ ἀδελφός σου πρὸς σὲ μηδὲ ἐπίστῃ αὐτόν, συνάξεις αὐτὰ ἔνδον εἰς τὴν οἰκίαν σου, καὶ ἔσται μετὰ σοῦ, ἕως ἂν ζητήσῃ αὐτὰ ὁ ἀδελφός σου, καὶ ἀποδώσεις αὐτῷ. </text:span></text:span><text:span text:style-name="Default_20_Paragraph_20_Font"><text:span text:style-name="T1">3 </text:span></text:span><text:span text:style-name="Default_20_Paragraph_20_Font"><text:span text:style-name="T2">οὕτως ποιήσεις τὸν ὄνον αὐτοῦ καὶ οὕτως ποιήσεις τὸ ἱμάτιον αὐτοῦ καὶ οὕτως ποιήσεις κατὰ πᾶσαν ἀπώλειαν τοῦ ἀδελφοῦ σου, ὅσα ἐὰν ἀπόληται παρ’ αὐτοῦ καὶ εὕρῃς· οὐ δυνήσῃ ὑπεριδεῖν. – </text:span></text:span><text:span text:style-name="Default_20_Paragraph_20_Font"><text:span text:style-name="T1">4 </text:span></text:span><text:span text:style-name="Default_20_Paragraph_20_Font"><text:span text:style-name="T2">οὐκ ὄψῃ τὸν ὄνον τοῦ ἀδελφοῦ σου ἢ τὸν μόσχον αὐτοῦ πεπτωκότας ἐν τῇ ὁδῷ, μὴ ὑπερίδῃς αὐτούς· ἀνιστῶν ἀναστήσεις μετ’ αὐτοῦ. </text:span></text:span></text:p>
        <text:p text:style-name="P3"><text:soft-page-break/><text:span text:style-name="Default_20_Paragraph_20_Font"><text:span text:style-name="T1">5 </text:span></text:span><text:span text:style-name="Default_20_Paragraph_20_Font"><text:span text:style-name="T2">Οὐκ ἔσται σκεύη ἀνδρὸς ἐπὶ γυναικί, οὐδὲ μὴ ἐνδύσηται ἀνὴρ στολὴν γυναικείαν, ὅτι βδέλυγμα κυρίῳ τῷ θεῷ σού ἐστιν πᾶς ποιῶν ταῦτα. </text:span></text:span></text:p>
        <text:p text:style-name="P3"><text:span text:style-name="Default_20_Paragraph_20_Font"><text:span text:style-name="T1">6 </text:span></text:span><text:span text:style-name="Default_20_Paragraph_20_Font"><text:span text:style-name="T2">Ἐὰν δὲ συναντήσῃς νοσσιᾷ ὀρνέων πρὸ προσώπου σου ἐν τῇ ὁδῷ ἢ ἐπὶ παντὶ δένδρει ἢ ἐπὶ τῆς γῆς, νεοσσοῖς ἢ ᾠοῖς, καὶ ἡ μήτηρ θάλπῃ ἐπὶ τῶν νεοσσῶν ἢ ἐπὶ τῶν ᾠῶν, οὐ λήμψῃ τὴν μητέρα μετὰ τῶν τέκνων· </text:span></text:span><text:span text:style-name="Default_20_Paragraph_20_Font"><text:span text:style-name="T1">7 </text:span></text:span><text:span text:style-name="Default_20_Paragraph_20_Font"><text:span text:style-name="T2">ἀποστολῇ ἀποστελεῖς τὴν μητέρα, τὰ δὲ παιδία λήμψῃ σεαυτῷ, ἵνα εὖ σοι γένηται καὶ πολυήμερος ἔσῃ. </text:span></text:span></text:p>
        <text:p text:style-name="P3"><text:span text:style-name="Default_20_Paragraph_20_Font"><text:span text:style-name="T1">8 </text:span></text:span><text:span text:style-name="Default_20_Paragraph_20_Font"><text:span text:style-name="T2">Ἐὰν δὲ οἰκοδομήσῃς οἰκίαν καινήν, καὶ ποιήσεις στεφάνην τῷ δώματί σου· καὶ οὐ ποιήσεις φόνον ἐν τῇ οἰκίᾳ σου, ἐὰν πέσῃ ὁ πεσὼν ἀπ’ αὐτοῦ. </text:span></text:span></text:p>
        <text:p text:style-name="P3"><text:span text:style-name="Default_20_Paragraph_20_Font"><text:span text:style-name="T1">9 </text:span></text:span><text:span text:style-name="Default_20_Paragraph_20_Font"><text:span text:style-name="T2">Οὐ κατασπερεῖς τὸν ἀμπελῶνά σου διάφορον, ἵνα μὴ ἁγιασθῇ τὸ γένημα καὶ τὸ σπέρμα, ὃ ἐὰν σπείρῃς μετὰ τοῦ γενήματος τοῦ ἀμπελῶνός σου. – </text:span></text:span><text:span text:style-name="Default_20_Paragraph_20_Font"><text:span text:style-name="T1">10 </text:span></text:span><text:span text:style-name="Default_20_Paragraph_20_Font"><text:span text:style-name="T2">οὐκ ἀροτριάσεις ἐν μόσχῳ καὶ ὄνῳ ἐπὶ τὸ αὐτό. – </text:span></text:span><text:span text:style-name="Default_20_Paragraph_20_Font"><text:span text:style-name="T1">11 </text:span></text:span><text:span text:style-name="Default_20_Paragraph_20_Font"><text:span text:style-name="T2">οὐκ ἐνδύσῃ κίβδηλον, ἔρια καὶ λίνον, ἐν τῷ αὐτῷ. </text:span></text:span></text:p>
        <text:p text:style-name="P3"><text:span text:style-name="Default_20_Paragraph_20_Font"><text:span text:style-name="T1">12 </text:span></text:span><text:span text:style-name="Default_20_Paragraph_20_Font"><text:span text:style-name="T2">Στρεπτὰ ποιήσεις σεαυτῷ ἐπὶ τῶν τεσσάρων κρασπέδων τῶν περιβολαίων σου, ἃ ἐὰν περιβάλῃ ἐν αὐτοῖς. </text:span></text:span></text:p>
        <text:p text:style-name="P3"><text:span text:style-name="Default_20_Paragraph_20_Font"><text:span text:style-name="T1">13 </text:span></text:span><text:span text:style-name="Default_20_Paragraph_20_Font"><text:span text:style-name="T2">Ἐὰν δέ τις λάβῃ γυναῖκα καὶ συνοικήσῃ αὐτῇ καὶ μισήσῃ αὐτὴν </text:span></text:span><text:span text:style-name="Default_20_Paragraph_20_Font"><text:span text:style-name="T1">14 </text:span></text:span><text:span text:style-name="Default_20_Paragraph_20_Font"><text:span text:style-name="T2">καὶ ἐπιθῇ αὐτῇ προφασιστικοὺς λόγους καὶ κατενέγκῃ αὐτῆς ὄνομα πονηρὸν καὶ λέγῃ Τὴν γυναῖκα ταύτην εἴληφα καὶ προσελθὼν αὐτῇ οὐχ εὕρηκα αὐτῆς παρθένια, </text:span></text:span><text:span text:style-name="Default_20_Paragraph_20_Font"><text:span text:style-name="T1">15 </text:span></text:span><text:span text:style-name="Default_20_Paragraph_20_Font"><text:span text:style-name="T2">καὶ λαβὼν ὁ πατὴρ τῆς παιδὸς καὶ ἡ μήτηρ ἐξοίσουσιν τὰ παρθένια τῆς παιδὸς πρὸς τὴν γερουσίαν ἐπὶ τὴν πύλην, </text:span></text:span><text:span text:style-name="Default_20_Paragraph_20_Font"><text:span text:style-name="T1">16 </text:span></text:span><text:span text:style-name="Default_20_Paragraph_20_Font"><text:span text:style-name="T2">καὶ ἐρεῖ ὁ πατὴρ τῆς παιδὸς τῇ γερουσίᾳ Τὴν θυγατέρα μου ταύτην δέδωκα τῷ ἀνθρώπῳ τούτῳ γυναῖκα, καὶ μισήσας αὐτὴν </text:span></text:span><text:span text:style-name="Default_20_Paragraph_20_Font"><text:span text:style-name="T1">17 </text:span></text:span><text:span text:style-name="Default_20_Paragraph_20_Font"><text:span text:style-name="T2">αὐτὸς νῦν ἐπιτίθησιν αὐτῇ προφασιστικοὺς λόγους λέγων Οὐχ εὕρηκα τῇ θυγατρί σου παρθένια, καὶ ταῦτα τὰ παρθένια τῆς θυγατρός μου· καὶ ἀναπτύξουσιν τὸ ἱμάτιον ἐναντίον τῆς γερουσίας τῆς πόλεως. </text:span></text:span><text:span text:style-name="Default_20_Paragraph_20_Font"><text:span text:style-name="T1">18 </text:span></text:span><text:span text:style-name="Default_20_Paragraph_20_Font"><text:span text:style-name="T2">καὶ λήμψεται ἡ γερουσία τῆς πόλεως ἐκείνης τὸν ἄνθρωπον ἐκεῖνον καὶ παιδεύσουσιν αὐτὸν </text:span></text:span><text:span text:style-name="Default_20_Paragraph_20_Font"><text:span text:style-name="T1">19 </text:span></text:span><text:span text:style-name="Default_20_Paragraph_20_Font"><text:span text:style-name="T2">καὶ ζημιώσουσιν αὐτὸν ἑκατὸν σίκλους καὶ δώσουσιν τῷ πατρὶ τῆς νεάνιδος, ὅτι ἐξήνεγκεν ὄνομα πονηρὸν ἐπὶ παρθένον Ισραηλῖτιν· καὶ αὐτοῦ ἔσται γυνή, οὐ δυνήσεται ἐξαποστεῖλαι αὐτὴν τὸν ἅπαντα χρόνον. </text:span></text:span><text:span text:style-name="Default_20_Paragraph_20_Font"><text:span text:style-name="T1">20 </text:span></text:span><text:span text:style-name="Default_20_Paragraph_20_Font"><text:span text:style-name="T2">ἐὰν δὲ ἐπ’ ἀληθείας γένηται ὁ λόγος οὗτος καὶ μὴ εὑρεθῇ παρθένια τῇ νεάνιδι, </text:span></text:span><text:span text:style-name="Default_20_Paragraph_20_Font"><text:span text:style-name="T1">21 </text:span></text:span><text:span text:style-name="Default_20_Paragraph_20_Font"><text:span text:style-name="T2">καὶ ἐξάξουσιν τὴν νεᾶνιν ἐπὶ τὰς θύρας οἴκου πατρὸς αὐτῆς, καὶ λιθοβολήσουσιν αὐτὴν οἱ ἄνδρες τῆς πόλεως αὐτῆς ἐν λίθοις, καὶ ἀποθανεῖται, ὅτι ἐποίησεν ἀφροσύνην ἐν υἱοῖς Ισραηλ ἐκπορνεῦσαι τὸν οἶκον τοῦ πατρὸς αὐτῆς· καὶ ἐξαρεῖς τὸν πονηρὸν ἐξ ὑμῶν αὐτῶν. </text:span></text:span></text:p>
        <text:p text:style-name="P3"><text:span text:style-name="Default_20_Paragraph_20_Font"><text:span text:style-name="T1">22 </text:span></text:span><text:span text:style-name="Default_20_Paragraph_20_Font"><text:span text:style-name="T2">Ἐὰν δὲ εὑρεθῇ ἄνθρωπος κοιμώμενος μετὰ γυναικὸς συνῳκισμένης ἀνδρί, ἀποκτενεῖτε ἀμφοτέρους, τὸν ἄνδρα τὸν κοιμώμενον μετὰ τῆς γυναικὸς καὶ τὴν γυναῖκα· καὶ ἐξαρεῖς τὸν πονηρὸν ἐξ Ισραηλ. </text:span></text:span></text:p>
        <text:p text:style-name="P3"><text:span text:style-name="Default_20_Paragraph_20_Font"><text:span text:style-name="T1">23 </text:span></text:span><text:span text:style-name="Default_20_Paragraph_20_Font"><text:span text:style-name="T2">Ἐὰν δὲ γένηται παῖς παρθένος μεμνηστευμένη ἀνδρὶ καὶ εὑρὼν αὐτὴν ἄνθρωπος ἐν πόλει κοιμηθῇ μετ’ αὐτῆς, </text:span></text:span><text:span text:style-name="Default_20_Paragraph_20_Font"><text:span text:style-name="T1">24 </text:span></text:span><text:span text:style-name="Default_20_Paragraph_20_Font"><text:span text:style-name="T2">ἐξάξετε ἀμφοτέρους ἐπὶ τὴν πύλην τῆς πόλεως αὐτῶν, καὶ λιθοβοληθήσονται ἐν λίθοις καὶ ἀποθανοῦνται· τὴν νεᾶνιν, ὅτι οὐκ ἐβόησεν ἐν τῇ πόλει, καὶ τὸν ἄνθρωπον, ὅτι ἐταπείνωσεν τὴν γυναῖκα τοῦ πλησίον· καὶ ἐξαρεῖς τὸν πονηρὸν ἐξ ὑμῶν αὐτῶν. – </text:span></text:span><text:span text:style-name="Default_20_Paragraph_20_Font"><text:span text:style-name="T1">25 </text:span></text:span><text:span text:style-name="Default_20_Paragraph_20_Font"><text:span text:style-name="T2">ἐὰν δὲ ἐν πεδίῳ εὕρῃ ἄνθρωπος τὴν παῖδα τὴν μεμνηστευμένην καὶ βιασάμενος κοιμηθῇ μετ’ αὐτῆς, ἀποκτενεῖτε τὸν ἄνθρωπον τὸν κοιμώμενον μετ’ αὐτῆς μόνον </text:span></text:span><text:span text:style-name="Default_20_Paragraph_20_Font"><text:span text:style-name="T1">26 </text:span></text:span><text:span text:style-name="Default_20_Paragraph_20_Font"><text:span text:style-name="T2">καὶ τῇ </text:span></text:span><text:soft-page-break/><text:span text:style-name="Default_20_Paragraph_20_Font"><text:span text:style-name="T2">νεάνιδι οὐ ποιήσετε οὐδέν· οὐκ ἔστιν τῇ νεάνιδι ἁμάρτημα θανάτου, ὅτι ὡς εἴ τις ἐπαναστῇ ἄνθρωπος ἐπὶ τὸν πλησίον καὶ φονεύσῃ αὐτοῦ ψυχήν, οὕτως τὸ πρᾶγμα τοῦτο, </text:span></text:span><text:span text:style-name="Default_20_Paragraph_20_Font"><text:span text:style-name="T1">27 </text:span></text:span><text:span text:style-name="Default_20_Paragraph_20_Font"><text:span text:style-name="T2">ὅτι ἐν τῷ ἀγρῷ εὗρεν αὐτήν, ἐβόησεν ἡ νεᾶνις ἡ μεμνηστευμένη, καὶ ὁ βοηθήσων οὐκ ἦν αὐτῇ. </text:span></text:span></text:p>
        <text:p text:style-name="P3"><text:span text:style-name="Default_20_Paragraph_20_Font"><text:span text:style-name="T1">28 </text:span></text:span><text:span text:style-name="Default_20_Paragraph_20_Font"><text:span text:style-name="T2">Ἐὰν δέ τις εὕρῃ τὴν παῖδα τὴν παρθένον, ἥτις οὐ μεμνήστευται, καὶ βιασάμενος κοιμηθῇ μετ’ αὐτῆς καὶ εὑρεθῇ, </text:span></text:span><text:span text:style-name="Default_20_Paragraph_20_Font"><text:span text:style-name="T1">29 </text:span></text:span><text:span text:style-name="Default_20_Paragraph_20_Font"><text:span text:style-name="T2">δώσει ὁ ἄνθρωπος ὁ κοιμηθεὶς μετ’ αὐτῆς τῷ πατρὶ τῆς νεάνιδος πεντήκοντα δίδραχμα ἀργυρίου, καὶ αὐτοῦ ἔσται γυνή, ἀνθ’ ὧν ἐταπείνωσεν αὐτήν· οὐ δυνήσεται ἐξαποστεῖλαι αὐτὴν τὸν ἅπαντα χρόνον. </text:span></text:span></text:p>
      </text:section>
      <text:section text:style-name="Sect1" text:name="Sect23">
        <text:p text:style-name="P2">Δευτερονομιον 23</text:p>
        <text:p text:style-name="P3"><text:span text:style-name="Default_20_Paragraph_20_Font"><text:span text:style-name="T1">1 </text:span></text:span><text:span text:style-name="Default_20_Paragraph_20_Font"><text:span text:style-name="T2">Οὐ λήμψεται ἄνθρωπος τὴν γυναῖκα τοῦ πατρὸς αὐτοῦ καὶ οὐκ ἀποκαλύψει συγκάλυμμα τοῦ πατρὸς αὐτοῦ. </text:span></text:span></text:p>
        <text:p text:style-name="P3"><text:span text:style-name="Default_20_Paragraph_20_Font"><text:span text:style-name="T1">2 </text:span></text:span><text:span text:style-name="Default_20_Paragraph_20_Font"><text:span text:style-name="T2">Οὐκ εἰσελεύσεται θλαδίας καὶ ἀποκεκομμένος εἰς ἐκκλησίαν κυρίου. </text:span></text:span><text:span text:style-name="Default_20_Paragraph_20_Font"><text:span text:style-name="T1">3 </text:span></text:span><text:span text:style-name="Default_20_Paragraph_20_Font"><text:span text:style-name="T2">οὐκ εἰσελεύσεται ἐκ πόρνης εἰς ἐκκλησίαν κυρίου. </text:span></text:span><text:span text:style-name="Default_20_Paragraph_20_Font"><text:span text:style-name="T1">4 </text:span></text:span><text:span text:style-name="Default_20_Paragraph_20_Font"><text:span text:style-name="T2">οὐκ εἰσελεύσεται Αμμανίτης καὶ Μωαβίτης εἰς ἐκκλησίαν κυρίου· καὶ ἕως δεκάτης γενεᾶς οὐκ εἰσελεύσεται εἰς ἐκκλησίαν κυρίου καὶ ἕως εἰς τὸν αἰῶνα </text:span></text:span><text:span text:style-name="Default_20_Paragraph_20_Font"><text:span text:style-name="T1">5 </text:span></text:span><text:span text:style-name="Default_20_Paragraph_20_Font"><text:span text:style-name="T2">παρὰ τὸ μὴ συναντῆσαι αὐτοὺς ὑμῖν μετὰ ἄρτων καὶ ὕδατος ἐν τῇ ὁδῷ ἐκπορευομένων ὑμῶν ἐξ Αἰγύπτου, καὶ ὅτι ἐμισθώσαντο ἐπὶ σὲ τὸν Βαλααμ υἱὸν Βεωρ ἐκ τῆς Μεσοποταμίας καταράσασθαί σε· </text:span></text:span><text:span text:style-name="Default_20_Paragraph_20_Font"><text:span text:style-name="T1">6 </text:span></text:span><text:span text:style-name="Default_20_Paragraph_20_Font"><text:span text:style-name="T2">καὶ οὐκ ἠθέλησεν κύριος ὁ θεός σου εἰσακοῦσαι τοῦ Βαλααμ, καὶ μετέστρεψεν κύριος ὁ θεός σου τὰς κατάρας εἰς εὐλογίαν, ὅτι ἠγάπησέν σε κύριος ὁ θεός σου. </text:span></text:span><text:span text:style-name="Default_20_Paragraph_20_Font"><text:span text:style-name="T1">7 </text:span></text:span><text:span text:style-name="Default_20_Paragraph_20_Font"><text:span text:style-name="T2">οὐ προσαγορεύσεις εἰρηνικὰ αὐτοῖς καὶ συμφέροντα αὐτοῖς πάσας τὰς ἡμέρας σου εἰς τὸν αἰῶνα. </text:span></text:span><text:span text:style-name="Default_20_Paragraph_20_Font"><text:span text:style-name="T1">8 </text:span></text:span><text:span text:style-name="Default_20_Paragraph_20_Font"><text:span text:style-name="T2">οὐ βδελύξῃ Ιδουμαῖον, ὅτι ἀδελφός σού ἐστιν· οὐ βδελύξῃ Αἰγύπτιον, ὅτι πάροικος ἐγένου ἐν τῇ γῇ αὐτοῦ· </text:span></text:span><text:span text:style-name="Default_20_Paragraph_20_Font"><text:span text:style-name="T1">9 </text:span></text:span><text:span text:style-name="Default_20_Paragraph_20_Font"><text:span text:style-name="T2">υἱοὶ ἐὰν γενηθῶσιν αὐτοῖς, γενεὰ τρίτη εἰσελεύσονται εἰς ἐκκλησίαν κυρίου. </text:span></text:span></text:p>
        <text:p text:style-name="P3"><text:span text:style-name="Default_20_Paragraph_20_Font"><text:span text:style-name="T1">10 </text:span></text:span><text:span text:style-name="Default_20_Paragraph_20_Font"><text:span text:style-name="T2">Ἐὰν δὲ ἐξέλθῃς παρεμβαλεῖν ἐπὶ τοὺς ἐχθρούς σου, καὶ φυλάξῃ ἀπὸ παντὸς ῥήματος πονηροῦ. </text:span></text:span><text:span text:style-name="Default_20_Paragraph_20_Font"><text:span text:style-name="T1">11 </text:span></text:span><text:span text:style-name="Default_20_Paragraph_20_Font"><text:span text:style-name="T2">ἐὰν ᾖ ἐν σοὶ ἄνθρωπος, ὃς οὐκ ἔσται καθαρὸς ἐκ ῥύσεως αὐτοῦ νυκτός, καὶ ἐξελεύσεται ἔξω τῆς παρεμβολῆς καὶ οὐκ εἰσελεύσεται εἰς τὴν παρεμβολήν· </text:span></text:span><text:span text:style-name="Default_20_Paragraph_20_Font"><text:span text:style-name="T1">12 </text:span></text:span><text:span text:style-name="Default_20_Paragraph_20_Font"><text:span text:style-name="T2">καὶ ἔσται τὸ πρὸς ἑσπέραν λούσεται τὸ σῶμα αὐτοῦ ὕδατι καὶ δεδυκότος ἡλίου εἰσελεύσεται εἰς τὴν παρεμβολήν. </text:span></text:span><text:span text:style-name="Default_20_Paragraph_20_Font"><text:span text:style-name="T1">13 </text:span></text:span><text:span text:style-name="Default_20_Paragraph_20_Font"><text:span text:style-name="T2">καὶ τόπος ἔσται σοι ἔξω τῆς παρεμβολῆς, καὶ ἐξελεύσῃ ἐκεῖ ἔξω· </text:span></text:span><text:span text:style-name="Default_20_Paragraph_20_Font"><text:span text:style-name="T1">14 </text:span></text:span><text:span text:style-name="Default_20_Paragraph_20_Font"><text:span text:style-name="T2">καὶ πάσσαλος ἔσται σοι ἐπὶ τῆς ζώνης σου, καὶ ἔσται ὅταν διακαθιζάνῃς ἔξω, καὶ ὀρύξεις ἐν αὐτῷ καὶ ἐπαγαγὼν καλύψεις τὴν ἀσχημοσύνην σου ἐν αὐτῷ· </text:span></text:span><text:span text:style-name="Default_20_Paragraph_20_Font"><text:span text:style-name="T1">15 </text:span></text:span><text:span text:style-name="Default_20_Paragraph_20_Font"><text:span text:style-name="T2">ὅτι κύριος ὁ θεός σου ἐμπεριπατεῖ ἐν τῇ παρεμβολῇ σου ἐξελέσθαι σε καὶ παραδοῦναι τὸν ἐχθρόν σου πρὸ προσώπου σου, καὶ ἔσται ἡ παρεμβολή σου ἁγία, καὶ οὐκ ὀφθήσεται ἐν σοὶ ἀσχημοσύνη πράγματος καὶ ἀποστρέψει ἀπὸ σοῦ. </text:span></text:span></text:p>
        <text:p text:style-name="P3"><text:span text:style-name="Default_20_Paragraph_20_Font"><text:span text:style-name="T1">16 </text:span></text:span><text:span text:style-name="Default_20_Paragraph_20_Font"><text:span text:style-name="T2">Οὐ παραδώσεις παῖδα τῷ κυρίῳ αὐτοῦ ὃς προστέθειταί σοι παρὰ τοῦ κυρίου αὐτοῦ· </text:span></text:span><text:span text:style-name="Default_20_Paragraph_20_Font"><text:span text:style-name="T1">17 </text:span></text:span><text:span text:style-name="Default_20_Paragraph_20_Font"><text:span text:style-name="T2">μετὰ σοῦ κατοικήσει, ἐν ὑμῖν κατοικήσει ἐν παντὶ τόπῳ, οὗ ἐὰν ἀρέσῃ αὐτῷ, οὐ θλίψεις αὐτόν. </text:span></text:span></text:p>
        <text:p text:style-name="P3"><text:span text:style-name="Default_20_Paragraph_20_Font"><text:span text:style-name="T1">18 </text:span></text:span><text:span text:style-name="Default_20_Paragraph_20_Font"><text:span text:style-name="T2">Οὐκ ἔσται πόρνη ἀπὸ θυγατέρων Ισραηλ, καὶ οὐκ ἔσται πορνεύων ἀπὸ υἱῶν Ισραηλ· οὐκ ἔσται τελεσφόρος ἀπὸ θυγατέρων Ισραηλ, καὶ οὐκ ἔσται τελισκόμενος ἀπὸ υἱῶν Ισραηλ. </text:span></text:span><text:span text:style-name="Default_20_Paragraph_20_Font"><text:span text:style-name="T1">19 </text:span></text:span><text:span text:style-name="Default_20_Paragraph_20_Font"><text:span text:style-name="T2">οὐ προσοίσεις μίσθωμα πόρνης οὐδὲ ἄλλαγμα κυνὸς εἰς τὸν οἶκον κυρίου τοῦ θεοῦ σου πρὸς πᾶσαν εὐχήν, ὅτι βδέλυγμα κυρίῳ τῷ θεῷ σού ἐστιν καὶ ἀμφότερα. </text:span></text:span></text:p>
        <text:p text:style-name="P3"><text:soft-page-break/><text:span text:style-name="Default_20_Paragraph_20_Font"><text:span text:style-name="T1">20 </text:span></text:span><text:span text:style-name="Default_20_Paragraph_20_Font"><text:span text:style-name="T2">Οὐκ ἐκτοκιεῖς τῷ ἀδελφῷ σου τόκον ἀργυρίου καὶ τόκον βρωμάτων καὶ τόκον παντὸς πράγματος, οὗ ἂν ἐκδανείσῃς· </text:span></text:span><text:span text:style-name="Default_20_Paragraph_20_Font"><text:span text:style-name="T1">21 </text:span></text:span><text:span text:style-name="Default_20_Paragraph_20_Font"><text:span text:style-name="T2">τῷ ἀλλοτρίῳ ἐκτοκιεῖς, τῷ δὲ ἀδελφῷ σου οὐκ ἐκτοκιεῖς, ἵνα εὐλογήσῃ σε κύριος ὁ θεός σου ἐν πᾶσι τοῖς ἔργοις σου ἐπὶ τῆς γῆς, εἰς ἣν εἰσπορεύῃ ἐκεῖ κληρονομῆσαι αὐτήν. </text:span></text:span></text:p>
        <text:p text:style-name="P3"><text:span text:style-name="Default_20_Paragraph_20_Font"><text:span text:style-name="T1">22 </text:span></text:span><text:span text:style-name="Default_20_Paragraph_20_Font"><text:span text:style-name="T2">Ἐὰν δὲ εὔξῃ εὐχὴν κυρίῳ τῷ θεῷ σου, οὐ χρονιεῖς ἀποδοῦναι αὐτήν, ὅτι ἐκζητῶν ἐκζητήσει κύριος ὁ θεός σου παρὰ σοῦ, καὶ ἔσται ἐν σοὶ ἁμαρία· </text:span></text:span><text:span text:style-name="Default_20_Paragraph_20_Font"><text:span text:style-name="T1">23 </text:span></text:span><text:span text:style-name="Default_20_Paragraph_20_Font"><text:span text:style-name="T2">ἐὰν δὲ μὴ θέλῃς εὔξασθαι, οὐκ ἔστιν ἐν σοὶ ἁμαρτία. </text:span></text:span><text:span text:style-name="Default_20_Paragraph_20_Font"><text:span text:style-name="T1">24 </text:span></text:span><text:span text:style-name="Default_20_Paragraph_20_Font"><text:span text:style-name="T2">τὰ ἐκπορευόμενα διὰ τῶν χειλέων σου φυλάξῃ καὶ ποιήσεις ὃν τρόπον εὔξω κυρίῳ τῷ θεῷ σου δόμα, ὃ ἐλάλησας τῷ στόματί σου. </text:span></text:span></text:p>
        <text:p text:style-name="P3"><text:span text:style-name="Default_20_Paragraph_20_Font"><text:span text:style-name="T1">25 </text:span></text:span><text:span text:style-name="Default_20_Paragraph_20_Font"><text:span text:style-name="T2">Ἐὰν δὲ εἰσέλθῃς εἰς ἀμητὸν τοῦ πλησίον σου, καὶ συλλέξεις ἐν ταῖς χερσίν σου στάχυς καὶ δρέπανον οὐ μὴ ἐπιβάλῃς ἐπὶ τὸν ἀμητὸν τοῦ πλησίον σου. – </text:span></text:span><text:span text:style-name="Default_20_Paragraph_20_Font"><text:span text:style-name="T1">26 </text:span></text:span><text:span text:style-name="Default_20_Paragraph_20_Font"><text:span text:style-name="T2">ἐὰν δὲ εἰσέλθῃς εἰς τὸν ἀμπελῶνα τοῦ πλησίον σου, φάγῃ σταφυλὴν ὅσον ψυχήν σου ἐμπλησθῆναι, εἰς δὲ ἄγγος οὐκ ἐμβαλεῖς. </text:span></text:span></text:p>
      </text:section>
      <text:section text:style-name="Sect1" text:name="Sect24">
        <text:p text:style-name="P2">Δευτερονομιον 24</text:p>
        <text:p text:style-name="P3"><text:span text:style-name="Default_20_Paragraph_20_Font"><text:span text:style-name="T1">1 </text:span></text:span><text:span text:style-name="Default_20_Paragraph_20_Font"><text:span text:style-name="T2">Ἐὰν δέ τις λάβῃ γυναῖκα καὶ συνοικήσῃ αὐτῇ, καὶ ἔσται ἐὰν μὴ εὕρῃ χάριν ἐναντίον αὐτοῦ, ὅτι εὗρεν ἐν αὐτῇ ἄσχημον πρᾶγμα, καὶ γράψει αὐτῇ βιβλίον ἀποστασίου καὶ δώσει εἰς τὰς χεῖρας αὐτῆς καὶ ἐξαποστελεῖ αὐτὴν ἐκ τῆς οἰκίας αὐτοῦ, </text:span></text:span><text:span text:style-name="Default_20_Paragraph_20_Font"><text:span text:style-name="T1">2 </text:span></text:span><text:span text:style-name="Default_20_Paragraph_20_Font"><text:span text:style-name="T2">καὶ ἀπελθοῦσα γένηται ἀνδρὶ ἑτέρῳ, </text:span></text:span><text:span text:style-name="Default_20_Paragraph_20_Font"><text:span text:style-name="T1">3 </text:span></text:span><text:span text:style-name="Default_20_Paragraph_20_Font"><text:span text:style-name="T2">καὶ μισήσῃ αὐτὴν ὁ ἀνὴρ ὁ ἔσχατος καὶ γράψει αὐτῇ βιβλίον ἀποστασίου καὶ δώσει εἰς τὰς χεῖρας αὐτῆς καὶ ἐξαποστελεῖ αὐτὴν ἐκ τῆς οἰκίας αὐτοῦ, ἢ ἀποθάνῃ ὁ ἀνὴρ ὁ ἔσχατος, ὃς ἔλαβεν αὐτὴν ἑαυτῷ γυναῖκα, </text:span></text:span><text:span text:style-name="Default_20_Paragraph_20_Font"><text:span text:style-name="T1">4 </text:span></text:span><text:span text:style-name="Default_20_Paragraph_20_Font"><text:span text:style-name="T2">οὐ δυνήσεται ὁ ἀνὴρ ὁ πρότερος ὁ ἐξαποστείλας αὐτὴν ἐπαναστρέψας λαβεῖν αὐτὴν ἑαυτῷ γυναῖκα μετὰ τὸ μιανθῆναι αὐτήν, ὅτι βδέλυγμά ἐστιν ἐναντίον κυρίου τοῦ θεοῦ σου· καὶ οὐ μιανεῖτε τὴν γῆν, ἣν κύριος ὁ θεὸς ὑμῶν δίδωσιν ὑμῖν ἐν κλήρῳ. </text:span></text:span></text:p>
        <text:p text:style-name="P3"><text:span text:style-name="Default_20_Paragraph_20_Font"><text:span text:style-name="T1">5 </text:span></text:span><text:span text:style-name="Default_20_Paragraph_20_Font"><text:span text:style-name="T2">Ἐὰν δέ τις λάβῃ γυναῖκα προσφάτως, οὐκ ἐξελεύσεται εἰς τὸν πόλεμον, καὶ οὐκ ἐπιβληθήσεται αὐτῷ οὐδὲν πρᾶγμα· ἀθῷος ἔσται ἐν τῇ οἰκίᾳ αὐτοῦ ἐνιαυτὸν ἕνα, εὐφρανεῖ τὴν γυναῖκα αὐτοῦ, ἣν ἔλαβεν. </text:span></text:span></text:p>
        <text:p text:style-name="P3"><text:span text:style-name="Default_20_Paragraph_20_Font"><text:span text:style-name="T1">6 </text:span></text:span><text:span text:style-name="Default_20_Paragraph_20_Font"><text:span text:style-name="T2">Οὐκ ἐνεχυράσεις μύλον οὐδὲ ἐπιμύλιον, ὅτι ψυχὴν οὗτος ἐνεχυράζει. </text:span></text:span></text:p>
        <text:p text:style-name="P3"><text:span text:style-name="Default_20_Paragraph_20_Font"><text:span text:style-name="T1">7 </text:span></text:span><text:span text:style-name="Default_20_Paragraph_20_Font"><text:span text:style-name="T2">Ἐὰν δὲ ἁλῷ ἄνθρωπος κλέπτων ψυχὴν τῶν ἀδελφῶν αὐτοῦ τῶν υἱῶν Ισραηλ καὶ καταδυναστεύσας αὐτὸν ἀποδῶται, ἀποθανεῖται ὁ κλέπτης ἐκεῖνος· καὶ ἐξαρεῖς τὸν πονηρὸν ἐξ ὑμῶν αὐτῶν. </text:span></text:span></text:p>
        <text:p text:style-name="P3"><text:span text:style-name="Default_20_Paragraph_20_Font"><text:span text:style-name="T1">8 </text:span></text:span><text:span text:style-name="Default_20_Paragraph_20_Font"><text:span text:style-name="T2">Πρόσεχε σεαυτῷ ἐν τῇ ἁφῇ τῆς λέπρας· φυλάξῃ σφόδρα ποιεῖν κατὰ πάντα τὸν νόμον, ὃν ἐὰν ἀναγγείλωσιν ὑμῖν οἱ ἱερεῖς οἱ Λευῖται· ὃν τρόπον ἐνετειλάμην ὑμῖν, φυλάξασθε ποιεῖν. </text:span></text:span><text:span text:style-name="Default_20_Paragraph_20_Font"><text:span text:style-name="T1">9 </text:span></text:span><text:span text:style-name="Default_20_Paragraph_20_Font"><text:span text:style-name="T2">μνήσθητι ὅσα ἐποίησεν κύριος ὁ θεός σου τῇ Μαριαμ ἐν τῇ ὁδῷ ἐκπορευομένων ὑμῶν ἐξ Αἰγύπτου. </text:span></text:span></text:p>
        <text:p text:style-name="P3"><text:span text:style-name="Default_20_Paragraph_20_Font"><text:span text:style-name="T1">10 </text:span></text:span><text:span text:style-name="Default_20_Paragraph_20_Font"><text:span text:style-name="T2">Ἐὰν ὀφείλημα ᾖ ἐν τῷ πλησίον σου, ὀφείλημα ὁτιοῦν, οὐκ εἰσελεύσῃ εἰς τὴν οἰκίαν αὐτοῦ ἐνεχυράσαι τὸ ἐνέχυρον· </text:span></text:span><text:span text:style-name="Default_20_Paragraph_20_Font"><text:span text:style-name="T1">11 </text:span></text:span><text:span text:style-name="Default_20_Paragraph_20_Font"><text:span text:style-name="T2">ἔξω στήσῃ, καὶ ὁ ἄνθρωπος, οὗ τὸ δάνειόν σού ἐστιν ἐν αὐτῷ, ἐξοίσει σοι τὸ ἐνέχυρον ἔξω. </text:span></text:span><text:span text:style-name="Default_20_Paragraph_20_Font"><text:span text:style-name="T1">12 </text:span></text:span><text:span text:style-name="Default_20_Paragraph_20_Font"><text:span text:style-name="T2">ἐὰν δὲ ὁ ἄνθρωπος πένηται, οὐ κοιμηθήσῃ ἐν τῷ ἐνεχύρῳ </text:span></text:span><text:soft-page-break/><text:span text:style-name="Default_20_Paragraph_20_Font"><text:span text:style-name="T2">αὐτοῦ· </text:span></text:span><text:span text:style-name="Default_20_Paragraph_20_Font"><text:span text:style-name="T1">13 </text:span></text:span><text:span text:style-name="Default_20_Paragraph_20_Font"><text:span text:style-name="T2">ἀποδόσει ἀποδώσεις τὸ ἐνέχυρον αὐτοῦ περὶ δυσμὰς ἡλίου, καὶ κοιμηθήσεται ἐν τῷ ἱματίῳ αὐτοῦ καὶ εὐλογήσει σε, καὶ ἔσται σοι ἐλεημοσύνη ἐναντίον κυρίου τοῦ θεοῦ σου. </text:span></text:span></text:p>
        <text:p text:style-name="P3"><text:span text:style-name="Default_20_Paragraph_20_Font"><text:span text:style-name="T1">14 </text:span></text:span><text:span text:style-name="Default_20_Paragraph_20_Font"><text:span text:style-name="T2">Οὐκ ἀπαδικήσεις μισθὸν πένητος καὶ ἐνδεοῦς ἐκ τῶν ἀδελφῶν σου ἢ ἐκ τῶν προσηλύτων τῶν ἐν ταῖς πόλεσίν σου· </text:span></text:span><text:span text:style-name="Default_20_Paragraph_20_Font"><text:span text:style-name="T1">15 </text:span></text:span><text:span text:style-name="Default_20_Paragraph_20_Font"><text:span text:style-name="T2">αὐθημερὸν ἀποδώσεις τὸν μισθὸν αὐτοῦ, οὐκ ἐπιδύσεται ὁ ἥλιος ἐπ’ αὐτῷ, ὅτι πένης ἐστὶν καὶ ἐν αὐτῷ ἔχει τὴν ἐλπίδα· καὶ οὐ καταβοήσεται κατὰ σοῦ πρὸς κύριον, καὶ ἔσται ἐν σοὶ ἁμαρτία. </text:span></text:span></text:p>
        <text:p text:style-name="P3"><text:span text:style-name="Default_20_Paragraph_20_Font"><text:span text:style-name="T1">16 </text:span></text:span><text:span text:style-name="Default_20_Paragraph_20_Font"><text:span text:style-name="T2">Οὐκ ἀποθανοῦνται πατέρες ὑπὲρ τέκνων, καὶ υἱοὶ οὐκ ἀποθανοῦνται ὑπὲρ πατέρων· ἕκαστος τῇ ἑαυτοῦ ἁμαρτίᾳ ἀποθανεῖται. </text:span></text:span></text:p>
        <text:p text:style-name="P3"><text:span text:style-name="Default_20_Paragraph_20_Font"><text:span text:style-name="T1">17 </text:span></text:span><text:span text:style-name="Default_20_Paragraph_20_Font"><text:span text:style-name="T2">Οὐκ ἐκκλινεῖς κρίσιν προσηλύτου καὶ ὀρφανοῦ καὶ χήρας καὶ οὐκ ἐνεχυράσεις ἱμάτιον χήρας· </text:span></text:span><text:span text:style-name="Default_20_Paragraph_20_Font"><text:span text:style-name="T1">18 </text:span></text:span><text:span text:style-name="Default_20_Paragraph_20_Font"><text:span text:style-name="T2">καὶ μνησθήσῃ ὅτι οἰκέτης ἦσθα ἐν γῇ Αἰγύπτῳ καὶ ἐλυτρώσατό σε κύριος ὁ θεός σου ἐκεῖθεν· διὰ τοῦτο ἐγώ σοι ἐντέλλομαι ποιεῖν τὸ ῥῆμα τοῦτο. </text:span></text:span></text:p>
        <text:p text:style-name="P3"><text:span text:style-name="Default_20_Paragraph_20_Font"><text:span text:style-name="T1">19 </text:span></text:span><text:span text:style-name="Default_20_Paragraph_20_Font"><text:span text:style-name="T2">Ἐὰν δὲ ἀμήσῃς ἀμητὸν ἐν τῷ ἀγρῷ σου καὶ ἐπιλάθῃ δράγμα ἐν τῷ ἀγρῷ σου, οὐκ ἐπαναστραφήσῃ λαβεῖν αὐτό· τῷ πτωχῷ καὶ τῷ προσηλύτῳ καὶ τῷ ὀρφανῷ καὶ τῇ χήρᾳ ἔσται, ἵνα εὐλογήσῃ σε κύριος ὁ θεός σου ἐν πᾶσι τοῖς ἔργοις τῶν χειρῶν σου. </text:span></text:span><text:span text:style-name="Default_20_Paragraph_20_Font"><text:span text:style-name="T1">20 </text:span></text:span><text:span text:style-name="Default_20_Paragraph_20_Font"><text:span text:style-name="T2">ἐὰν δὲ ἐλαιαλογήσῃς, οὐκ ἐπαναστρέψεις καλαμήσασθαι τὰ ὀπίσω σου· τῷ προσηλύτῳ καὶ τῷ ὀρφανῷ καὶ τῇ χήρᾳ ἔσται· καὶ μνησθήσῃ ὅτι οἰκέτης ἦσθα ἐν γῇ Αἰγύπτῳ, διὰ τοῦτο ἐγώ σοι ἐντέλλομαι ποιεῖν τὸ ῥῆμα τοῦτο. </text:span></text:span><text:span text:style-name="Default_20_Paragraph_20_Font"><text:span text:style-name="T1">21 </text:span></text:span><text:span text:style-name="Default_20_Paragraph_20_Font"><text:span text:style-name="T2">ἐὰν δὲ τρυγήσῃς τὸν ἀμπελῶνά σου, οὐκ ἐπανατρυγήσεις αὐτὸν τὰ ὀπίσω σου· τῷ προσηλύτῳ καὶ τῷ ὀρφανῷ καὶ τῇ χήρᾳ ἔσται· </text:span></text:span><text:span text:style-name="Default_20_Paragraph_20_Font"><text:span text:style-name="T1">22 </text:span></text:span><text:span text:style-name="Default_20_Paragraph_20_Font"><text:span text:style-name="T2">καὶ μνησθήσῃ ὅτι οἰκέτης ἦσθα ἐν γῇ Αἰγύπτῳ, διὰ τοῦτο ἐγώ σοι ἐντέλλομαι ποιεῖν τὸ ῥῆμα τοῦτο. </text:span></text:span></text:p>
      </text:section>
      <text:section text:style-name="Sect1" text:name="Sect25">
        <text:p text:style-name="P2">Δευτερονομιον 25</text:p>
        <text:p text:style-name="P3"><text:span text:style-name="Default_20_Paragraph_20_Font"><text:span text:style-name="T1">1 </text:span></text:span><text:span text:style-name="Default_20_Paragraph_20_Font"><text:span text:style-name="T2">Ἐὰν δὲ γένηται ἀντιλογία ἀνὰ μέσον ἀνθρώπων καὶ προσέλθωσιν εἰς κρίσιν καὶ κρίνωσιν καὶ δικαιώσωσιν τὸν δίκαιον καὶ καταγνῶσιν τοῦ ἀσεβοῦς, </text:span></text:span><text:span text:style-name="Default_20_Paragraph_20_Font"><text:span text:style-name="T1">2 </text:span></text:span><text:span text:style-name="Default_20_Paragraph_20_Font"><text:span text:style-name="T2">καὶ ἔσται ἐὰν ἄξιος ᾖ πληγῶν ὁ ἀσεβῶν, καὶ καθιεῖς αὐτὸν ἔναντι τῶν κριτῶν καὶ μαστιγώσουσιν αὐτὸν ἐναντίον αὐτῶν κατὰ τὴν ἀσέβειαν αὐτοῦ ἀριθμῷ. </text:span></text:span><text:span text:style-name="Default_20_Paragraph_20_Font"><text:span text:style-name="T1">3 </text:span></text:span><text:span text:style-name="Default_20_Paragraph_20_Font"><text:span text:style-name="T2">τεσσαράκοντα μαστιγώσουσιν αὐτόν, οὐ προσθήσουσιν· ἐὰν δὲ προσθῶσιν μαστιγῶσαι αὐτὸν ὑπὲρ ταύτας τὰς πληγὰς πλείους, ἀσχημονήσει ὁ ἀδελφός σου ἐναντίον σου. </text:span></text:span></text:p>
        <text:p text:style-name="P3"><text:span text:style-name="Default_20_Paragraph_20_Font"><text:span text:style-name="T1">4 </text:span></text:span><text:span text:style-name="Default_20_Paragraph_20_Font"><text:span text:style-name="T2">Οὐ φιμώσεις βοῦν ἀλοῶντα. </text:span></text:span></text:p>
        <text:p text:style-name="P3"><text:span text:style-name="Default_20_Paragraph_20_Font"><text:span text:style-name="T1">5 </text:span></text:span><text:span text:style-name="Default_20_Paragraph_20_Font"><text:span text:style-name="T2">Ἐὰν δὲ κατοικῶσιν ἀδελφοὶ ἐπὶ τὸ αὐτὸ καὶ ἀποθάνῃ εἷς ἐξ αὐτῶν, σπέρμα δὲ μὴ ᾖ αὐτῷ, οὐκ ἔσται ἡ γυνὴ τοῦ τεθνηκότος ἔξω ἀνδρὶ μὴ ἐγγίζοντι· ὁ ἀδελφὸς τοῦ ἀνδρὸς αὐτῆς εἰσελεύσεται πρὸς αὐτὴν καὶ λήμψεται αὐτὴν ἑαυτῷ γυναῖκα καὶ συνοικήσει αὐτῇ. </text:span></text:span><text:span text:style-name="Default_20_Paragraph_20_Font"><text:span text:style-name="T1">6 </text:span></text:span><text:span text:style-name="Default_20_Paragraph_20_Font"><text:span text:style-name="T2">καὶ ἔσται τὸ παιδίον, ὃ ἐὰν τέκῃ, κατασταθήσεται ἐκ τοῦ ὀνόματος τοῦ τετελευτηκότος, καὶ οὐκ ἐξαλειφθήσεται τὸ ὄνομα αὐτοῦ ἐξ Ισραηλ. </text:span></text:span><text:span text:style-name="Default_20_Paragraph_20_Font"><text:span text:style-name="T1">7 </text:span></text:span><text:span text:style-name="Default_20_Paragraph_20_Font"><text:span text:style-name="T2">ἐὰν δὲ μὴ βούληται ὁ ἄνθρωπος λαβεῖν τὴν γυναῖκα τοῦ ἀδελφοῦ αὐτοῦ, καὶ ἀναβήσεται ἡ γυνὴ ἐπὶ τὴν πύλην ἐπὶ τὴν γερουσίαν καὶ ἐρεῖ Οὐ θέλει ὁ ἀδελφὸς τοῦ ἀνδρός μου ἀναστῆσαι τὸ ὄνομα τοῦ ἀδελφοῦ αὐτοῦ ἐν Ισραηλ, οὐκ ἠθέλησεν ὁ ἀδελφὸς τοῦ ἀνδρός μου. </text:span></text:span><text:span text:style-name="Default_20_Paragraph_20_Font"><text:span text:style-name="T1">8 </text:span></text:span><text:span text:style-name="Default_20_Paragraph_20_Font"><text:span text:style-name="T2">καὶ καλέσουσιν αὐτὸν ἡ γερουσία τῆς πόλεως αὐτοῦ καὶ ἐροῦσιν αὐτῷ, καὶ στὰς εἴπῃ Οὐ βούλομαι λαβεῖν αὐτήν, </text:span></text:span><text:span text:style-name="Default_20_Paragraph_20_Font"><text:span text:style-name="T1">9 </text:span></text:span><text:span text:style-name="Default_20_Paragraph_20_Font"><text:span text:style-name="T2">καὶ </text:span></text:span><text:soft-page-break/><text:span text:style-name="Default_20_Paragraph_20_Font"><text:span text:style-name="T2">προσελθοῦσα ἡ γυνὴ τοῦ ἀδελφοῦ αὐτοῦ ἔναντι τῆς γερουσίας καὶ ὑπολύσει τὸ ὑπόδημα αὐτοῦ τὸ ἓν ἀπὸ τοῦ ποδὸς αὐτοῦ καὶ ἐμπτύσεται εἰς τὸ πρόσωπον αὐτοῦ καὶ ἀποκριθεῖσα ἐρεῖ Οὕτως ποιήσουσιν τῷ ἀνθρώπῳ, ὃς οὐκ οἰκοδομήσει τὸν οἶκον τοῦ ἀδελφοῦ αὐτοῦ· </text:span></text:span><text:span text:style-name="Default_20_Paragraph_20_Font"><text:span text:style-name="T1">10 </text:span></text:span><text:span text:style-name="Default_20_Paragraph_20_Font"><text:span text:style-name="T2">καὶ κληθήσεται τὸ ὄνομα αὐτοῦ ἐν Ισραηλ Οἶκος τοῦ ὑπολυθέντος τὸ ὑπόδημα. </text:span></text:span></text:p>
        <text:p text:style-name="P3"><text:span text:style-name="Default_20_Paragraph_20_Font"><text:span text:style-name="T1">11 </text:span></text:span><text:span text:style-name="Default_20_Paragraph_20_Font"><text:span text:style-name="T2">Ἐὰν δὲ μάχωνται ἄνθρωποι ἐπὶ τὸ αὐτό, ἄνθρωπος μετὰ τοῦ ἀδελφοῦ αὐτοῦ, καὶ προσέλθῃ γυνὴ ἑνὸς αὐτῶν ἐξελέσθαι τὸν ἄνδρα αὐτῆς ἐκ χειρὸς τοῦ τύπτοντος αὐτὸν καὶ ἐκτείνασα τὴν χεῖρα ἐπιλάβηται τῶν διδύμων αὐτοῦ, </text:span></text:span><text:span text:style-name="Default_20_Paragraph_20_Font"><text:span text:style-name="T1">12 </text:span></text:span><text:span text:style-name="Default_20_Paragraph_20_Font"><text:span text:style-name="T2">ἀποκόψεις τὴν χεῖρα αὐτῆς· οὐ φείσεται ὁ ὀφθαλμός σου ἐπ’ αὐτῇ. </text:span></text:span></text:p>
        <text:p text:style-name="P3"><text:span text:style-name="Default_20_Paragraph_20_Font"><text:span text:style-name="T1">13 </text:span></text:span><text:span text:style-name="Default_20_Paragraph_20_Font"><text:span text:style-name="T2">Οὐκ ἔσται ἐν τῷ μαρσίππῳ σου στάθμιον καὶ στάθμιον, μέγα ἢ μικρόν· </text:span></text:span><text:span text:style-name="Default_20_Paragraph_20_Font"><text:span text:style-name="T1">14 </text:span></text:span><text:span text:style-name="Default_20_Paragraph_20_Font"><text:span text:style-name="T2">οὐκ ἔσται ἐν τῇ οἰκίᾳ σου μέτρον καὶ μέτρον, μέγα ἢ μικρόν· </text:span></text:span><text:span text:style-name="Default_20_Paragraph_20_Font"><text:span text:style-name="T1">15 </text:span></text:span><text:span text:style-name="Default_20_Paragraph_20_Font"><text:span text:style-name="T2">στάθμιον ἀληθινὸν καὶ δίκαιον ἔσται σοι, καὶ μέτρον ἀληθινὸν καὶ δίκαιον ἔσται σοι, ἵνα πολυήμερος γένῃ ἐπὶ τῆς γῆς, ἧς κύριος ὁ θεός σου δίδωσίν σοι ἐν κλήρῳ· </text:span></text:span><text:span text:style-name="Default_20_Paragraph_20_Font"><text:span text:style-name="T1">16 </text:span></text:span><text:span text:style-name="Default_20_Paragraph_20_Font"><text:span text:style-name="T2">ὅτι βδέλυγμα κυρίῳ τῷ θεῷ σου πᾶς ποιῶν ταῦτα, πᾶς ποιῶν ἄδικον. </text:span></text:span></text:p>
        <text:p text:style-name="P3"><text:span text:style-name="Default_20_Paragraph_20_Font"><text:span text:style-name="T1">17 </text:span></text:span><text:span text:style-name="Default_20_Paragraph_20_Font"><text:span text:style-name="T2">Μνήσθητι ὅσα ἐποίησέν σοι Αμαληκ ἐν τῇ ὁδῷ ἐκπορευομένου σου ἐξ Αἰγύπτου, </text:span></text:span><text:span text:style-name="Default_20_Paragraph_20_Font"><text:span text:style-name="T1">18 </text:span></text:span><text:span text:style-name="Default_20_Paragraph_20_Font"><text:span text:style-name="T2">πῶς ἀντέστη σοι ἐν τῇ ὁδῷ καὶ ἔκοψέν σου τὴν οὐραγίαν, τοὺς κοπιῶντας ὀπίσω σου, σὺ δὲ ἐπείνας καὶ ἐκοπίας, καὶ οὐκ ἐφοβήθη τὸν θεόν· </text:span></text:span><text:span text:style-name="Default_20_Paragraph_20_Font"><text:span text:style-name="T1">19 </text:span></text:span><text:span text:style-name="Default_20_Paragraph_20_Font"><text:span text:style-name="T2">καὶ ἔσται ἡνίκα ἐὰν καταπαύσῃ σε κύριος ὁ θεός σου ἀπὸ πάντων τῶν ἐχθρῶν σου τῶν κύκλῳ σου ἐν τῇ γῇ, ᾗ κύριος ὁ θεός σου δίδωσίν σοι ἐν κλήρῳ κατακληρονομῆσαι, ἐξαλείψεις τὸ ὄνομα Αμαληκ ἐκ τῆς ὑπὸ τὸν οὐρανὸν καὶ οὐ μὴ ἐπιλάθῃ. </text:span></text:span></text:p>
      </text:section>
      <text:section text:style-name="Sect1" text:name="Sect26">
        <text:p text:style-name="P2">Δευτερονομιον 26</text:p>
        <text:p text:style-name="P3"><text:span text:style-name="Default_20_Paragraph_20_Font"><text:span text:style-name="T1">1 </text:span></text:span><text:span text:style-name="Default_20_Paragraph_20_Font"><text:span text:style-name="T2">Καὶ ἔσται ἐὰν εἰσέλθῃς εἰς τὴν γῆν, ἣν κύριος ὁ θεός σου δίδωσίν σοι ἐν κλήρῳ, καὶ κατακληρονομήσῃς αὐτὴν καὶ κατοικήσῃς ἐπ’ αὐτῆς, </text:span></text:span><text:span text:style-name="Default_20_Paragraph_20_Font"><text:span text:style-name="T1">2 </text:span></text:span><text:span text:style-name="Default_20_Paragraph_20_Font"><text:span text:style-name="T2">καὶ λήμψῃ ἀπὸ τῆς ἀπαρχῆς τῶν καρπῶν τῆς γῆς σου, ἧς κύριος ὁ θεός σου δίδωσίν σοι, καὶ ἐμβαλεῖς εἰς κάρταλλον καὶ πορεύσῃ εἰς τὸν τόπον, ὃν ἂν ἐκλέξηται κύριος ὁ θεός σου ἐπικληθῆναι τὸ ὄνομα αὐτοῦ ἐκεῖ, </text:span></text:span><text:span text:style-name="Default_20_Paragraph_20_Font"><text:span text:style-name="T1">3 </text:span></text:span><text:span text:style-name="Default_20_Paragraph_20_Font"><text:span text:style-name="T2">καὶ ἐλεύσῃ πρὸς τὸν ἱερέα, ὃς ἐὰν ᾖ ἐν ταῖς ἡμέραις ἐκείναις, καὶ ἐρεῖς πρὸς αὐτόν Ἀναγγέλλω σήμερον κυρίῳ τῷ θεῷ μου ὅτι εἰσελήλυθα εἰς τὴν γῆν, ἣν ὤμοσεν κύριος τοῖς πατράσιν ἡμῶν δοῦναι ἡμῖν. </text:span></text:span><text:span text:style-name="Default_20_Paragraph_20_Font"><text:span text:style-name="T1">4 </text:span></text:span><text:span text:style-name="Default_20_Paragraph_20_Font"><text:span text:style-name="T2">καὶ λήμψεται ὁ ἱερεὺς τὸν κάρταλλον ἐκ τῶν χειρῶν σου καὶ θήσει αὐτὸν ἀπέναντι τοῦ θυσιαστηρίου κυρίου τοῦ θεοῦ σου, </text:span></text:span><text:span text:style-name="Default_20_Paragraph_20_Font"><text:span text:style-name="T1">5 </text:span></text:span><text:span text:style-name="Default_20_Paragraph_20_Font"><text:span text:style-name="T2">καὶ ἀποκριθήσῃ καὶ ἐρεῖς ἔναντι κυρίου τοῦ θεοῦ σου Συρίαν ἀπέβαλεν ὁ πατήρ μου καὶ κατέβη εἰς Αἴγυπτον καὶ παρῴκησεν ἐκεῖ ἐν ἀριθμῷ βραχεῖ καὶ ἐγένετο ἐκεῖ εἰς ἔθνος μέγα καὶ πλῆθος πολὺ καὶ μέγα· </text:span></text:span><text:span text:style-name="Default_20_Paragraph_20_Font"><text:span text:style-name="T1">6 </text:span></text:span><text:span text:style-name="Default_20_Paragraph_20_Font"><text:span text:style-name="T2">καὶ ἐκάκωσαν ἡμᾶς οἱ Αἰγύπτιοι καὶ ἐταπείνωσαν ἡμᾶς καὶ ἐπέθηκαν ἡμῖν ἔργα σκληρά· </text:span></text:span><text:span text:style-name="Default_20_Paragraph_20_Font"><text:span text:style-name="T1">7 </text:span></text:span><text:span text:style-name="Default_20_Paragraph_20_Font"><text:span text:style-name="T2">καὶ ἀνεβοήσαμεν πρὸς κύριον τὸν θεὸν τῶν πατέρων ἡμῶν, καὶ εἰσήκουσεν κύριος τῆς φωνῆς ἡμῶν καὶ εἶδεν τὴν ταπείνωσιν ἡμῶν καὶ τὸν μόχθον ἡμῶν καὶ τὸν θλιμμὸν ἡμῶν· </text:span></text:span><text:span text:style-name="Default_20_Paragraph_20_Font"><text:span text:style-name="T1">8 </text:span></text:span><text:span text:style-name="Default_20_Paragraph_20_Font"><text:span text:style-name="T2">καὶ ἐξήγαγεν ἡμᾶς κύριος ἐξ Αἰγύπτου αὐτὸς ἐν ἰσχύι μεγάλῃ καὶ ἐν χειρὶ κραταιᾷ καὶ ἐν βραχίονι αὐτοῦ τῷ ὑψηλῷ καὶ ἐν ὁράμασιν μεγάλοις καὶ ἐν σημείοις καὶ ἐν τέρασιν </text:span></text:span><text:span text:style-name="Default_20_Paragraph_20_Font"><text:span text:style-name="T1">9 </text:span></text:span><text:span text:style-name="Default_20_Paragraph_20_Font"><text:span text:style-name="T2">καὶ εἰσήγαγεν ἡμᾶς εἰς τὸν τόπον τοῦτον καὶ ἔδωκεν ἡμῖν τὴν γῆν ταύτην, γῆν ῥέουσαν γάλα καὶ μέλι· </text:span></text:span><text:span text:style-name="Default_20_Paragraph_20_Font"><text:span text:style-name="T1">10 </text:span></text:span><text:span text:style-name="Default_20_Paragraph_20_Font"><text:span text:style-name="T2">καὶ νῦν ἰδοὺ ἐνήνοχα τὴν ἀπαρχὴν τῶν γενημάτων τῆς γῆς, ἧς ἔδωκάς μοι, κύριε, γῆν ῥέουσαν γάλα καὶ μέλι. καὶ ἀφήσεις αὐτὰ ἀπέναντι κυρίου τοῦ θεοῦ σου καὶ προσκυνήσεις ἐκεῖ ἔναντι κυρίου τοῦ θεοῦ σου· </text:span></text:span><text:span text:style-name="Default_20_Paragraph_20_Font"><text:span text:style-name="T1">11 </text:span></text:span><text:span text:style-name="Default_20_Paragraph_20_Font"><text:span text:style-name="T2">καὶ εὐφρανθήσῃ ἐν πᾶσιν τοῖς ἀγαθοῖς, οἷς ἔδωκέν σοι κύριος ὁ θεός σου καὶ τῇ οἰκίᾳ σου, σὺ καὶ ὁ Λευίτης καὶ ὁ προσήλυτος ὁ ἐν σοί. </text:span></text:span></text:p>
        <text:p text:style-name="P3"><text:soft-page-break/><text:span text:style-name="Default_20_Paragraph_20_Font"><text:span text:style-name="T1">12 </text:span></text:span><text:span text:style-name="Default_20_Paragraph_20_Font"><text:span text:style-name="T2">Ἐὰν δὲ συντελέσῃς ἀποδεκατῶσαι πᾶν τὸ ἐπιδέκατον τῶν γενημάτων τῆς γῆς σου ἐν τῷ ἔτει τῷ τρίτῳ, τὸ δεύτερον ἐπιδέκατον δώσεις τῷ Λευίτῃ καὶ τῷ προσηλύτῳ καὶ τῷ ὀρφανῷ καὶ τῇ χήρᾳ, καὶ φάγονται ἐν ταῖς πόλεσίν σου καὶ ἐμπλησθήσονται. </text:span></text:span><text:span text:style-name="Default_20_Paragraph_20_Font"><text:span text:style-name="T1">13 </text:span></text:span><text:span text:style-name="Default_20_Paragraph_20_Font"><text:span text:style-name="T2">καὶ ἐρεῖς ἐναντίον κυρίου τοῦ θεοῦ σου Ἐξεκάθαρα τὰ ἅγια ἐκ τῆς οἰκίας μου καὶ ἔδωκα αὐτὰ τῷ Λευίτῃ καὶ τῷ προσηλύτῳ καὶ τῷ ὀρφανῷ καὶ τῇ χήρᾳ κατὰ πάσας τὰς ἐντολάς, ἃς ἐνετείλω μοι· οὐ παρῆλθον τὴν ἐντολήν σου καὶ οὐκ ἐπελαθόμην· </text:span></text:span><text:span text:style-name="Default_20_Paragraph_20_Font"><text:span text:style-name="T1">14 </text:span></text:span><text:span text:style-name="Default_20_Paragraph_20_Font"><text:span text:style-name="T2">καὶ οὐκ ἔφαγον ἐν ὀδύνῃ μου ἀπ’ αὐτῶν, οὐκ ἐκάρπωσα ἀπ’ αὐτῶν εἰς ἀκάθαρτον, οὐκ ἔδωκα ἀπ’ αὐτῶν τῷ τεθνηκότι· ὑπήκουσα τῆς φωνῆς κυρίου τοῦ θεοῦ μου, ἐποίησα καθὰ ἐνετείλω μοι. </text:span></text:span><text:span text:style-name="Default_20_Paragraph_20_Font"><text:span text:style-name="T1">15 </text:span></text:span><text:span text:style-name="Default_20_Paragraph_20_Font"><text:span text:style-name="T2">κάτιδε ἐκ τοῦ οἴκου τοῦ ἁγίου σου ἐκ τοῦ οὐρανοῦ καὶ εὐλόγησον τὸν λαόν σου τὸν Ισραηλ καὶ τὴν γῆν, ἣν ἔδωκας αὐτοῖς, καθὰ ὤμοσας τοῖς πατράσιν ἡμῶν δοῦναι ἡμῖν γῆν ῥέουσαν γάλα καὶ μέλι. </text:span></text:span></text:p>
        <text:p text:style-name="P3"><text:span text:style-name="Default_20_Paragraph_20_Font"><text:span text:style-name="T1">16 </text:span></text:span><text:span text:style-name="Default_20_Paragraph_20_Font"><text:span text:style-name="T2">Ἐν τῇ ἡμέρᾳ ταύτῃ κύριος ὁ θεός σου ἐνετείλατό σοι ποιῆσαι πάντα τὰ δικαιώματα ταῦτα καὶ τὰ κρίματα, καὶ φυλάξεσθε καὶ ποιήσετε αὐτὰ ἐξ ὅλης τῆς καρδίας ὑμῶν καὶ ἐξ ὅλης τῆς ψυχῆς ὑμῶν. </text:span></text:span><text:span text:style-name="Default_20_Paragraph_20_Font"><text:span text:style-name="T1">17 </text:span></text:span><text:span text:style-name="Default_20_Paragraph_20_Font"><text:span text:style-name="T2">τὸν θεὸν εἵλου σήμερον εἶναί σου θεὸν καὶ πορεύεσθαι ἐν ταῖς ὁδοῖς αὐτοῦ καὶ φυλάσσεσθαι τὰ δικαιώματα καὶ τὰ κρίματα αὐτοῦ καὶ ὑπακούειν τῆς φωνῆς αὐτοῦ· </text:span></text:span><text:span text:style-name="Default_20_Paragraph_20_Font"><text:span text:style-name="T1">18 </text:span></text:span><text:span text:style-name="Default_20_Paragraph_20_Font"><text:span text:style-name="T2">καὶ κύριος εἵλατό σε σήμερον γενέσθαι σε αὐτῷ λαὸν περιούσιον, καθάπερ εἶπέν σοι, φυλάσσειν πάσας τὰς ἐντολὰς αὐτοῦ </text:span></text:span><text:span text:style-name="Default_20_Paragraph_20_Font"><text:span text:style-name="T1">19 </text:span></text:span><text:span text:style-name="Default_20_Paragraph_20_Font"><text:span text:style-name="T2">καὶ εἶναί σε ὑπεράνω πάντων τῶν ἐθνῶν, ὡς ἐποίησέν σε ὀνομαστὸν καὶ καύχημα καὶ δόξαστόν, εἶναί σε λαὸν ἅγιον κυρίῳ τῷ θεῷ σου, καθὼς ἐλάλησεν. </text:span></text:span></text:p>
      </text:section>
      <text:section text:style-name="Sect1" text:name="Sect27">
        <text:p text:style-name="P2">Δευτερονομιον 27</text:p>
        <text:p text:style-name="P3"><text:span text:style-name="Default_20_Paragraph_20_Font"><text:span text:style-name="T1">1 </text:span></text:span><text:span text:style-name="Default_20_Paragraph_20_Font"><text:span text:style-name="T2">Καὶ προσέταξεν Μωϋσῆς καὶ ἡ γερουσία Ισραηλ λέγων Φυλάσσεσθε πάσας τὰς ἐντολὰς ταύτας, ὅσας ἐγὼ ἐντέλλομαι ὑμῖν σήμερον. </text:span></text:span><text:span text:style-name="Default_20_Paragraph_20_Font"><text:span text:style-name="T1">2 </text:span></text:span><text:span text:style-name="Default_20_Paragraph_20_Font"><text:span text:style-name="T2">καὶ ἔσται ᾗ ἂν ἡμέρᾳ διαβῆτε τὸν Ιορδάνην εἰς τὴν γῆν, ἣν κύριος ὁ θεός σου δίδωσίν σοι, καὶ στήσεις σεαυτῷ λίθους μεγάλους καὶ κονιάσεις αὐτοὺς κονίᾳ </text:span></text:span><text:span text:style-name="Default_20_Paragraph_20_Font"><text:span text:style-name="T1">3 </text:span></text:span><text:span text:style-name="Default_20_Paragraph_20_Font"><text:span text:style-name="T2">καὶ γράψεις ἐπὶ τῶν λίθων πάντας τοὺς λόγους τοῦ νόμου τούτου, ὡς ἂν διαβῆτε τὸν Ιορδάνην, ἡνίκα ἐὰν εἰσέλθητε εἰς τὴν γῆν, ἣν κύριος ὁ θεὸς τῶν πατέρων σου δίδωσίν σοι, γῆν ῥέουσαν γάλα καὶ μέλι, ὃν τρόπον εἶπεν κύριος ὁ θεὸς τῶν πατέρων σού σοι· </text:span></text:span><text:span text:style-name="Default_20_Paragraph_20_Font"><text:span text:style-name="T1">4 </text:span></text:span><text:span text:style-name="Default_20_Paragraph_20_Font"><text:span text:style-name="T2">καὶ ἔσται ὡς ἂν διαβῆτε τὸν Ιορδάνην, στήσετε τοὺς λίθους τούτους, οὓς ἐγὼ ἐντέλλομαί σοι σήμερον, ἐν ὄρει Γαιβαλ καὶ κονιάσεις αὐτοὺς κονίᾳ. </text:span></text:span><text:span text:style-name="Default_20_Paragraph_20_Font"><text:span text:style-name="T1">5 </text:span></text:span><text:span text:style-name="Default_20_Paragraph_20_Font"><text:span text:style-name="T2">καὶ οἰκοδομήσεις ἐκεῖ θυσιαστήριον κυρίῳ τῷ θεῷ σου, θυσιαστήριον ἐκ λίθων, οὐκ ἐπιβαλεῖς ἐπ’ αὐτοὺς σίδηρον· </text:span></text:span><text:span text:style-name="Default_20_Paragraph_20_Font"><text:span text:style-name="T1">6 </text:span></text:span><text:span text:style-name="Default_20_Paragraph_20_Font"><text:span text:style-name="T2">λίθους ὁλοκλήρους οἰκοδομήσεις θυσιαστήριον κυρίῳ τῷ θεῷ σου καὶ ἀνοίσεις ἐπ’ αὐτὸ ὁλοκαυτώματα κυρίῳ τῷ θεῷ σου </text:span></text:span><text:span text:style-name="Default_20_Paragraph_20_Font"><text:span text:style-name="T1">7 </text:span></text:span><text:span text:style-name="Default_20_Paragraph_20_Font"><text:span text:style-name="T2">καὶ θύσεις ἐκεῖ θυσίαν σωτηρίου κυρίῳ τῷ θεῷ σου καὶ φάγῃ καὶ ἐμπλησθήσῃ καὶ εὐφρανθήσῃ ἐναντίον κυρίου τοῦ θεοῦ σου. </text:span></text:span><text:span text:style-name="Default_20_Paragraph_20_Font"><text:span text:style-name="T1">8 </text:span></text:span><text:span text:style-name="Default_20_Paragraph_20_Font"><text:span text:style-name="T2">καὶ γράψεις ἐπὶ τῶν λίθων πάντα τὸν νόμον τοῦτον σαφῶς σφόδρα. </text:span></text:span></text:p>
        <text:p text:style-name="P3"><text:span text:style-name="Default_20_Paragraph_20_Font"><text:span text:style-name="T1">9 </text:span></text:span><text:span text:style-name="Default_20_Paragraph_20_Font"><text:span text:style-name="T2">Καὶ ἐλάλησεν Μωϋσῆς καὶ οἱ ἱερεῖς οἱ Λευῖται παντὶ Ισραηλ λέγοντες Σιώπα καὶ ἄκουε, Ισραηλ· ἐν τῇ ἡμέρᾳ ταύτῃ γέγονας εἰς λαὸν κυρίῳ τῷ θεῷ σου· </text:span></text:span><text:span text:style-name="Default_20_Paragraph_20_Font"><text:span text:style-name="T1">10 </text:span></text:span><text:span text:style-name="Default_20_Paragraph_20_Font"><text:span text:style-name="T2">καὶ εἰσακούσῃ τῆς φωνῆς κυρίου τοῦ θεοῦ σου καὶ ποιήσεις πάσας τὰς ἐντολὰς αὐτοῦ καὶ τὰ δικαιώματα αὐτοῦ, ὅσα ἐγὼ ἐντέλλομαί σοι σήμερον. </text:span></text:span></text:p>
        <text:p text:style-name="P3"><text:span text:style-name="Default_20_Paragraph_20_Font"><text:span text:style-name="T1">11 </text:span></text:span><text:span text:style-name="Default_20_Paragraph_20_Font"><text:span text:style-name="T2">Καὶ ἐνετείλατο Μωϋσῆς τῷ λαῷ ἐν τῇ ἡμέρᾳ ἐκείνῃ λέγων </text:span></text:span><text:span text:style-name="Default_20_Paragraph_20_Font"><text:span text:style-name="T1">12 </text:span></text:span><text:span text:style-name="Default_20_Paragraph_20_Font"><text:span text:style-name="T2">Οὗτοι στήσονται εὐλογεῖν τὸν λαὸν ἐν ὄρει Γαριζιν διαβάντες τὸν Ιορδάνην· Συμεων, Λευι, Ιουδας, Ισσαχαρ, Ιωσηφ καὶ Βενιαμιν. </text:span></text:span><text:span text:style-name="Default_20_Paragraph_20_Font"><text:span text:style-name="T1">13 </text:span></text:span><text:span text:style-name="Default_20_Paragraph_20_Font"><text:span text:style-name="T2">καὶ οὗτοι στήσονται ἐπὶ τῆς κατάρας ἐν ὄρει Γαιβαλ· Ρουβην, Γαδ καὶ Ασηρ, Ζαβουλων, Δαν καὶ Νεφθαλι. </text:span></text:span><text:span text:style-name="Default_20_Paragraph_20_Font"><text:span text:style-name="T1">14 </text:span></text:span><text:span text:style-name="Default_20_Paragraph_20_Font"><text:span text:style-name="T2">καὶ ἀποκριθέντες οἱ Λευῖται ἐροῦσιν παντὶ Ισραηλ φωνῇ μεγάλῃ </text:span></text:span></text:p>
        <text:p text:style-name="P3"><text:soft-page-break/><text:span text:style-name="Default_20_Paragraph_20_Font"><text:span text:style-name="T1">15 </text:span></text:span><text:span text:style-name="Default_20_Paragraph_20_Font"><text:span text:style-name="T2">Ἐπικατάρατος ἄνθρωπος, ὅστις ποιήσει γλυπτὸν καὶ χωνευτόν, βδέλυγμα κυρίῳ, ἔργον χειρῶν τεχνίτου, καὶ θήσει αὐτὸ ἐν ἀποκρύφῳ· καὶ ἀποκριθεὶς πᾶς ὁ λαὸς ἐροῦσιν Γένοιτο. </text:span></text:span></text:p>
        <text:p text:style-name="P3"><text:span text:style-name="Default_20_Paragraph_20_Font"><text:span text:style-name="T1">16 </text:span></text:span><text:span text:style-name="Default_20_Paragraph_20_Font"><text:span text:style-name="T2">Ἐπικατάρατος ὁ ἀτιμάζων πατέρα αὐτοῦ ἢ μητέρα αὐτοῦ· καὶ ἐροῦσιν πᾶς ὁ λαός Γένοιτο. </text:span></text:span></text:p>
        <text:p text:style-name="P3"><text:span text:style-name="Default_20_Paragraph_20_Font"><text:span text:style-name="T1">17 </text:span></text:span><text:span text:style-name="Default_20_Paragraph_20_Font"><text:span text:style-name="T2">Ἐπικατάρατος ὁ μετατιθεὶς ὅρια τοῦ πλησίον· καὶ ἐροῦσιν πᾶς ὁ λαός Γένοιτο. </text:span></text:span></text:p>
        <text:p text:style-name="P3"><text:span text:style-name="Default_20_Paragraph_20_Font"><text:span text:style-name="T1">18 </text:span></text:span><text:span text:style-name="Default_20_Paragraph_20_Font"><text:span text:style-name="T2">Ἐπικατάρατος ὁ πλανῶν τυφλὸν ἐν ὁδῷ· καὶ ἐροῦσιν πᾶς ὁ λαός Γένοιτο. </text:span></text:span></text:p>
        <text:p text:style-name="P3"><text:span text:style-name="Default_20_Paragraph_20_Font"><text:span text:style-name="T1">19 </text:span></text:span><text:span text:style-name="Default_20_Paragraph_20_Font"><text:span text:style-name="T2">Ἐπικατάρατος ὃς ἂν ἐκκλίνῃ κρίσιν προσηλύτου καὶ ὀρφανοῦ καὶ χήρας· καὶ ἐροῦσιν πᾶς ὁ λαός Γένοιτο. </text:span></text:span></text:p>
        <text:p text:style-name="P3"><text:span text:style-name="Default_20_Paragraph_20_Font"><text:span text:style-name="T1">20 </text:span></text:span><text:span text:style-name="Default_20_Paragraph_20_Font"><text:span text:style-name="T2">Ἐπικατάρατος ὁ κοιμώμενος μετὰ γυναικὸς τοῦ πατρὸς αὐτοῦ, ὅτι ἀπεκάλυψεν συγκάλυμμα τοῦ πατρὸς αὐτοῦ· καὶ ἐροῦσιν πᾶς ὁ λαός Γένοιτο. </text:span></text:span></text:p>
        <text:p text:style-name="P3"><text:span text:style-name="Default_20_Paragraph_20_Font"><text:span text:style-name="T1">21 </text:span></text:span><text:span text:style-name="Default_20_Paragraph_20_Font"><text:span text:style-name="T2">Ἐπικατάρατος ὁ κοιμώμενος μετὰ παντὸς κτήνους· καὶ ἐροῦσιν πᾶς ὁ λαός Γένοιτο. </text:span></text:span></text:p>
        <text:p text:style-name="P3"><text:span text:style-name="Default_20_Paragraph_20_Font"><text:span text:style-name="T1">22 </text:span></text:span><text:span text:style-name="Default_20_Paragraph_20_Font"><text:span text:style-name="T2">Ἐπικατάρατος ὁ κοιμώμενος μετὰ ἀδελφῆς ἐκ πατρὸς ἢ ἐκ μητρὸς αὐτοῦ· καὶ ἐροῦσιν πᾶς ὁ λαός Γένοιτο. </text:span></text:span></text:p>
        <text:p text:style-name="P3"><text:span text:style-name="Default_20_Paragraph_20_Font"><text:span text:style-name="T1">23 </text:span></text:span><text:span text:style-name="Default_20_Paragraph_20_Font"><text:span text:style-name="T2">Ἐπικατάρατος ὁ κοιμώμενος μετὰ πενθερᾶς αὐτοῦ· καὶ ἐροῦσιν πᾶς ὁ λαός Γένοιτο. Ἐπικατάρατος ὁ κοιμώμενος μετὰ ἀδελφῆς γυναικὸς αὐτοῦ· καὶ ἐροῦσιν πᾶς ὁ λαός Γένοιτο. </text:span></text:span></text:p>
        <text:p text:style-name="P3"><text:span text:style-name="Default_20_Paragraph_20_Font"><text:span text:style-name="T1">24 </text:span></text:span><text:span text:style-name="Default_20_Paragraph_20_Font"><text:span text:style-name="T2">Ἐπικατάρατος ὁ τύπτων τὸν πλησίον αὐτοῦ δόλῳ· καὶ ἐροῦσιν πᾶς ὁ λαός Γένοιτο. </text:span></text:span></text:p>
        <text:p text:style-name="P3"><text:span text:style-name="Default_20_Paragraph_20_Font"><text:span text:style-name="T1">25 </text:span></text:span><text:span text:style-name="Default_20_Paragraph_20_Font"><text:span text:style-name="T2">Ἐπικατάρατος ὃς ἂν λάβῃ δῶρα πατάξαι ψυχὴν αἵματος ἀθῴου· καὶ ἐροῦσιν πᾶς ὁ λαός Γένοιτο. </text:span></text:span></text:p>
        <text:p text:style-name="P3"><text:span text:style-name="Default_20_Paragraph_20_Font"><text:span text:style-name="T1">26 </text:span></text:span><text:span text:style-name="Default_20_Paragraph_20_Font"><text:span text:style-name="T2">Ἐπικατάρατος πᾶς ἄνθρωπος, ὃς οὐκ ἐμμενεῖ ἐν πᾶσιν τοῖς λόγοις τοῦ νόμου τούτου τοῦ ποιῆσαι αὐτούς· καὶ ἐροῦσιν πᾶς ὁ λαός Γένοιτο. </text:span></text:span></text:p>
      </text:section>
      <text:section text:style-name="Sect1" text:name="Sect28">
        <text:p text:style-name="P2">Δευτερονομιον 28</text:p>
        <text:p text:style-name="P3"><text:span text:style-name="Default_20_Paragraph_20_Font"><text:span text:style-name="T1">1 </text:span></text:span><text:span text:style-name="Default_20_Paragraph_20_Font"><text:span text:style-name="T2">Καὶ ἔσται ὡς ἂν διαβῆτε τὸν Ιορδάνην εἰς τὴν γῆν, ἣν κύριος ὁ θεὸς ὑμῶν δίδωσιν ὑμῖν, ἐὰν ἀκοῇ εἰσακούσητε τῆς φωνῆς κυρίου τοῦ θεοῦ ὑμῶν φυλάσσειν καὶ ποιεῖν πάσας τὰς ἐντολὰς αὐτοῦ, ἃς ἐγὼ ἐντέλλομαί σοι σήμερον, καὶ δώσει σε κύριος ὁ θεός σου ὑπεράνω πάντων τῶν ἐθνῶν τῆς γῆς, </text:span></text:span><text:span text:style-name="Default_20_Paragraph_20_Font"><text:span text:style-name="T1">2 </text:span></text:span><text:span text:style-name="Default_20_Paragraph_20_Font"><text:span text:style-name="T2">καὶ ἥξουσιν ἐπὶ σὲ πᾶσαι αἱ εὐλογίαι αὗται καὶ εὑρήσουσίν σε, ἐὰν ἀκοῇ ἀκούσῃς τῆς φωνῆς κυρίου τοῦ θεοῦ σου. </text:span></text:span><text:span text:style-name="Default_20_Paragraph_20_Font"><text:span text:style-name="T1">3 </text:span></text:span><text:span text:style-name="Default_20_Paragraph_20_Font"><text:span text:style-name="T2">εὐλογημένος σὺ ἐν πόλει, καὶ εὐλογημένος σὺ ἐν ἀγρῷ· </text:span></text:span><text:span text:style-name="Default_20_Paragraph_20_Font"><text:span text:style-name="T1">4 </text:span></text:span><text:span text:style-name="Default_20_Paragraph_20_Font"><text:span text:style-name="T2">εὐλογημένα τὰ ἔκγονα τῆς κοιλίας σου καὶ τὰ γενήματα τῆς γῆς σου, τὰ βουκόλια τῶν βοῶν σου καὶ τὰ ποίμνια τῶν προβάτων σου· </text:span></text:span><text:span text:style-name="Default_20_Paragraph_20_Font"><text:span text:style-name="T1">5 </text:span></text:span><text:span text:style-name="Default_20_Paragraph_20_Font"><text:span text:style-name="T2">εὐλογημέναι αἱ ἀποθῆκαί σου καὶ τὰ ἐγκαταλείμματά σου· </text:span></text:span><text:span text:style-name="Default_20_Paragraph_20_Font"><text:span text:style-name="T1">6 </text:span></text:span><text:span text:style-name="Default_20_Paragraph_20_Font"><text:span text:style-name="T2">εὐλογημένος σὺ ἐν τῷ εἰσπορεύεσθαί σε, καὶ εὐλογημένος σὺ ἐν τῷ ἐκπορεύεσθαί σε. </text:span></text:span><text:span text:style-name="Default_20_Paragraph_20_Font"><text:span text:style-name="T1">7 </text:span></text:span><text:span text:style-name="Default_20_Paragraph_20_Font"><text:span text:style-name="T2">παραδῷ κύριος ὁ θεός σου τοὺς ἐχθρούς σου τοὺς ἀνθεστηκότας σοι συντετριμμένους πρὸ προσώπου σου· ὁδῷ μιᾷ ἐξελεύσονται πρὸς σὲ καὶ ἐν ἑπτὰ ὁδοῖς φεύξονται ἀπὸ προσώπου </text:span></text:span><text:soft-page-break/><text:span text:style-name="Default_20_Paragraph_20_Font"><text:span text:style-name="T2">σου. </text:span></text:span><text:span text:style-name="Default_20_Paragraph_20_Font"><text:span text:style-name="T1">8 </text:span></text:span><text:span text:style-name="Default_20_Paragraph_20_Font"><text:span text:style-name="T2">ἀποστείλαι κύριος ἐπὶ σὲ τὴν εὐλογίαν ἐν τοῖς ταμιείοις σου καὶ ἐν πᾶσιν, οὗ ἂν ἐπιβάλῃς τὴν χεῖρά σου, ἐπὶ τῆς γῆς, ἧς κύριος ὁ θεός σου δίδωσίν σοι. </text:span></text:span><text:span text:style-name="Default_20_Paragraph_20_Font"><text:span text:style-name="T1">9 </text:span></text:span><text:span text:style-name="Default_20_Paragraph_20_Font"><text:span text:style-name="T2">ἀναστήσαι σε κύριος ὁ θεός σου ἑαυτῷ λαὸν ἅγιον, ὃν τρόπον ὤμοσεν τοῖς πατράσιν σου, ἐὰν εἰσακούσῃς τῆς φωνῆς κυρίου τοῦ θεοῦ σου καὶ πορευθῇς ἐν ταῖς ὁδοῖς αὐτοῦ· </text:span></text:span><text:span text:style-name="Default_20_Paragraph_20_Font"><text:span text:style-name="T1">10 </text:span></text:span><text:span text:style-name="Default_20_Paragraph_20_Font"><text:span text:style-name="T2">καὶ ὄψονταί σε πάντα τὰ ἔθνη τῆς γῆς ὅτι τὸ ὄνομα κυρίου ἐπικέκληταί σοι, καὶ φοβηθήσονταί σε. </text:span></text:span><text:span text:style-name="Default_20_Paragraph_20_Font"><text:span text:style-name="T1">11 </text:span></text:span><text:span text:style-name="Default_20_Paragraph_20_Font"><text:span text:style-name="T2">καὶ πληθυνεῖ σε κύριος ὁ θεός σου εἰς ἀγαθὰ ἐπὶ τοῖς ἐκγόνοις τῆς κοιλίας σου καὶ ἐπὶ τοῖς γενήμασιν τῆς γῆς σου καὶ ἐπὶ τοῖς ἐκγόνοις τῶν κτηνῶν σου ἐπὶ τῆς γῆς, ἧς ὤμοσεν κύριος τοῖς πατράσιν σου δοῦναί σοι. </text:span></text:span><text:span text:style-name="Default_20_Paragraph_20_Font"><text:span text:style-name="T1">12 </text:span></text:span><text:span text:style-name="Default_20_Paragraph_20_Font"><text:span text:style-name="T2">ἀνοίξαι σοι κύριος τὸν θησαυρὸν αὐτοῦ τὸν ἀγαθόν, τὸν οὐρανόν, δοῦναι τὸν ὑετὸν τῇ γῇ σου ἐπὶ καιροῦ αὐτοῦ εὐλογῆσαι πάντα τὰ ἔργα τῶν χειρῶν σου, καὶ δανιεῖς ἔθνεσιν πολλοῖς, σὺ δὲ οὐ δανιῇ, καὶ ἄρξεις σὺ ἐθνῶν πολλῶν, σοῦ δὲ οὐκ ἄρξουσιν. </text:span></text:span><text:span text:style-name="Default_20_Paragraph_20_Font"><text:span text:style-name="T1">13 </text:span></text:span><text:span text:style-name="Default_20_Paragraph_20_Font"><text:span text:style-name="T2">καταστήσαι σε κύριος ὁ θεός σου εἰς κεφαλὴν καὶ μὴ εἰς οὐράν, καὶ ἔσῃ τότε ἐπάνω καὶ οὐκ ἔσῃ ὑποκάτω, ἐὰν ἀκούσῃς τῶν ἐντολῶν κυρίου τοῦ θεοῦ σου, ὅσα ἐγὼ ἐντέλλομαί σοι σήμερον φυλάσσειν καὶ ποιεῖν· </text:span></text:span><text:span text:style-name="Default_20_Paragraph_20_Font"><text:span text:style-name="T1">14 </text:span></text:span><text:span text:style-name="Default_20_Paragraph_20_Font"><text:span text:style-name="T2">οὐ παραβήσῃ ἀπὸ πάντων τῶν λόγων, ὧν ἐγὼ ἐντέλλομαί σοι σήμερον, δεξιὰ οὐδὲ ἀριστερὰ πορεύεσθαι ὀπίσω θεῶν ἑτέρων λατρεύειν αὐτοῖς. </text:span></text:span></text:p>
        <text:p text:style-name="P3"><text:span text:style-name="Default_20_Paragraph_20_Font"><text:span text:style-name="T1">15 </text:span></text:span><text:span text:style-name="Default_20_Paragraph_20_Font"><text:span text:style-name="T2">Καὶ ἔσται ἐὰν μὴ εἰσακούσῃς τῆς φωνῆς κυρίου τοῦ θεοῦ σου φυλάσσειν καὶ ποιεῖν πάσας τὰς ἐντολὰς αὐτοῦ, ὅσας ἐγὼ ἐντέλλομαί σοι σήμερον, καὶ ἐλεύσονται ἐπὶ σὲ πᾶσαι αἱ κατάραι αὗται καὶ καταλήμψονταί σε. </text:span></text:span><text:span text:style-name="Default_20_Paragraph_20_Font"><text:span text:style-name="T1">16 </text:span></text:span><text:span text:style-name="Default_20_Paragraph_20_Font"><text:span text:style-name="T2">ἐπικατάρατος σὺ ἐν πόλει, καὶ ἐπικατάρατος σὺ ἐν ἀγρῷ· </text:span></text:span><text:span text:style-name="Default_20_Paragraph_20_Font"><text:span text:style-name="T1">17 </text:span></text:span><text:span text:style-name="Default_20_Paragraph_20_Font"><text:span text:style-name="T2">ἐπικατάρατοι αἱ ἀποθῆκαί σου καὶ τὰ ἐγκαταλείμματά σου· </text:span></text:span><text:span text:style-name="Default_20_Paragraph_20_Font"><text:span text:style-name="T1">18 </text:span></text:span><text:span text:style-name="Default_20_Paragraph_20_Font"><text:span text:style-name="T2">ἐπικατάρατα τὰ ἔκγονα τῆς κοιλίας σου καὶ τὰ γενήματα τῆς γῆς σου, τὰ βουκόλια τῶν βοῶν σου καὶ τὰ ποίμνια τῶν προβάτων σου· </text:span></text:span><text:span text:style-name="Default_20_Paragraph_20_Font"><text:span text:style-name="T1">19 </text:span></text:span><text:span text:style-name="Default_20_Paragraph_20_Font"><text:span text:style-name="T2">ἐπικατάρατος σὺ ἐν τῷ ἐκπορεύεσθαί σε, καὶ ἐπικατάρατος σὺ ἐν τῷ εἰσπορεύεσθαί σε. </text:span></text:span><text:span text:style-name="Default_20_Paragraph_20_Font"><text:span text:style-name="T1">20 </text:span></text:span><text:span text:style-name="Default_20_Paragraph_20_Font"><text:span text:style-name="T2">ἐξαποστείλαι κύριός σοι τὴν ἔνδειαν καὶ τὴν ἐκλιμίαν καὶ τὴν ἀνάλωσιν ἐπὶ πάντα, οὗ ἂν ἐπιβάλῃς τὴν χεῖρά σου, ὅσα ἐὰν ποιήσῃς, ἕως ἂν ἐξολεθρεύσῃ σε καὶ ἕως ἂν ἀπολέσῃ σε ἐν τάχει διὰ τὰ πονηρὰ ἐπιτηδεύματά σου, διότι ἐγκατέλιπές με. </text:span></text:span><text:span text:style-name="Default_20_Paragraph_20_Font"><text:span text:style-name="T1">21 </text:span></text:span><text:span text:style-name="Default_20_Paragraph_20_Font"><text:span text:style-name="T2">προσκολλήσαι κύριος εἰς σὲ τὸν θάνατον, ἕως ἂν ἐξαναλώσῃ σε ἀπὸ τῆς γῆς, εἰς ἣν σὺ εἰσπορεύῃ ἐκεῖ κληρονομῆσαι αὐτήν. </text:span></text:span><text:span text:style-name="Default_20_Paragraph_20_Font"><text:span text:style-name="T1">22 </text:span></text:span><text:span text:style-name="Default_20_Paragraph_20_Font"><text:span text:style-name="T2">πατάξαι σε κύριος ἀπορίᾳ καὶ πυρετῷ καὶ ῥίγει καὶ ἐρεθισμῷ καὶ φόνῳ καὶ ἀνεμοφθορίᾳ καὶ τῇ ὤχρᾳ, καὶ καταδιώξονταί σε, ἕως ἂν ἀπολέσωσίν σε. </text:span></text:span><text:span text:style-name="Default_20_Paragraph_20_Font"><text:span text:style-name="T1">23 </text:span></text:span><text:span text:style-name="Default_20_Paragraph_20_Font"><text:span text:style-name="T2">καὶ ἔσται σοι ὁ οὐρανὸς ὁ ὑπὲρ κεφαλῆς σου χαλκοῦς καὶ ἡ γῆ ἡ ὑποκάτω σου σιδηρᾶ. </text:span></text:span><text:span text:style-name="Default_20_Paragraph_20_Font"><text:span text:style-name="T1">24 </text:span></text:span><text:span text:style-name="Default_20_Paragraph_20_Font"><text:span text:style-name="T2">δῴη κύριος τὸν ὑετὸν τῇ γῇ σου κονιορτόν, καὶ χοῦς ἐκ τοῦ οὐρανοῦ καταβήσεται ἐπὶ σέ, ἕως ἂν ἐκτρίψῃ σε καὶ ἕως ἂν ἀπολέσῃ σε. </text:span></text:span><text:span text:style-name="Default_20_Paragraph_20_Font"><text:span text:style-name="T1">25 </text:span></text:span><text:span text:style-name="Default_20_Paragraph_20_Font"><text:span text:style-name="T2">δῴη σε κύριος ἐπικοπὴν ἐναντίον τῶν ἐχθρῶν σου· ἐν ὁδῷ μιᾷ ἐξελεύσῃ πρὸς αὐτοὺς καὶ ἐν ἑπτὰ ὁδοῖς φεύξῃ ἀπὸ προσώπου αὐτῶν· καὶ ἔσῃ ἐν διασπορᾷ ἐν πάσαις ταῖς βασιλείαις τῆς γῆς. </text:span></text:span><text:span text:style-name="Default_20_Paragraph_20_Font"><text:span text:style-name="T1">26 </text:span></text:span><text:span text:style-name="Default_20_Paragraph_20_Font"><text:span text:style-name="T2">καὶ ἔσονται οἱ νεκροὶ ὑμῶν κατάβρωμα τοῖς πετεινοῖς τοῦ οὐρανοῦ καὶ τοῖς θηρίοις τῆς γῆς, καὶ οὐκ ἔσται ὁ ἀποσοβῶν. </text:span></text:span><text:span text:style-name="Default_20_Paragraph_20_Font"><text:span text:style-name="T1">27 </text:span></text:span><text:span text:style-name="Default_20_Paragraph_20_Font"><text:span text:style-name="T2">πατάξαι σε κύριος ἐν ἕλκει Αἰγυπτίῳ ἐν ταῖς ἕδραις καὶ ψώρᾳ ἀγρίᾳ καὶ κνήφῃ ὥστε μὴ δύνασθαί σε ἰαθῆναι. </text:span></text:span><text:span text:style-name="Default_20_Paragraph_20_Font"><text:span text:style-name="T1">28 </text:span></text:span><text:span text:style-name="Default_20_Paragraph_20_Font"><text:span text:style-name="T2">πατάξαι σε κύριος παραπληξίᾳ καὶ ἀορασίᾳ καὶ ἐκστάσει διανοίας, </text:span></text:span><text:span text:style-name="Default_20_Paragraph_20_Font"><text:span text:style-name="T1">29 </text:span></text:span><text:span text:style-name="Default_20_Paragraph_20_Font"><text:span text:style-name="T2">καὶ ἔσῃ ψηλαφῶν μεσημβρίας, ὡσεὶ ψηλαφήσαι ὁ τυφλὸς ἐν τῷ σκότει, καὶ οὐκ εὐοδώσει τὰς ὁδούς σου· καὶ ἔσῃ τότε ἀδικούμενος καὶ διαρπαζόμενος πάσας τὰς ἡμέρας, καὶ οὐκ ἔσται σοι ὁ βοηθῶν. </text:span></text:span><text:span text:style-name="Default_20_Paragraph_20_Font"><text:span text:style-name="T1">30 </text:span></text:span><text:span text:style-name="Default_20_Paragraph_20_Font"><text:span text:style-name="T2">γυναῖκα λήμψῃ, καὶ ἀνὴρ ἕτερος ἕξει αὐτήν· οἰκίαν οἰκοδομήσεις καὶ οὐκ οἰκήσεις ἐν αὐτῇ· ἀμπελῶνα φυτεύσεις καὶ οὐ τρυγήσεις αὐτόν· </text:span></text:span><text:span text:style-name="Default_20_Paragraph_20_Font"><text:span text:style-name="T1">31 </text:span></text:span><text:span text:style-name="Default_20_Paragraph_20_Font"><text:span text:style-name="T2">ὁ μόσχος σου ἐσφαγμένος ἐναντίον σου, καὶ οὐ φάγῃ ἐξ αὐτοῦ· ὁ ὄνος σου ἡρπασμένος ἀπὸ σοῦ καὶ οὐκ ἀποδοθήσεταί σοι· τὰ πρόβατά σου δεδομένα τοῖς ἐχθροῖς σου, καὶ οὐκ ἔσται σοι ὁ βοηθῶν· </text:span></text:span><text:span text:style-name="Default_20_Paragraph_20_Font"><text:span text:style-name="T1">32 </text:span></text:span><text:span text:style-name="Default_20_Paragraph_20_Font"><text:span text:style-name="T2">οἱ υἱοί σου καὶ αἱ θυγατέρες σου δεδομέναι ἔθνει ἑτέρῳ, καὶ οἱ ὀφθαλμοί σου βλέψονται σφακελίζοντες εἰς αὐτά, καὶ οὐκ ἰσχύσει ἡ χείρ σου· </text:span></text:span><text:span text:style-name="Default_20_Paragraph_20_Font"><text:span text:style-name="T1">33 </text:span></text:span><text:span text:style-name="Default_20_Paragraph_20_Font"><text:span text:style-name="T2">τὰ ἐκφόρια τῆς γῆς σου </text:span></text:span><text:soft-page-break/><text:span text:style-name="Default_20_Paragraph_20_Font"><text:span text:style-name="T2">καὶ πάντας τοὺς πόνους σου φάγεται ἔθνος, ὃ οὐκ ἐπίστασαι, καὶ ἔσῃ ἀδικούμενος καὶ τεθραυσμένος πάσας τὰς ἡμέρας· </text:span></text:span><text:span text:style-name="Default_20_Paragraph_20_Font"><text:span text:style-name="T1">34 </text:span></text:span><text:span text:style-name="Default_20_Paragraph_20_Font"><text:span text:style-name="T2">καὶ ἔσῃ παράπληκτος διὰ τὰ ὁράματα τῶν ὀφθαλμῶν σου, ἃ βλέψῃ. </text:span></text:span><text:span text:style-name="Default_20_Paragraph_20_Font"><text:span text:style-name="T1">35 </text:span></text:span><text:span text:style-name="Default_20_Paragraph_20_Font"><text:span text:style-name="T2">πατάξαι σε κύριος ἐν ἕλκει πονηρῷ ἐπὶ τὰ γόνατα καὶ ἐπὶ τὰς κνήμας ὥστε μὴ δύνασθαί σε ἰαθῆναι ἀπὸ ἴχνους τῶν ποδῶν σου ἕως τῆς κορυφῆς σου. </text:span></text:span><text:span text:style-name="Default_20_Paragraph_20_Font"><text:span text:style-name="T1">36 </text:span></text:span><text:span text:style-name="Default_20_Paragraph_20_Font"><text:span text:style-name="T2">ἀπαγάγοι κύριός σε καὶ τοὺς ἄρχοντάς σου, οὓς ἐὰν καταστήσῃς ἐπὶ σεαυτόν, εἰς ἔθνος, ὃ οὐκ ἐπίστασαι σὺ καὶ οἱ πατέρες σου, καὶ λατρεύσεις ἐκεῖ θεοῖς ἑτέροις, ξύλοις καὶ λίθοις. </text:span></text:span><text:span text:style-name="Default_20_Paragraph_20_Font"><text:span text:style-name="T1">37 </text:span></text:span><text:span text:style-name="Default_20_Paragraph_20_Font"><text:span text:style-name="T2">καὶ ἔσῃ ἐκεῖ ἐν αἰνίγματι καὶ παραβολῇ καὶ διηγήματι ἐν πᾶσιν τοῖς ἔθνεσιν, εἰς οὓς ἂν ἀπαγάγῃ σε κύριος ἐκεῖ. </text:span></text:span><text:span text:style-name="Default_20_Paragraph_20_Font"><text:span text:style-name="T1">38 </text:span></text:span><text:span text:style-name="Default_20_Paragraph_20_Font"><text:span text:style-name="T2">σπέρμα πολὺ ἐξοίσεις εἰς τὸ πεδίον καὶ ὀλίγα εἰσοίσεις, ὅτι κατέδεται αὐτὰ ἡ ἀκρίς. </text:span></text:span><text:span text:style-name="Default_20_Paragraph_20_Font"><text:span text:style-name="T1">39 </text:span></text:span><text:span text:style-name="Default_20_Paragraph_20_Font"><text:span text:style-name="T2">ἀμπελῶνα φυτεύσεις καὶ κατεργᾷ καὶ οἶνον οὐ πίεσαι οὐδὲ εὐφρανθήσῃ ἐξ αὐτοῦ, ὅτι καταφάγεται αὐτὰ ὁ σκώληξ. </text:span></text:span><text:span text:style-name="Default_20_Paragraph_20_Font"><text:span text:style-name="T1">40 </text:span></text:span><text:span text:style-name="Default_20_Paragraph_20_Font"><text:span text:style-name="T2">ἐλαῖαι ἔσονταί σοι ἐν πᾶσι τοῖς ὁρίοις σου, καὶ ἔλαιον οὐ χρίσῃ, ὅτι ἐκρυήσεται ἡ ἐλαία σου. </text:span></text:span><text:span text:style-name="Default_20_Paragraph_20_Font"><text:span text:style-name="T1">41 </text:span></text:span><text:span text:style-name="Default_20_Paragraph_20_Font"><text:span text:style-name="T2">υἱοὺς καὶ θυγατέρας γεννήσεις, καὶ οὐκ ἔσονταί σοι· ἀπελεύσονται γὰρ ἐν αἰχμαλωσίᾳ. </text:span></text:span><text:span text:style-name="Default_20_Paragraph_20_Font"><text:span text:style-name="T1">42 </text:span></text:span><text:span text:style-name="Default_20_Paragraph_20_Font"><text:span text:style-name="T2">πάντα τὰ ξύλινά σου καὶ τὰ γενήματα τῆς γῆς σου ἐξαναλώσει ἡ ἐρυσίβη. </text:span></text:span><text:span text:style-name="Default_20_Paragraph_20_Font"><text:span text:style-name="T1">43 </text:span></text:span><text:span text:style-name="Default_20_Paragraph_20_Font"><text:span text:style-name="T2">ὁ προσήλυτος, ὅς ἐστιν ἐν σοί, ἀναβήσεται ἐπὶ σὲ ἄνω ἄνω, σὺ δὲ καταβήσῃ κάτω κάτω· </text:span></text:span><text:span text:style-name="Default_20_Paragraph_20_Font"><text:span text:style-name="T1">44 </text:span></text:span><text:span text:style-name="Default_20_Paragraph_20_Font"><text:span text:style-name="T2">οὗτος δανιεῖ σοι, σὺ δὲ τούτῳ οὐ δανιεῖς· οὗτος ἔσται κεφαλή, σὺ δὲ ἔσῃ οὐρά. </text:span></text:span><text:span text:style-name="Default_20_Paragraph_20_Font"><text:span text:style-name="T1">45 </text:span></text:span><text:span text:style-name="Default_20_Paragraph_20_Font"><text:span text:style-name="T2">καὶ ἐλεύσονται ἐπὶ σὲ πᾶσαι αἱ κατάραι αὗται καὶ καταδιώξονταί σε καὶ καταλήμψονταί σε, ἕως ἂν ἐξολεθρεύσῃ σε καὶ ἕως ἂν ἀπολέσῃ σε, ὅτι οὐκ εἰσήκουσας τῆς φωνῆς κυρίου τοῦ θεοῦ σου φυλάξαι τὰς ἐντολὰς αὐτοῦ καὶ τὰ δικαιώματα αὐτοῦ, ὅσα ἐνετείλατό σοι. </text:span></text:span><text:span text:style-name="Default_20_Paragraph_20_Font"><text:span text:style-name="T1">46 </text:span></text:span><text:span text:style-name="Default_20_Paragraph_20_Font"><text:span text:style-name="T2">καὶ ἔσται ἐν σοὶ σημεῖα καὶ τέρατα καὶ ἐν τῷ σπέρματί σου ἕως τοῦ αἰῶνος, </text:span></text:span><text:span text:style-name="Default_20_Paragraph_20_Font"><text:span text:style-name="T1">47 </text:span></text:span><text:span text:style-name="Default_20_Paragraph_20_Font"><text:span text:style-name="T2">ἀνθ’ ὧν οὐκ ἐλάτρευσας κυρίῳ τῷ θεῷ σου ἐν εὐφροσύνῃ καὶ ἀγαθῇ καρδίᾳ διὰ τὸ πλῆθος πάντων. </text:span></text:span><text:span text:style-name="Default_20_Paragraph_20_Font"><text:span text:style-name="T1">48 </text:span></text:span><text:span text:style-name="Default_20_Paragraph_20_Font"><text:span text:style-name="T2">καὶ λατρεύσεις τοῖς ἐχθροῖς σου, οὓς ἐπαποστελεῖ κύριος ἐπὶ σέ, ἐν λιμῷ καὶ ἐν δίψει καὶ ἐν γυμνότητι καὶ ἐν ἐκλείψει πάντων· καὶ ἐπιθήσει κλοιὸν σιδηροῦν ἐπὶ τὸν τράχηλόν σου, ἕως ἂν ἐξολεθρεύσῃ σε. </text:span></text:span><text:span text:style-name="Default_20_Paragraph_20_Font"><text:span text:style-name="T1">49 </text:span></text:span><text:span text:style-name="Default_20_Paragraph_20_Font"><text:span text:style-name="T2">ἐπάξει κύριος ἐπὶ σὲ ἔθνος μακρόθεν ἀπ’ ἐσχάτου τῆς γῆς ὡσεὶ ὅρμημα ἀετοῦ, ἔθνος, ὃ οὐκ ἀκούσῃ τῆς φωνῆς αὐτοῦ, </text:span></text:span><text:span text:style-name="Default_20_Paragraph_20_Font"><text:span text:style-name="T1">50 </text:span></text:span><text:span text:style-name="Default_20_Paragraph_20_Font"><text:span text:style-name="T2">ἔθνος ἀναιδὲς προσώπῳ, ὅστις οὐ θαυμάσει πρόσωπον πρεσβύτου καὶ νέον οὐκ ἐλεήσει, </text:span></text:span><text:span text:style-name="Default_20_Paragraph_20_Font"><text:span text:style-name="T1">51 </text:span></text:span><text:span text:style-name="Default_20_Paragraph_20_Font"><text:span text:style-name="T2">καὶ κατέδεται τὰ ἔκγονα τῶν κτηνῶν σου καὶ τὰ γενήματα τῆς γῆς σου ὥστε μὴ καταλιπεῖν σοι σῖτον, οἶνον, ἔλαιον, τὰ βουκόλια τῶν βοῶν σου καὶ τὰ ποίμνια τῶν προβάτων σου, ἕως ἂν ἀπολέσῃ σε </text:span></text:span><text:span text:style-name="Default_20_Paragraph_20_Font"><text:span text:style-name="T1">52 </text:span></text:span><text:span text:style-name="Default_20_Paragraph_20_Font"><text:span text:style-name="T2">καὶ ἐκτρίψῃ σε ἐν πάσαις ταῖς πόλεσίν σου, ἕως ἂν καθαιρεθῶσιν τὰ τείχη σου τὰ ὑψηλὰ καὶ τὰ ὀχυρά, ἐφ’ οἷς σὺ πέποιθας ἐπ’ αὐτοῖς, ἐν πάσῃ τῇ γῇ σου, καὶ θλίψει σε ἐν πάσαις ταῖς πόλεσίν σου, αἷς ἔδωκέν σοι κύριος ὁ θεός σου. </text:span></text:span><text:span text:style-name="Default_20_Paragraph_20_Font"><text:span text:style-name="T1">53 </text:span></text:span><text:span text:style-name="Default_20_Paragraph_20_Font"><text:span text:style-name="T2">καὶ φάγῃ τὰ ἔκγονα τῆς κοιλίας σου, κρέα υἱῶν σου καὶ θυγατέρων σου, ὅσα ἔδωκέν σοι κύριος ὁ θεός σου, ἐν τῇ στενοχωρίᾳ σου καὶ ἐν τῇ θλίψει σου, ᾗ θλίψει σε ὁ ἐχθρός σου. </text:span></text:span><text:span text:style-name="Default_20_Paragraph_20_Font"><text:span text:style-name="T1">54 </text:span></text:span><text:span text:style-name="Default_20_Paragraph_20_Font"><text:span text:style-name="T2">ὁ ἁπαλὸς ἐν σοὶ καὶ ὁ τρυφερὸς σφόδρα βασκανεῖ τῷ ὀφθαλμῷ τὸν ἀδελφὸν καὶ τὴν γυναῖκα τὴν ἐν τῷ κόλπῳ αὐτοῦ καὶ τὰ καταλελειμμένα τέκνα, ἃ ἂν καταλειφθῇ, </text:span></text:span><text:span text:style-name="Default_20_Paragraph_20_Font"><text:span text:style-name="T1">55 </text:span></text:span><text:span text:style-name="Default_20_Paragraph_20_Font"><text:span text:style-name="T2">ὥστε δοῦναι ἑνὶ αὐτῶν ἀπὸ τῶν σαρκῶν τῶν τέκνων αὐτοῦ, ὧν ἂν κατέσθῃ, διὰ τὸ μὴ καταλειφθῆναι αὐτῷ μηθὲν ἐν τῇ στενοχωρίᾳ σου καὶ ἐν τῇ θλίψει σου, ᾗ ἂν θλίψωσίν σε οἱ ἐχθροί σου ἐν πάσαις ταῖς πόλεσίν σου. </text:span></text:span><text:span text:style-name="Default_20_Paragraph_20_Font"><text:span text:style-name="T1">56 </text:span></text:span><text:span text:style-name="Default_20_Paragraph_20_Font"><text:span text:style-name="T2">καὶ ἡ ἁπαλὴ ἐν ὑμῖν καὶ ἡ τρυφερὰ σφόδρα, ἧς οὐχὶ πεῖραν ἔλαβεν ὁ ποὺς αὐτῆς βαίνειν ἐπὶ τῆς γῆς διὰ τὴν τρυφερότητα καὶ διὰ τὴν ἁπαλότητα, βασκανεῖ τῷ ὀφθαλμῷ αὐτῆς τὸν ἄνδρα αὐτῆς τὸν ἐν τῷ κόλπῳ αὐτῆς καὶ τὸν υἱὸν καὶ τὴν θυγατέρα αὐτῆς </text:span></text:span><text:span text:style-name="Default_20_Paragraph_20_Font"><text:span text:style-name="T1">57 </text:span></text:span><text:span text:style-name="Default_20_Paragraph_20_Font"><text:span text:style-name="T2">καὶ τὸ χόριον αὐτῆς τὸ ἐξελθὸν διὰ τῶν μηρῶν αὐτῆς καὶ τὸ τέκνον, ὃ ἂν τέκῃ· καταφάγεται γὰρ αὐτὰ διὰ τὴν ἔνδειαν πάντων κρυφῇ ἐν τῇ στενοχωρίᾳ σου καὶ ἐν τῇ θλίψει σου, ᾗ θλίψει σε ὁ ἐχθρός σου ἐν πάσαις ταῖς πόλεσίν σου. </text:span></text:span><text:span text:style-name="Default_20_Paragraph_20_Font"><text:span text:style-name="T1">58 </text:span></text:span><text:span text:style-name="Default_20_Paragraph_20_Font"><text:span text:style-name="T2">ἐὰν μὴ εἰσακούσητε ποιεῖν πάντα τὰ ῥήματα τοῦ νόμου τούτου τὰ γεγραμμένα ἐν τῷ βιβλίῳ τούτῳ φοβεῖσθαι τὸ ὄνομα τὸ ἔντιμον καὶ τὸ θαυμαστὸν τοῦτο, κύριον τὸν θεόν σου, </text:span></text:span><text:span text:style-name="Default_20_Paragraph_20_Font"><text:span text:style-name="T1">59 </text:span></text:span><text:span text:style-name="Default_20_Paragraph_20_Font"><text:span text:style-name="T2">καὶ παραδοξάσει κύριος τὰς πληγάς σου καὶ τὰς πληγὰς τοῦ σπέρματός σου, πληγὰς μεγάλας καὶ θαυμαστάς, καὶ νόσους πονηρὰς καὶ </text:span></text:span><text:soft-page-break/><text:span text:style-name="Default_20_Paragraph_20_Font"><text:span text:style-name="T2">πιστὰς </text:span></text:span><text:span text:style-name="Default_20_Paragraph_20_Font"><text:span text:style-name="T1">60 </text:span></text:span><text:span text:style-name="Default_20_Paragraph_20_Font"><text:span text:style-name="T2">καὶ ἐπιστρέψει ἐπὶ σὲ πᾶσαν τὴν ὀδύνην Αἰγύπτου τὴν πονηράν, ἣν διευλαβοῦ ἀπὸ προσώπου αὐτῶν, καὶ κολληθήσονται ἐν σοί. </text:span></text:span><text:span text:style-name="Default_20_Paragraph_20_Font"><text:span text:style-name="T1">61 </text:span></text:span><text:span text:style-name="Default_20_Paragraph_20_Font"><text:span text:style-name="T2">καὶ πᾶσαν μαλακίαν καὶ πᾶσαν πληγὴν τὴν μὴ γεγραμμένην ἐν τῷ βιβλίῳ τοῦ νόμου τούτου ἐπάξει κύριος ἐπὶ σέ, ἕως ἂν ἐξολεθρεύσῃ σε. </text:span></text:span><text:span text:style-name="Default_20_Paragraph_20_Font"><text:span text:style-name="T1">62 </text:span></text:span><text:span text:style-name="Default_20_Paragraph_20_Font"><text:span text:style-name="T2">καὶ καταλειφθήσεσθε ἐν ἀριθμῷ βραχεῖ ἀνθ’ ὧν ὅτι ἦτε ὡσεὶ τὰ ἄστρα τοῦ οὐρανοῦ τῷ πλήθει, ὅτι οὐκ εἰσηκούσατε τῆς φωνῆς κυρίου τοῦ θεοῦ ὑμῶν. </text:span></text:span><text:span text:style-name="Default_20_Paragraph_20_Font"><text:span text:style-name="T1">63 </text:span></text:span><text:span text:style-name="Default_20_Paragraph_20_Font"><text:span text:style-name="T2">καὶ ἔσται ὃν τρόπον εὐφράνθη κύριος ἐφ’ ὑμῖν εὖ ποιῆσαι ὑμᾶς καὶ πληθῦναι ὑμᾶς, οὕτως εὐφρανθήσεται κύριος ἐφ’ ὑμῖν ἐξολεθρεῦσαι ὑμᾶς, καὶ ἐξαρθήσεσθε ἀπὸ τῆς γῆς, εἰς ἣν ὑμεῖς εἰσπορεύεσθε ἐκεῖ κληρονομῆσαι αὐτήν. </text:span></text:span><text:span text:style-name="Default_20_Paragraph_20_Font"><text:span text:style-name="T1">64 </text:span></text:span><text:span text:style-name="Default_20_Paragraph_20_Font"><text:span text:style-name="T2">καὶ διασπερεῖ σε κύριος ὁ θεός σου εἰς πάντα τὰ ἔθνη ἀπ’ ἄκρου τῆς γῆς ἕως ἄκρου τῆς γῆς, καὶ δουλεύσεις ἐκεῖ θεοῖς ἑτέροις, ξύλοις καὶ λίθοις, οὓς οὐκ ἠπίστω σὺ καὶ οἱ πατέρες σου. </text:span></text:span><text:span text:style-name="Default_20_Paragraph_20_Font"><text:span text:style-name="T1">65 </text:span></text:span><text:span text:style-name="Default_20_Paragraph_20_Font"><text:span text:style-name="T2">ἀλλὰ καὶ ἐν τοῖς ἔθνεσιν ἐκείνοις οὐκ ἀναπαύσει σε, οὐδ’ οὐ μὴ γένηται στάσις τῷ ἴχνει τοῦ ποδός σου, καὶ δώσει σοι κύριος ἐκεῖ καρδίαν ἀθυμοῦσαν καὶ ἐκλείποντας ὀφθαλμοὺς καὶ τηκομένην ψυχήν. </text:span></text:span><text:span text:style-name="Default_20_Paragraph_20_Font"><text:span text:style-name="T1">66 </text:span></text:span><text:span text:style-name="Default_20_Paragraph_20_Font"><text:span text:style-name="T2">καὶ ἔσται ἡ ζωή σου κρεμαμένη ἀπέναντι τῶν ὀφθαλμῶν σου, καὶ φοβηθήσῃ ἡμέρας καὶ νυκτὸς καὶ οὐ πιστεύσεις τῇ ζωῇ σου· </text:span></text:span><text:span text:style-name="Default_20_Paragraph_20_Font"><text:span text:style-name="T1">67 </text:span></text:span><text:span text:style-name="Default_20_Paragraph_20_Font"><text:span text:style-name="T2">τὸ πρωῒ ἐρεῖς Πῶς ἂν γένοιτο ἑσπέρα; καὶ τὸ ἑσπέρας ἐρεῖς Πῶς ἂν γένοιτο πρωί; ἀπὸ τοῦ φόβου τῆς καρδίας σου, ἃ φοβηθήσῃ, καὶ ἀπὸ τῶν ὁραμάτων τῶν ὀφθαλμῶν σου, ὧν ὄψῃ. </text:span></text:span><text:span text:style-name="Default_20_Paragraph_20_Font"><text:span text:style-name="T1">68 </text:span></text:span><text:span text:style-name="Default_20_Paragraph_20_Font"><text:span text:style-name="T2">καὶ ἀποστρέψει σε κύριος εἰς Αἴγυπτον ἐν πλοίοις καὶ ἐν τῇ ὁδῷ, ᾗ εἶπα Οὐ προσθήσεσθε ἔτι ἰδεῖν αὐτήν· καὶ πραθήσεσθε ἐκεῖ τοῖς ἐχθροῖς ὑμῶν εἰς παῖδας καὶ παιδίσκας, καὶ οὐκ ἔσται ὁ κτώμενος. </text:span></text:span></text:p>
        <text:p text:style-name="P3"><text:span text:style-name="Default_20_Paragraph_20_Font"><text:span text:style-name="T1">69 </text:span></text:span><text:span text:style-name="Default_20_Paragraph_20_Font"><text:span text:style-name="T2">Οὗτοι οἱ λόγοι τῆς διαθήκης, οὓς ἐνετείλατο κύριος Μωυσῇ στῆσαι τοῖς υἱοῖς Ισραηλ ἐν γῇ Μωαβ, πλὴν τῆς διαθήκης, ἧς διέθετο αὐτοῖς ἐν Χωρηβ. </text:span></text:span></text:p>
      </text:section>
      <text:section text:style-name="Sect1" text:name="Sect29">
        <text:p text:style-name="P2">Δευτερονομιον 29</text:p>
        <text:p text:style-name="P3"><text:span text:style-name="Default_20_Paragraph_20_Font"><text:span text:style-name="T1">1 </text:span></text:span><text:span text:style-name="Default_20_Paragraph_20_Font"><text:span text:style-name="T2">Καὶ ἐκάλεσεν Μωϋσῆς πάντας τοὺς υἱοὺς Ισραηλ καὶ εἶπεν πρὸς αὐτούς Ὑμεῖς ἑωράκατε πάντα, ὅσα ἐποίησεν κύριος ἐν γῇ Αἰγύπτῳ ἐνώπιον ὑμῶν Φαραω καὶ τοῖς θεράπουσιν αὐτοῦ καὶ πάσῃ τῇ γῇ αὐτοῦ, </text:span></text:span><text:span text:style-name="Default_20_Paragraph_20_Font"><text:span text:style-name="T1">2 </text:span></text:span><text:span text:style-name="Default_20_Paragraph_20_Font"><text:span text:style-name="T2">τοὺς πειρασμοὺς τοὺς μεγάλους, οὓς ἑωράκασιν οἱ ὀφθαλμοί σου, τὰ σημεῖα καὶ τὰ τέρατα τὰ μεγάλα ἐκεῖνα· </text:span></text:span><text:span text:style-name="Default_20_Paragraph_20_Font"><text:span text:style-name="T1">3 </text:span></text:span><text:span text:style-name="Default_20_Paragraph_20_Font"><text:span text:style-name="T2">καὶ οὐκ ἔδωκεν κύριος ὁ θεὸς ὑμῖν καρδίαν εἰδέναι καὶ ὀφθαλμοὺς βλέπειν καὶ ὦτα ἀκούειν ἕως τῆς ἡμέρας ταύτης. </text:span></text:span><text:span text:style-name="Default_20_Paragraph_20_Font"><text:span text:style-name="T1">4 </text:span></text:span><text:span text:style-name="Default_20_Paragraph_20_Font"><text:span text:style-name="T2">καὶ ἤγαγεν ὑμᾶς τεσσαράκοντα ἔτη ἐν τῇ ἐρήμῳ· οὐκ ἐπαλαιώθη τὰ ἱμάτια ὑμῶν, καὶ τὰ ὑποδήματα ὑμῶν οὐ κατετρίβη ἀπὸ τῶν ποδῶν ὑμῶν· </text:span></text:span><text:span text:style-name="Default_20_Paragraph_20_Font"><text:span text:style-name="T1">5 </text:span></text:span><text:span text:style-name="Default_20_Paragraph_20_Font"><text:span text:style-name="T2">ἄρτον οὐκ ἐφάγετε, οἶνον καὶ σικερα οὐκ ἐπίετε, ἵνα γνῶτε ὅτι οὗτος κύριος ὁ θεὸς ὑμῶν. </text:span></text:span><text:span text:style-name="Default_20_Paragraph_20_Font"><text:span text:style-name="T1">6 </text:span></text:span><text:span text:style-name="Default_20_Paragraph_20_Font"><text:span text:style-name="T2">καὶ ἤλθετε ἕως τοῦ τόπου τούτου, καὶ ἐξῆλθεν Σηων βασιλεὺς Εσεβων καὶ Ωγ βασιλεὺς τῆς Βασαν εἰς συνάντησιν ἡμῖν ἐν πολέμῳ, καὶ ἐπατάξαμεν αὐτοὺς </text:span></text:span><text:span text:style-name="Default_20_Paragraph_20_Font"><text:span text:style-name="T1">7 </text:span></text:span><text:span text:style-name="Default_20_Paragraph_20_Font"><text:span text:style-name="T2">καὶ ἐλάβομεν τὴν γῆν αὐτῶν, καὶ ἔδωκα αὐτὴν ἐν κλήρῳ τῷ Ρουβην καὶ τῷ Γαδδι καὶ τῷ ἡμίσει φυλῆς Μανασση. </text:span></text:span><text:span text:style-name="Default_20_Paragraph_20_Font"><text:span text:style-name="T1">8 </text:span></text:span><text:span text:style-name="Default_20_Paragraph_20_Font"><text:span text:style-name="T2">καὶ φυλάξεσθε ποιεῖν πάντας τοὺς λόγους τῆς διαθήκης ταύτης, ἵνα συνῆτε πάντα, ὅσα ποιήσετε. </text:span></text:span></text:p>
        <text:p text:style-name="P3"><text:span text:style-name="Default_20_Paragraph_20_Font"><text:span text:style-name="T1">9 </text:span></text:span><text:span text:style-name="Default_20_Paragraph_20_Font"><text:span text:style-name="T2">Ὑμεῖς ἑστήκατε πάντες σήμερον ἐναντίον κυρίου τοῦ θεοῦ ὑμῶν, οἱ ἀρχίφυλοι ὑμῶν καὶ ἡ γερουσία ὑμῶν καὶ οἱ κριταὶ ὑμῶν καὶ οἱ γραμματοεισαγωγεῖς ὑμῶν, πᾶς ἀνὴρ Ισραηλ, </text:span></text:span><text:span text:style-name="Default_20_Paragraph_20_Font"><text:span text:style-name="T1">10 </text:span></text:span><text:span text:style-name="Default_20_Paragraph_20_Font"><text:span text:style-name="T2">αἱ γυναῖκες ὑμῶν καὶ τὰ ἔκγονα ὑμῶν καὶ ὁ προσήλυτος ὁ ἐν μέσῳ τῆς παρεμβολῆς ὑμῶν ἀπὸ ξυλοκόπου ὑμῶν καὶ ἕως ὑδροφόρου ὑμῶν, </text:span></text:span><text:span text:style-name="Default_20_Paragraph_20_Font"><text:span text:style-name="T1">11 </text:span></text:span><text:span text:style-name="Default_20_Paragraph_20_Font"><text:span text:style-name="T2">παρελθεῖν ἐν τῇ διαθήκῃ κυρίου τοῦ θεοῦ σου καὶ ἐν ταῖς ἀραῖς αὐτοῦ, ὅσα κύριος ὁ θεός σου διατίθεται πρὸς σὲ σήμερον, </text:span></text:span><text:span text:style-name="Default_20_Paragraph_20_Font"><text:span text:style-name="T1">12 </text:span></text:span><text:span text:style-name="Default_20_Paragraph_20_Font"><text:span text:style-name="T2">ἵνα στήσῃ σε αὐτῷ εἰς λαόν, καὶ αὐτὸς ἔσται σου θεός, ὃν τρόπον εἶπέν σοι, καὶ ὃν τρόπον ὤμοσεν τοῖς πατράσιν σου Αβρααμ καὶ Ισαακ καὶ Ιακωβ. </text:span></text:span><text:span text:style-name="Default_20_Paragraph_20_Font"><text:span text:style-name="T1">13 </text:span></text:span><text:span text:style-name="Default_20_Paragraph_20_Font"><text:span text:style-name="T2">καὶ οὐχ ὑμῖν μόνοις ἐγὼ διατίθεμαι τὴν διαθήκην ταύτην καὶ τὴν </text:span></text:span><text:soft-page-break/><text:span text:style-name="Default_20_Paragraph_20_Font"><text:span text:style-name="T2">ἀρὰν ταύτην, </text:span></text:span><text:span text:style-name="Default_20_Paragraph_20_Font"><text:span text:style-name="T1">14 </text:span></text:span><text:span text:style-name="Default_20_Paragraph_20_Font"><text:span text:style-name="T2">ἀλλὰ καὶ τοῖς ὧδε οὖσι μεθ’ ἡμῶν σήμερον ἐναντίον κυρίου τοῦ θεοῦ ὑμῶν καὶ τοῖς μὴ οὖσιν μεθ’ ἡμῶν ὧδε σήμερον. </text:span></text:span><text:span text:style-name="Default_20_Paragraph_20_Font"><text:span text:style-name="T1">15 </text:span></text:span><text:span text:style-name="Default_20_Paragraph_20_Font"><text:span text:style-name="T2">ὅτι ὑμεῖς οἴδατε ὡς κατῳκήσαμεν ἐν γῇ Αἰγύπτῳ καὶ παρήλθομεν ἐν μέσῳ τῶν ἐθνῶν, οὓς παρήλθετε, </text:span></text:span><text:span text:style-name="Default_20_Paragraph_20_Font"><text:span text:style-name="T1">16 </text:span></text:span><text:span text:style-name="Default_20_Paragraph_20_Font"><text:span text:style-name="T2">καὶ εἴδετε τὰ βδελύγματα αὐτῶν καὶ τὰ εἴδωλα αὐτῶν, ξύλον καὶ λίθον, ἀργύριον καὶ χρυσίον, ἅ ἐστιν παρ’ αὐτοῖς. </text:span></text:span><text:span text:style-name="Default_20_Paragraph_20_Font"><text:span text:style-name="T1">17 </text:span></text:span><text:span text:style-name="Default_20_Paragraph_20_Font"><text:span text:style-name="T2">μή τίς ἐστιν ἐν ὑμῖν ἀνὴρ ἢ γυνὴ ἢ πατριὰ ἢ φυλή, τίνος ἡ διάνοια ἐξέκλινεν ἀπὸ κυρίου τοῦ θεοῦ ὑμῶν πορεύεσθαι λατρεύειν τοῖς θεοῖς τῶν ἐθνῶν ἐκείνων; μή τίς ἐστιν ἐν ὑμῖν ῥίζα ἄνω φύουσα ἐν χολῇ καὶ πικρίᾳ; </text:span></text:span><text:span text:style-name="Default_20_Paragraph_20_Font"><text:span text:style-name="T1">18 </text:span></text:span><text:span text:style-name="Default_20_Paragraph_20_Font"><text:span text:style-name="T2">καὶ ἔσται ἐὰν ἀκούσῃ τὰ ῥήματα τῆς ἀρᾶς ταύτης καὶ ἐπιφημίσηται ἐν τῇ καρδίᾳ αὐτοῦ λέγων Ὅσιά μοι γένοιτο ὅτι ἐν τῇ ἀποπλανήσει τῆς καρδίας μου πορεύσομαι, ἵνα μὴ συναπολέσῃ ὁ ἁμαρτωλὸς τὸν ἀναμάρτητον, </text:span></text:span><text:span text:style-name="Default_20_Paragraph_20_Font"><text:span text:style-name="T1">19 </text:span></text:span><text:span text:style-name="Default_20_Paragraph_20_Font"><text:span text:style-name="T2">οὐ μὴ θελήσῃ ὁ θεὸς εὐιλατεῦσαι αὐτῷ, ἀλλ’ ἢ τότε ἐκκαυθήσεται ὀργὴ κυρίου καὶ ὁ ζῆλος αὐτοῦ ἐν τῷ ἀνθρώπῳ ἐκείνῳ, καὶ κολληθήσονται ἐν αὐτῷ πᾶσαι αἱ ἀραὶ τῆς διαθήκης ταύτης αἱ γεγραμμέναι ἐν τῷ βιβλίῳ τοῦ νόμου τούτου, καὶ ἐξαλείψει κύριος τὸ ὄνομα αὐτοῦ ἐκ τῆς ὑπὸ τὸν οὐρανόν· </text:span></text:span><text:span text:style-name="Default_20_Paragraph_20_Font"><text:span text:style-name="T1">20 </text:span></text:span><text:span text:style-name="Default_20_Paragraph_20_Font"><text:span text:style-name="T2">καὶ διαστελεῖ αὐτὸν κύριος εἰς κακὰ ἐκ πάντων τῶν υἱῶν Ισραηλ κατὰ πάσας τὰς ἀρὰς τῆς διαθήκης τὰς γεγραμμένας ἐν τῷ βιβλίῳ τοῦ νόμου τούτου. </text:span></text:span><text:span text:style-name="Default_20_Paragraph_20_Font"><text:span text:style-name="T1">21 </text:span></text:span><text:span text:style-name="Default_20_Paragraph_20_Font"><text:span text:style-name="T2">καὶ ἐροῦσιν ἡ γενεὰ ἡ ἑτέρα, οἱ υἱοὶ ὑμῶν, οἳ ἀναστήσονται μεθ’ ὑμᾶς, καὶ ὁ ἀλλότριος, ὃς ἂν ἔλθῃ ἐκ γῆς μακρόθεν, καὶ ὄψονται τὰς πληγὰς τῆς γῆς ἐκείνης καὶ τὰς νόσους αὐτῆς, ἃς ἀπέστειλεν κύριος ἐπ’ αὐτήν – </text:span></text:span><text:span text:style-name="Default_20_Paragraph_20_Font"><text:span text:style-name="T1">22 </text:span></text:span><text:span text:style-name="Default_20_Paragraph_20_Font"><text:span text:style-name="T2">θεῖον καὶ ἅλα κατακεκαυμένον, πᾶσα ἡ γῆ αὐτῆς οὐ σπαρήσεται οὐδὲ ἀνατελεῖ, οὐδὲ μὴ ἀναβῇ ἐπ’ αὐτὴν πᾶν χλωρόν, ὥσπερ κατεστράφη Σοδομα καὶ Γομορρα, Αδαμα καὶ Σεβωιμ, ἃς κατέστρεψεν κύριος ἐν θυμῷ καὶ ὀργῇ – , </text:span></text:span><text:span text:style-name="Default_20_Paragraph_20_Font"><text:span text:style-name="T1">23 </text:span></text:span><text:span text:style-name="Default_20_Paragraph_20_Font"><text:span text:style-name="T2">καὶ ἐροῦσιν πάντα τὰ ἔθνη Διὰ τί ἐποίησεν κύριος οὕτως τῇ γῇ ταύτῃ; τίς ὁ θυμὸς τῆς ὀργῆς ὁ μέγας οὗτος; </text:span></text:span><text:span text:style-name="Default_20_Paragraph_20_Font"><text:span text:style-name="T1">24 </text:span></text:span><text:span text:style-name="Default_20_Paragraph_20_Font"><text:span text:style-name="T2">καὶ ἐροῦσιν Ὅτι κατελίποσαν τὴν διαθήκην κυρίου τοῦ θεοῦ τῶν πατέρων αὐτῶν, ἃ διέθετο τοῖς πατράσιν αὐτῶν, ὅτε ἐξήγαγεν αὐτοὺς ἐκ γῆς Αἰγύπτου, </text:span></text:span><text:span text:style-name="Default_20_Paragraph_20_Font"><text:span text:style-name="T1">25 </text:span></text:span><text:span text:style-name="Default_20_Paragraph_20_Font"><text:span text:style-name="T2">καὶ πορευθέντες ἐλάτρευσαν θεοῖς ἑτέροις καὶ προσεκύνησαν αὐτοῖς, οἷς οὐκ ἠπίσταντο οὐδὲ διένειμεν αὐτοῖς· </text:span></text:span><text:span text:style-name="Default_20_Paragraph_20_Font"><text:span text:style-name="T1">26 </text:span></text:span><text:span text:style-name="Default_20_Paragraph_20_Font"><text:span text:style-name="T2">καὶ ὠργίσθη θυμῷ κύριος ἐπὶ τὴν γῆν ἐκείνην ἐπαγαγεῖν ἐπ’ αὐτὴν κατὰ πάσας τὰς κατάρας τὰς γεγραμμένας ἐν τῷ βιβλίῳ τοῦ νόμου τούτου, </text:span></text:span><text:span text:style-name="Default_20_Paragraph_20_Font"><text:span text:style-name="T1">27 </text:span></text:span><text:span text:style-name="Default_20_Paragraph_20_Font"><text:span text:style-name="T2">καὶ ἐξῆρεν αὐτοὺς κύριος ἀπὸ τῆς γῆς αὐτῶν ἐν θυμῷ καὶ ὀργῇ καὶ παροξυσμῷ μεγάλῳ σφόδρα καὶ ἐξέβαλεν αὐτοὺς εἰς γῆν ἑτέραν ὡσεὶ νῦν. </text:span></text:span><text:span text:style-name="Default_20_Paragraph_20_Font"><text:span text:style-name="T1">28 </text:span></text:span><text:span text:style-name="Default_20_Paragraph_20_Font"><text:span text:style-name="T2">τὰ κρυπτὰ κυρίῳ τῷ θεῷ ἡμῶν, τὰ δὲ φανερὰ ἡμῖν καὶ τοῖς τέκνοις ἡμῶν εἰς τὸν αἰῶνα ποιεῖν πάντα τὰ ῥήματα τοῦ νόμου τούτου. </text:span></text:span></text:p>
      </text:section>
      <text:section text:style-name="Sect1" text:name="Sect30">
        <text:p text:style-name="P2">Δευτερονομιον 30</text:p>
        <text:p text:style-name="P3"><text:span text:style-name="Default_20_Paragraph_20_Font"><text:span text:style-name="T1">1 </text:span></text:span><text:span text:style-name="Default_20_Paragraph_20_Font"><text:span text:style-name="T2">Καὶ ἔσται ὡς ἂν ἔλθωσιν ἐπὶ σὲ πάντα τὰ ῥήματα ταῦτα, ἡ εὐλογία καὶ ἡ κατάρα, ἣν ἔδωκα πρὸ προσώπου σου, καὶ δέξῃ εἰς τὴν καρδίαν σου ἐν πᾶσιν τοῖς ἔθνεσιν, οὗ ἐάν σε διασκορπίσῃ κύριος ἐκεῖ, </text:span></text:span><text:span text:style-name="Default_20_Paragraph_20_Font"><text:span text:style-name="T1">2 </text:span></text:span><text:span text:style-name="Default_20_Paragraph_20_Font"><text:span text:style-name="T2">καὶ ἐπιστραφήσῃ ἐπὶ κύριον τὸν θεόν σου καὶ ὑπακούσῃ τῆς φωνῆς αὐτοῦ κατὰ πάντα, ὅσα ἐγὼ ἐντέλλομαί σοι σήμερον, ἐξ ὅλης τῆς καρδίας σου καὶ ἐξ ὅλης τῆς ψυχῆς σου, </text:span></text:span><text:span text:style-name="Default_20_Paragraph_20_Font"><text:span text:style-name="T1">3 </text:span></text:span><text:span text:style-name="Default_20_Paragraph_20_Font"><text:span text:style-name="T2">καὶ ἰάσεται κύριος τὰς ἁμαρτίας σου καὶ ἐλεήσει σε καὶ πάλιν συνάξει σε ἐκ πάντων τῶν ἐθνῶν, εἰς οὓς διεσκόρπισέν σε κύριος ἐκεῖ. </text:span></text:span><text:span text:style-name="Default_20_Paragraph_20_Font"><text:span text:style-name="T1">4 </text:span></text:span><text:span text:style-name="Default_20_Paragraph_20_Font"><text:span text:style-name="T2">ἐὰν ᾖ ἡ διασπορά σου ἀπ’ ἄκρου τοῦ οὐρανοῦ ἕως ἄκρου τοῦ οὐρανοῦ, ἐκεῖθεν συνάξει σε κύριος ὁ θεός σου, καὶ ἐκεῖθεν λήμψεταί σε κύριος ὁ θεός σου· </text:span></text:span><text:span text:style-name="Default_20_Paragraph_20_Font"><text:span text:style-name="T1">5 </text:span></text:span><text:span text:style-name="Default_20_Paragraph_20_Font"><text:span text:style-name="T2">καὶ εἰσάξει σε κύριος ὁ θεός σου εἰς τὴν γῆν, ἣν ἐκληρονόμησαν οἱ πατέρες σου, καὶ κληρονομήσεις αὐτήν· καὶ εὖ σε ποιήσει καὶ πλεοναστόν σε ποιήσει ὑπὲρ τοὺς πατέρας σου. </text:span></text:span><text:span text:style-name="Default_20_Paragraph_20_Font"><text:span text:style-name="T1">6 </text:span></text:span><text:span text:style-name="Default_20_Paragraph_20_Font"><text:span text:style-name="T2">καὶ περικαθαριεῖ κύριος τὴν καρδίαν σου καὶ τὴν καρδίαν τοῦ σπέρματός σου ἀγαπᾶν κύριον τὸν θεόν σου ἐξ ὅλης τῆς καρδίας σου καὶ ἐξ ὅλης τῆς ψυχῆς σου, ἵνα ζῇς σύ. </text:span></text:span><text:span text:style-name="Default_20_Paragraph_20_Font"><text:span text:style-name="T1">7 </text:span></text:span><text:span text:style-name="Default_20_Paragraph_20_Font"><text:span text:style-name="T2">καὶ δώσει κύριος ὁ θεός σου τὰς ἀρὰς ταύτας ἐπὶ τοὺς ἐχθρούς σου καὶ ἐπὶ τοὺς μισοῦντάς σε, οἳ ἐδίωξάν σε. </text:span></text:span><text:span text:style-name="Default_20_Paragraph_20_Font"><text:span text:style-name="T1">8 </text:span></text:span><text:span text:style-name="Default_20_Paragraph_20_Font"><text:span text:style-name="T2">καὶ σὺ ἐπιστραφήσῃ καὶ εἰσακούσῃ τῆς φωνῆς κυρίου τοῦ θεοῦ σου καὶ </text:span></text:span><text:soft-page-break/><text:span text:style-name="Default_20_Paragraph_20_Font"><text:span text:style-name="T2">ποιήσεις τὰς ἐντολὰς αὐτοῦ, ὅσας ἐγὼ ἐντέλλομαί σοι σήμερον, </text:span></text:span><text:span text:style-name="Default_20_Paragraph_20_Font"><text:span text:style-name="T1">9 </text:span></text:span><text:span text:style-name="Default_20_Paragraph_20_Font"><text:span text:style-name="T2">καὶ πολυωρήσει σε κύριος ὁ θεός σου ἐν παντὶ ἔργῳ τῶν χειρῶν σου, ἐν τοῖς ἐκγόνοις τῆς κοιλίας σου καὶ ἐν τοῖς γενήμασιν τῆς γῆς σου καὶ ἐν τοῖς ἐκγόνοις τῶν κτηνῶν σου· ὅτι ἐπιστρέψει κύριος ὁ θεός σου εὐφρανθῆναι ἐπὶ σὲ εἰς ἀγαθά, καθότι ηὐφράνθη ἐπὶ τοῖς πατράσιν σου, </text:span></text:span><text:span text:style-name="Default_20_Paragraph_20_Font"><text:span text:style-name="T1">10 </text:span></text:span><text:span text:style-name="Default_20_Paragraph_20_Font"><text:span text:style-name="T2">ἐὰν εἰσακούσῃς τῆς φωνῆς κυρίου τοῦ θεοῦ σου φυλάσσεσθαι καὶ ποιεῖν πάσας τὰς ἐντολὰς αὐτοῦ καὶ τὰ δικαιώματα αὐτοῦ καὶ τὰς κρίσεις αὐτοῦ τὰς γεγραμμένας ἐν τῷ βιβλίῳ τοῦ νόμου τούτου, ἐὰν ἐπιστραφῇς ἐπὶ κύριον τὸν θεόν σου ἐξ ὅλης τῆς καρδίας σου καὶ ἐξ ὅλης τῆς ψυχῆς σου. </text:span></text:span></text:p>
        <text:p text:style-name="P3"><text:span text:style-name="Default_20_Paragraph_20_Font"><text:span text:style-name="T1">11 </text:span></text:span><text:span text:style-name="Default_20_Paragraph_20_Font"><text:span text:style-name="T2">Ὅτι ἡ ἐντολὴ αὕτη, ἣν ἐγὼ ἐντέλλομαί σοι σήμερον, οὐχ ὑπέρογκός ἐστιν οὐδὲ μακρὰν ἀπὸ σοῦ. </text:span></text:span><text:span text:style-name="Default_20_Paragraph_20_Font"><text:span text:style-name="T1">12 </text:span></text:span><text:span text:style-name="Default_20_Paragraph_20_Font"><text:span text:style-name="T2">οὐκ ἐν τῷ οὐρανῷ ἄνω ἐστὶν λέγων Τίς ἀναβήσεται ἡμῖν εἰς τὸν οὐρανὸν καὶ λήμψεται αὐτὴν ἡμῖν; καὶ ἀκούσαντες αὐτὴν ποιήσομεν. </text:span></text:span><text:span text:style-name="Default_20_Paragraph_20_Font"><text:span text:style-name="T1">13 </text:span></text:span><text:span text:style-name="Default_20_Paragraph_20_Font"><text:span text:style-name="T2">οὐδὲ πέραν τῆς θαλάσσης ἐστὶν λέγων Τίς διαπεράσει ἡμῖν εἰς τὸ πέραν τῆς θαλάσσης καὶ λήμψεται ἡμῖν αὐτήν; καὶ ἀκουστὴν ἡμῖν ποιήσει αὐτήν, καὶ ποιήσομεν. </text:span></text:span><text:span text:style-name="Default_20_Paragraph_20_Font"><text:span text:style-name="T1">14 </text:span></text:span><text:span text:style-name="Default_20_Paragraph_20_Font"><text:span text:style-name="T2">ἔστιν σου ἐγγὺς τὸ ῥῆμα σφόδρα ἐν τῷ στόματί σου καὶ ἐν τῇ καρδίᾳ σου καὶ ἐν ταῖς χερσίν σου αὐτὸ ποιεῖν. </text:span></text:span></text:p>
        <text:p text:style-name="P3"><text:span text:style-name="Default_20_Paragraph_20_Font"><text:span text:style-name="T1">15 </text:span></text:span><text:span text:style-name="Default_20_Paragraph_20_Font"><text:span text:style-name="T2">Ἰδοὺ δέδωκα πρὸ προσώπου σου σήμερον τὴν ζωὴν καὶ τὸν θάνατον, τὸ ἀγαθὸν καὶ τὸ κακόν. </text:span></text:span><text:span text:style-name="Default_20_Paragraph_20_Font"><text:span text:style-name="T1">16 </text:span></text:span><text:span text:style-name="Default_20_Paragraph_20_Font"><text:span text:style-name="T2">ἐὰν εἰσακούσῃς τὰς ἐντολὰς κυρίου τοῦ θεοῦ σου, ἃς ἐγὼ ἐντέλλομαί σοι σήμερον, ἀγαπᾶν κύριον τὸν θεόν σου, πορεύεσθαι ἐν πάσαις ταῖς ὁδοῖς αὐτοῦ, φυλάσσεσθαι τὰ δικαιώματα αὐτοῦ καὶ τὰς κρίσεις αὐτοῦ, καὶ ζήσεσθε καὶ πολλοὶ ἔσεσθε, καὶ εὐλογήσει σε κύριος ὁ θεός σου ἐν πάσῃ τῇ γῇ, εἰς ἣν εἰσπορεύῃ ἐκεῖ κληρονομῆσαι αὐτήν. </text:span></text:span><text:span text:style-name="Default_20_Paragraph_20_Font"><text:span text:style-name="T1">17 </text:span></text:span><text:span text:style-name="Default_20_Paragraph_20_Font"><text:span text:style-name="T2">καὶ ἐὰν μεταστῇ ἡ καρδία σου καὶ μὴ εἰσακούσῃς καὶ πλανηθεὶς προσκυνήσῃς θεοῖς ἑτέροις καὶ λατρεύσῃς αὐτοῖς, </text:span></text:span><text:span text:style-name="Default_20_Paragraph_20_Font"><text:span text:style-name="T1">18 </text:span></text:span><text:span text:style-name="Default_20_Paragraph_20_Font"><text:span text:style-name="T2">ἀναγγέλλω σοι σήμερον ὅτι ἀπωλείᾳ ἀπολεῖσθε καὶ οὐ μὴ πολυήμεροι γένησθε ἐπὶ τῆς γῆς, ἧς κύριος ὁ θεός σου δίδωσίν σοι, εἰς ἣν ὑμεῖς διαβαίνετε τὸν Ιορδάνην ἐκεῖ κληρονομῆσαι αὐτήν. </text:span></text:span><text:span text:style-name="Default_20_Paragraph_20_Font"><text:span text:style-name="T1">19 </text:span></text:span><text:span text:style-name="Default_20_Paragraph_20_Font"><text:span text:style-name="T2">διαμαρτύρομαι ὑμῖν σήμερον τόν τε οὐρανὸν καὶ τὴν γῆν Τὴν ζωὴν καὶ τὸν θάνατον δέδωκα πρὸ προσώπου ὑμῶν, τὴν εὐλογίαν καὶ τὴν κατάραν· ἔκλεξαι τὴν ζωήν, ἵνα ζῇς σὺ καὶ τὸ σπέρμα σου, </text:span></text:span><text:span text:style-name="Default_20_Paragraph_20_Font"><text:span text:style-name="T1">20 </text:span></text:span><text:span text:style-name="Default_20_Paragraph_20_Font"><text:span text:style-name="T2">ἀγαπᾶν κύριον τὸν θεόν σου, εἰσακούειν τῆς φωνῆς αὐτοῦ καὶ ἔχεσθαι αὐτοῦ· ὅτι τοῦτο ἡ ζωή σου καὶ ἡ μακρότης τῶν ἡμερῶν σου κατοικεῖν σε ἐπὶ τῆς γῆς, ἧς ὤμοσεν κύριος τοῖς πατράσιν σου Αβρααμ καὶ Ισαακ καὶ Ιακωβ δοῦναι αὐτοῖς. </text:span></text:span></text:p>
      </text:section>
      <text:section text:style-name="Sect1" text:name="Sect31">
        <text:p text:style-name="P2">Δευτερονομιον 31</text:p>
        <text:p text:style-name="P3"><text:span text:style-name="Default_20_Paragraph_20_Font"><text:span text:style-name="T1">1 </text:span></text:span><text:span text:style-name="Default_20_Paragraph_20_Font"><text:span text:style-name="T2">Καὶ συνετέλεσεν Μωϋσῆς λαλῶν πάντας τοὺς λόγους τούτους πρὸς πάντας υἱοὺς Ισραηλ· </text:span></text:span><text:span text:style-name="Default_20_Paragraph_20_Font"><text:span text:style-name="T1">2 </text:span></text:span><text:span text:style-name="Default_20_Paragraph_20_Font"><text:span text:style-name="T2">καὶ εἶπεν πρὸς αὐτούς Ἑκατὸν καὶ εἴκοσι ἐτῶν ἐγώ εἰμι σήμερον, οὐ δυνήσομαι ἔτι εἰσπορεύεσθαι καὶ ἐκπορεύεσθαι, κύριος δὲ εἶπεν πρός με Οὐ διαβήσῃ τὸν Ιορδάνην τοῦτον. </text:span></text:span><text:span text:style-name="Default_20_Paragraph_20_Font"><text:span text:style-name="T1">3 </text:span></text:span><text:span text:style-name="Default_20_Paragraph_20_Font"><text:span text:style-name="T2">κύριος ὁ θεός σου ὁ προπορευόμενος πρὸ προσώπου σου αὐτὸς ἐξολεθρεύσει τὰ ἔθνη ταῦτα ἀπὸ προσώπου σου, καὶ κατακληρονομήσεις αὐτούς· καὶ Ἰησοῦς ὁ προπορευόμενος πρὸ προσώπου σου, καθὰ ἐλάλησεν κύριος. </text:span></text:span><text:span text:style-name="Default_20_Paragraph_20_Font"><text:span text:style-name="T1">4 </text:span></text:span><text:span text:style-name="Default_20_Paragraph_20_Font"><text:span text:style-name="T2">καὶ ποιήσει κύριος αὐτοῖς καθὰ ἐποίησεν Σηων καὶ Ωγ, τοῖς δυσὶ βασιλεῦσιν τῶν Αμορραίων, οἳ ἦσαν πέραν τοῦ Ιορδάνου, καὶ τῇ γῇ αὐτῶν, καθότι ἐξωλέθρευσεν αὐτούς. </text:span></text:span><text:span text:style-name="Default_20_Paragraph_20_Font"><text:span text:style-name="T1">5 </text:span></text:span><text:span text:style-name="Default_20_Paragraph_20_Font"><text:span text:style-name="T2">καὶ παρέδωκεν αὐτοὺς κύριος ὑμῖν, καὶ ποιήσετε αὐτοῖς καθότι ἐνετειλάμην ὑμῖν. </text:span></text:span><text:span text:style-name="Default_20_Paragraph_20_Font"><text:span text:style-name="T1">6 </text:span></text:span><text:span text:style-name="Default_20_Paragraph_20_Font"><text:span text:style-name="T2">ἀνδρίζου καὶ ἴσχυε, μὴ φοβοῦ μηδὲ δειλία μηδὲ πτοηθῇς ἀπὸ προσώπου αὐτῶν, ὅτι κύριος ὁ θεός σου ὁ προπορευόμενος μεθ’ ὑμῶν ἐν ὑμῖν οὐ μή σε ἀνῇ οὔτε μή σε ἐγκαταλίπῃ. </text:span></text:span></text:p>
        <text:p text:style-name="P3"><text:soft-page-break/><text:span text:style-name="Default_20_Paragraph_20_Font"><text:span text:style-name="T1">7 </text:span></text:span><text:span text:style-name="Default_20_Paragraph_20_Font"><text:span text:style-name="T2">Καὶ ἐκάλεσεν Μωϋσῆς Ἰησοῦν καὶ εἶπεν αὐτῷ ἔναντι παντὸς Ισραηλ Ἀνδρίζου καὶ ἴσχυε· σὺ γὰρ εἰσελεύσῃ πρὸ προσώπου τοῦ λαοῦ τούτου εἰς τὴν γῆν, ἣν ὤμοσεν κύριος τοῖς πατράσιν ἡμῶν δοῦναι αὐτοῖς, καὶ σὺ κατακληρονομήσεις αὐτὴν αὐτοῖς· </text:span></text:span><text:span text:style-name="Default_20_Paragraph_20_Font"><text:span text:style-name="T1">8 </text:span></text:span><text:span text:style-name="Default_20_Paragraph_20_Font"><text:span text:style-name="T2">καὶ κύριος ὁ συμπορευόμενος μετὰ σοῦ οὐκ ἀνήσει σε οὐδὲ μὴ ἐγκαταλίπῃ σε· μὴ φοβοῦ μηδὲ δειλία. </text:span></text:span></text:p>
        <text:p text:style-name="P3"><text:span text:style-name="Default_20_Paragraph_20_Font"><text:span text:style-name="T1">9 </text:span></text:span><text:span text:style-name="Default_20_Paragraph_20_Font"><text:span text:style-name="T2">Καὶ ἔγραψεν Μωϋσῆς τὰ ῥήματα τοῦ νόμου τούτου εἰς βιβλίον καὶ ἔδωκεν τοῖς ἱερεῦσιν τοῖς υἱοῖς Λευι τοῖς αἴρουσιν τὴν κιβωτὸν τῆς διαθήκης κυρίου καὶ τοῖς πρεσβυτέροις τῶν υἱῶν Ισραηλ. </text:span></text:span><text:span text:style-name="Default_20_Paragraph_20_Font"><text:span text:style-name="T1">10 </text:span></text:span><text:span text:style-name="Default_20_Paragraph_20_Font"><text:span text:style-name="T2">καὶ ἐνετείλατο αὐτοῖς Μωϋσῆς ἐν τῇ ἡμέρᾳ ἐκείνῃ λέγων Μετὰ ἑπτὰ ἔτη ἐν καιρῷ ἐνιαυτοῦ ἀφέσεως ἐν ἑορτῇ σκηνοπηγίας </text:span></text:span><text:span text:style-name="Default_20_Paragraph_20_Font"><text:span text:style-name="T1">11 </text:span></text:span><text:span text:style-name="Default_20_Paragraph_20_Font"><text:span text:style-name="T2">ἐν τῷ συμπορεύεσθαι πάντα Ισραηλ ὀφθῆναι ἐνώπιον κυρίου τοῦ θεοῦ σου ἐν τῷ τόπῳ, ᾧ ἂν ἐκλέξηται κύριος, ἀναγνώσεσθε τὸν νόμον τοῦτον ἐναντίον παντὸς Ισραηλ εἰς τὰ ὦτα αὐτῶν· </text:span></text:span><text:span text:style-name="Default_20_Paragraph_20_Font"><text:span text:style-name="T1">12 </text:span></text:span><text:span text:style-name="Default_20_Paragraph_20_Font"><text:span text:style-name="T2">ἐκκλησιάσας τὸν λαόν, τοὺς ἄνδρας καὶ τὰς γυναῖκας καὶ τὰ ἔκγονα καὶ τὸν προσήλυτον τὸν ἐν ταῖς πόλεσιν ὑμῶν, ἵνα ἀκούσωσιν καὶ ἵνα μάθωσιν φοβεῖσθαι κύριον τὸν θεὸν ὑμῶν, καὶ ἀκούσονται ποιεῖν πάντας τοὺς λόγους τοῦ νόμου τούτου· </text:span></text:span><text:span text:style-name="Default_20_Paragraph_20_Font"><text:span text:style-name="T1">13 </text:span></text:span><text:span text:style-name="Default_20_Paragraph_20_Font"><text:span text:style-name="T2">καὶ οἱ υἱοὶ αὐτῶν, οἳ οὐκ οἴδασιν, ἀκούσονται καὶ μαθήσονται φοβεῖσθαι κύριον τὸν θεὸν ὑμῶν πάσας τὰς ἡμέρας, ὅσας αὐτοὶ ζῶσιν ἐπὶ τῆς γῆς, εἰς ἣν ὑμεῖς διαβαίνετε τὸν Ιορδάνην ἐκεῖ κληρονομῆσαι αὐτήν. </text:span></text:span></text:p>
        <text:p text:style-name="P3"><text:span text:style-name="Default_20_Paragraph_20_Font"><text:span text:style-name="T1">14 </text:span></text:span><text:span text:style-name="Default_20_Paragraph_20_Font"><text:span text:style-name="T2">Καὶ εἶπεν κύριος πρὸς Μωυσῆν Ἰδοὺ ἠγγίκασιν αἱ ἡμέραι τοῦ θανάτου σου· κάλεσον Ἰησοῦν καὶ στῆτε παρὰ τὰς θύρας τῆς σκηνῆς τοῦ μαρτυρίου, καὶ ἐντελοῦμαι αὐτῷ. καὶ ἐπορεύθη Μωϋσῆς καὶ Ἰησοῦς εἰς τὴν σκηνὴν τοῦ μαρτυρίου καὶ ἔστησαν παρὰ τὰς θύρας τῆς σκηνῆς τοῦ μαρτυρίου. </text:span></text:span><text:span text:style-name="Default_20_Paragraph_20_Font"><text:span text:style-name="T1">15 </text:span></text:span><text:span text:style-name="Default_20_Paragraph_20_Font"><text:span text:style-name="T2">καὶ κατέβη κύριος ἐν νεφέλῃ καὶ ἔστη παρὰ τὰς θύρας τῆς σκηνῆς τοῦ μαρτυρίου, καὶ ἔστη ὁ στῦλος τῆς νεφέλης παρὰ τὰς θύρας τῆς σκηνῆς. </text:span></text:span><text:span text:style-name="Default_20_Paragraph_20_Font"><text:span text:style-name="T1">16 </text:span></text:span><text:span text:style-name="Default_20_Paragraph_20_Font"><text:span text:style-name="T2">καὶ εἶπεν κύριος πρὸς Μωυσῆν Ἰδοὺ σὺ κοιμᾷ μετὰ τῶν πατέρων σου, καὶ ἀναστὰς ὁ λαὸς οὗτος ἐκπορνεύσει ὀπίσω θεῶν ἀλλοτρίων τῆς γῆς, εἰς ἣν οὗτος εἰσπορεύεται ἐκεῖ εἰς αὐτήν, καὶ ἐγκαταλείψουσίν με καὶ διασκεδάσουσιν τὴν διαθήκην μου, ἣν διεθέμην αὐτοῖς. </text:span></text:span><text:span text:style-name="Default_20_Paragraph_20_Font"><text:span text:style-name="T1">17 </text:span></text:span><text:span text:style-name="Default_20_Paragraph_20_Font"><text:span text:style-name="T2">καὶ ὀργισθήσομαι θυμῷ εἰς αὐτοὺς ἐν τῇ ἡμέρᾳ ἐκείνῃ καὶ καταλείψω αὐτοὺς καὶ ἀποστρέψω τὸ πρόσωπόν μου ἀπ’ αὐτῶν, καὶ ἔσται κατάβρωμα, καὶ εὑρήσουσιν αὐτὸν κακὰ πολλὰ καὶ θλίψεις, καὶ ἐρεῖ ἐν τῇ ἡμέρᾳ ἐκείνῃ Διότι οὐκ ἔστιν κύριος ὁ θεός μου ἐν ἐμοί, εὕροσάν με τὰ κακὰ ταῦτα. </text:span></text:span><text:span text:style-name="Default_20_Paragraph_20_Font"><text:span text:style-name="T1">18 </text:span></text:span><text:span text:style-name="Default_20_Paragraph_20_Font"><text:span text:style-name="T2">ἐγὼ δὲ ἀποστροφῇ ἀποστρέψω τὸ πρόσωπόν μου ἀπ’ αὐτῶν ἐν τῇ ἡμέρᾳ ἐκείνῃ διὰ πάσας τὰς κακίας, ἃς ἐποίησαν, ὅτι ἐπέστρεψαν ἐπὶ θεοὺς ἀλλοτρίους. </text:span></text:span><text:span text:style-name="Default_20_Paragraph_20_Font"><text:span text:style-name="T1">19 </text:span></text:span><text:span text:style-name="Default_20_Paragraph_20_Font"><text:span text:style-name="T2">καὶ νῦν γράψατε τὰ ῥήματα τῆς ᾠδῆς ταύτης καὶ διδάξετε αὐτὴν τοὺς υἱοὺς Ισραηλ καὶ ἐμβαλεῖτε αὐτὴν εἰς τὸ στόμα αὐτῶν, ἵνα γένηταί μοι ἡ ᾠδὴ αὕτη εἰς μαρτύριον ἐν υἱοῖς Ισραηλ. </text:span></text:span><text:span text:style-name="Default_20_Paragraph_20_Font"><text:span text:style-name="T1">20 </text:span></text:span><text:span text:style-name="Default_20_Paragraph_20_Font"><text:span text:style-name="T2">εἰσάξω γὰρ αὐτοὺς εἰς τὴν γῆν τὴν ἀγαθήν, ἣν ὤμοσα τοῖς πατράσιν αὐτῶν δοῦναι αὐτοῖς, γῆν ῥέουσαν γάλα καὶ μέλι, καὶ φάγονται καὶ ἐμπλησθέντες κορήσουσιν· καὶ ἐπιστραφήσονται ἐπὶ θεοὺς ἀλλοτρίους καὶ λατρεύσουσιν αὐτοῖς καὶ παροξυνοῦσίν με καὶ διασκεδάσουσιν τὴν διαθήκην μου. </text:span></text:span><text:span text:style-name="Default_20_Paragraph_20_Font"><text:span text:style-name="T1">21 </text:span></text:span><text:span text:style-name="Default_20_Paragraph_20_Font"><text:span text:style-name="T2">καὶ ἀντικαταστήσεται ἡ ᾠδὴ αὕτη κατὰ πρόσωπον μαρτυροῦσα, οὐ γὰρ μὴ ἐπιλησθῇ ἀπὸ στόματος αὐτῶν καὶ ἀπὸ στόματος τοῦ σπέρματος αὐτῶν· ἐγὼ γὰρ οἶδα τὴν πονηρίαν αὐτῶν, ὅσα ποιοῦσιν ὧδε σήμερον πρὸ τοῦ εἰσαγαγεῖν με αὐτοὺς εἰς τὴν γῆν τὴν ἀγαθήν, ἣν ὤμοσα τοῖς πατράσιν αὐτῶν. </text:span></text:span><text:span text:style-name="Default_20_Paragraph_20_Font"><text:span text:style-name="T1">22 </text:span></text:span><text:span text:style-name="Default_20_Paragraph_20_Font"><text:span text:style-name="T2">καὶ ἔγραψεν Μωϋσῆς τὴν ᾠδὴν ταύτην ἐν ἐκείνῃ τῇ ἡμέρᾳ καὶ ἐδίδαξεν αὐτὴν τοὺς υἱοὺς Ισραηλ. </text:span></text:span><text:span text:style-name="Default_20_Paragraph_20_Font"><text:span text:style-name="T1">23 </text:span></text:span><text:span text:style-name="Default_20_Paragraph_20_Font"><text:span text:style-name="T2">καὶ ἐνετείλατο Μωϋσῆς Ἰησοῖ καὶ εἶπεν αὐτῷ Ἀνδρίζου καὶ ἴσχυε· σὺ γὰρ εἰσάξεις τοὺς υἱοὺς Ισραηλ εἰς τὴν γῆν, ἣν ὤμοσεν κύριος αὐτοῖς, καὶ αὐτὸς ἔσται μετὰ σοῦ. </text:span></text:span></text:p>
        <text:p text:style-name="P3"><text:soft-page-break/><text:span text:style-name="Default_20_Paragraph_20_Font"><text:span text:style-name="T1">24 </text:span></text:span><text:span text:style-name="Default_20_Paragraph_20_Font"><text:span text:style-name="T2">Ἡνίκα δὲ συνετέλεσεν Μωϋσῆς γράφων πάντας τοὺς λόγους τοῦ νόμου τούτου εἰς βιβλίον ἕως εἰς τέλος, </text:span></text:span><text:span text:style-name="Default_20_Paragraph_20_Font"><text:span text:style-name="T1">25 </text:span></text:span><text:span text:style-name="Default_20_Paragraph_20_Font"><text:span text:style-name="T2">καὶ ἐνετείλατο τοῖς Λευίταις τοῖς αἴρουσιν τὴν κιβωτὸν τῆς διαθήκης κυρίου λέγων </text:span></text:span><text:span text:style-name="Default_20_Paragraph_20_Font"><text:span text:style-name="T1">26 </text:span></text:span><text:span text:style-name="Default_20_Paragraph_20_Font"><text:span text:style-name="T2">Λαβόντες τὸ βιβλίον τοῦ νόμου τούτου θήσετε αὐτὸ ἐκ πλαγίων τῆς κιβωτοῦ τῆς διαθήκης κυρίου τοῦ θεοῦ ὑμῶν, καὶ ἔσται ἐκεῖ ἐν σοὶ εἰς μαρτύριον. </text:span></text:span><text:span text:style-name="Default_20_Paragraph_20_Font"><text:span text:style-name="T1">27 </text:span></text:span><text:span text:style-name="Default_20_Paragraph_20_Font"><text:span text:style-name="T2">ὅτι ἐγὼ ἐπίσταμαι τὸν ἐρεθισμόν σου καὶ τὸν τράχηλόν σου τὸν σκληρόν· ἔτι γὰρ ἐμοῦ ζῶντος μεθ’ ὑμῶν σήμερον παραπικραίνοντες ἦτε τὰ πρὸς τὸν θεόν, πῶς οὐχὶ καὶ ἔσχατον τοῦ θανάτου μου; </text:span></text:span><text:span text:style-name="Default_20_Paragraph_20_Font"><text:span text:style-name="T1">28 </text:span></text:span><text:span text:style-name="Default_20_Paragraph_20_Font"><text:span text:style-name="T2">ἐκκλησιάσατε πρός με τοὺς φυλάρχους ὑμῶν καὶ τοὺς πρεσβυτέρους ὑμῶν καὶ τοὺς κριτὰς ὑμῶν καὶ τοὺς γραμματοεισαγωγεῖς ὑμῶν, ἵνα λαλήσω εἰς τὰ ὦτα αὐτῶν πάντας τοὺς λόγους τούτους καὶ διαμαρτύρωμαι αὐτοῖς τόν τε οὐρανὸν καὶ τὴν γῆν· </text:span></text:span><text:span text:style-name="Default_20_Paragraph_20_Font"><text:span text:style-name="T1">29 </text:span></text:span><text:span text:style-name="Default_20_Paragraph_20_Font"><text:span text:style-name="T2">οἶδα γὰρ ὅτι ἔσχατον τῆς τελευτῆς μου ἀνομίᾳ ἀνομήσετε καὶ ἐκκλινεῖτε ἐκ τῆς ὁδοῦ, ἧς ἐνετειλάμην ὑμῖν, καὶ συναντήσεται ὑμῖν τὰ κακὰ ἔσχατον τῶν ἡμερῶν, ὅτι ποιήσετε τὸ πονηρὸν ἐναντίον κυρίου παροργίσαι αὐτὸν ἐν τοῖς ἔργοις τῶν χειρῶν ὑμῶν. </text:span></text:span></text:p>
        <text:p text:style-name="P3"><text:span text:style-name="Default_20_Paragraph_20_Font"><text:span text:style-name="T1">30 </text:span></text:span><text:span text:style-name="Default_20_Paragraph_20_Font"><text:span text:style-name="T2">Καὶ ἐλάλησεν Μωϋσῆς εἰς τὰ ὦτα πάσης ἐκκλησίας Ισραηλ τὰ ῥήματα τῆς ᾠδῆς ταύτης ἕως εἰς τέλος </text:span></text:span></text:p>
      </text:section>
      <text:section text:style-name="Sect1" text:name="Sect32">
        <text:p text:style-name="P2">Δευτερονομιον 32</text:p>
        <text:p text:style-name="P4"><text:span text:style-name="Default_20_Paragraph_20_Font"><text:span text:style-name="T1">1 </text:span></text:span><text:span text:style-name="Default_20_Paragraph_20_Font"><text:span text:style-name="T2">Πρόσεχε, οὐρανέ, καὶ λαλήσω, <text:line-break/>καὶ ἀκουέτω γῆ ῥήματα ἐκ στόματός μου. </text:span></text:span></text:p>
        <text:p text:style-name="P5"><text:span text:style-name="Default_20_Paragraph_20_Font"><text:span text:style-name="T1">2 </text:span></text:span><text:span text:style-name="Default_20_Paragraph_20_Font"><text:span text:style-name="T2">προσδοκάσθω ὡς ὑετὸς τὸ ἀπόφθεγμά μου, <text:line-break/>καὶ καταβήτω ὡς δρόσος τὰ ῥήματά μου, <text:line-break/>ὡσεὶ ὄμβρος ἐπ’ ἄγρωστιν <text:line-break/>καὶ ὡσεὶ νιφετὸς ἐπὶ χόρτον. </text:span></text:span></text:p>
        <text:p text:style-name="P5"><text:span text:style-name="Default_20_Paragraph_20_Font"><text:span text:style-name="T1">3 </text:span></text:span><text:span text:style-name="Default_20_Paragraph_20_Font"><text:span text:style-name="T2">ὅτι ὄνομα κυρίου ἐκάλεσα· <text:line-break/>δότε μεγαλωσύνην τῷ θεῷ ἡμῶν. </text:span></text:span></text:p>
        <text:p text:style-name="P5"><text:span text:style-name="Default_20_Paragraph_20_Font"><text:span text:style-name="T1">4 </text:span></text:span><text:span text:style-name="Default_20_Paragraph_20_Font"><text:span text:style-name="T2">θεός, ἀληθινὰ τὰ ἔργα αὐτοῦ, <text:line-break/>καὶ πᾶσαι αἱ ὁδοὶ αὐτοῦ κρίσεις· <text:line-break/>θεὸς πιστός, καὶ οὐκ ἔστιν ἀδικία, <text:line-break/>δίκαιος καὶ ὅσιος κύριος. </text:span></text:span></text:p>
        <text:p text:style-name="P5"><text:span text:style-name="Default_20_Paragraph_20_Font"><text:span text:style-name="T1">5 </text:span></text:span><text:span text:style-name="Default_20_Paragraph_20_Font"><text:span text:style-name="T2">ἡμάρτοσαν οὐκ αὐτῷ τέκνα μωμητά, <text:line-break/>γενεὰ σκολιὰ καὶ διεστραμμένη. </text:span></text:span></text:p>
        <text:p text:style-name="P5"><text:span text:style-name="Default_20_Paragraph_20_Font"><text:span text:style-name="T1">6 </text:span></text:span><text:span text:style-name="Default_20_Paragraph_20_Font"><text:span text:style-name="T2">ταῦτα κυρίῳ ἀνταποδίδοτε οὕτω, <text:line-break/>λαὸς μωρὸς καὶ οὐχὶ σοφός; <text:line-break/></text:span></text:span><text:soft-page-break/><text:span text:style-name="Default_20_Paragraph_20_Font"><text:span text:style-name="T2">οὐκ αὐτὸς οὗτός σου πατὴρ ἐκτήσατό σε <text:line-break/>καὶ ἐποίησέν σε καὶ ἔκτισέν σε; </text:span></text:span></text:p>
        <text:p text:style-name="P5"><text:span text:style-name="Default_20_Paragraph_20_Font"><text:span text:style-name="T1">7 </text:span></text:span><text:span text:style-name="Default_20_Paragraph_20_Font"><text:span text:style-name="T2">μνήσθητε ἡμέρας αἰῶνος, <text:line-break/>σύνετε ἔτη γενεᾶς γενεῶν· <text:line-break/>ἐπερώτησον τὸν πατέρα σου, καὶ ἀναγγελεῖ σοι, <text:line-break/>τοὺς πρεσβυτέρους σου, καὶ ἐροῦσίν σοι. </text:span></text:span></text:p>
        <text:p text:style-name="P5"><text:span text:style-name="Default_20_Paragraph_20_Font"><text:span text:style-name="T1">8 </text:span></text:span><text:span text:style-name="Default_20_Paragraph_20_Font"><text:span text:style-name="T2">ὅτε διεμέριζεν ὁ ὕψιστος ἔθνη, <text:line-break/>ὡς διέσπειρεν υἱοὺς Αδαμ, <text:line-break/>ἔστησεν ὅρια ἐθνῶν κατὰ ἀριθμὸν ἀγγέλων θεοῦ, </text:span></text:span></text:p>
        <text:p text:style-name="P5"><text:span text:style-name="Default_20_Paragraph_20_Font"><text:span text:style-name="T1">9 </text:span></text:span><text:span text:style-name="Default_20_Paragraph_20_Font"><text:span text:style-name="T2">καὶ ἐγενήθη μερὶς κυρίου λαὸς αὐτοῦ Ιακωβ, <text:line-break/>σχοίνισμα κληρονομίας αὐτοῦ Ισραηλ. </text:span></text:span></text:p>
        <text:p text:style-name="P5"><text:span text:style-name="Default_20_Paragraph_20_Font"><text:span text:style-name="T1">10 </text:span></text:span><text:span text:style-name="Default_20_Paragraph_20_Font"><text:span text:style-name="T2">αὐτάρκησεν αὐτὸν ἐν γῇ ἐρήμῳ, <text:line-break/>ἐν δίψει καύματος ἐν ἀνύδρῳ· <text:line-break/>ἐκύκλωσεν αὐτὸν καὶ ἐπαίδευσεν αὐτὸν <text:line-break/>καὶ διεφύλαξεν αὐτὸν ὡς κόραν ὀφθαλμοῦ </text:span></text:span></text:p>
        <text:p text:style-name="P5"><text:span text:style-name="Default_20_Paragraph_20_Font"><text:span text:style-name="T1">11 </text:span></text:span><text:span text:style-name="Default_20_Paragraph_20_Font"><text:span text:style-name="T2">ὡς ἀετὸς σκεπάσαι νοσσιὰν αὐτοῦ <text:line-break/>καὶ ἐπὶ τοῖς νεοσσοῖς αὐτοῦ ἐπεπόθησεν, <text:line-break/>διεὶς τὰς πτέρυγας αὐτοῦ ἐδέξατο αὐτοὺς <text:line-break/>καὶ ἀνέλαβεν αὐτοὺς ἐπὶ τῶν μεταφρένων αὐτοῦ. </text:span></text:span></text:p>
        <text:p text:style-name="P5"><text:span text:style-name="Default_20_Paragraph_20_Font"><text:span text:style-name="T1">12 </text:span></text:span><text:span text:style-name="Default_20_Paragraph_20_Font"><text:span text:style-name="T2">κύριος μόνος ἦγεν αὐτούς, <text:line-break/>καὶ οὐκ ἦν μετ’ αὐτῶν θεὸς ἀλλότριος. </text:span></text:span></text:p>
        <text:p text:style-name="P5"><text:span text:style-name="Default_20_Paragraph_20_Font"><text:span text:style-name="T1">13 </text:span></text:span><text:span text:style-name="Default_20_Paragraph_20_Font"><text:span text:style-name="T2">ἀνεβίβασεν αὐτοὺς ἐπὶ τὴν ἰσχὺν τῆς γῆς, <text:line-break/>ἐψώμισεν αὐτοὺς γενήματα ἀγρῶν· <text:line-break/>ἐθήλασαν μέλι ἐκ πέτρας <text:line-break/>καὶ ἔλαιον ἐκ στερεᾶς πέτρας, </text:span></text:span></text:p>
        <text:p text:style-name="P5"><text:span text:style-name="Default_20_Paragraph_20_Font"><text:span text:style-name="T1">14 </text:span></text:span><text:span text:style-name="Default_20_Paragraph_20_Font"><text:span text:style-name="T2">βούτυρον βοῶν καὶ γάλα προβάτων <text:line-break/>μετὰ στέατος ἀρνῶν καὶ κριῶν, <text:line-break/>υἱῶν ταύρων καὶ τράγων <text:line-break/>μετὰ στέατος νεφρῶν πυροῦ, <text:line-break/>καὶ αἷμα σταφυλῆς ἔπιον οἶνον. </text:span></text:span></text:p>
        <text:p text:style-name="P5"><text:soft-page-break/><text:span text:style-name="Default_20_Paragraph_20_Font"><text:span text:style-name="T1">15 </text:span></text:span><text:span text:style-name="Default_20_Paragraph_20_Font"><text:span text:style-name="T2">καὶ ἔφαγεν Ιακωβ καὶ ἐνεπλήσθη, <text:line-break/>καὶ ἀπελάκτισεν ὁ ἠγαπημένος, <text:line-break/>ἐλιπάνθη, ἐπαχύνθη, ἐπλατύνθη· <text:line-break/>καὶ ἐγκατέλιπεν θεὸν τὸν ποιήσαντα αὐτὸν <text:line-break/>καὶ ἀπέστη ἀπὸ θεοῦ σωτῆρος αὐτοῦ. </text:span></text:span></text:p>
        <text:p text:style-name="P5"><text:span text:style-name="Default_20_Paragraph_20_Font"><text:span text:style-name="T1">16 </text:span></text:span><text:span text:style-name="Default_20_Paragraph_20_Font"><text:span text:style-name="T2">παρώξυνάν με ἐπ’ ἀλλοτρίοις, <text:line-break/>ἐν βδελύγμασιν αὐτῶν ἐξεπίκρανάν με· </text:span></text:span></text:p>
        <text:p text:style-name="P5"><text:span text:style-name="Default_20_Paragraph_20_Font"><text:span text:style-name="T1">17 </text:span></text:span><text:span text:style-name="Default_20_Paragraph_20_Font"><text:span text:style-name="T2">ἔθυσαν δαιμονίοις καὶ οὐ θεῷ, <text:line-break/>θεοῖς, οἷς οὐκ ᾔδεισαν· <text:line-break/>καινοὶ πρόσφατοι ἥκασιν, <text:line-break/>οὓς οὐκ ᾔδεισαν οἱ πατέρες αὐτῶν. </text:span></text:span></text:p>
        <text:p text:style-name="P5"><text:span text:style-name="Default_20_Paragraph_20_Font"><text:span text:style-name="T1">18 </text:span></text:span><text:span text:style-name="Default_20_Paragraph_20_Font"><text:span text:style-name="T2">θεὸν τὸν γεννήσαντά σε ἐγκατέλιπες <text:line-break/>καὶ ἐπελάθου θεοῦ τοῦ τρέφοντός σε. </text:span></text:span></text:p>
        <text:p text:style-name="P5"><text:span text:style-name="Default_20_Paragraph_20_Font"><text:span text:style-name="T1">19 </text:span></text:span><text:span text:style-name="Default_20_Paragraph_20_Font"><text:span text:style-name="T2">καὶ εἶδεν κύριος καὶ ἐζήλωσεν <text:line-break/>καὶ παρωξύνθη δι’ ὀργὴν υἱῶν αὐτοῦ καὶ θυγατέρων </text:span></text:span></text:p>
        <text:p text:style-name="P5"><text:span text:style-name="Default_20_Paragraph_20_Font"><text:span text:style-name="T1">20 </text:span></text:span><text:span text:style-name="Default_20_Paragraph_20_Font"><text:span text:style-name="T2">καὶ εἶπεν Ἀποστρέψω τὸ πρόσωπόν μου ἀπ’ αὐτῶν <text:line-break/>καὶ δείξω τί ἔσται αὐτοῖς ἐπ’ ἐσχάτων· <text:line-break/>ὅτι γενεὰ ἐξεστραμμένη ἐστίν, <text:line-break/>υἱοί, οἷς οὐκ ἔστιν πίστις ἐν αὐτοῖς. </text:span></text:span></text:p>
        <text:p text:style-name="P5"><text:span text:style-name="Default_20_Paragraph_20_Font"><text:span text:style-name="T1">21 </text:span></text:span><text:span text:style-name="Default_20_Paragraph_20_Font"><text:span text:style-name="T2">αὐτοὶ παρεζήλωσάν με ἐπ’ οὐ θεῷ, <text:line-break/>παρώργισάν με ἐν τοῖς εἰδώλοις αὐτῶν· <text:line-break/>κἀγὼ παραζηλώσω αὐτοὺς ἐπ’ οὐκ ἔθνει, <text:line-break/>ἐπ’ ἔθνει ἀσυνέτῳ παροργιῶ αὐτούς. </text:span></text:span></text:p>
        <text:p text:style-name="P5"><text:span text:style-name="Default_20_Paragraph_20_Font"><text:span text:style-name="T1">22 </text:span></text:span><text:span text:style-name="Default_20_Paragraph_20_Font"><text:span text:style-name="T2">ὅτι πῦρ ἐκκέκαυται ἐκ τοῦ θυμοῦ μου, <text:line-break/>καυθήσεται ἕως ᾅδου κάτω, <text:line-break/>καταφάγεται γῆν καὶ τὰ γενήματα αὐτῆς, <text:line-break/>φλέξει θεμέλια ὀρέων. </text:span></text:span></text:p>
        <text:p text:style-name="P5"><text:span text:style-name="Default_20_Paragraph_20_Font"><text:span text:style-name="T1">23 </text:span></text:span><text:span text:style-name="Default_20_Paragraph_20_Font"><text:span text:style-name="T2">συνάξω εἰς αὐτοὺς κακὰ <text:line-break/>καὶ τὰ βέλη μου συντελέσω εἰς αὐτούς. </text:span></text:span></text:p>
        <text:p text:style-name="P5"><text:soft-page-break/><text:span text:style-name="Default_20_Paragraph_20_Font"><text:span text:style-name="T1">24 </text:span></text:span><text:span text:style-name="Default_20_Paragraph_20_Font"><text:span text:style-name="T2">τηκόμενοι λιμῷ καὶ βρώσει ὀρνέων <text:line-break/>καὶ ὀπισθότονος ἀνίατος· <text:line-break/>ὀδόντας θηρίων ἀποστελῶ εἰς αὐτοὺς <text:line-break/>μετὰ θυμοῦ συρόντων ἐπὶ γῆς. </text:span></text:span></text:p>
        <text:p text:style-name="P5"><text:span text:style-name="Default_20_Paragraph_20_Font"><text:span text:style-name="T1">25 </text:span></text:span><text:span text:style-name="Default_20_Paragraph_20_Font"><text:span text:style-name="T2">ἔξωθεν ἀτεκνώσει αὐτοὺς μάχαιρα <text:line-break/>καὶ ἐκ τῶν ταμιείων φόβος· <text:line-break/>νεανίσκος σὺν παρθένῳ, <text:line-break/>θηλάζων μετὰ καθεστηκότος πρεσβύτου. </text:span></text:span></text:p>
        <text:p text:style-name="P5"><text:span text:style-name="Default_20_Paragraph_20_Font"><text:span text:style-name="T1">26 </text:span></text:span><text:span text:style-name="Default_20_Paragraph_20_Font"><text:span text:style-name="T2">εἶπα Διασπερῶ αὐτούς, <text:line-break/>παύσω δὴ ἐξ ἀνθρώπων τὸ μνημόσυνον αὐτῶν, </text:span></text:span></text:p>
        <text:p text:style-name="P5"><text:span text:style-name="Default_20_Paragraph_20_Font"><text:span text:style-name="T1">27 </text:span></text:span><text:span text:style-name="Default_20_Paragraph_20_Font"><text:span text:style-name="T2">εἰ μὴ δι’ ὀργὴν ἐχθρῶν, ἵνα μὴ μακροχρονίσωσιν, <text:line-break/>καὶ ἵνα μὴ συνεπιθῶνται οἱ ὑπεναντίοι, <text:line-break/>μὴ εἴπωσιν Ἡ χεὶρ ἡμῶν ἡ ὑψηλὴ <text:line-break/>καὶ οὐχὶ κύριος ἐποίησεν ταῦτα πάντα. </text:span></text:span></text:p>
        <text:p text:style-name="P5"><text:span text:style-name="Default_20_Paragraph_20_Font"><text:span text:style-name="T1">28 </text:span></text:span><text:span text:style-name="Default_20_Paragraph_20_Font"><text:span text:style-name="T2">ὅτι ἔθνος ἀπολωλεκὸς βουλήν ἐστιν, <text:line-break/>καὶ οὐκ ἔστιν ἐν αὐτοῖς ἐπιστήμη. </text:span></text:span></text:p>
        <text:p text:style-name="P5"><text:span text:style-name="Default_20_Paragraph_20_Font"><text:span text:style-name="T1">29 </text:span></text:span><text:span text:style-name="Default_20_Paragraph_20_Font"><text:span text:style-name="T2">οὐκ ἐφρόνησαν συνιέναι ταῦτα· <text:line-break/>καταδεξάσθωσαν εἰς τὸν ἐπιόντα χρόνον. </text:span></text:span></text:p>
        <text:p text:style-name="P5"><text:span text:style-name="Default_20_Paragraph_20_Font"><text:span text:style-name="T1">30 </text:span></text:span><text:span text:style-name="Default_20_Paragraph_20_Font"><text:span text:style-name="T2">πῶς διώξεται εἷς χιλίους <text:line-break/>καὶ δύο μετακινήσουσιν μυριάδας, <text:line-break/>εἰ μὴ ὁ θεὸς ἀπέδοτο αὐτοὺς <text:line-break/>καὶ κύριος παρέδωκεν αὐτούς; </text:span></text:span></text:p>
        <text:p text:style-name="P5"><text:span text:style-name="Default_20_Paragraph_20_Font"><text:span text:style-name="T1">31 </text:span></text:span><text:span text:style-name="Default_20_Paragraph_20_Font"><text:span text:style-name="T2">ὅτι οὐκ ἔστιν ὡς ὁ θεὸς ἡμῶν οἱ θεοὶ αὐτῶν· <text:line-break/>οἱ δὲ ἐχθροὶ ἡμῶν ἀνόητοι. </text:span></text:span></text:p>
        <text:p text:style-name="P5"><text:span text:style-name="Default_20_Paragraph_20_Font"><text:span text:style-name="T1">32 </text:span></text:span><text:span text:style-name="Default_20_Paragraph_20_Font"><text:span text:style-name="T2">ἐκ γὰρ ἀμπέλου Σοδομων ἡ ἄμπελος αὐτῶν, <text:line-break/>καὶ ἡ κληματὶς αὐτῶν ἐκ Γομορρας· <text:line-break/>ἡ σταφυλὴ αὐτῶν σταφυλὴ χολῆς, <text:line-break/>βότρυς πικρίας αὐτοῖς· </text:span></text:span></text:p>
        <text:p text:style-name="P5"><text:span text:style-name="Default_20_Paragraph_20_Font"><text:span text:style-name="T1">33 </text:span></text:span><text:span text:style-name="Default_20_Paragraph_20_Font"><text:span text:style-name="T2">θυμὸς δρακόντων ὁ οἶνος αὐτῶν <text:line-break/>καὶ θυμὸς ἀσπίδων ἀνίατος. </text:span></text:span></text:p>
        <text:p text:style-name="P5"><text:soft-page-break/><text:span text:style-name="Default_20_Paragraph_20_Font"><text:span text:style-name="T1">34 </text:span></text:span><text:span text:style-name="Default_20_Paragraph_20_Font"><text:span text:style-name="T2">οὐκ ἰδοὺ ταῦτα συνῆκται παρ’ ἐμοὶ <text:line-break/>καὶ ἐσφράγισται ἐν τοῖς θησαυροῖς μου; </text:span></text:span></text:p>
        <text:p text:style-name="P5"><text:span text:style-name="Default_20_Paragraph_20_Font"><text:span text:style-name="T1">35 </text:span></text:span><text:span text:style-name="Default_20_Paragraph_20_Font"><text:span text:style-name="T2">ἐν ἡμέρᾳ ἐκδικήσεως ἀνταποδώσω, <text:line-break/>ἐν καιρῷ, ὅταν σφαλῇ ὁ ποὺς αὐτῶν· <text:line-break/>ὅτι ἐγγὺς ἡμέρα ἀπωλείας αὐτῶν, <text:line-break/>καὶ πάρεστιν ἕτοιμα ὑμῖν. </text:span></text:span></text:p>
        <text:p text:style-name="P5"><text:span text:style-name="Default_20_Paragraph_20_Font"><text:span text:style-name="T1">36 </text:span></text:span><text:span text:style-name="Default_20_Paragraph_20_Font"><text:span text:style-name="T2">ὅτι κρινεῖ κύριος τὸν λαὸν αὐτοῦ <text:line-break/>καὶ ἐπὶ τοῖς δούλοις αὐτοῦ παρακληθήσεται· <text:line-break/>εἶδεν γὰρ παραλελυμένους αὐτοὺς <text:line-break/>καὶ ἐκλελοιπότας ἐν ἐπαγωγῇ καὶ παρειμένους. </text:span></text:span></text:p>
        <text:p text:style-name="P5"><text:span text:style-name="Default_20_Paragraph_20_Font"><text:span text:style-name="T1">37 </text:span></text:span><text:span text:style-name="Default_20_Paragraph_20_Font"><text:span text:style-name="T2">καὶ εἶπεν κύριος Ποῦ εἰσιν οἱ θεοὶ αὐτῶν, <text:line-break/>ἐφ’ οἷς ἐπεποίθεισαν ἐπ’ αὐτοῖς, </text:span></text:span></text:p>
        <text:p text:style-name="P5"><text:span text:style-name="Default_20_Paragraph_20_Font"><text:span text:style-name="T1">38 </text:span></text:span><text:span text:style-name="Default_20_Paragraph_20_Font"><text:span text:style-name="T2">ὧν τὸ στέαρ τῶν θυσιῶν αὐτῶν ἠσθίετε <text:line-break/>καὶ ἐπίνετε τὸν οἶνον τῶν σπονδῶν αὐτῶν; <text:line-break/>ἀναστήτωσαν καὶ βοηθησάτωσαν ὑμῖν <text:line-break/>καὶ γενηθήτωσαν ὑμῖν σκεπασταί. </text:span></text:span></text:p>
        <text:p text:style-name="P5"><text:span text:style-name="Default_20_Paragraph_20_Font"><text:span text:style-name="T1">39 </text:span></text:span><text:span text:style-name="Default_20_Paragraph_20_Font"><text:span text:style-name="T2">ἴδετε ἴδετε ὅτι ἐγώ εἰμι, <text:line-break/>καὶ οὐκ ἔστιν θεὸς πλὴν ἐμοῦ· <text:line-break/>ἐγὼ ἀποκτενῶ καὶ ζῆν ποιήσω, <text:line-break/>πατάξω κἀγὼ ἰάσομαι, <text:line-break/>καὶ οὐκ ἔστιν ὃς ἐξελεῖται ἐκ τῶν χειρῶν μου. </text:span></text:span></text:p>
        <text:p text:style-name="P5"><text:span text:style-name="Default_20_Paragraph_20_Font"><text:span text:style-name="T1">40 </text:span></text:span><text:span text:style-name="Default_20_Paragraph_20_Font"><text:span text:style-name="T2">ὅτι ἀρῶ εἰς τὸν οὐρανὸν τὴν χεῖρά μου <text:line-break/>καὶ ὀμοῦμαι τῇ δεξιᾷ μου <text:line-break/>καὶ ἐρῶ Ζῶ ἐγὼ εἰς τὸν αἰῶνα, </text:span></text:span></text:p>
        <text:p text:style-name="P5"><text:span text:style-name="Default_20_Paragraph_20_Font"><text:span text:style-name="T1">41 </text:span></text:span><text:span text:style-name="Default_20_Paragraph_20_Font"><text:span text:style-name="T2">ὅτι παροξυνῶ ὡς ἀστραπὴν τὴν μάχαιράν μου, <text:line-break/>καὶ ἀνθέξεται κρίματος ἡ χείρ μου, <text:line-break/>καὶ ἀνταποδώσω δίκην τοῖς ἐχθροῖς <text:line-break/>καὶ τοῖς μισοῦσίν με ἀνταποδώσω· </text:span></text:span></text:p>
        <text:p text:style-name="P5"><text:span text:style-name="Default_20_Paragraph_20_Font"><text:span text:style-name="T1">42 </text:span></text:span><text:span text:style-name="Default_20_Paragraph_20_Font"><text:span text:style-name="T2">μεθύσω τὰ βέλη μου ἀφ’ <text:s/>αἵματος, <text:line-break/>καὶ ἡ μάχαιρά μου καταφάγεται κρέα, <text:line-break/></text:span></text:span><text:soft-page-break/><text:span text:style-name="Default_20_Paragraph_20_Font"><text:span text:style-name="T2">ἀφ’ <text:s/>αἵματος τραυματιῶν καὶ αἰχμαλωσίας, <text:line-break/>ἀπὸ κεφαλῆς ἀρχόντων ἐχθρῶν. </text:span></text:span></text:p>
        <text:p text:style-name="P5"><text:span text:style-name="Default_20_Paragraph_20_Font"><text:span text:style-name="T1">43 </text:span></text:span><text:span text:style-name="Default_20_Paragraph_20_Font"><text:span text:style-name="T2">εὐφράνθητε, οὐρανοί, ἅμα αὐτῷ, <text:line-break/>καὶ προσκυνησάτωσαν αὐτῷ πάντες υἱοὶ θεοῦ· <text:line-break/>εὐφράνθητε, ἔθνη, μετὰ τοῦ λαοῦ αὐτοῦ, <text:line-break/>καὶ ἐνισχυσάτωσαν αὐτῷ πάντες ἄγγελοι θεοῦ· <text:line-break/>ὅτι τὸ αἷμα τῶν υἱῶν αὐτοῦ ἐκδικᾶται, <text:line-break/>καὶ ἐκδικήσει καὶ ἀνταποδώσει δίκην τοῖς ἐχθροῖς <text:line-break/>καὶ τοῖς μισοῦσιν ἀνταποδώσει, <text:line-break/>καὶ ἐκκαθαριεῖ κύριος τὴν γῆν τοῦ λαοῦ αὐτοῦ. </text:span></text:span></text:p>
        <text:p text:style-name="P3"><text:span text:style-name="Default_20_Paragraph_20_Font"><text:span text:style-name="T1">44 </text:span></text:span><text:span text:style-name="Default_20_Paragraph_20_Font"><text:span text:style-name="T2">Καὶ ἔγραψεν Μωϋσῆς τὴν ᾠδὴν ταύτην ἐν ἐκείνῃ τῇ ἡμέρᾳ καὶ ἐδίδαξεν αὐτὴν τοὺς υἱοὺς Ισραηλ. καὶ εἰσῆλθεν Μωϋσῆς καὶ ἐλάλησεν πάντας τοὺς λόγους τοῦ νόμου τούτου εἰς τὰ ὦτα τοῦ λαοῦ, αὐτὸς καὶ Ἰησοῦς ὁ τοῦ Ναυη. </text:span></text:span><text:span text:style-name="Default_20_Paragraph_20_Font"><text:span text:style-name="T1">45 </text:span></text:span><text:span text:style-name="Default_20_Paragraph_20_Font"><text:span text:style-name="T2">καὶ συνετέλεσεν Μωϋσῆς λαλῶν παντὶ Ισραηλ </text:span></text:span><text:span text:style-name="Default_20_Paragraph_20_Font"><text:span text:style-name="T1">46 </text:span></text:span><text:span text:style-name="Default_20_Paragraph_20_Font"><text:span text:style-name="T2">καὶ εἶπεν πρὸς αὐτούς Προσέχετε τῇ καρδίᾳ ἐπὶ πάντας τοὺς λόγους τούτους, οὓς ἐγὼ διαμαρτύρομαι ὑμῖν σήμερον, ἃ ἐντελεῖσθε τοῖς υἱοῖς ὑμῶν φυλάσσειν καὶ ποιεῖν πάντας τοὺς λόγους τοῦ νόμου τούτου· </text:span></text:span><text:span text:style-name="Default_20_Paragraph_20_Font"><text:span text:style-name="T1">47 </text:span></text:span><text:span text:style-name="Default_20_Paragraph_20_Font"><text:span text:style-name="T2">ὅτι οὐχὶ λόγος κενὸς οὗτος ὑμῖν, ὅτι αὕτη ἡ ζωὴ ὑμῶν, καὶ ἕνεκεν τοῦ λόγου τούτου μακροημερεύσετε ἐπὶ τῆς γῆς, εἰς ἣν ὑμεῖς διαβαίνετε τὸν Ιορδάνην ἐκεῖ κληρονομῆσαι αὐτήν. </text:span></text:span></text:p>
        <text:p text:style-name="P3"><text:span text:style-name="Default_20_Paragraph_20_Font"><text:span text:style-name="T1">48 </text:span></text:span><text:span text:style-name="Default_20_Paragraph_20_Font"><text:span text:style-name="T2">Καὶ ἐλάλησεν κύριος πρὸς Μωυσῆν ἐν τῇ ἡμέρᾳ ταύτῃ λέγων </text:span></text:span><text:span text:style-name="Default_20_Paragraph_20_Font"><text:span text:style-name="T1">49 </text:span></text:span><text:span text:style-name="Default_20_Paragraph_20_Font"><text:span text:style-name="T2">Ἀνάβηθι εἰς τὸ ὄρος τὸ Αβαριν τοῦτο, ὄρος Ναβαυ, ὅ ἐστιν ἐν γῇ Μωαβ κατὰ πρόσωπον Ιεριχω, καὶ ἰδὲ τὴν γῆν Χανααν, ἣν ἐγὼ δίδωμι τοῖς υἱοῖς Ισραηλ εἰς κατάσχεσιν, </text:span></text:span><text:span text:style-name="Default_20_Paragraph_20_Font"><text:span text:style-name="T1">50 </text:span></text:span><text:span text:style-name="Default_20_Paragraph_20_Font"><text:span text:style-name="T2">καὶ τελεύτα ἐν τῷ ὄρει, εἰς ὃ ἀναβαίνεις ἐκεῖ, καὶ προστέθητι πρὸς τὸν λαόν σου, ὃν τρόπον ἀπέθανεν Ααρων ὁ ἀδελφός σου ἐν Ωρ τῷ ὄρει καὶ προσετέθη πρὸς τὸν λαὸν αὐτοῦ, </text:span></text:span><text:span text:style-name="Default_20_Paragraph_20_Font"><text:span text:style-name="T1">51 </text:span></text:span><text:span text:style-name="Default_20_Paragraph_20_Font"><text:span text:style-name="T2">διότι ἠπειθήσατε τῷ ῥήματί μου ἐν τοῖς υἱοῖς Ισραηλ ἐπὶ τοῦ ὕδατος ἀντιλογίας Καδης ἐν τῇ ἐρήμῳ Σιν, διότι οὐχ ἡγιάσατέ με ἐν τοῖς υἱοῖς Ισραηλ· </text:span></text:span><text:span text:style-name="Default_20_Paragraph_20_Font"><text:span text:style-name="T1">52 </text:span></text:span><text:span text:style-name="Default_20_Paragraph_20_Font"><text:span text:style-name="T2">ὅτι ἀπέναντι ὄψῃ τὴν γῆν καὶ ἐκεῖ οὐκ εἰσελεύσῃ. </text:span></text:span></text:p>
      </text:section>
      <text:section text:style-name="Sect1" text:name="Sect33">
        <text:p text:style-name="P2">Δευτερονομιον 33</text:p>
        <text:p text:style-name="P3"><text:span text:style-name="Default_20_Paragraph_20_Font"><text:span text:style-name="T1">1 </text:span></text:span><text:span text:style-name="Default_20_Paragraph_20_Font"><text:span text:style-name="T2">Καὶ αὕτη ἡ εὐλογία, ἣν εὐλόγησεν Μωϋσῆς ἄνθρωπος τοῦ θεοῦ τοὺς υἱοὺς Ισραηλ πρὸ τῆς τελευτῆς αὐτοῦ· </text:span></text:span><text:span text:style-name="Default_20_Paragraph_20_Font"><text:span text:style-name="T1">2 </text:span></text:span><text:span text:style-name="Default_20_Paragraph_20_Font"><text:span text:style-name="T2">καὶ εἶπεν </text:span></text:span></text:p>
        <text:p text:style-name="P6">Κύριος ἐκ Σινα ἥκει <text:line-break/>καὶ ἐπέφανεν ἐκ Σηιρ ἡμῖν <text:line-break/>καὶ κατέσπευσεν ἐξ ὄρους Φαραν σὺν μυριάσιν Καδης, <text:line-break/>ἐκ δεξιῶν αὐτοῦ ἄγγελοι μετ’ αὐτοῦ. </text:p>
        <text:p text:style-name="P5"><text:soft-page-break/><text:span text:style-name="Default_20_Paragraph_20_Font"><text:span text:style-name="T1">3 </text:span></text:span><text:span text:style-name="Default_20_Paragraph_20_Font"><text:span text:style-name="T2">καὶ ἐφείσατο τοῦ λαοῦ αὐτοῦ, <text:line-break/>καὶ πάντες οἱ ἡγιασμένοι ὑπὸ τὰς χεῖράς σου· <text:line-break/>καὶ οὗτοι ὑπὸ σέ εἰσιν, <text:line-break/>καὶ ἐδέξατο ἀπὸ τῶν λόγων αὐτοῦ </text:span></text:span></text:p>
        <text:p text:style-name="P5"><text:span text:style-name="Default_20_Paragraph_20_Font"><text:span text:style-name="T1">4 </text:span></text:span><text:span text:style-name="Default_20_Paragraph_20_Font"><text:span text:style-name="T2">νόμον, ὃν ἐνετείλατο ἡμῖν Μωϋσῆς, <text:line-break/>κληρονομίαν συναγωγαῖς Ιακωβ. </text:span></text:span></text:p>
        <text:p text:style-name="P5"><text:span text:style-name="Default_20_Paragraph_20_Font"><text:span text:style-name="T1">5 </text:span></text:span><text:span text:style-name="Default_20_Paragraph_20_Font"><text:span text:style-name="T2">καὶ ἔσται ἐν τῷ ἠγαπημένῳ ἄρχων <text:line-break/>συναχθέντων ἀρχόντων λαῶν <text:line-break/>ἅμα φυλαῖς Ισραηλ. </text:span></text:span></text:p>
        <text:p text:style-name="P3"><text:span text:style-name="Default_20_Paragraph_20_Font"><text:span text:style-name="T1">6 </text:span></text:span><text:span text:style-name="Default_20_Paragraph_20_Font"><text:span text:style-name="T2">Ζήτω Ρουβην καὶ μὴ ἀποθανέτω </text:span></text:span></text:p>
        <text:p text:style-name="P6">καὶ ἔστω πολὺς ἐν ἀριθμῷ. </text:p>
        <text:p text:style-name="P3"><text:span text:style-name="Default_20_Paragraph_20_Font"><text:span text:style-name="T1">7 </text:span></text:span><text:span text:style-name="Default_20_Paragraph_20_Font"><text:span text:style-name="T2">Καὶ αὕτη Ιουδα </text:span></text:span></text:p>
        <text:p text:style-name="P6">Εἰσάκουσον, κύριε, φωνῆς Ιουδα, <text:line-break/>καὶ εἰς τὸν λαὸν αὐτοῦ εἰσέλθοισαν· <text:line-break/>αἱ χεῖρες αὐτοῦ διακρινοῦσιν αὐτῷ, <text:line-break/>καὶ βοηθὸς ἐκ τῶν ἐχθρῶν αὐτοῦ ἔσῃ. </text:p>
        <text:p text:style-name="P3"><text:span text:style-name="Default_20_Paragraph_20_Font"><text:span text:style-name="T1">8 </text:span></text:span><text:span text:style-name="Default_20_Paragraph_20_Font"><text:span text:style-name="T2">Καὶ τῷ Λευι εἶπεν </text:span></text:span></text:p>
        <text:p text:style-name="P6">Δότε Λευι δήλους αὐτοῦ <text:line-break/>καὶ ἀλήθειαν αὐτοῦ τῷ ἀνδρὶ τῷ ὁσίῳ, <text:line-break/>ὃν ἐπείρασαν αὐτὸν ἐν πείρᾳ, <text:line-break/>ἐλοιδόρησαν αὐτὸν ἐπὶ ὕδατος ἀντιλογίας· </text:p>
        <text:p text:style-name="P5"><text:span text:style-name="Default_20_Paragraph_20_Font"><text:span text:style-name="T1">9 </text:span></text:span><text:span text:style-name="Default_20_Paragraph_20_Font"><text:span text:style-name="T2">ὁ λέγων τῷ πατρὶ καὶ τῇ μητρί Οὐχ ἑόρακά σε, <text:line-break/>καὶ τοὺς ἀδελφοὺς αὐτοῦ οὐκ ἐπέγνω <text:line-break/>καὶ τοὺς υἱοὺς αὐτοῦ ἀπέγνω· <text:line-break/>ἐφύλαξεν τὰ λόγιά σου <text:line-break/>καὶ τὴν διαθήκην σου διετήρησεν. </text:span></text:span></text:p>
        <text:p text:style-name="P5"><text:soft-page-break/><text:span text:style-name="Default_20_Paragraph_20_Font"><text:span text:style-name="T1">10 </text:span></text:span><text:span text:style-name="Default_20_Paragraph_20_Font"><text:span text:style-name="T2">δηλώσουσιν τὰ δικαιώματά σου τῷ Ιακωβ <text:line-break/>καὶ τὸν νόμον σου τῷ Ισραηλ· <text:line-break/>ἐπιθήσουσιν θυμίαμα ἐν ὀργῇ σου <text:line-break/>διὰ παντὸς ἐπὶ τὸ θυσιαστήριόν σου. </text:span></text:span></text:p>
        <text:p text:style-name="P5"><text:span text:style-name="Default_20_Paragraph_20_Font"><text:span text:style-name="T1">11 </text:span></text:span><text:span text:style-name="Default_20_Paragraph_20_Font"><text:span text:style-name="T2">εὐλόγησον, κύριε, τὴν ἰσχὺν αὐτοῦ <text:line-break/>καὶ τὰ ἔργα τῶν χειρῶν αὐτοῦ δέξαι· <text:line-break/>κάταξον ὀσφὺν ἐχθρῶν ἐπανεστηκότων αὐτῷ, <text:line-break/>καὶ οἱ μισοῦντες αὐτὸν μὴ ἀναστήτωσαν. </text:span></text:span></text:p>
        <text:p text:style-name="P3"><text:span text:style-name="Default_20_Paragraph_20_Font"><text:span text:style-name="T1">12 </text:span></text:span><text:span text:style-name="Default_20_Paragraph_20_Font"><text:span text:style-name="T2">Καὶ τῷ Βενιαμιν εἶπεν </text:span></text:span></text:p>
        <text:p text:style-name="P6">Ἠγαπημένος ὑπὸ κυρίου κατασκηνώσει πεποιθώς, <text:line-break/>καὶ ὁ θεὸς σκιάζει ἐπ’ αὐτῷ πάσας τὰς ἡμέρας, <text:line-break/>καὶ ἀνὰ μέσον τῶν ὤμων αὐτοῦ κατέπαυσεν. </text:p>
        <text:p text:style-name="P3"><text:span text:style-name="Default_20_Paragraph_20_Font"><text:span text:style-name="T1">13 </text:span></text:span><text:span text:style-name="Default_20_Paragraph_20_Font"><text:span text:style-name="T2">Καὶ τῷ Ιωσηφ εἶπεν </text:span></text:span></text:p>
        <text:p text:style-name="P6">Ἀπ εὐλογίας κυρίου ἡ γῆ αὐτοῦ <text:line-break/>ἀπὸ ὡρῶν οὐρανοῦ καὶ δρόσου <text:line-break/>καὶ ἀπὸ ἀβύσσων πηγῶν κάτωθεν </text:p>
        <text:p text:style-name="P5"><text:span text:style-name="Default_20_Paragraph_20_Font"><text:span text:style-name="T1">14 </text:span></text:span><text:span text:style-name="Default_20_Paragraph_20_Font"><text:span text:style-name="T2">καὶ καθ’ ὥραν γενημάτων ἡλίου τροπῶν <text:line-break/>καὶ ἀπὸ συνόδων μηνῶν </text:span></text:span></text:p>
        <text:p text:style-name="P5"><text:span text:style-name="Default_20_Paragraph_20_Font"><text:span text:style-name="T1">15 </text:span></text:span><text:span text:style-name="Default_20_Paragraph_20_Font"><text:span text:style-name="T2">καὶ ἀπὸ κορυφῆς ὀρέων ἀρχῆς <text:line-break/>καὶ ἀπὸ κορυφῆς βουνῶν ἀενάων </text:span></text:span></text:p>
        <text:p text:style-name="P5"><text:span text:style-name="Default_20_Paragraph_20_Font"><text:span text:style-name="T1">16 </text:span></text:span><text:span text:style-name="Default_20_Paragraph_20_Font"><text:span text:style-name="T2">καὶ καθ’ ὥραν γῆς πληρώσεως. <text:line-break/>καὶ τὰ δεκτὰ τῷ ὀφθέντι ἐν τῷ βάτῳ <text:line-break/>ἔλθοισαν ἐπὶ κεφαλὴν Ιωσηφ, <text:line-break/>καὶ ἐπὶ κορυφῆς δοξασθεὶς ἐν ἀδελφοῖς. </text:span></text:span></text:p>
        <text:p text:style-name="P5"><text:span text:style-name="Default_20_Paragraph_20_Font"><text:span text:style-name="T1">17 </text:span></text:span><text:span text:style-name="Default_20_Paragraph_20_Font"><text:span text:style-name="T2">πρωτότοκος ταύρου τὸ κάλλος αὐτοῦ, <text:line-break/>κέρατα μονοκέρωτος τὰ κέρατα αὐτοῦ· <text:line-break/>ἐν αὐτοῖς ἔθνη κερατιεῖ ἅμα ἕως ἐπ’ ἄκρου γῆς. <text:line-break/></text:span></text:span><text:soft-page-break/><text:span text:style-name="Default_20_Paragraph_20_Font"><text:span text:style-name="T2">αὗται μυριάδες Εφραιμ, <text:line-break/>καὶ αὗται χιλιάδες Μανασση. </text:span></text:span></text:p>
        <text:p text:style-name="P3"><text:span text:style-name="Default_20_Paragraph_20_Font"><text:span text:style-name="T1">18 </text:span></text:span><text:span text:style-name="Default_20_Paragraph_20_Font"><text:span text:style-name="T2">Καὶ τῷ Ζαβουλων εἶπεν </text:span></text:span></text:p>
        <text:p text:style-name="P6">Εὐφράνθητι, Ζαβουλων, ἐν ἐξοδίᾳ σου <text:line-break/>καί, Ισσαχαρ, ἐν τοῖς σκηνώμασιν αὐτοῦ. </text:p>
        <text:p text:style-name="P5"><text:span text:style-name="Default_20_Paragraph_20_Font"><text:span text:style-name="T1">19 </text:span></text:span><text:span text:style-name="Default_20_Paragraph_20_Font"><text:span text:style-name="T2">ἔθνη ἐξολεθρεύσουσιν, καὶ ἐπικαλέσεσθε ἐκεῖ <text:line-break/>καὶ θύσετε θυσίαν δικαιοσύνης, <text:line-break/>ὅτι πλοῦτος θαλάσσης θηλάσει σε <text:line-break/>καὶ ἐμπόρια παράλιον κατοικούντων. </text:span></text:span></text:p>
        <text:p text:style-name="P3"><text:span text:style-name="Default_20_Paragraph_20_Font"><text:span text:style-name="T1">20 </text:span></text:span><text:span text:style-name="Default_20_Paragraph_20_Font"><text:span text:style-name="T2">Καὶ τῷ Γαδ εἶπεν </text:span></text:span></text:p>
        <text:p text:style-name="P6">Εὐλογημένος ἐμπλατύνων Γαδ· <text:line-break/>ὡς λέων ἀνεπαύσατο <text:line-break/>συντρίψας βραχίονα καὶ ἄρχοντα. </text:p>
        <text:p text:style-name="P5"><text:span text:style-name="Default_20_Paragraph_20_Font"><text:span text:style-name="T1">21 </text:span></text:span><text:span text:style-name="Default_20_Paragraph_20_Font"><text:span text:style-name="T2">καὶ εἶδεν ἀπαρχὴν αὐτοῦ, <text:line-break/>ὅτι ἐκεῖ ἐμερίσθη γῆ ἀρχόντων <text:line-break/>συνηγμένων ἅμα ἀρχηγοῖς λαῶν· <text:line-break/>δικαιοσύνην κύριος ἐποίησεν <text:line-break/>καὶ κρίσιν αὐτοῦ μετὰ Ισραηλ. </text:span></text:span></text:p>
        <text:p text:style-name="P3"><text:span text:style-name="Default_20_Paragraph_20_Font"><text:span text:style-name="T1">22 </text:span></text:span><text:span text:style-name="Default_20_Paragraph_20_Font"><text:span text:style-name="T2">Καὶ τῷ Δαν εἶπεν </text:span></text:span></text:p>
        <text:p text:style-name="P6">Δαν σκύμνος λέοντος <text:line-break/>καὶ ἐκπηδήσεται ἐκ τοῦ Βασαν. </text:p>
        <text:p text:style-name="P3"><text:span text:style-name="Default_20_Paragraph_20_Font"><text:span text:style-name="T1">23 </text:span></text:span><text:span text:style-name="Default_20_Paragraph_20_Font"><text:span text:style-name="T2">Καὶ τῷ Νεφθαλι εἶπεν </text:span></text:span></text:p>
        <text:p text:style-name="P6">Νεφθαλι πλησμονὴ δεκτῶν <text:line-break/>καὶ ἐμπλησθήτω εὐλογίαν παρὰ κυρίου·<text:line-break/>θάλασσαν καὶ λίβα κληρονομήσει. </text:p>
        <text:p text:style-name="P3"><text:span text:style-name="Default_20_Paragraph_20_Font"><text:span text:style-name="T1">24 </text:span></text:span><text:span text:style-name="Default_20_Paragraph_20_Font"><text:span text:style-name="T2">Καὶ τῷ Ασηρ εἶπεν </text:span></text:span></text:p>
        <text:p text:style-name="P6"><text:soft-page-break/>Εὐλογητὸς ἀπὸ τέκνων Ασηρ <text:line-break/>καὶ ἔσται δεκτὸς τοῖς ἀδελφοῖς αὐτοῦ. <text:line-break/>βάψει ἐν ἐλαίῳ τὸν πόδα αὐτοῦ· </text:p>
        <text:p text:style-name="P5"><text:span text:style-name="Default_20_Paragraph_20_Font"><text:span text:style-name="T1">25 </text:span></text:span><text:span text:style-name="Default_20_Paragraph_20_Font"><text:span text:style-name="T2">σίδηρος καὶ χαλκὸς τὸ ὑπόδημα αὐτοῦ ἔσται, <text:line-break/>καὶ ὡς αἱ ἡμέραι σου ἡ ἰσχύς σου. </text:span></text:span></text:p>
        <text:p text:style-name="P3"><text:span text:style-name="Default_20_Paragraph_20_Font"><text:span text:style-name="T1">26 </text:span></text:span><text:span text:style-name="Default_20_Paragraph_20_Font"><text:span text:style-name="T2">Οὐκ ἔστιν ὥσπερ ὁ θεὸς τοῦ ἠγαπημένου· </text:span></text:span></text:p>
        <text:p text:style-name="P6">ὁ ἐπιβαίνων ἐπὶ τὸν οὐρανὸν βοηθός σου <text:line-break/>καὶ ὁ μεγαλοπρεπὴς τοῦ στερεώματος. </text:p>
        <text:p text:style-name="P5"><text:span text:style-name="Default_20_Paragraph_20_Font"><text:span text:style-name="T1">27 </text:span></text:span><text:span text:style-name="Default_20_Paragraph_20_Font"><text:span text:style-name="T2">καὶ σκέπασις θεοῦ ἀρχῆς <text:line-break/>καὶ ὑπὸ ἰσχὺν βραχιόνων ἀενάων <text:line-break/>καὶ ἐκβαλεῖ ἀπὸ προσώπου σου ἐχθρὸν <text:line-break/>λέγων Ἀπόλοιο. </text:span></text:span></text:p>
        <text:p text:style-name="P5"><text:span text:style-name="Default_20_Paragraph_20_Font"><text:span text:style-name="T1">28 </text:span></text:span><text:span text:style-name="Default_20_Paragraph_20_Font"><text:span text:style-name="T2">καὶ κατασκηνώσει Ισραηλ πεποιθὼς <text:line-break/>μόνος ἐπὶ γῆς Ιακωβ <text:line-break/>ἐπὶ σίτῳ καὶ οἴνῳ, <text:line-break/>καὶ ὁ οὐρανὸς αὐτῷ συννεφὴς δρόσῳ. </text:span></text:span></text:p>
        <text:p text:style-name="P5"><text:span text:style-name="Default_20_Paragraph_20_Font"><text:span text:style-name="T1">29 </text:span></text:span><text:span text:style-name="Default_20_Paragraph_20_Font"><text:span text:style-name="T2">μακάριος σύ, Ισραηλ· <text:line-break/>τίς ὅμοιός σοι λαὸς σῳζόμενος ὑπὸ κυρίου; <text:line-break/>ὑπερασπιεῖ ὁ βοηθός σου, <text:line-break/>καὶ ἡ μάχαιρα καύχημά σου· <text:line-break/>καὶ ψεύσονταί σε οἱ ἐχθροί σου, <text:line-break/>καὶ σὺ ἐπὶ τὸν τράχηλον αὐτῶν ἐπιβήσῃ. </text:span></text:span></text:p>
      </text:section>
      <text:section text:style-name="Sect1" text:name="Sect34">
        <text:p text:style-name="P2">Δευτερονομιον 34</text:p>
        <text:p text:style-name="P3"><text:span text:style-name="Default_20_Paragraph_20_Font"><text:span text:style-name="T1">1 </text:span></text:span><text:span text:style-name="Default_20_Paragraph_20_Font"><text:span text:style-name="T2">Καὶ ἀνέβη Μωϋσῆς ἀπὸ Αραβωθ Μωαβ ἐπὶ τὸ ὄρος Ναβαυ ἐπὶ κορυφὴν Φασγα, ἥ ἐστιν ἐπὶ προσώπου Ιεριχω, καὶ ἔδειξεν αὐτῷ κύριος πᾶσαν τὴν γῆν Γαλααδ ἕως Δαν </text:span></text:span><text:span text:style-name="Default_20_Paragraph_20_Font"><text:span text:style-name="T1">2 </text:span></text:span><text:span text:style-name="Default_20_Paragraph_20_Font"><text:span text:style-name="T2">καὶ πᾶσαν τὴν γῆν Νεφθαλι καὶ πᾶσαν τὴν γῆν Εφραιμ καὶ Μανασση καὶ πᾶσαν τὴν γῆν Ιουδα ἕως τῆς θαλάσσης τῆς ἐσχάτης </text:span></text:span><text:span text:style-name="Default_20_Paragraph_20_Font"><text:span text:style-name="T1">3 </text:span></text:span><text:span text:style-name="Default_20_Paragraph_20_Font"><text:span text:style-name="T2">καὶ τὴν ἔρημον καὶ τὰ περίχωρα Ιεριχω, πόλιν φοινίκων, ἕως Σηγωρ. </text:span></text:span><text:span text:style-name="Default_20_Paragraph_20_Font"><text:span text:style-name="T1">4 </text:span></text:span><text:span text:style-name="Default_20_Paragraph_20_Font"><text:span text:style-name="T2">καὶ εἶπεν κύριος πρὸς Μωυσῆν Αὕτη ἡ γῆ, ἣν ὤμοσα Αβρααμ καὶ Ισαακ καὶ Ιακωβ λέγων Τῷ σπέρματι ὑμῶν δώσω αὐτήν· καὶ ἔδειξα αὐτὴν τοῖς ὀφθαλμοῖς σου, καὶ ἐκεῖ οὐκ εἰσελεύσῃ. </text:span></text:span><text:span text:style-name="Default_20_Paragraph_20_Font"><text:span text:style-name="T1">5 </text:span></text:span><text:span text:style-name="Default_20_Paragraph_20_Font"><text:span text:style-name="T2">καὶ ἐτελεύτησεν Μωϋσῆς οἰκέτης κυρίου ἐν γῇ Μωαβ διὰ ῥήματος κυρίου. </text:span></text:span><text:span text:style-name="Default_20_Paragraph_20_Font"><text:span text:style-name="T1">6 </text:span></text:span><text:span text:style-name="Default_20_Paragraph_20_Font"><text:span text:style-name="T2">καὶ ἔθαψαν </text:span></text:span><text:soft-page-break/><text:span text:style-name="Default_20_Paragraph_20_Font"><text:span text:style-name="T2">αὐτὸν ἐν Γαι ἐν γῇ Μωαβ ἐγγὺς οἴκου Φογωρ· καὶ οὐκ οἶδεν οὐδεὶς τὴν ταφὴν αὐτοῦ ἕως τῆς ἡμέρας ταύτης. </text:span></text:span><text:span text:style-name="Default_20_Paragraph_20_Font"><text:span text:style-name="T1">7 </text:span></text:span><text:span text:style-name="Default_20_Paragraph_20_Font"><text:span text:style-name="T2">Μωϋσῆς δὲ ἦν ἑκατὸν καὶ εἴκοσι ἐτῶν ἐν τῷ τελευτᾶν αὐτόν· οὐκ ἠμαυρώθησαν οἱ ὀφθαλμοὶ αὐτοῦ, οὐδὲ ἐφθάρησαν τὰ χελύνια αὐτοῦ. </text:span></text:span><text:span text:style-name="Default_20_Paragraph_20_Font"><text:span text:style-name="T1">8 </text:span></text:span><text:span text:style-name="Default_20_Paragraph_20_Font"><text:span text:style-name="T2">καὶ ἔκλαυσαν οἱ υἱοὶ Ισραηλ τὸν Μωυσῆν ἐν Αραβωθ Μωαβ ἐπὶ τοῦ Ιορδάνου κατὰ Ιεριχω τριάκοντα ἡμέρας· καὶ συνετελέσθησαν αἱ ἡμέραι πένθους κλαυθμοῦ Μωυσῆ. </text:span></text:span><text:span text:style-name="Default_20_Paragraph_20_Font"><text:span text:style-name="T1">9 </text:span></text:span><text:span text:style-name="Default_20_Paragraph_20_Font"><text:span text:style-name="T2">καὶ Ἰησοῦς υἱὸς Ναυη ἐνεπλήσθη πνεύματος συνέσεως, ἐπέθηκεν γὰρ Μωϋσῆς τὰς χεῖρας αὐτοῦ ἐπ’ αὐτόν· καὶ εἰσήκουσαν αὐτοῦ οἱ υἱοὶ Ισραηλ καὶ ἐποίησαν καθότι ἐνετείλατο κύριος τῷ Μωυσῇ. </text:span></text:span><text:span text:style-name="Default_20_Paragraph_20_Font"><text:span text:style-name="T1">10 </text:span></text:span><text:span text:style-name="Default_20_Paragraph_20_Font"><text:span text:style-name="T2">καὶ οὐκ ἀνέστη ἔτι προφήτης ἐν Ισραηλ ὡς Μωϋσῆς, ὃν ἔγνω κύριος αὐτὸν πρόσωπον κατὰ πρόσωπον, </text:span></text:span><text:span text:style-name="Default_20_Paragraph_20_Font"><text:span text:style-name="T1">11 </text:span></text:span><text:span text:style-name="Default_20_Paragraph_20_Font"><text:span text:style-name="T2">ἐν πᾶσι τοῖς σημείοις καὶ τέρασιν, ὃν ἀπέστειλεν αὐτὸν κύριος ποιῆσαι αὐτὰ ἐν γῇ Αἰγύπτῳ Φαραω καὶ τοῖς θεράπουσιν αὐτοῦ καὶ πάσῃ τῇ γῇ αὐτοῦ, </text:span></text:span><text:span text:style-name="Default_20_Paragraph_20_Font"><text:span text:style-name="T1">12 </text:span></text:span><text:span text:style-name="Default_20_Paragraph_20_Font"><text:span text:style-name="T2">τὰ θαυμάσια τὰ μεγάλα καὶ τὴν χεῖρα τὴν κραταιάν, ἃ ἐποίησεν Μωϋσῆς ἔναντι παντὸς Ισραηλ. </text:span></text:span></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alibri" svg:font-family="Calibri" style:font-family-generic="swiss" style:font-pitch="variable"/>
    <style:font-face style:name="Times New Roman" svg:font-family="'Times New Roman'" style:font-family-generic="roman" style:font-pitch="variable"/>
    <style:font-face style:name="Vusillus" svg:font-family="Vusillus" style:font-family-generic="roman" style:font-pitch="variable"/>
  </office:font-face-decls>
  <office:styles>
    <style:default-style style:family="graphic">
      <style:graphic-properties draw:stroke="solid" svg:stroke-width="0.071cm" svg:stroke-color="#1c334e"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Times New Roman" style:font-size-asian="11pt" style:language-asian="en" style:country-asian="GB" style:font-style-asian="normal" style:font-weight-asian="normal" style:font-name-complex="Times New Roman" style:font-size-complex="11pt" style:language-complex="he" style:country-complex="IL"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Times New Roman" style:font-size-asian="11pt" style:language-asian="en" style:country-asian="GB" style:font-style-asian="normal" style:font-weight-asian="normal" style:font-name-complex="Times New Roman" style:font-size-complex="11pt" style:language-complex="he" style:country-complex="IL"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style:text-properties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margin-top="0cm" fo:margin-bottom="0cm" style:contextual-spacing="false" fo:line-height="100%" fo:hyphenation-ladder-count="no-limit" fo:hyphenation-keep="auto" loext:hyphenation-keep-type="column"/>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top="0cm" fo:margin-bottom="0.353cm" style:contextual-spacing="tru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margin-top="0cm" fo:margin-bottom="0cm" style:contextual-spacing="false" fo:line-height="100%" fo:hyphenation-ladder-count="no-limit" fo:hyphenation-keep="auto" loext:hyphenation-keep-type="column">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en" style:country-asian="US" style:font-size-complex="10pt" style:language-complex="ar" style:country-complex="SA"/>
    </style:style>
    <style:style style:name="Footnote_20_Reference" style:display-name="Footnote Reference" style:family="text" style:parent-style-name="Default_20_Paragraph_20_Font">
      <style:text-properties style:text-position="super 64%"/>
    </style:style>
    <style:style style:name="Footer_20_Char" style:display-name="Footer Char" style:family="text" style:parent-style-name="Default_20_Paragraph_20_Font">
      <style:text-properties style:font-name-complex="Arial" style:font-family-complex="Arial" style:font-family-generic-complex="swiss" style:font-pitch-complex="variable"/>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02cm" fo:page-height="21.003cm" style:num-format="1" style:print-orientation="landscape" fo:margin-top="2.501cm" fo:margin-bottom="2.50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4.3$Windows_X86_64 LibreOffice_project/33e196637044ead23f5c3226cde09b47731f7e27</meta:generator>
    <dc:title>The Book of Deuteronomy</dc:title>
    <dc:description/>
    <dc:subject/>
    <dc:creator>Adrian Hills</dc:creator>
    <meta:creation-date>2025-07-15T11:40:00Z</meta:creation-date>
    <dc:date>2025-07-15T11:40:00Z</dc:date>
    <meta:editing-cycles>2</meta:editing-cycles>
    <meta:editing-duration>PT0S</meta:editing-duration>
    <meta:document-statistic meta:table-count="0" meta:image-count="0" meta:object-count="0" meta:page-count="50" meta:paragraph-count="249" meta:word-count="24020" meta:character-count="137746" meta:non-whitespace-character-count="113541"/>
    <meta:template xlink:type="simple" xlink:actuate="onRequest" xlink:title="" xlink:href="Normal.dotm"/>
  </office:meta>
</office:document-meta>
</file>